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5pt"/>
    </style:style>
    <style:style style:name="co2" style:family="table-column">
      <style:table-column-properties fo:break-before="auto" style:column-width="20.3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66.61pt"/>
    </style:style>
    <style:style style:name="co5" style:family="table-column">
      <style:table-column-properties fo:break-before="auto" style:column-width="52.7pt"/>
    </style:style>
    <style:style style:name="co6" style:family="table-column">
      <style:table-column-properties fo:break-before="auto" style:column-width="77.41pt"/>
    </style:style>
    <style:style style:name="co7" style:family="table-column">
      <style:table-column-properties fo:break-before="auto" style:column-width="75.09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75.86pt"/>
    </style:style>
    <style:style style:name="co10" style:family="table-column">
      <style:table-column-properties fo:break-before="auto" style:column-width="74.35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70.44pt"/>
    </style:style>
    <style:style style:name="co13" style:family="table-column">
      <style:table-column-properties fo:break-before="auto" style:column-width="81.3pt"/>
    </style:style>
    <style:style style:name="co14" style:family="table-column">
      <style:table-column-properties fo:break-before="auto" style:column-width="76.65pt"/>
    </style:style>
    <style:style style:name="co15" style:family="table-column">
      <style:table-column-properties fo:break-before="auto" style:column-width="95.16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1 contribution" table:style-name="ta1">
        <table:shapes>
          <draw:frame draw:z-index="0" draw:style-name="gr1" draw:text-style-name="P1" svg:width="995.7pt" svg:height="255.09pt" svg:x="757.11pt" svg:y="0.03pt">
            <loext:p draw:notify-on-update-of-ranges="'f1 contribution'.K3:'f1 contribution'.K3 'f1 contribution'.K4:'f1 contribution'.K147 'f1 contribution'.L3:'f1 contribution'.L3 'f1 contribution'.L4:'f1 contribution'.L147 'f1 contribution'.M3:'f1 contribution'.M3 'f1 contribution'.M4:'f1 contribution'.M147 'f1 contribution'.N3:'f1 contribution'.N3 'f1 contribution'.N4:'f1 contribution'.N147 'f1 contribution'.O3:'f1 contribution'.O3 'f1 contribution'.O4:'f1 contribution'.O147 'f1 contribution'.P3:'f1 contribution'.P3 'f1 contribution'.P4:'f1 contribution'.P147 'f1 contribution'.Q3:'f1 contribution'.Q3 'f1 contribution'.Q4:'f1 contribution'.Q147 'f1 contribution'.R3:'f1 contribution'.R3 'f1 contribution'.R4:'f1 contribution'.R1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3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5" table:default-cell-style-name="Default"/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randomseed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1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rone_n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elta_des</text:p>
          </table:table-cell>
          <table:table-cell office:value-type="string" calcext:value-type="string">
            <text:p>delta_l</text:p>
          </table:table-cell>
          <table:table-cell office:value-type="string" calcext:value-type="string">
            <text:p>delta_f2</text:p>
          </table:table-cell>
          <table:table-cell office:value-type="string" calcext:value-type="string">
            <text:p>delta_f3</text:p>
          </table:table-cell>
          <table:table-cell office:value-type="string" calcext:value-type="string">
            <text:p>delta_obs[-1]</text:p>
          </table:table-cell>
          <table:table-cell office:value-type="string" calcext:value-type="string">
            <text:p>delta_obs[-2]</text:p>
          </table:table-cell>
          <table:table-cell office:value-type="string" calcext:value-type="string">
            <text:p>delta_obs[-3]</text:p>
          </table:table-cell>
          <table:table-cell office:value-type="string" calcext:value-type="string">
            <text:p>delta_wall</text:p>
          </table:table-cell>
          <table:table-cell table:style-name="ce1" office:value-type="string" calcext:value-type="string">
            <text:p>dcc_des</text:p>
          </table:table-cell>
          <table:table-cell table:style-name="ce1" office:value-type="string" calcext:value-type="string">
            <text:p>dcc_f1</text:p>
          </table:table-cell>
          <table:table-cell table:style-name="ce1" office:value-type="string" calcext:value-type="string">
            <text:p>dcc_f2</text:p>
          </table:table-cell>
          <table:table-cell table:style-name="ce1" office:value-type="string" calcext:value-type="string">
            <text:p>dcc_f3</text:p>
          </table:table-cell>
          <table:table-cell table:style-name="ce1" office:value-type="string" calcext:value-type="string">
            <text:p>dcc_mov_obs</text:p>
          </table:table-cell>
          <table:table-cell table:style-name="ce1" office:value-type="string" calcext:value-type="string">
            <text:p>dcc_att2</text:p>
          </table:table-cell>
          <table:table-cell table:style-name="ce1" office:value-type="string" calcext:value-type="string">
            <text:p>dcc_att1</text:p>
          </table:table-cell>
          <table:table-cell table:style-name="ce1" office:value-type="string" calcext:value-type="string">
            <text:p>dcc_wall</text:p>
          </table:table-cell>
          <table:table-cell office:value-type="string" calcext:value-type="string">
            <text:p>dist_d_obs_ltr</text:p>
          </table:table-cell>
          <table:table-cell office:value-type="string" calcext:value-type="string">
            <text:p>dist_d_obs_dia</text:p>
          </table:table-cell>
          <table:table-cell office:value-type="string" calcext:value-type="string">
            <text:p>dist_d_obs_btt</text:p>
          </table:table-cell>
          <table:table-cell office:value-type="string" calcext:value-type="string">
            <text:p>relative_s_obs_dia</text:p>
          </table:table-cell>
          <table:table-cell office:value-type="string" calcext:value-type="string">
            <text:p>dist_first_saw</text:p>
          </table:table-cell>
          <table:table-cell office:value-type="string" calcext:value-type="string">
            <text:p>dist_biggest_infl</text:p>
          </table:table-cell>
          <table:table-cell office:value-type="string" calcext:value-type="string">
            <text:p>dist_closest</text:p>
          </table:table-cell>
          <table:table-cell office:value-type="string" calcext:value-type="string">
            <text:p>accu_infl</text:p>
          </table:table-cell>
          <table:table-cell office:value-type="string" calcext:value-type="string">
            <text:p>max_relative_s</text:p>
          </table:table-cell>
          <table:table-cell office:value-type="string" calcext:value-type="string">
            <text:p>extra_dist_with_1st</text:p>
          </table:table-cell>
          <table:table-cell office:value-type="string" calcext:value-type="string">
            <text:p>extra_dist_with_2nd</text:p>
          </table:table-cell>
          <table:table-cell office:value-type="string" calcext:value-type="string">
            <text:p>extra_dist_with_3r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794808998444" calcext:value-type="float">
            <text:p>0.0794808998</text:p>
          </table:table-cell>
          <table:table-cell office:value-type="float" office:value="0.0724528278917" calcext:value-type="float">
            <text:p>0.072452827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C4]/SUM([.$C4:.$J4])" office:value-type="float" office:value="0.523128741910774" calcext:value-type="float">
            <text:p>0.5231287419</text:p>
          </table:table-cell>
          <table:table-cell table:formula="of:=[.D4]/SUM([.$C4:.$J4])" office:value-type="float" office:value="0.476871258089226" calcext:value-type="float">
            <text:p>0.4768712581</text:p>
          </table:table-cell>
          <table:table-cell table:formula="of:=[.E4]/SUM([.$C4:.$J4])" office:value-type="float" office:value="0" calcext:value-type="float">
            <text:p>0</text:p>
          </table:table-cell>
          <table:table-cell table:formula="of:=[.F4]/SUM([.$C4:.$J4])" office:value-type="float" office:value="0" calcext:value-type="float">
            <text:p>0</text:p>
          </table:table-cell>
          <table:table-cell table:formula="of:=[.G4]/SUM([.$C4:.$J4])" office:value-type="float" office:value="0" calcext:value-type="float">
            <text:p>0</text:p>
          </table:table-cell>
          <table:table-cell table:formula="of:=[.H4]/SUM([.$C4:.$J4])" office:value-type="float" office:value="0" calcext:value-type="float">
            <text:p>0</text:p>
          </table:table-cell>
          <table:table-cell table:formula="of:=[.I4]/SUM([.$C4:.$J4])" office:value-type="float" office:value="0" calcext:value-type="float">
            <text:p>0</text:p>
          </table:table-cell>
          <table:table-cell table:formula="of:=[.J4]/SUM([.$C4:.$J4])" office:value-type="float" office:value="0" calcext:value-type="float">
            <text:p>0</text:p>
          </table:table-cell>
          <table:table-cell office:value-type="float" office:value="997.337540144" calcext:value-type="float">
            <text:p>997.337540144</text:p>
          </table:table-cell>
          <table:table-cell office:value-type="float" office:value="997.337539977" calcext:value-type="float">
            <text:p>997.337539977</text:p>
          </table:table-cell>
          <table:table-cell office:value-type="float" office:value="4.19720561924" calcext:value-type="float">
            <text:p>4.1972056192</text:p>
          </table:table-cell>
          <table:table-cell office:value-type="float" office:value="0.749680846689" calcext:value-type="float">
            <text:p>0.749680846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680846689" calcext:value-type="float">
            <text:p>0.7496808467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47682207503" calcext:value-type="float">
            <text:p>0.0247682208</text:p>
          </table:table-cell>
          <table:table-cell office:value-type="float" office:value="0.0787549985235" calcext:value-type="float">
            <text:p>0.0787549985</text:p>
          </table:table-cell>
          <table:table-cell office:value-type="float" office:value="0" calcext:value-type="float">
            <text:p>0</text:p>
          </table:table-cell>
          <table:table-cell office:value-type="float" office:value="0.00000637678312693" calcext:value-type="float">
            <text:p>6.37678312693E-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5]/SUM([.$C5:.$J5])" office:value-type="float" office:value="0.239238070017011" calcext:value-type="float">
            <text:p>0.23923807</text:p>
          </table:table-cell>
          <table:table-cell table:formula="of:=[.D5]/SUM([.$C5:.$J5])" office:value-type="float" office:value="0.760700336164701" calcext:value-type="float">
            <text:p>0.7607003362</text:p>
          </table:table-cell>
          <table:table-cell table:formula="of:=[.E5]/SUM([.$C5:.$J5])" office:value-type="float" office:value="0" calcext:value-type="float">
            <text:p>0</text:p>
          </table:table-cell>
          <table:table-cell table:formula="of:=[.F5]/SUM([.$C5:.$J5])" office:value-type="float" office:value="0.0000615938182877064" calcext:value-type="float">
            <text:p>6.15938182877064E-05</text:p>
          </table:table-cell>
          <table:table-cell table:formula="of:=[.G5]/SUM([.$C5:.$J5])" office:value-type="float" office:value="0" calcext:value-type="float">
            <text:p>0</text:p>
          </table:table-cell>
          <table:table-cell table:formula="of:=[.H5]/SUM([.$C5:.$J5])" office:value-type="float" office:value="0" calcext:value-type="float">
            <text:p>0</text:p>
          </table:table-cell>
          <table:table-cell table:formula="of:=[.I5]/SUM([.$C5:.$J5])" office:value-type="float" office:value="0" calcext:value-type="float">
            <text:p>0</text:p>
          </table:table-cell>
          <table:table-cell table:formula="of:=[.J5]/SUM([.$C5:.$J5])" office:value-type="float" office:value="0" calcext:value-type="float">
            <text:p>0</text:p>
          </table:table-cell>
          <table:table-cell office:value-type="float" office:value="997.25168768" calcext:value-type="float">
            <text:p>997.25168768</text:p>
          </table:table-cell>
          <table:table-cell office:value-type="float" office:value="997.251687357" calcext:value-type="float">
            <text:p>997.251687357</text:p>
          </table:table-cell>
          <table:table-cell office:value-type="float" office:value="4.18897905387" calcext:value-type="float">
            <text:p>4.1889790539</text:p>
          </table:table-cell>
          <table:table-cell office:value-type="float" office:value="0.749693473386" calcext:value-type="float">
            <text:p>0.7496934734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693473386" calcext:value-type="float">
            <text:p>0.7496934734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565685424949" calcext:value-type="float">
            <text:p>0.0565685425</text:p>
          </table:table-cell>
          <table:table-cell office:value-type="float" office:value="0.000869411159043" calcext:value-type="float">
            <text:p>0.000869411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C6]/SUM([.$C6:.$J6])" office:value-type="float" office:value="0.984863472604176" calcext:value-type="float">
            <text:p>0.9848634726</text:p>
          </table:table-cell>
          <table:table-cell table:formula="of:=[.D6]/SUM([.$C6:.$J6])" office:value-type="float" office:value="0.0151365273958244" calcext:value-type="float">
            <text:p>0.0151365274</text:p>
          </table:table-cell>
          <table:table-cell table:formula="of:=[.E6]/SUM([.$C6:.$J6])" office:value-type="float" office:value="0" calcext:value-type="float">
            <text:p>0</text:p>
          </table:table-cell>
          <table:table-cell table:formula="of:=[.F6]/SUM([.$C6:.$J6])" office:value-type="float" office:value="0" calcext:value-type="float">
            <text:p>0</text:p>
          </table:table-cell>
          <table:table-cell table:formula="of:=[.G6]/SUM([.$C6:.$J6])" office:value-type="float" office:value="0" calcext:value-type="float">
            <text:p>0</text:p>
          </table:table-cell>
          <table:table-cell table:formula="of:=[.H6]/SUM([.$C6:.$J6])" office:value-type="float" office:value="0" calcext:value-type="float">
            <text:p>0</text:p>
          </table:table-cell>
          <table:table-cell table:formula="of:=[.I6]/SUM([.$C6:.$J6])" office:value-type="float" office:value="0" calcext:value-type="float">
            <text:p>0</text:p>
          </table:table-cell>
          <table:table-cell table:formula="of:=[.J6]/SUM([.$C6:.$J6])" office:value-type="float" office:value="0" calcext:value-type="float">
            <text:p>0</text:p>
          </table:table-cell>
          <table:table-cell office:value-type="float" office:value="997.163860207" calcext:value-type="float">
            <text:p>997.163860207</text:p>
          </table:table-cell>
          <table:table-cell office:value-type="float" office:value="997.163859705" calcext:value-type="float">
            <text:p>997.163859705</text:p>
          </table:table-cell>
          <table:table-cell office:value-type="float" office:value="4.1908836891" calcext:value-type="float">
            <text:p>4.1908836891</text:p>
          </table:table-cell>
          <table:table-cell office:value-type="float" office:value="0.749680949" calcext:value-type="float">
            <text:p>0.749680949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693473386" calcext:value-type="float">
            <text:p>0.7496934734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553443238379" calcext:value-type="float">
            <text:p>0.0553443238</text:p>
          </table:table-cell>
          <table:table-cell office:value-type="float" office:value="0.0318859092605" calcext:value-type="float">
            <text:p>0.0318859093</text:p>
          </table:table-cell>
          <table:table-cell office:value-type="float" office:value="0" calcext:value-type="float">
            <text:p>0</text:p>
          </table:table-cell>
          <table:table-cell office:value-type="float" office:value="0.00000547559525775" calcext:value-type="float">
            <text:p>5.47559525775E-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7]/SUM([.$C7:.$J7])" office:value-type="float" office:value="0.634422814540895" calcext:value-type="float">
            <text:p>0.6344228145</text:p>
          </table:table-cell>
          <table:table-cell table:formula="of:=[.D7]/SUM([.$C7:.$J7])" office:value-type="float" office:value="0.36551441763914" calcext:value-type="float">
            <text:p>0.3655144176</text:p>
          </table:table-cell>
          <table:table-cell table:formula="of:=[.E7]/SUM([.$C7:.$J7])" office:value-type="float" office:value="0" calcext:value-type="float">
            <text:p>0</text:p>
          </table:table-cell>
          <table:table-cell table:formula="of:=[.F7]/SUM([.$C7:.$J7])" office:value-type="float" office:value="0.0000627678199643959" calcext:value-type="float">
            <text:p>6.27678199643959E-05</text:p>
          </table:table-cell>
          <table:table-cell table:formula="of:=[.G7]/SUM([.$C7:.$J7])" office:value-type="float" office:value="0" calcext:value-type="float">
            <text:p>0</text:p>
          </table:table-cell>
          <table:table-cell table:formula="of:=[.H7]/SUM([.$C7:.$J7])" office:value-type="float" office:value="0" calcext:value-type="float">
            <text:p>0</text:p>
          </table:table-cell>
          <table:table-cell table:formula="of:=[.I7]/SUM([.$C7:.$J7])" office:value-type="float" office:value="0" calcext:value-type="float">
            <text:p>0</text:p>
          </table:table-cell>
          <table:table-cell table:formula="of:=[.J7]/SUM([.$C7:.$J7])" office:value-type="float" office:value="0" calcext:value-type="float">
            <text:p>0</text:p>
          </table:table-cell>
          <table:table-cell office:value-type="float" office:value="997.111493215" calcext:value-type="float">
            <text:p>997.111493215</text:p>
          </table:table-cell>
          <table:table-cell office:value-type="float" office:value="997.111492563" calcext:value-type="float">
            <text:p>997.111492563</text:p>
          </table:table-cell>
          <table:table-cell office:value-type="float" office:value="4.15041175965" calcext:value-type="float">
            <text:p>4.1504117597</text:p>
          </table:table-cell>
          <table:table-cell office:value-type="float" office:value="0.749690178163" calcext:value-type="float">
            <text:p>0.7496901782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693473386" calcext:value-type="float">
            <text:p>0.7496934734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649428199479" calcext:value-type="float">
            <text:p>0.006494282</text:p>
          </table:table-cell>
          <table:table-cell office:value-type="float" office:value="0.00826107546642" calcext:value-type="float">
            <text:p>0.0082610755</text:p>
          </table:table-cell>
          <table:table-cell office:value-type="float" office:value="0" calcext:value-type="float">
            <text:p>0</text:p>
          </table:table-cell>
          <table:table-cell office:value-type="float" office:value="0.000613401814587" calcext:value-type="float">
            <text:p>0.0006134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8]/SUM([.$C8:.$J8])" office:value-type="float" office:value="0.422563843850252" calcext:value-type="float">
            <text:p>0.4225638439</text:p>
          </table:table-cell>
          <table:table-cell table:formula="of:=[.D8]/SUM([.$C8:.$J8])" office:value-type="float" office:value="0.537523902754446" calcext:value-type="float">
            <text:p>0.5375239028</text:p>
          </table:table-cell>
          <table:table-cell table:formula="of:=[.E8]/SUM([.$C8:.$J8])" office:value-type="float" office:value="0" calcext:value-type="float">
            <text:p>0</text:p>
          </table:table-cell>
          <table:table-cell table:formula="of:=[.F8]/SUM([.$C8:.$J8])" office:value-type="float" office:value="0.0399122533953015" calcext:value-type="float">
            <text:p>0.0399122534</text:p>
          </table:table-cell>
          <table:table-cell table:formula="of:=[.G8]/SUM([.$C8:.$J8])" office:value-type="float" office:value="0" calcext:value-type="float">
            <text:p>0</text:p>
          </table:table-cell>
          <table:table-cell table:formula="of:=[.H8]/SUM([.$C8:.$J8])" office:value-type="float" office:value="0" calcext:value-type="float">
            <text:p>0</text:p>
          </table:table-cell>
          <table:table-cell table:formula="of:=[.I8]/SUM([.$C8:.$J8])" office:value-type="float" office:value="0" calcext:value-type="float">
            <text:p>0</text:p>
          </table:table-cell>
          <table:table-cell table:formula="of:=[.J8]/SUM([.$C8:.$J8])" office:value-type="float" office:value="0" calcext:value-type="float">
            <text:p>0</text:p>
          </table:table-cell>
          <table:table-cell office:value-type="float" office:value="997.028876932" calcext:value-type="float">
            <text:p>997.028876932</text:p>
          </table:table-cell>
          <table:table-cell office:value-type="float" office:value="997.028876147" calcext:value-type="float">
            <text:p>997.028876147</text:p>
          </table:table-cell>
          <table:table-cell office:value-type="float" office:value="4.13916311189" calcext:value-type="float">
            <text:p>4.1391631119</text:p>
          </table:table-cell>
          <table:table-cell office:value-type="float" office:value="0.749702918184" calcext:value-type="float">
            <text:p>0.7497029182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02918184" calcext:value-type="float">
            <text:p>0.7497029182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274581622057" calcext:value-type="float">
            <text:p>0.0274581622</text:p>
          </table:table-cell>
          <table:table-cell office:value-type="float" office:value="0.0104271482278" calcext:value-type="float">
            <text:p>0.0104271482</text:p>
          </table:table-cell>
          <table:table-cell office:value-type="float" office:value="0" calcext:value-type="float">
            <text:p>0</text:p>
          </table:table-cell>
          <table:table-cell office:value-type="float" office:value="0.00414371949725" calcext:value-type="float">
            <text:p>0.004143719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9]/SUM([.$C9:.$J9])" office:value-type="float" office:value="0.653314203324274" calcext:value-type="float">
            <text:p>0.6533142033</text:p>
          </table:table-cell>
          <table:table-cell table:formula="of:=[.D9]/SUM([.$C9:.$J9])" office:value-type="float" office:value="0.248093954225936" calcext:value-type="float">
            <text:p>0.2480939542</text:p>
          </table:table-cell>
          <table:table-cell table:formula="of:=[.E9]/SUM([.$C9:.$J9])" office:value-type="float" office:value="0" calcext:value-type="float">
            <text:p>0</text:p>
          </table:table-cell>
          <table:table-cell table:formula="of:=[.F9]/SUM([.$C9:.$J9])" office:value-type="float" office:value="0.0985918424497897" calcext:value-type="float">
            <text:p>0.0985918424</text:p>
          </table:table-cell>
          <table:table-cell table:formula="of:=[.G9]/SUM([.$C9:.$J9])" office:value-type="float" office:value="0" calcext:value-type="float">
            <text:p>0</text:p>
          </table:table-cell>
          <table:table-cell table:formula="of:=[.H9]/SUM([.$C9:.$J9])" office:value-type="float" office:value="0" calcext:value-type="float">
            <text:p>0</text:p>
          </table:table-cell>
          <table:table-cell table:formula="of:=[.I9]/SUM([.$C9:.$J9])" office:value-type="float" office:value="0" calcext:value-type="float">
            <text:p>0</text:p>
          </table:table-cell>
          <table:table-cell table:formula="of:=[.J9]/SUM([.$C9:.$J9])" office:value-type="float" office:value="0" calcext:value-type="float">
            <text:p>0</text:p>
          </table:table-cell>
          <table:table-cell office:value-type="float" office:value="996.955952285" calcext:value-type="float">
            <text:p>996.955952285</text:p>
          </table:table-cell>
          <table:table-cell office:value-type="float" office:value="996.955951379" calcext:value-type="float">
            <text:p>996.955951379</text:p>
          </table:table-cell>
          <table:table-cell office:value-type="float" office:value="4.11867271943" calcext:value-type="float">
            <text:p>4.1186727194</text:p>
          </table:table-cell>
          <table:table-cell office:value-type="float" office:value="0.749715485713" calcext:value-type="float">
            <text:p>0.749715485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15485713" calcext:value-type="float">
            <text:p>0.7497154857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601955433612" calcext:value-type="float">
            <text:p>0.0601955434</text:p>
          </table:table-cell>
          <table:table-cell office:value-type="float" office:value="0.0194718661329" calcext:value-type="float">
            <text:p>0.0194718661</text:p>
          </table:table-cell>
          <table:table-cell office:value-type="float" office:value="0.000925578031875" calcext:value-type="float">
            <text:p>0.000925578</text:p>
          </table:table-cell>
          <table:table-cell office:value-type="float" office:value="0.00594302651334" calcext:value-type="float">
            <text:p>0.005943026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10]/SUM([.$C10:.$J10])" office:value-type="float" office:value="0.69561261897101" calcext:value-type="float">
            <text:p>0.695612619</text:p>
          </table:table-cell>
          <table:table-cell table:formula="of:=[.D10]/SUM([.$C10:.$J10])" office:value-type="float" office:value="0.22501459477962" calcext:value-type="float">
            <text:p>0.2250145948</text:p>
          </table:table-cell>
          <table:table-cell table:formula="of:=[.E10]/SUM([.$C10:.$J10])" office:value-type="float" office:value="0.0106958708712247" calcext:value-type="float">
            <text:p>0.0106958709</text:p>
          </table:table-cell>
          <table:table-cell table:formula="of:=[.F10]/SUM([.$C10:.$J10])" office:value-type="float" office:value="0.068676915378145" calcext:value-type="float">
            <text:p>0.0686769154</text:p>
          </table:table-cell>
          <table:table-cell table:formula="of:=[.G10]/SUM([.$C10:.$J10])" office:value-type="float" office:value="0" calcext:value-type="float">
            <text:p>0</text:p>
          </table:table-cell>
          <table:table-cell table:formula="of:=[.H10]/SUM([.$C10:.$J10])" office:value-type="float" office:value="0" calcext:value-type="float">
            <text:p>0</text:p>
          </table:table-cell>
          <table:table-cell table:formula="of:=[.I10]/SUM([.$C10:.$J10])" office:value-type="float" office:value="0" calcext:value-type="float">
            <text:p>0</text:p>
          </table:table-cell>
          <table:table-cell table:formula="of:=[.J10]/SUM([.$C10:.$J10])" office:value-type="float" office:value="0" calcext:value-type="float">
            <text:p>0</text:p>
          </table:table-cell>
          <table:table-cell office:value-type="float" office:value="996.892652834" calcext:value-type="float">
            <text:p>996.892652834</text:p>
          </table:table-cell>
          <table:table-cell office:value-type="float" office:value="996.892651815" calcext:value-type="float">
            <text:p>996.892651815</text:p>
          </table:table-cell>
          <table:table-cell office:value-type="float" office:value="4.08915978499" calcext:value-type="float">
            <text:p>4.089159785</text:p>
          </table:table-cell>
          <table:table-cell office:value-type="float" office:value="0.749727089408" calcext:value-type="float">
            <text:p>0.7497270894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27089408" calcext:value-type="float">
            <text:p>0.7497270894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667049061695" calcext:value-type="float">
            <text:p>0.0667049062</text:p>
          </table:table-cell>
          <table:table-cell office:value-type="float" office:value="0.0202254437484" calcext:value-type="float">
            <text:p>0.0202254437</text:p>
          </table:table-cell>
          <table:table-cell office:value-type="float" office:value="0.00113787785026" calcext:value-type="float">
            <text:p>0.0011378779</text:p>
          </table:table-cell>
          <table:table-cell office:value-type="float" office:value="0.000680323307124" calcext:value-type="float">
            <text:p>0.00068032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11]/SUM([.$C11:.$J11])" office:value-type="float" office:value="0.751616847388475" calcext:value-type="float">
            <text:p>0.7516168474</text:p>
          </table:table-cell>
          <table:table-cell table:formula="of:=[.D11]/SUM([.$C11:.$J11])" office:value-type="float" office:value="0.227896044536469" calcext:value-type="float">
            <text:p>0.2278960445</text:p>
          </table:table-cell>
          <table:table-cell table:formula="of:=[.E11]/SUM([.$C11:.$J11])" office:value-type="float" office:value="0.0128213681967017" calcext:value-type="float">
            <text:p>0.0128213682</text:p>
          </table:table-cell>
          <table:table-cell table:formula="of:=[.F11]/SUM([.$C11:.$J11])" office:value-type="float" office:value="0.00766573987835466" calcext:value-type="float">
            <text:p>0.0076657399</text:p>
          </table:table-cell>
          <table:table-cell table:formula="of:=[.G11]/SUM([.$C11:.$J11])" office:value-type="float" office:value="0" calcext:value-type="float">
            <text:p>0</text:p>
          </table:table-cell>
          <table:table-cell table:formula="of:=[.H11]/SUM([.$C11:.$J11])" office:value-type="float" office:value="0" calcext:value-type="float">
            <text:p>0</text:p>
          </table:table-cell>
          <table:table-cell table:formula="of:=[.I11]/SUM([.$C11:.$J11])" office:value-type="float" office:value="0" calcext:value-type="float">
            <text:p>0</text:p>
          </table:table-cell>
          <table:table-cell table:formula="of:=[.J11]/SUM([.$C11:.$J11])" office:value-type="float" office:value="0" calcext:value-type="float">
            <text:p>0</text:p>
          </table:table-cell>
          <table:table-cell office:value-type="float" office:value="996.844484727" calcext:value-type="float">
            <text:p>996.844484727</text:p>
          </table:table-cell>
          <table:table-cell office:value-type="float" office:value="996.844483592" calcext:value-type="float">
            <text:p>996.844483592</text:p>
          </table:table-cell>
          <table:table-cell office:value-type="float" office:value="4.04567213755" calcext:value-type="float">
            <text:p>4.0456721376</text:p>
          </table:table-cell>
          <table:table-cell office:value-type="float" office:value="0.749734822506" calcext:value-type="float">
            <text:p>0.7497348225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34822506" calcext:value-type="float">
            <text:p>0.7497348225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772283602222" calcext:value-type="float">
            <text:p>0.0772283602</text:p>
          </table:table-cell>
          <table:table-cell office:value-type="float" office:value="0.0443223104412" calcext:value-type="float">
            <text:p>0.0443223104</text:p>
          </table:table-cell>
          <table:table-cell office:value-type="float" office:value="0.00225044117224" calcext:value-type="float">
            <text:p>0.0022504412</text:p>
          </table:table-cell>
          <table:table-cell office:value-type="float" office:value="0.00251339936707" calcext:value-type="float">
            <text:p>0.002513399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12]/SUM([.$C12:.$J12])" office:value-type="float" office:value="0.611397372216907" calcext:value-type="float">
            <text:p>0.6113973722</text:p>
          </table:table-cell>
          <table:table-cell table:formula="of:=[.D12]/SUM([.$C12:.$J12])" office:value-type="float" office:value="0.350888508526715" calcext:value-type="float">
            <text:p>0.3508885085</text:p>
          </table:table-cell>
          <table:table-cell table:formula="of:=[.E12]/SUM([.$C12:.$J12])" office:value-type="float" office:value="0.0178161729069155" calcext:value-type="float">
            <text:p>0.0178161729</text:p>
          </table:table-cell>
          <table:table-cell table:formula="of:=[.F12]/SUM([.$C12:.$J12])" office:value-type="float" office:value="0.0198979463494617" calcext:value-type="float">
            <text:p>0.0198979463</text:p>
          </table:table-cell>
          <table:table-cell table:formula="of:=[.G12]/SUM([.$C12:.$J12])" office:value-type="float" office:value="0" calcext:value-type="float">
            <text:p>0</text:p>
          </table:table-cell>
          <table:table-cell table:formula="of:=[.H12]/SUM([.$C12:.$J12])" office:value-type="float" office:value="0" calcext:value-type="float">
            <text:p>0</text:p>
          </table:table-cell>
          <table:table-cell table:formula="of:=[.I12]/SUM([.$C12:.$J12])" office:value-type="float" office:value="0" calcext:value-type="float">
            <text:p>0</text:p>
          </table:table-cell>
          <table:table-cell table:formula="of:=[.J12]/SUM([.$C12:.$J12])" office:value-type="float" office:value="0" calcext:value-type="float">
            <text:p>0</text:p>
          </table:table-cell>
          <table:table-cell office:value-type="float" office:value="996.78159064" calcext:value-type="float">
            <text:p>996.78159064</text:p>
          </table:table-cell>
          <table:table-cell office:value-type="float" office:value="996.78158941" calcext:value-type="float">
            <text:p>996.78158941</text:p>
          </table:table-cell>
          <table:table-cell office:value-type="float" office:value="4.01623603106" calcext:value-type="float">
            <text:p>4.0162360311</text:p>
          </table:table-cell>
          <table:table-cell office:value-type="float" office:value="0.749746367948" calcext:value-type="float">
            <text:p>0.7497463679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46367948" calcext:value-type="float">
            <text:p>0.7497463679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27817989865" calcext:value-type="float">
            <text:p>0.052781799</text:p>
          </table:table-cell>
          <table:table-cell office:value-type="float" office:value="0.0494843044149" calcext:value-type="float">
            <text:p>0.0494843044</text:p>
          </table:table-cell>
          <table:table-cell office:value-type="float" office:value="0.0075803807662" calcext:value-type="float">
            <text:p>0.0075803808</text:p>
          </table:table-cell>
          <table:table-cell office:value-type="float" office:value="0.000164392188213" calcext:value-type="float">
            <text:p>0.00016439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13]/SUM([.$C13:.$J13])" office:value-type="float" office:value="0.479787096830185" calcext:value-type="float">
            <text:p>0.4797870968</text:p>
          </table:table-cell>
          <table:table-cell table:formula="of:=[.D13]/SUM([.$C13:.$J13])" office:value-type="float" office:value="0.449812837185759" calcext:value-type="float">
            <text:p>0.4498128372</text:p>
          </table:table-cell>
          <table:table-cell table:formula="of:=[.E13]/SUM([.$C13:.$J13])" office:value-type="float" office:value="0.0689057392987439" calcext:value-type="float">
            <text:p>0.0689057393</text:p>
          </table:table-cell>
          <table:table-cell table:formula="of:=[.F13]/SUM([.$C13:.$J13])" office:value-type="float" office:value="0.00149432668531154" calcext:value-type="float">
            <text:p>0.0014943267</text:p>
          </table:table-cell>
          <table:table-cell table:formula="of:=[.G13]/SUM([.$C13:.$J13])" office:value-type="float" office:value="0" calcext:value-type="float">
            <text:p>0</text:p>
          </table:table-cell>
          <table:table-cell table:formula="of:=[.H13]/SUM([.$C13:.$J13])" office:value-type="float" office:value="0" calcext:value-type="float">
            <text:p>0</text:p>
          </table:table-cell>
          <table:table-cell table:formula="of:=[.I13]/SUM([.$C13:.$J13])" office:value-type="float" office:value="0" calcext:value-type="float">
            <text:p>0</text:p>
          </table:table-cell>
          <table:table-cell table:formula="of:=[.J13]/SUM([.$C13:.$J13])" office:value-type="float" office:value="0" calcext:value-type="float">
            <text:p>0</text:p>
          </table:table-cell>
          <table:table-cell office:value-type="float" office:value="996.741453473" calcext:value-type="float">
            <text:p>996.741453473</text:p>
          </table:table-cell>
          <table:table-cell office:value-type="float" office:value="996.741452102" calcext:value-type="float">
            <text:p>996.741452102</text:p>
          </table:table-cell>
          <table:table-cell office:value-type="float" office:value="3.96667790544" calcext:value-type="float">
            <text:p>3.9666779054</text:p>
          </table:table-cell>
          <table:table-cell office:value-type="float" office:value="0.749745309522" calcext:value-type="float">
            <text:p>0.7497453095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46367948" calcext:value-type="float">
            <text:p>0.7497463679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782423162695" calcext:value-type="float">
            <text:p>0.0782423163</text:p>
          </table:table-cell>
          <table:table-cell office:value-type="float" office:value="0.0773195142942" calcext:value-type="float">
            <text:p>0.0773195143</text:p>
          </table:table-cell>
          <table:table-cell office:value-type="float" office:value="0.0041173912215" calcext:value-type="float">
            <text:p>0.0041173912</text:p>
          </table:table-cell>
          <table:table-cell office:value-type="float" office:value="0.00772565045568" calcext:value-type="float">
            <text:p>0.00772565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14]/SUM([.$C14:.$J14])" office:value-type="float" office:value="0.467383745897889" calcext:value-type="float">
            <text:p>0.4673837459</text:p>
          </table:table-cell>
          <table:table-cell table:formula="of:=[.D14]/SUM([.$C14:.$J14])" office:value-type="float" office:value="0.461871349735535" calcext:value-type="float">
            <text:p>0.4618713497</text:p>
          </table:table-cell>
          <table:table-cell table:formula="of:=[.E14]/SUM([.$C14:.$J14])" office:value-type="float" office:value="0.0245954085229697" calcext:value-type="float">
            <text:p>0.0245954085</text:p>
          </table:table-cell>
          <table:table-cell table:formula="of:=[.F14]/SUM([.$C14:.$J14])" office:value-type="float" office:value="0.0461494958436067" calcext:value-type="float">
            <text:p>0.0461494958</text:p>
          </table:table-cell>
          <table:table-cell table:formula="of:=[.G14]/SUM([.$C14:.$J14])" office:value-type="float" office:value="0" calcext:value-type="float">
            <text:p>0</text:p>
          </table:table-cell>
          <table:table-cell table:formula="of:=[.H14]/SUM([.$C14:.$J14])" office:value-type="float" office:value="0" calcext:value-type="float">
            <text:p>0</text:p>
          </table:table-cell>
          <table:table-cell table:formula="of:=[.I14]/SUM([.$C14:.$J14])" office:value-type="float" office:value="0" calcext:value-type="float">
            <text:p>0</text:p>
          </table:table-cell>
          <table:table-cell table:formula="of:=[.J14]/SUM([.$C14:.$J14])" office:value-type="float" office:value="0" calcext:value-type="float">
            <text:p>0</text:p>
          </table:table-cell>
          <table:table-cell office:value-type="float" office:value="996.678524857" calcext:value-type="float">
            <text:p>996.678524857</text:p>
          </table:table-cell>
          <table:table-cell office:value-type="float" office:value="996.678523407" calcext:value-type="float">
            <text:p>996.678523407</text:p>
          </table:table-cell>
          <table:table-cell office:value-type="float" office:value="3.93751770501" calcext:value-type="float">
            <text:p>3.937517705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585559560253" calcext:value-type="float">
            <text:p>0.0058555956</text:p>
          </table:table-cell>
          <table:table-cell office:value-type="float" office:value="0.00894981691774" calcext:value-type="float">
            <text:p>0.0089498169</text:p>
          </table:table-cell>
          <table:table-cell office:value-type="float" office:value="0.00969166940109" calcext:value-type="float">
            <text:p>0.0096916694</text:p>
          </table:table-cell>
          <table:table-cell office:value-type="float" office:value="0.0129819389724" calcext:value-type="float">
            <text:p>0.0129819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15]/SUM([.$C15:.$J15])" office:value-type="float" office:value="0.156236621525642" calcext:value-type="float">
            <text:p>0.1562366215</text:p>
          </table:table-cell>
          <table:table-cell table:formula="of:=[.D15]/SUM([.$C15:.$J15])" office:value-type="float" office:value="0.238795376835207" calcext:value-type="float">
            <text:p>0.2387953768</text:p>
          </table:table-cell>
          <table:table-cell table:formula="of:=[.E15]/SUM([.$C15:.$J15])" office:value-type="float" office:value="0.258589183227665" calcext:value-type="float">
            <text:p>0.2585891832</text:p>
          </table:table-cell>
          <table:table-cell table:formula="of:=[.F15]/SUM([.$C15:.$J15])" office:value-type="float" office:value="0.346378818411486" calcext:value-type="float">
            <text:p>0.3463788184</text:p>
          </table:table-cell>
          <table:table-cell table:formula="of:=[.G15]/SUM([.$C15:.$J15])" office:value-type="float" office:value="0" calcext:value-type="float">
            <text:p>0</text:p>
          </table:table-cell>
          <table:table-cell table:formula="of:=[.H15]/SUM([.$C15:.$J15])" office:value-type="float" office:value="0" calcext:value-type="float">
            <text:p>0</text:p>
          </table:table-cell>
          <table:table-cell table:formula="of:=[.I15]/SUM([.$C15:.$J15])" office:value-type="float" office:value="0" calcext:value-type="float">
            <text:p>0</text:p>
          </table:table-cell>
          <table:table-cell table:formula="of:=[.J15]/SUM([.$C15:.$J15])" office:value-type="float" office:value="0" calcext:value-type="float">
            <text:p>0</text:p>
          </table:table-cell>
          <table:table-cell office:value-type="float" office:value="996.600999689" calcext:value-type="float">
            <text:p>996.600999689</text:p>
          </table:table-cell>
          <table:table-cell office:value-type="float" office:value="996.600998037" calcext:value-type="float">
            <text:p>996.600998037</text:p>
          </table:table-cell>
          <table:table-cell office:value-type="float" office:value="3.92745312937" calcext:value-type="float">
            <text:p>3.9274531294</text:p>
          </table:table-cell>
          <table:table-cell office:value-type="float" office:value="0.749744110122" calcext:value-type="float">
            <text:p>0.749744110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796938340346" calcext:value-type="float">
            <text:p>0.079693834</text:p>
          </table:table-cell>
          <table:table-cell office:value-type="float" office:value="0.00631275823741" calcext:value-type="float">
            <text:p>0.0063127582</text:p>
          </table:table-cell>
          <table:table-cell office:value-type="float" office:value="0.000204052444143" calcext:value-type="float">
            <text:p>0.0002040524</text:p>
          </table:table-cell>
          <table:table-cell office:value-type="float" office:value="0.0000514086280723" calcext:value-type="float">
            <text:p>5.14086280723E-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16]/SUM([.$C16:.$J16])" office:value-type="float" office:value="0.923857373491736" calcext:value-type="float">
            <text:p>0.9238573735</text:p>
          </table:table-cell>
          <table:table-cell table:formula="of:=[.D16]/SUM([.$C16:.$J16])" office:value-type="float" office:value="0.0731811728642627" calcext:value-type="float">
            <text:p>0.0731811729</text:p>
          </table:table-cell>
          <table:table-cell table:formula="of:=[.E16]/SUM([.$C16:.$J16])" office:value-type="float" office:value="0.00236549486399004" calcext:value-type="float">
            <text:p>0.0023654949</text:p>
          </table:table-cell>
          <table:table-cell table:formula="of:=[.F16]/SUM([.$C16:.$J16])" office:value-type="float" office:value="0.000595958780011367" calcext:value-type="float">
            <text:p>0.0005959588</text:p>
          </table:table-cell>
          <table:table-cell table:formula="of:=[.G16]/SUM([.$C16:.$J16])" office:value-type="float" office:value="0" calcext:value-type="float">
            <text:p>0</text:p>
          </table:table-cell>
          <table:table-cell table:formula="of:=[.H16]/SUM([.$C16:.$J16])" office:value-type="float" office:value="0" calcext:value-type="float">
            <text:p>0</text:p>
          </table:table-cell>
          <table:table-cell table:formula="of:=[.I16]/SUM([.$C16:.$J16])" office:value-type="float" office:value="0" calcext:value-type="float">
            <text:p>0</text:p>
          </table:table-cell>
          <table:table-cell table:formula="of:=[.J16]/SUM([.$C16:.$J16])" office:value-type="float" office:value="0" calcext:value-type="float">
            <text:p>0</text:p>
          </table:table-cell>
          <table:table-cell office:value-type="float" office:value="996.552599799" calcext:value-type="float">
            <text:p>996.552599799</text:p>
          </table:table-cell>
          <table:table-cell office:value-type="float" office:value="996.552597963" calcext:value-type="float">
            <text:p>996.552597963</text:p>
          </table:table-cell>
          <table:table-cell office:value-type="float" office:value="3.88762980186" calcext:value-type="float">
            <text:p>3.8876298019</text:p>
          </table:table-cell>
          <table:table-cell office:value-type="float" office:value="0.749736275372" calcext:value-type="float">
            <text:p>0.7497362754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79997023279" calcext:value-type="float">
            <text:p>0.0799970233</text:p>
          </table:table-cell>
          <table:table-cell office:value-type="float" office:value="0.0109264445473" calcext:value-type="float">
            <text:p>0.0109264445</text:p>
          </table:table-cell>
          <table:table-cell office:value-type="float" office:value="0.0000743892673278" calcext:value-type="float">
            <text:p>7.43892673278E-05</text:p>
          </table:table-cell>
          <table:table-cell office:value-type="float" office:value="0.000104751774446" calcext:value-type="float">
            <text:p>0.00010475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17]/SUM([.$C17:.$J17])" office:value-type="float" office:value="0.878098050900432" calcext:value-type="float">
            <text:p>0.8780980509</text:p>
          </table:table-cell>
          <table:table-cell table:formula="of:=[.D17]/SUM([.$C17:.$J17])" office:value-type="float" office:value="0.119935583437821" calcext:value-type="float">
            <text:p>0.1199355834</text:p>
          </table:table-cell>
          <table:table-cell table:formula="of:=[.E17]/SUM([.$C17:.$J17])" office:value-type="float" office:value="0.000816543765892846" calcext:value-type="float">
            <text:p>0.0008165438</text:p>
          </table:table-cell>
          <table:table-cell table:formula="of:=[.F17]/SUM([.$C17:.$J17])" office:value-type="float" office:value="0.00114982189585472" calcext:value-type="float">
            <text:p>0.0011498219</text:p>
          </table:table-cell>
          <table:table-cell table:formula="of:=[.G17]/SUM([.$C17:.$J17])" office:value-type="float" office:value="0" calcext:value-type="float">
            <text:p>0</text:p>
          </table:table-cell>
          <table:table-cell table:formula="of:=[.H17]/SUM([.$C17:.$J17])" office:value-type="float" office:value="0" calcext:value-type="float">
            <text:p>0</text:p>
          </table:table-cell>
          <table:table-cell table:formula="of:=[.I17]/SUM([.$C17:.$J17])" office:value-type="float" office:value="0" calcext:value-type="float">
            <text:p>0</text:p>
          </table:table-cell>
          <table:table-cell table:formula="of:=[.J17]/SUM([.$C17:.$J17])" office:value-type="float" office:value="0" calcext:value-type="float">
            <text:p>0</text:p>
          </table:table-cell>
          <table:table-cell office:value-type="float" office:value="996.500924274" calcext:value-type="float">
            <text:p>996.500924274</text:p>
          </table:table-cell>
          <table:table-cell office:value-type="float" office:value="996.500922239" calcext:value-type="float">
            <text:p>996.500922239</text:p>
          </table:table-cell>
          <table:table-cell office:value-type="float" office:value="3.8515622033" calcext:value-type="float">
            <text:p>3.8515622033</text:p>
          </table:table-cell>
          <table:table-cell office:value-type="float" office:value="0.749727251752" calcext:value-type="float">
            <text:p>0.749727251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779871220016" calcext:value-type="float">
            <text:p>0.077987122</text:p>
          </table:table-cell>
          <table:table-cell office:value-type="float" office:value="0.000364834071718" calcext:value-type="float">
            <text:p>0.0003648341</text:p>
          </table:table-cell>
          <table:table-cell office:value-type="float" office:value="0" calcext:value-type="float">
            <text:p>0</text:p>
          </table:table-cell>
          <table:table-cell office:value-type="float" office:value="0.000277687908172" calcext:value-type="float">
            <text:p>0.00027768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18]/SUM([.$C18:.$J18])" office:value-type="float" office:value="0.991828501982773" calcext:value-type="float">
            <text:p>0.991828502</text:p>
          </table:table-cell>
          <table:table-cell table:formula="of:=[.D18]/SUM([.$C18:.$J18])" office:value-type="float" office:value="0.00463990491682609" calcext:value-type="float">
            <text:p>0.0046399049</text:p>
          </table:table-cell>
          <table:table-cell table:formula="of:=[.E18]/SUM([.$C18:.$J18])" office:value-type="float" office:value="0" calcext:value-type="float">
            <text:p>0</text:p>
          </table:table-cell>
          <table:table-cell table:formula="of:=[.F18]/SUM([.$C18:.$J18])" office:value-type="float" office:value="0.00353159310040078" calcext:value-type="float">
            <text:p>0.0035315931</text:p>
          </table:table-cell>
          <table:table-cell table:formula="of:=[.G18]/SUM([.$C18:.$J18])" office:value-type="float" office:value="0" calcext:value-type="float">
            <text:p>0</text:p>
          </table:table-cell>
          <table:table-cell table:formula="of:=[.H18]/SUM([.$C18:.$J18])" office:value-type="float" office:value="0" calcext:value-type="float">
            <text:p>0</text:p>
          </table:table-cell>
          <table:table-cell table:formula="of:=[.I18]/SUM([.$C18:.$J18])" office:value-type="float" office:value="0" calcext:value-type="float">
            <text:p>0</text:p>
          </table:table-cell>
          <table:table-cell table:formula="of:=[.J18]/SUM([.$C18:.$J18])" office:value-type="float" office:value="0" calcext:value-type="float">
            <text:p>0</text:p>
          </table:table-cell>
          <table:table-cell office:value-type="float" office:value="996.455839385" calcext:value-type="float">
            <text:p>996.455839385</text:p>
          </table:table-cell>
          <table:table-cell office:value-type="float" office:value="996.455837162" calcext:value-type="float">
            <text:p>996.455837162</text:p>
          </table:table-cell>
          <table:table-cell office:value-type="float" office:value="3.80842241805" calcext:value-type="float">
            <text:p>3.8084224181</text:p>
          </table:table-cell>
          <table:table-cell office:value-type="float" office:value="0.749721014824" calcext:value-type="float">
            <text:p>0.749721014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787105571229" calcext:value-type="float">
            <text:p>0.0787105571</text:p>
          </table:table-cell>
          <table:table-cell office:value-type="float" office:value="0.00492293442616" calcext:value-type="float">
            <text:p>0.0049229344</text:p>
          </table:table-cell>
          <table:table-cell office:value-type="float" office:value="0" calcext:value-type="float">
            <text:p>0</text:p>
          </table:table-cell>
          <table:table-cell office:value-type="float" office:value="0.000102443722398" calcext:value-type="float">
            <text:p>0.000102443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19]/SUM([.$C19:.$J19])" office:value-type="float" office:value="0.939985406119051" calcext:value-type="float">
            <text:p>0.9399854061</text:p>
          </table:table-cell>
          <table:table-cell table:formula="of:=[.D19]/SUM([.$C19:.$J19])" office:value-type="float" office:value="0.0587911797987407" calcext:value-type="float">
            <text:p>0.0587911798</text:p>
          </table:table-cell>
          <table:table-cell table:formula="of:=[.E19]/SUM([.$C19:.$J19])" office:value-type="float" office:value="0" calcext:value-type="float">
            <text:p>0</text:p>
          </table:table-cell>
          <table:table-cell table:formula="of:=[.F19]/SUM([.$C19:.$J19])" office:value-type="float" office:value="0.00122341408220849" calcext:value-type="float">
            <text:p>0.0012234141</text:p>
          </table:table-cell>
          <table:table-cell table:formula="of:=[.G19]/SUM([.$C19:.$J19])" office:value-type="float" office:value="0" calcext:value-type="float">
            <text:p>0</text:p>
          </table:table-cell>
          <table:table-cell table:formula="of:=[.H19]/SUM([.$C19:.$J19])" office:value-type="float" office:value="0" calcext:value-type="float">
            <text:p>0</text:p>
          </table:table-cell>
          <table:table-cell table:formula="of:=[.I19]/SUM([.$C19:.$J19])" office:value-type="float" office:value="0" calcext:value-type="float">
            <text:p>0</text:p>
          </table:table-cell>
          <table:table-cell table:formula="of:=[.J19]/SUM([.$C19:.$J19])" office:value-type="float" office:value="0" calcext:value-type="float">
            <text:p>0</text:p>
          </table:table-cell>
          <table:table-cell office:value-type="float" office:value="996.411330473" calcext:value-type="float">
            <text:p>996.411330473</text:p>
          </table:table-cell>
          <table:table-cell office:value-type="float" office:value="996.411328059" calcext:value-type="float">
            <text:p>996.411328059</text:p>
          </table:table-cell>
          <table:table-cell office:value-type="float" office:value="3.76475374756" calcext:value-type="float">
            <text:p>3.7647537476</text:p>
          </table:table-cell>
          <table:table-cell office:value-type="float" office:value="0.749715118588" calcext:value-type="float">
            <text:p>0.749715118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076592684762" calcext:value-type="float">
            <text:p>0.0765926848</text:p>
          </table:table-cell>
          <table:table-cell office:value-type="float" office:value="0.0022519375863" calcext:value-type="float">
            <text:p>0.0022519376</text:p>
          </table:table-cell>
          <table:table-cell office:value-type="float" office:value="0" calcext:value-type="float">
            <text:p>0</text:p>
          </table:table-cell>
          <table:table-cell office:value-type="float" office:value="0.0002505618067" calcext:value-type="float">
            <text:p>0.00025056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20]/SUM([.$C20:.$J20])" office:value-type="float" office:value="0.968360913249839" calcext:value-type="float">
            <text:p>0.9683609132</text:p>
          </table:table-cell>
          <table:table-cell table:formula="of:=[.D20]/SUM([.$C20:.$J20])" office:value-type="float" office:value="0.0284712351372362" calcext:value-type="float">
            <text:p>0.0284712351</text:p>
          </table:table-cell>
          <table:table-cell table:formula="of:=[.E20]/SUM([.$C20:.$J20])" office:value-type="float" office:value="0" calcext:value-type="float">
            <text:p>0</text:p>
          </table:table-cell>
          <table:table-cell table:formula="of:=[.F20]/SUM([.$C20:.$J20])" office:value-type="float" office:value="0.00316785161292479" calcext:value-type="float">
            <text:p>0.0031678516</text:p>
          </table:table-cell>
          <table:table-cell table:formula="of:=[.G20]/SUM([.$C20:.$J20])" office:value-type="float" office:value="0" calcext:value-type="float">
            <text:p>0</text:p>
          </table:table-cell>
          <table:table-cell table:formula="of:=[.H20]/SUM([.$C20:.$J20])" office:value-type="float" office:value="0" calcext:value-type="float">
            <text:p>0</text:p>
          </table:table-cell>
          <table:table-cell table:formula="of:=[.I20]/SUM([.$C20:.$J20])" office:value-type="float" office:value="0" calcext:value-type="float">
            <text:p>0</text:p>
          </table:table-cell>
          <table:table-cell table:formula="of:=[.J20]/SUM([.$C20:.$J20])" office:value-type="float" office:value="0" calcext:value-type="float">
            <text:p>0</text:p>
          </table:table-cell>
          <table:table-cell office:value-type="float" office:value="996.368794962" calcext:value-type="float">
            <text:p>996.368794962</text:p>
          </table:table-cell>
          <table:table-cell office:value-type="float" office:value="996.368792361" calcext:value-type="float">
            <text:p>996.368792361</text:p>
          </table:table-cell>
          <table:table-cell office:value-type="float" office:value="3.71882426044" calcext:value-type="float">
            <text:p>3.7188242604</text:p>
          </table:table-cell>
          <table:table-cell office:value-type="float" office:value="0.749710638574" calcext:value-type="float">
            <text:p>0.749710638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0664212507917" calcext:value-type="float">
            <text:p>0.0664212508</text:p>
          </table:table-cell>
          <table:table-cell office:value-type="float" office:value="0.0028598177701" calcext:value-type="float">
            <text:p>0.0028598178</text:p>
          </table:table-cell>
          <table:table-cell office:value-type="float" office:value="0" calcext:value-type="float">
            <text:p>0</text:p>
          </table:table-cell>
          <table:table-cell office:value-type="float" office:value="0.000376765952673" calcext:value-type="float">
            <text:p>0.00037676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21]/SUM([.$C21:.$J21])" office:value-type="float" office:value="0.95353596985418" calcext:value-type="float">
            <text:p>0.9535359699</text:p>
          </table:table-cell>
          <table:table-cell table:formula="of:=[.D21]/SUM([.$C21:.$J21])" office:value-type="float" office:value="0.0410552207089614" calcext:value-type="float">
            <text:p>0.0410552207</text:p>
          </table:table-cell>
          <table:table-cell table:formula="of:=[.E21]/SUM([.$C21:.$J21])" office:value-type="float" office:value="0" calcext:value-type="float">
            <text:p>0</text:p>
          </table:table-cell>
          <table:table-cell table:formula="of:=[.F21]/SUM([.$C21:.$J21])" office:value-type="float" office:value="0.00540880943685837" calcext:value-type="float">
            <text:p>0.0054088094</text:p>
          </table:table-cell>
          <table:table-cell table:formula="of:=[.G21]/SUM([.$C21:.$J21])" office:value-type="float" office:value="0" calcext:value-type="float">
            <text:p>0</text:p>
          </table:table-cell>
          <table:table-cell table:formula="of:=[.H21]/SUM([.$C21:.$J21])" office:value-type="float" office:value="0" calcext:value-type="float">
            <text:p>0</text:p>
          </table:table-cell>
          <table:table-cell table:formula="of:=[.I21]/SUM([.$C21:.$J21])" office:value-type="float" office:value="0" calcext:value-type="float">
            <text:p>0</text:p>
          </table:table-cell>
          <table:table-cell table:formula="of:=[.J21]/SUM([.$C21:.$J21])" office:value-type="float" office:value="0" calcext:value-type="float">
            <text:p>0</text:p>
          </table:table-cell>
          <table:table-cell office:value-type="float" office:value="996.32686969" calcext:value-type="float">
            <text:p>996.32686969</text:p>
          </table:table-cell>
          <table:table-cell office:value-type="float" office:value="996.326866903" calcext:value-type="float">
            <text:p>996.326866903</text:p>
          </table:table-cell>
          <table:table-cell office:value-type="float" office:value="3.67220194121" calcext:value-type="float">
            <text:p>3.6722019412</text:p>
          </table:table-cell>
          <table:table-cell office:value-type="float" office:value="0.749706718695" calcext:value-type="float">
            <text:p>0.749706718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705069325209" calcext:value-type="float">
            <text:p>0.0705069325</text:p>
          </table:table-cell>
          <table:table-cell office:value-type="float" office:value="0.000933570074671" calcext:value-type="float">
            <text:p>0.0009335701</text:p>
          </table:table-cell>
          <table:table-cell office:value-type="float" office:value="0" calcext:value-type="float">
            <text:p>0</text:p>
          </table:table-cell>
          <table:table-cell office:value-type="float" office:value="0.000319709409273" calcext:value-type="float">
            <text:p>0.000319709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22]/SUM([.$C22:.$J22])" office:value-type="float" office:value="0.982535175845643" calcext:value-type="float">
            <text:p>0.9825351758</text:p>
          </table:table-cell>
          <table:table-cell table:formula="of:=[.D22]/SUM([.$C22:.$J22])" office:value-type="float" office:value="0.0130095779902097" calcext:value-type="float">
            <text:p>0.013009578</text:p>
          </table:table-cell>
          <table:table-cell table:formula="of:=[.E22]/SUM([.$C22:.$J22])" office:value-type="float" office:value="0" calcext:value-type="float">
            <text:p>0</text:p>
          </table:table-cell>
          <table:table-cell table:formula="of:=[.F22]/SUM([.$C22:.$J22])" office:value-type="float" office:value="0.0044552461641476" calcext:value-type="float">
            <text:p>0.0044552462</text:p>
          </table:table-cell>
          <table:table-cell table:formula="of:=[.G22]/SUM([.$C22:.$J22])" office:value-type="float" office:value="0" calcext:value-type="float">
            <text:p>0</text:p>
          </table:table-cell>
          <table:table-cell table:formula="of:=[.H22]/SUM([.$C22:.$J22])" office:value-type="float" office:value="0" calcext:value-type="float">
            <text:p>0</text:p>
          </table:table-cell>
          <table:table-cell table:formula="of:=[.I22]/SUM([.$C22:.$J22])" office:value-type="float" office:value="0" calcext:value-type="float">
            <text:p>0</text:p>
          </table:table-cell>
          <table:table-cell table:formula="of:=[.J22]/SUM([.$C22:.$J22])" office:value-type="float" office:value="0" calcext:value-type="float">
            <text:p>0</text:p>
          </table:table-cell>
          <table:table-cell office:value-type="float" office:value="996.285538989" calcext:value-type="float">
            <text:p>996.285538989</text:p>
          </table:table-cell>
          <table:table-cell office:value-type="float" office:value="996.285536019" calcext:value-type="float">
            <text:p>996.285536019</text:p>
          </table:table-cell>
          <table:table-cell office:value-type="float" office:value="3.62485307178" calcext:value-type="float">
            <text:p>3.6248530718</text:p>
          </table:table-cell>
          <table:table-cell office:value-type="float" office:value="0.749703446616" calcext:value-type="float">
            <text:p>0.749703446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700274325994" calcext:value-type="float">
            <text:p>0.0700274326</text:p>
          </table:table-cell>
          <table:table-cell office:value-type="float" office:value="0.00183305717578" calcext:value-type="float">
            <text:p>0.0018330572</text:p>
          </table:table-cell>
          <table:table-cell office:value-type="float" office:value="0" calcext:value-type="float">
            <text:p>0</text:p>
          </table:table-cell>
          <table:table-cell office:value-type="float" office:value="0.000312220692596" calcext:value-type="float">
            <text:p>0.00031222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23]/SUM([.$C23:.$J23])" office:value-type="float" office:value="0.970275775227621" calcext:value-type="float">
            <text:p>0.9702757752</text:p>
          </table:table-cell>
          <table:table-cell table:formula="of:=[.D23]/SUM([.$C23:.$J23])" office:value-type="float" office:value="0.0253982033361271" calcext:value-type="float">
            <text:p>0.0253982033</text:p>
          </table:table-cell>
          <table:table-cell table:formula="of:=[.E23]/SUM([.$C23:.$J23])" office:value-type="float" office:value="0" calcext:value-type="float">
            <text:p>0</text:p>
          </table:table-cell>
          <table:table-cell table:formula="of:=[.F23]/SUM([.$C23:.$J23])" office:value-type="float" office:value="0.00432602143625189" calcext:value-type="float">
            <text:p>0.0043260214</text:p>
          </table:table-cell>
          <table:table-cell table:formula="of:=[.G23]/SUM([.$C23:.$J23])" office:value-type="float" office:value="0" calcext:value-type="float">
            <text:p>0</text:p>
          </table:table-cell>
          <table:table-cell table:formula="of:=[.H23]/SUM([.$C23:.$J23])" office:value-type="float" office:value="0" calcext:value-type="float">
            <text:p>0</text:p>
          </table:table-cell>
          <table:table-cell table:formula="of:=[.I23]/SUM([.$C23:.$J23])" office:value-type="float" office:value="0" calcext:value-type="float">
            <text:p>0</text:p>
          </table:table-cell>
          <table:table-cell table:formula="of:=[.J23]/SUM([.$C23:.$J23])" office:value-type="float" office:value="0" calcext:value-type="float">
            <text:p>0</text:p>
          </table:table-cell>
          <table:table-cell office:value-type="float" office:value="1.88490042685" calcext:value-type="float">
            <text:p>1.8849004269</text:p>
          </table:table-cell>
          <table:table-cell office:value-type="float" office:value="1.68104173018" calcext:value-type="float">
            <text:p>1.6810417302</text:p>
          </table:table-cell>
          <table:table-cell office:value-type="float" office:value="1.31484083088" calcext:value-type="float">
            <text:p>1.3148408309</text:p>
          </table:table-cell>
          <table:table-cell office:value-type="float" office:value="0.205741929476" calcext:value-type="float">
            <text:p>0.2057419295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0689022856758" calcext:value-type="float">
            <text:p>0.0689022857</text:p>
          </table:table-cell>
          <table:table-cell office:value-type="float" office:value="0.00156266334179" calcext:value-type="float">
            <text:p>0.0015626633</text:p>
          </table:table-cell>
          <table:table-cell office:value-type="float" office:value="0" calcext:value-type="float">
            <text:p>0</text:p>
          </table:table-cell>
          <table:table-cell office:value-type="float" office:value="0.000351002657627" calcext:value-type="float">
            <text:p>0.00035100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24]/SUM([.$C24:.$J24])" office:value-type="float" office:value="0.972976907686087" calcext:value-type="float">
            <text:p>0.9729769077</text:p>
          </table:table-cell>
          <table:table-cell table:formula="of:=[.D24]/SUM([.$C24:.$J24])" office:value-type="float" office:value="0.0220665443988783" calcext:value-type="float">
            <text:p>0.0220665444</text:p>
          </table:table-cell>
          <table:table-cell table:formula="of:=[.E24]/SUM([.$C24:.$J24])" office:value-type="float" office:value="0" calcext:value-type="float">
            <text:p>0</text:p>
          </table:table-cell>
          <table:table-cell table:formula="of:=[.F24]/SUM([.$C24:.$J24])" office:value-type="float" office:value="0.00495654791503477" calcext:value-type="float">
            <text:p>0.0049565479</text:p>
          </table:table-cell>
          <table:table-cell table:formula="of:=[.G24]/SUM([.$C24:.$J24])" office:value-type="float" office:value="0" calcext:value-type="float">
            <text:p>0</text:p>
          </table:table-cell>
          <table:table-cell table:formula="of:=[.H24]/SUM([.$C24:.$J24])" office:value-type="float" office:value="0" calcext:value-type="float">
            <text:p>0</text:p>
          </table:table-cell>
          <table:table-cell table:formula="of:=[.I24]/SUM([.$C24:.$J24])" office:value-type="float" office:value="0" calcext:value-type="float">
            <text:p>0</text:p>
          </table:table-cell>
          <table:table-cell table:formula="of:=[.J24]/SUM([.$C24:.$J24])" office:value-type="float" office:value="0" calcext:value-type="float">
            <text:p>0</text:p>
          </table:table-cell>
          <table:table-cell office:value-type="float" office:value="1.93177615309" calcext:value-type="float">
            <text:p>1.9317761531</text:p>
          </table:table-cell>
          <table:table-cell office:value-type="float" office:value="1.56392902296" calcext:value-type="float">
            <text:p>1.563929023</text:p>
          </table:table-cell>
          <table:table-cell office:value-type="float" office:value="1.27016051463" calcext:value-type="float">
            <text:p>1.2701605146</text:p>
          </table:table-cell>
          <table:table-cell office:value-type="float" office:value="0.20265163189" calcext:value-type="float">
            <text:p>0.2026516319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0676946586903" calcext:value-type="float">
            <text:p>0.0676946587</text:p>
          </table:table-cell>
          <table:table-cell office:value-type="float" office:value="0.000852598783237" calcext:value-type="float">
            <text:p>0.0008525988</text:p>
          </table:table-cell>
          <table:table-cell office:value-type="float" office:value="0" calcext:value-type="float">
            <text:p>0</text:p>
          </table:table-cell>
          <table:table-cell office:value-type="float" office:value="0.000368852558581" calcext:value-type="float">
            <text:p>0.00036885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25]/SUM([.$C25:.$J25])" office:value-type="float" office:value="0.982276258174631" calcext:value-type="float">
            <text:p>0.9822762582</text:p>
          </table:table-cell>
          <table:table-cell table:formula="of:=[.D25]/SUM([.$C25:.$J25])" office:value-type="float" office:value="0.0123715453881487" calcext:value-type="float">
            <text:p>0.0123715454</text:p>
          </table:table-cell>
          <table:table-cell table:formula="of:=[.E25]/SUM([.$C25:.$J25])" office:value-type="float" office:value="0" calcext:value-type="float">
            <text:p>0</text:p>
          </table:table-cell>
          <table:table-cell table:formula="of:=[.F25]/SUM([.$C25:.$J25])" office:value-type="float" office:value="0.00535219643722053" calcext:value-type="float">
            <text:p>0.0053521964</text:p>
          </table:table-cell>
          <table:table-cell table:formula="of:=[.G25]/SUM([.$C25:.$J25])" office:value-type="float" office:value="0" calcext:value-type="float">
            <text:p>0</text:p>
          </table:table-cell>
          <table:table-cell table:formula="of:=[.H25]/SUM([.$C25:.$J25])" office:value-type="float" office:value="0" calcext:value-type="float">
            <text:p>0</text:p>
          </table:table-cell>
          <table:table-cell table:formula="of:=[.I25]/SUM([.$C25:.$J25])" office:value-type="float" office:value="0" calcext:value-type="float">
            <text:p>0</text:p>
          </table:table-cell>
          <table:table-cell table:formula="of:=[.J25]/SUM([.$C25:.$J25])" office:value-type="float" office:value="0" calcext:value-type="float">
            <text:p>0</text:p>
          </table:table-cell>
          <table:table-cell office:value-type="float" office:value="1.98035638344" calcext:value-type="float">
            <text:p>1.9803563834</text:p>
          </table:table-cell>
          <table:table-cell office:value-type="float" office:value="1.44634859961" calcext:value-type="float">
            <text:p>1.4463485996</text:p>
          </table:table-cell>
          <table:table-cell office:value-type="float" office:value="1.22492368808" calcext:value-type="float">
            <text:p>1.2249236881</text:p>
          </table:table-cell>
          <table:table-cell office:value-type="float" office:value="0.199577614113" calcext:value-type="float">
            <text:p>0.199577614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0341577836912" calcext:value-type="float">
            <text:p>0.0341577837</text:p>
          </table:table-cell>
          <table:table-cell office:value-type="float" office:value="0.00054679207028" calcext:value-type="float">
            <text:p>0.0005467921</text:p>
          </table:table-cell>
          <table:table-cell office:value-type="float" office:value="0" calcext:value-type="float">
            <text:p>0</text:p>
          </table:table-cell>
          <table:table-cell office:value-type="float" office:value="0.000501811767066" calcext:value-type="float">
            <text:p>0.00050181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26]/SUM([.$C26:.$J26])" office:value-type="float" office:value="0.970215523063939" calcext:value-type="float">
            <text:p>0.9702155231</text:p>
          </table:table-cell>
          <table:table-cell table:formula="of:=[.D26]/SUM([.$C26:.$J26])" office:value-type="float" office:value="0.0155310473088626" calcext:value-type="float">
            <text:p>0.0155310473</text:p>
          </table:table-cell>
          <table:table-cell table:formula="of:=[.E26]/SUM([.$C26:.$J26])" office:value-type="float" office:value="0" calcext:value-type="float">
            <text:p>0</text:p>
          </table:table-cell>
          <table:table-cell table:formula="of:=[.F26]/SUM([.$C26:.$J26])" office:value-type="float" office:value="0.0142534296271982" calcext:value-type="float">
            <text:p>0.0142534296</text:p>
          </table:table-cell>
          <table:table-cell table:formula="of:=[.G26]/SUM([.$C26:.$J26])" office:value-type="float" office:value="0" calcext:value-type="float">
            <text:p>0</text:p>
          </table:table-cell>
          <table:table-cell table:formula="of:=[.H26]/SUM([.$C26:.$J26])" office:value-type="float" office:value="0" calcext:value-type="float">
            <text:p>0</text:p>
          </table:table-cell>
          <table:table-cell table:formula="of:=[.I26]/SUM([.$C26:.$J26])" office:value-type="float" office:value="0" calcext:value-type="float">
            <text:p>0</text:p>
          </table:table-cell>
          <table:table-cell table:formula="of:=[.J26]/SUM([.$C26:.$J26])" office:value-type="float" office:value="0" calcext:value-type="float">
            <text:p>0</text:p>
          </table:table-cell>
          <table:table-cell office:value-type="float" office:value="2.03067875882" calcext:value-type="float">
            <text:p>2.0306787588</text:p>
          </table:table-cell>
          <table:table-cell office:value-type="float" office:value="1.32848836406" calcext:value-type="float">
            <text:p>1.3284883641</text:p>
          </table:table-cell>
          <table:table-cell office:value-type="float" office:value="1.17933510334" calcext:value-type="float">
            <text:p>1.1793351033</text:p>
          </table:table-cell>
          <table:table-cell office:value-type="float" office:value="0.196424715744" calcext:value-type="float">
            <text:p>0.196424715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674905322401" calcext:value-type="float">
            <text:p>0.0674905322</text:p>
          </table:table-cell>
          <table:table-cell office:value-type="float" office:value="0.000733004643204" calcext:value-type="float">
            <text:p>0.0007330046</text:p>
          </table:table-cell>
          <table:table-cell office:value-type="float" office:value="0" calcext:value-type="float">
            <text:p>0</text:p>
          </table:table-cell>
          <table:table-cell office:value-type="float" office:value="0.000345977334292" calcext:value-type="float">
            <text:p>0.000345977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27]/SUM([.$C27:.$J27])" office:value-type="float" office:value="0.984264406860577" calcext:value-type="float">
            <text:p>0.9842644069</text:p>
          </table:table-cell>
          <table:table-cell table:formula="of:=[.D27]/SUM([.$C27:.$J27])" office:value-type="float" office:value="0.0106899494851008" calcext:value-type="float">
            <text:p>0.0106899495</text:p>
          </table:table-cell>
          <table:table-cell table:formula="of:=[.E27]/SUM([.$C27:.$J27])" office:value-type="float" office:value="0" calcext:value-type="float">
            <text:p>0</text:p>
          </table:table-cell>
          <table:table-cell table:formula="of:=[.F27]/SUM([.$C27:.$J27])" office:value-type="float" office:value="0.00504564365432265" calcext:value-type="float">
            <text:p>0.0050456437</text:p>
          </table:table-cell>
          <table:table-cell table:formula="of:=[.G27]/SUM([.$C27:.$J27])" office:value-type="float" office:value="0" calcext:value-type="float">
            <text:p>0</text:p>
          </table:table-cell>
          <table:table-cell table:formula="of:=[.H27]/SUM([.$C27:.$J27])" office:value-type="float" office:value="0" calcext:value-type="float">
            <text:p>0</text:p>
          </table:table-cell>
          <table:table-cell table:formula="of:=[.I27]/SUM([.$C27:.$J27])" office:value-type="float" office:value="0" calcext:value-type="float">
            <text:p>0</text:p>
          </table:table-cell>
          <table:table-cell table:formula="of:=[.J27]/SUM([.$C27:.$J27])" office:value-type="float" office:value="0" calcext:value-type="float">
            <text:p>0</text:p>
          </table:table-cell>
          <table:table-cell office:value-type="float" office:value="2.08517671652" calcext:value-type="float">
            <text:p>2.0851767165</text:p>
          </table:table-cell>
          <table:table-cell office:value-type="float" office:value="1.21131672981" calcext:value-type="float">
            <text:p>1.2113167298</text:p>
          </table:table-cell>
          <table:table-cell office:value-type="float" office:value="1.13474277747" calcext:value-type="float">
            <text:p>1.1347427775</text:p>
          </table:table-cell>
          <table:table-cell office:value-type="float" office:value="0.192496215538" calcext:value-type="float">
            <text:p>0.1924962155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0338320359773" calcext:value-type="float">
            <text:p>0.033832036</text:p>
          </table:table-cell>
          <table:table-cell office:value-type="float" office:value="0.000813292114949" calcext:value-type="float">
            <text:p>0.0008132921</text:p>
          </table:table-cell>
          <table:table-cell office:value-type="float" office:value="0" calcext:value-type="float">
            <text:p>0</text:p>
          </table:table-cell>
          <table:table-cell office:value-type="float" office:value="0.000472256369676" calcext:value-type="float">
            <text:p>0.000472256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28]/SUM([.$C28:.$J28])" office:value-type="float" office:value="0.963393026475986" calcext:value-type="float">
            <text:p>0.9633930265</text:p>
          </table:table-cell>
          <table:table-cell table:formula="of:=[.D28]/SUM([.$C28:.$J28])" office:value-type="float" office:value="0.0231591132308882" calcext:value-type="float">
            <text:p>0.0231591132</text:p>
          </table:table-cell>
          <table:table-cell table:formula="of:=[.E28]/SUM([.$C28:.$J28])" office:value-type="float" office:value="0" calcext:value-type="float">
            <text:p>0</text:p>
          </table:table-cell>
          <table:table-cell table:formula="of:=[.F28]/SUM([.$C28:.$J28])" office:value-type="float" office:value="0.0134478602931254" calcext:value-type="float">
            <text:p>0.0134478603</text:p>
          </table:table-cell>
          <table:table-cell table:formula="of:=[.G28]/SUM([.$C28:.$J28])" office:value-type="float" office:value="0" calcext:value-type="float">
            <text:p>0</text:p>
          </table:table-cell>
          <table:table-cell table:formula="of:=[.H28]/SUM([.$C28:.$J28])" office:value-type="float" office:value="0" calcext:value-type="float">
            <text:p>0</text:p>
          </table:table-cell>
          <table:table-cell table:formula="of:=[.I28]/SUM([.$C28:.$J28])" office:value-type="float" office:value="0" calcext:value-type="float">
            <text:p>0</text:p>
          </table:table-cell>
          <table:table-cell table:formula="of:=[.J28]/SUM([.$C28:.$J28])" office:value-type="float" office:value="0" calcext:value-type="float">
            <text:p>0</text:p>
          </table:table-cell>
          <table:table-cell office:value-type="float" office:value="2.14090899148" calcext:value-type="float">
            <text:p>2.1409089915</text:p>
          </table:table-cell>
          <table:table-cell office:value-type="float" office:value="1.09393589552" calcext:value-type="float">
            <text:p>1.0939358955</text:p>
          </table:table-cell>
          <table:table-cell office:value-type="float" office:value="1.08983821991" calcext:value-type="float">
            <text:p>1.0898382199</text:p>
          </table:table-cell>
          <table:table-cell office:value-type="float" office:value="0.188331151784" calcext:value-type="float">
            <text:p>0.188331151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0335515419382" calcext:value-type="float">
            <text:p>0.0335515419</text:p>
          </table:table-cell>
          <table:table-cell office:value-type="float" office:value="0.000611189593331" calcext:value-type="float">
            <text:p>0.0006111896</text:p>
          </table:table-cell>
          <table:table-cell office:value-type="float" office:value="0" calcext:value-type="float">
            <text:p>0</text:p>
          </table:table-cell>
          <table:table-cell office:value-type="float" office:value="0.000445679917142" calcext:value-type="float">
            <text:p>0.00044567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29]/SUM([.$C29:.$J29])" office:value-type="float" office:value="0.969462062364797" calcext:value-type="float">
            <text:p>0.9694620624</text:p>
          </table:table-cell>
          <table:table-cell table:formula="of:=[.D29]/SUM([.$C29:.$J29])" office:value-type="float" office:value="0.0176601458358597" calcext:value-type="float">
            <text:p>0.0176601458</text:p>
          </table:table-cell>
          <table:table-cell table:formula="of:=[.E29]/SUM([.$C29:.$J29])" office:value-type="float" office:value="0" calcext:value-type="float">
            <text:p>0</text:p>
          </table:table-cell>
          <table:table-cell table:formula="of:=[.F29]/SUM([.$C29:.$J29])" office:value-type="float" office:value="0.0128777917993427" calcext:value-type="float">
            <text:p>0.0128777918</text:p>
          </table:table-cell>
          <table:table-cell table:formula="of:=[.G29]/SUM([.$C29:.$J29])" office:value-type="float" office:value="0" calcext:value-type="float">
            <text:p>0</text:p>
          </table:table-cell>
          <table:table-cell table:formula="of:=[.H29]/SUM([.$C29:.$J29])" office:value-type="float" office:value="0" calcext:value-type="float">
            <text:p>0</text:p>
          </table:table-cell>
          <table:table-cell table:formula="of:=[.I29]/SUM([.$C29:.$J29])" office:value-type="float" office:value="0" calcext:value-type="float">
            <text:p>0</text:p>
          </table:table-cell>
          <table:table-cell table:formula="of:=[.J29]/SUM([.$C29:.$J29])" office:value-type="float" office:value="0" calcext:value-type="float">
            <text:p>0</text:p>
          </table:table-cell>
          <table:table-cell office:value-type="float" office:value="2.19902941579" calcext:value-type="float">
            <text:p>2.1990294158</text:p>
          </table:table-cell>
          <table:table-cell office:value-type="float" office:value="0.976892393064" calcext:value-type="float">
            <text:p>0.9768923931</text:p>
          </table:table-cell>
          <table:table-cell office:value-type="float" office:value="1.04533895407" calcext:value-type="float">
            <text:p>1.0453389541</text:p>
          </table:table-cell>
          <table:table-cell office:value-type="float" office:value="0.183456582618" calcext:value-type="float">
            <text:p>0.183456582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0321814994918" calcext:value-type="float">
            <text:p>0.0321814995</text:p>
          </table:table-cell>
          <table:table-cell office:value-type="float" office:value="0.000695423630997" calcext:value-type="float">
            <text:p>0.0006954236</text:p>
          </table:table-cell>
          <table:table-cell office:value-type="float" office:value="0" calcext:value-type="float">
            <text:p>0</text:p>
          </table:table-cell>
          <table:table-cell office:value-type="float" office:value="0.000466001817072" calcext:value-type="float">
            <text:p>0.00046600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30]/SUM([.$C30:.$J30])" office:value-type="float" office:value="0.96516725961614" calcext:value-type="float">
            <text:p>0.9651672596</text:p>
          </table:table-cell>
          <table:table-cell table:formula="of:=[.D30]/SUM([.$C30:.$J30])" office:value-type="float" office:value="0.0208567074499653" calcext:value-type="float">
            <text:p>0.0208567074</text:p>
          </table:table-cell>
          <table:table-cell table:formula="of:=[.E30]/SUM([.$C30:.$J30])" office:value-type="float" office:value="0" calcext:value-type="float">
            <text:p>0</text:p>
          </table:table-cell>
          <table:table-cell table:formula="of:=[.F30]/SUM([.$C30:.$J30])" office:value-type="float" office:value="0.0139760329338951" calcext:value-type="float">
            <text:p>0.0139760329</text:p>
          </table:table-cell>
          <table:table-cell table:formula="of:=[.G30]/SUM([.$C30:.$J30])" office:value-type="float" office:value="0" calcext:value-type="float">
            <text:p>0</text:p>
          </table:table-cell>
          <table:table-cell table:formula="of:=[.H30]/SUM([.$C30:.$J30])" office:value-type="float" office:value="0" calcext:value-type="float">
            <text:p>0</text:p>
          </table:table-cell>
          <table:table-cell table:formula="of:=[.I30]/SUM([.$C30:.$J30])" office:value-type="float" office:value="0" calcext:value-type="float">
            <text:p>0</text:p>
          </table:table-cell>
          <table:table-cell table:formula="of:=[.J30]/SUM([.$C30:.$J30])" office:value-type="float" office:value="0" calcext:value-type="float">
            <text:p>0</text:p>
          </table:table-cell>
          <table:table-cell office:value-type="float" office:value="2.1858584866" calcext:value-type="float">
            <text:p>2.1858584866</text:p>
          </table:table-cell>
          <table:table-cell office:value-type="float" office:value="0.939508277918" calcext:value-type="float">
            <text:p>0.9395082779</text:p>
          </table:table-cell>
          <table:table-cell office:value-type="float" office:value="1.01038096943" calcext:value-type="float">
            <text:p>1.0103809694</text:p>
          </table:table-cell>
          <table:table-cell office:value-type="float" office:value="0.177617433894" calcext:value-type="float">
            <text:p>0.1776174339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0762527688052" calcext:value-type="float">
            <text:p>0.0762527688</text:p>
          </table:table-cell>
          <table:table-cell office:value-type="float" office:value="0.00059625640095" calcext:value-type="float">
            <text:p>0.0005962564</text:p>
          </table:table-cell>
          <table:table-cell office:value-type="float" office:value="0" calcext:value-type="float">
            <text:p>0</text:p>
          </table:table-cell>
          <table:table-cell office:value-type="float" office:value="0.00028572552715" calcext:value-type="float">
            <text:p>0.000285725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31]/SUM([.$C31:.$J31])" office:value-type="float" office:value="0.988565699380432" calcext:value-type="float">
            <text:p>0.9885656994</text:p>
          </table:table-cell>
          <table:table-cell table:formula="of:=[.D31]/SUM([.$C31:.$J31])" office:value-type="float" office:value="0.00773006194071473" calcext:value-type="float">
            <text:p>0.0077300619</text:p>
          </table:table-cell>
          <table:table-cell table:formula="of:=[.E31]/SUM([.$C31:.$J31])" office:value-type="float" office:value="0" calcext:value-type="float">
            <text:p>0</text:p>
          </table:table-cell>
          <table:table-cell table:formula="of:=[.F31]/SUM([.$C31:.$J31])" office:value-type="float" office:value="0.00370423867885333" calcext:value-type="float">
            <text:p>0.0037042387</text:p>
          </table:table-cell>
          <table:table-cell table:formula="of:=[.G31]/SUM([.$C31:.$J31])" office:value-type="float" office:value="0" calcext:value-type="float">
            <text:p>0</text:p>
          </table:table-cell>
          <table:table-cell table:formula="of:=[.H31]/SUM([.$C31:.$J31])" office:value-type="float" office:value="0" calcext:value-type="float">
            <text:p>0</text:p>
          </table:table-cell>
          <table:table-cell table:formula="of:=[.I31]/SUM([.$C31:.$J31])" office:value-type="float" office:value="0" calcext:value-type="float">
            <text:p>0</text:p>
          </table:table-cell>
          <table:table-cell table:formula="of:=[.J31]/SUM([.$C31:.$J31])" office:value-type="float" office:value="0" calcext:value-type="float">
            <text:p>0</text:p>
          </table:table-cell>
          <table:table-cell office:value-type="float" office:value="2.25934698302" calcext:value-type="float">
            <text:p>2.259346983</text:p>
          </table:table-cell>
          <table:table-cell office:value-type="float" office:value="0.860307492266" calcext:value-type="float">
            <text:p>0.8603074923</text:p>
          </table:table-cell>
          <table:table-cell office:value-type="float" office:value="1.0013022739" calcext:value-type="float">
            <text:p>1.0013022739</text:p>
          </table:table-cell>
          <table:table-cell office:value-type="float" office:value="0.170303367113" calcext:value-type="float">
            <text:p>0.170303367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0735637254302" calcext:value-type="float">
            <text:p>0.0735637254</text:p>
          </table:table-cell>
          <table:table-cell office:value-type="float" office:value="0.00985639920132" calcext:value-type="float">
            <text:p>0.0098563992</text:p>
          </table:table-cell>
          <table:table-cell office:value-type="float" office:value="0" calcext:value-type="float">
            <text:p>0</text:p>
          </table:table-cell>
          <table:table-cell office:value-type="float" office:value="0.000153503143271" calcext:value-type="float">
            <text:p>0.000153503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32]/SUM([.$C32:.$J32])" office:value-type="float" office:value="0.880226542617426" calcext:value-type="float">
            <text:p>0.8802265426</text:p>
          </table:table-cell>
          <table:table-cell table:formula="of:=[.D32]/SUM([.$C32:.$J32])" office:value-type="float" office:value="0.117936715968348" calcext:value-type="float">
            <text:p>0.117936716</text:p>
          </table:table-cell>
          <table:table-cell table:formula="of:=[.E32]/SUM([.$C32:.$J32])" office:value-type="float" office:value="0" calcext:value-type="float">
            <text:p>0</text:p>
          </table:table-cell>
          <table:table-cell table:formula="of:=[.F32]/SUM([.$C32:.$J32])" office:value-type="float" office:value="0.0018367414142252" calcext:value-type="float">
            <text:p>0.0018367414</text:p>
          </table:table-cell>
          <table:table-cell table:formula="of:=[.G32]/SUM([.$C32:.$J32])" office:value-type="float" office:value="0" calcext:value-type="float">
            <text:p>0</text:p>
          </table:table-cell>
          <table:table-cell table:formula="of:=[.H32]/SUM([.$C32:.$J32])" office:value-type="float" office:value="0" calcext:value-type="float">
            <text:p>0</text:p>
          </table:table-cell>
          <table:table-cell table:formula="of:=[.I32]/SUM([.$C32:.$J32])" office:value-type="float" office:value="0" calcext:value-type="float">
            <text:p>0</text:p>
          </table:table-cell>
          <table:table-cell table:formula="of:=[.J32]/SUM([.$C32:.$J32])" office:value-type="float" office:value="0" calcext:value-type="float">
            <text:p>0</text:p>
          </table:table-cell>
          <table:table-cell office:value-type="float" office:value="2.24717738851" calcext:value-type="float">
            <text:p>2.2471773885</text:p>
          </table:table-cell>
          <table:table-cell office:value-type="float" office:value="0.823275985537" calcext:value-type="float">
            <text:p>0.8232759855</text:p>
          </table:table-cell>
          <table:table-cell office:value-type="float" office:value="0.9667185156" calcext:value-type="float">
            <text:p>0.9667185156</text:p>
          </table:table-cell>
          <table:table-cell office:value-type="float" office:value="0.160662213042" calcext:value-type="float">
            <text:p>0.160662213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377026527579" calcext:value-type="float">
            <text:p>0.0377026528</text:p>
          </table:table-cell>
          <table:table-cell office:value-type="float" office:value="0.0512410907518" calcext:value-type="float">
            <text:p>0.0512410908</text:p>
          </table:table-cell>
          <table:table-cell office:value-type="float" office:value="0" calcext:value-type="float">
            <text:p>0</text:p>
          </table:table-cell>
          <table:table-cell office:value-type="float" office:value="0.000670744110799" calcext:value-type="float">
            <text:p>0.000670744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33]/SUM([.$C33:.$J33])" office:value-type="float" office:value="0.420720508022808" calcext:value-type="float">
            <text:p>0.420720508</text:p>
          </table:table-cell>
          <table:table-cell table:formula="of:=[.D33]/SUM([.$C33:.$J33])" office:value-type="float" office:value="0.571794718827124" calcext:value-type="float">
            <text:p>0.5717947188</text:p>
          </table:table-cell>
          <table:table-cell table:formula="of:=[.E33]/SUM([.$C33:.$J33])" office:value-type="float" office:value="0" calcext:value-type="float">
            <text:p>0</text:p>
          </table:table-cell>
          <table:table-cell table:formula="of:=[.F33]/SUM([.$C33:.$J33])" office:value-type="float" office:value="0.00748477315006787" calcext:value-type="float">
            <text:p>0.0074847732</text:p>
          </table:table-cell>
          <table:table-cell table:formula="of:=[.G33]/SUM([.$C33:.$J33])" office:value-type="float" office:value="0" calcext:value-type="float">
            <text:p>0</text:p>
          </table:table-cell>
          <table:table-cell table:formula="of:=[.H33]/SUM([.$C33:.$J33])" office:value-type="float" office:value="0" calcext:value-type="float">
            <text:p>0</text:p>
          </table:table-cell>
          <table:table-cell table:formula="of:=[.I33]/SUM([.$C33:.$J33])" office:value-type="float" office:value="0" calcext:value-type="float">
            <text:p>0</text:p>
          </table:table-cell>
          <table:table-cell table:formula="of:=[.J33]/SUM([.$C33:.$J33])" office:value-type="float" office:value="0" calcext:value-type="float">
            <text:p>0</text:p>
          </table:table-cell>
          <table:table-cell office:value-type="float" office:value="2.17315737291" calcext:value-type="float">
            <text:p>2.1731573729</text:p>
          </table:table-cell>
          <table:table-cell office:value-type="float" office:value="0.744395363764" calcext:value-type="float">
            <text:p>0.7443953638</text:p>
          </table:table-cell>
          <table:table-cell office:value-type="float" office:value="0.95774660822" calcext:value-type="float">
            <text:p>0.9577466082</text:p>
          </table:table-cell>
          <table:table-cell office:value-type="float" office:value="0.143642174621" calcext:value-type="float">
            <text:p>0.143642174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0394420406665" calcext:value-type="float">
            <text:p>0.0394420407</text:p>
          </table:table-cell>
          <table:table-cell office:value-type="float" office:value="0.0440955913744" calcext:value-type="float">
            <text:p>0.0440955914</text:p>
          </table:table-cell>
          <table:table-cell office:value-type="float" office:value="0" calcext:value-type="float">
            <text:p>0</text:p>
          </table:table-cell>
          <table:table-cell office:value-type="float" office:value="0.000437763783064" calcext:value-type="float">
            <text:p>0.000437763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34]/SUM([.$C34:.$J34])" office:value-type="float" office:value="0.469685677328412" calcext:value-type="float">
            <text:p>0.4696856773</text:p>
          </table:table-cell>
          <table:table-cell table:formula="of:=[.D34]/SUM([.$C34:.$J34])" office:value-type="float" office:value="0.525101322140079" calcext:value-type="float">
            <text:p>0.5251013221</text:p>
          </table:table-cell>
          <table:table-cell table:formula="of:=[.E34]/SUM([.$C34:.$J34])" office:value-type="float" office:value="0" calcext:value-type="float">
            <text:p>0</text:p>
          </table:table-cell>
          <table:table-cell table:formula="of:=[.F34]/SUM([.$C34:.$J34])" office:value-type="float" office:value="0.00521300053150896" calcext:value-type="float">
            <text:p>0.0052130005</text:p>
          </table:table-cell>
          <table:table-cell table:formula="of:=[.G34]/SUM([.$C34:.$J34])" office:value-type="float" office:value="0" calcext:value-type="float">
            <text:p>0</text:p>
          </table:table-cell>
          <table:table-cell table:formula="of:=[.H34]/SUM([.$C34:.$J34])" office:value-type="float" office:value="0" calcext:value-type="float">
            <text:p>0</text:p>
          </table:table-cell>
          <table:table-cell table:formula="of:=[.I34]/SUM([.$C34:.$J34])" office:value-type="float" office:value="0" calcext:value-type="float">
            <text:p>0</text:p>
          </table:table-cell>
          <table:table-cell table:formula="of:=[.J34]/SUM([.$C34:.$J34])" office:value-type="float" office:value="0" calcext:value-type="float">
            <text:p>0</text:p>
          </table:table-cell>
          <table:table-cell office:value-type="float" office:value="2.16101454829" calcext:value-type="float">
            <text:p>2.1610145483</text:p>
          </table:table-cell>
          <table:table-cell office:value-type="float" office:value="0.707906714067" calcext:value-type="float">
            <text:p>0.7079067141</text:p>
          </table:table-cell>
          <table:table-cell office:value-type="float" office:value="0.923636062351" calcext:value-type="float">
            <text:p>0.9236360624</text:p>
          </table:table-cell>
          <table:table-cell office:value-type="float" office:value="0.110184187847" calcext:value-type="float">
            <text:p>0.110184187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56226242975" calcext:value-type="float">
            <text:p>0.056226243</text:p>
          </table:table-cell>
          <table:table-cell office:value-type="float" office:value="0.0157431531517" calcext:value-type="float">
            <text:p>0.0157431532</text:p>
          </table:table-cell>
          <table:table-cell office:value-type="float" office:value="0" calcext:value-type="float">
            <text:p>0</text:p>
          </table:table-cell>
          <table:table-cell office:value-type="float" office:value="0.0000662967254998" calcext:value-type="float">
            <text:p>6.62967254998E-05</text:p>
          </table:table-cell>
          <table:table-cell office:value-type="float" office:value="0" calcext:value-type="float">
            <text:p>0</text:p>
          </table:table-cell>
          <table:table-cell office:value-type="float" office:value="0.00126739966409" calcext:value-type="float">
            <text:p>0.001267399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5]/SUM([.$C35:.$J35])" office:value-type="float" office:value="0.767037802156916" calcext:value-type="float">
            <text:p>0.7670378022</text:p>
          </table:table-cell>
          <table:table-cell table:formula="of:=[.D35]/SUM([.$C35:.$J35])" office:value-type="float" office:value="0.214767926035337" calcext:value-type="float">
            <text:p>0.214767926</text:p>
          </table:table-cell>
          <table:table-cell table:formula="of:=[.E35]/SUM([.$C35:.$J35])" office:value-type="float" office:value="0" calcext:value-type="float">
            <text:p>0</text:p>
          </table:table-cell>
          <table:table-cell table:formula="of:=[.F35]/SUM([.$C35:.$J35])" office:value-type="float" office:value="0.000904419216488952" calcext:value-type="float">
            <text:p>0.0009044192</text:p>
          </table:table-cell>
          <table:table-cell table:formula="of:=[.G35]/SUM([.$C35:.$J35])" office:value-type="float" office:value="0" calcext:value-type="float">
            <text:p>0</text:p>
          </table:table-cell>
          <table:table-cell table:formula="of:=[.H35]/SUM([.$C35:.$J35])" office:value-type="float" office:value="0.017289852591258" calcext:value-type="float">
            <text:p>0.0172898526</text:p>
          </table:table-cell>
          <table:table-cell table:formula="of:=[.I35]/SUM([.$C35:.$J35])" office:value-type="float" office:value="0" calcext:value-type="float">
            <text:p>0</text:p>
          </table:table-cell>
          <table:table-cell table:formula="of:=[.J35]/SUM([.$C35:.$J35])" office:value-type="float" office:value="0" calcext:value-type="float">
            <text:p>0</text:p>
          </table:table-cell>
          <table:table-cell office:value-type="float" office:value="2.23554936587" calcext:value-type="float">
            <text:p>2.2355493659</text:p>
          </table:table-cell>
          <table:table-cell office:value-type="float" office:value="0.629578761927" calcext:value-type="float">
            <text:p>0.6295787619</text:p>
          </table:table-cell>
          <table:table-cell office:value-type="float" office:value="0.914786843976" calcext:value-type="float">
            <text:p>0.914786844</text:p>
          </table:table-cell>
          <table:table-cell office:value-type="float" office:value="0.0655631161848" calcext:value-type="float">
            <text:p>0.0655631162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025836121365" calcext:value-type="float">
            <text:p>0.0258361214</text:p>
          </table:table-cell>
          <table:table-cell office:value-type="float" office:value="0.0011991721348" calcext:value-type="float">
            <text:p>0.00119917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18516792664" calcext:value-type="float">
            <text:p>0.051851679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6]/SUM([.$C36:.$J36])" office:value-type="float" office:value="0.327508084783167" calcext:value-type="float">
            <text:p>0.3275080848</text:p>
          </table:table-cell>
          <table:table-cell table:formula="of:=[.D36]/SUM([.$C36:.$J36])" office:value-type="float" office:value="0.0152011427584378" calcext:value-type="float">
            <text:p>0.0152011428</text:p>
          </table:table-cell>
          <table:table-cell table:formula="of:=[.E36]/SUM([.$C36:.$J36])" office:value-type="float" office:value="0" calcext:value-type="float">
            <text:p>0</text:p>
          </table:table-cell>
          <table:table-cell table:formula="of:=[.F36]/SUM([.$C36:.$J36])" office:value-type="float" office:value="0" calcext:value-type="float">
            <text:p>0</text:p>
          </table:table-cell>
          <table:table-cell table:formula="of:=[.G36]/SUM([.$C36:.$J36])" office:value-type="float" office:value="0" calcext:value-type="float">
            <text:p>0</text:p>
          </table:table-cell>
          <table:table-cell table:formula="of:=[.H36]/SUM([.$C36:.$J36])" office:value-type="float" office:value="0.657290772458395" calcext:value-type="float">
            <text:p>0.6572907725</text:p>
          </table:table-cell>
          <table:table-cell table:formula="of:=[.I36]/SUM([.$C36:.$J36])" office:value-type="float" office:value="0" calcext:value-type="float">
            <text:p>0</text:p>
          </table:table-cell>
          <table:table-cell table:formula="of:=[.J36]/SUM([.$C36:.$J36])" office:value-type="float" office:value="0" calcext:value-type="float">
            <text:p>0</text:p>
          </table:table-cell>
          <table:table-cell office:value-type="float" office:value="2.23199583411" calcext:value-type="float">
            <text:p>2.2319958341</text:p>
          </table:table-cell>
          <table:table-cell office:value-type="float" office:value="0.598135853596" calcext:value-type="float">
            <text:p>0.5981358536</text:p>
          </table:table-cell>
          <table:table-cell office:value-type="float" office:value="0.886061867744" calcext:value-type="float">
            <text:p>0.8860618677</text:p>
          </table:table-cell>
          <table:table-cell office:value-type="float" office:value="0.00214193815097" calcext:value-type="float">
            <text:p>0.0021419382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0228470134061" calcext:value-type="float">
            <text:p>0.0228470134</text:p>
          </table:table-cell>
          <table:table-cell office:value-type="float" office:value="0.0034426444438" calcext:value-type="float">
            <text:p>0.0034426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70167797113" calcext:value-type="float">
            <text:p>0.057016779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7]/SUM([.$C37:.$J37])" office:value-type="float" office:value="0.274252675722878" calcext:value-type="float">
            <text:p>0.2742526757</text:p>
          </table:table-cell>
          <table:table-cell table:formula="of:=[.D37]/SUM([.$C37:.$J37])" office:value-type="float" office:value="0.0413250709619038" calcext:value-type="float">
            <text:p>0.041325071</text:p>
          </table:table-cell>
          <table:table-cell table:formula="of:=[.E37]/SUM([.$C37:.$J37])" office:value-type="float" office:value="0" calcext:value-type="float">
            <text:p>0</text:p>
          </table:table-cell>
          <table:table-cell table:formula="of:=[.F37]/SUM([.$C37:.$J37])" office:value-type="float" office:value="0" calcext:value-type="float">
            <text:p>0</text:p>
          </table:table-cell>
          <table:table-cell table:formula="of:=[.G37]/SUM([.$C37:.$J37])" office:value-type="float" office:value="0" calcext:value-type="float">
            <text:p>0</text:p>
          </table:table-cell>
          <table:table-cell table:formula="of:=[.H37]/SUM([.$C37:.$J37])" office:value-type="float" office:value="0.684422253315218" calcext:value-type="float">
            <text:p>0.6844222533</text:p>
          </table:table-cell>
          <table:table-cell table:formula="of:=[.I37]/SUM([.$C37:.$J37])" office:value-type="float" office:value="0" calcext:value-type="float">
            <text:p>0</text:p>
          </table:table-cell>
          <table:table-cell table:formula="of:=[.J37]/SUM([.$C37:.$J37])" office:value-type="float" office:value="0" calcext:value-type="float">
            <text:p>0</text:p>
          </table:table-cell>
          <table:table-cell office:value-type="float" office:value="2.15694636143" calcext:value-type="float">
            <text:p>2.1569463614</text:p>
          </table:table-cell>
          <table:table-cell office:value-type="float" office:value="0.520873800668" calcext:value-type="float">
            <text:p>0.5208738007</text:p>
          </table:table-cell>
          <table:table-cell office:value-type="float" office:value="0.877387376206" calcext:value-type="float">
            <text:p>0.8773873762</text:p>
          </table:table-cell>
          <table:table-cell office:value-type="float" office:value="0.0868057632628" calcext:value-type="float">
            <text:p>0.0868057633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0299631336048" calcext:value-type="float">
            <text:p>0.0299631336</text:p>
          </table:table-cell>
          <table:table-cell office:value-type="float" office:value="0.00222908915374" calcext:value-type="float">
            <text:p>0.0022290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7909840691" calcext:value-type="float">
            <text:p>0.04679098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8]/SUM([.$C38:.$J38])" office:value-type="float" office:value="0.379360813624428" calcext:value-type="float">
            <text:p>0.3793608136</text:p>
          </table:table-cell>
          <table:table-cell table:formula="of:=[.D38]/SUM([.$C38:.$J38])" office:value-type="float" office:value="0.0282223176706967" calcext:value-type="float">
            <text:p>0.0282223177</text:p>
          </table:table-cell>
          <table:table-cell table:formula="of:=[.E38]/SUM([.$C38:.$J38])" office:value-type="float" office:value="0" calcext:value-type="float">
            <text:p>0</text:p>
          </table:table-cell>
          <table:table-cell table:formula="of:=[.F38]/SUM([.$C38:.$J38])" office:value-type="float" office:value="0" calcext:value-type="float">
            <text:p>0</text:p>
          </table:table-cell>
          <table:table-cell table:formula="of:=[.G38]/SUM([.$C38:.$J38])" office:value-type="float" office:value="0" calcext:value-type="float">
            <text:p>0</text:p>
          </table:table-cell>
          <table:table-cell table:formula="of:=[.H38]/SUM([.$C38:.$J38])" office:value-type="float" office:value="0.592416868704875" calcext:value-type="float">
            <text:p>0.5924168687</text:p>
          </table:table-cell>
          <table:table-cell table:formula="of:=[.I38]/SUM([.$C38:.$J38])" office:value-type="float" office:value="0" calcext:value-type="float">
            <text:p>0</text:p>
          </table:table-cell>
          <table:table-cell table:formula="of:=[.J38]/SUM([.$C38:.$J38])" office:value-type="float" office:value="0" calcext:value-type="float">
            <text:p>0</text:p>
          </table:table-cell>
          <table:table-cell office:value-type="float" office:value="2.18774239352" calcext:value-type="float">
            <text:p>2.1877423935</text:p>
          </table:table-cell>
          <table:table-cell office:value-type="float" office:value="0.527105434173" calcext:value-type="float">
            <text:p>0.5271054342</text:p>
          </table:table-cell>
          <table:table-cell office:value-type="float" office:value="0.885640736302" calcext:value-type="float">
            <text:p>0.8856407363</text:p>
          </table:table-cell>
          <table:table-cell office:value-type="float" office:value="0.203936464753" calcext:value-type="float">
            <text:p>0.203936464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0495556812134" calcext:value-type="float">
            <text:p>0.0495556812</text:p>
          </table:table-cell>
          <table:table-cell office:value-type="float" office:value="0.00304066944983" calcext:value-type="float">
            <text:p>0.00304066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28835642665" calcext:value-type="float">
            <text:p>0.03288356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9]/SUM([.$C39:.$J39])" office:value-type="float" office:value="0.579734797983105" calcext:value-type="float">
            <text:p>0.579734798</text:p>
          </table:table-cell>
          <table:table-cell table:formula="of:=[.D39]/SUM([.$C39:.$J39])" office:value-type="float" office:value="0.0355717416463227" calcext:value-type="float">
            <text:p>0.0355717416</text:p>
          </table:table-cell>
          <table:table-cell table:formula="of:=[.E39]/SUM([.$C39:.$J39])" office:value-type="float" office:value="0" calcext:value-type="float">
            <text:p>0</text:p>
          </table:table-cell>
          <table:table-cell table:formula="of:=[.F39]/SUM([.$C39:.$J39])" office:value-type="float" office:value="0" calcext:value-type="float">
            <text:p>0</text:p>
          </table:table-cell>
          <table:table-cell table:formula="of:=[.G39]/SUM([.$C39:.$J39])" office:value-type="float" office:value="0" calcext:value-type="float">
            <text:p>0</text:p>
          </table:table-cell>
          <table:table-cell table:formula="of:=[.H39]/SUM([.$C39:.$J39])" office:value-type="float" office:value="0.384693460370572" calcext:value-type="float">
            <text:p>0.3846934604</text:p>
          </table:table-cell>
          <table:table-cell table:formula="of:=[.I39]/SUM([.$C39:.$J39])" office:value-type="float" office:value="0" calcext:value-type="float">
            <text:p>0</text:p>
          </table:table-cell>
          <table:table-cell table:formula="of:=[.J39]/SUM([.$C39:.$J39])" office:value-type="float" office:value="0" calcext:value-type="float">
            <text:p>0</text:p>
          </table:table-cell>
          <table:table-cell office:value-type="float" office:value="2.26310460757" calcext:value-type="float">
            <text:p>2.2631046076</text:p>
          </table:table-cell>
          <table:table-cell office:value-type="float" office:value="0.45174020081" calcext:value-type="float">
            <text:p>0.4517402008</text:p>
          </table:table-cell>
          <table:table-cell office:value-type="float" office:value="0.877227318761" calcext:value-type="float">
            <text:p>0.8772273188</text:p>
          </table:table-cell>
          <table:table-cell office:value-type="float" office:value="0.155801826188" calcext:value-type="float">
            <text:p>0.1558018262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0672873809681" calcext:value-type="float">
            <text:p>0.067287381</text:p>
          </table:table-cell>
          <table:table-cell office:value-type="float" office:value="0.000971094883074" calcext:value-type="float">
            <text:p>0.000971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8868036469" calcext:value-type="float">
            <text:p>0.00488680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0]/SUM([.$C40:.$J40])" office:value-type="float" office:value="0.919914195828205" calcext:value-type="float">
            <text:p>0.9199141958</text:p>
          </table:table-cell>
          <table:table-cell table:formula="of:=[.D40]/SUM([.$C40:.$J40])" office:value-type="float" office:value="0.0132762481699119" calcext:value-type="float">
            <text:p>0.0132762482</text:p>
          </table:table-cell>
          <table:table-cell table:formula="of:=[.E40]/SUM([.$C40:.$J40])" office:value-type="float" office:value="0" calcext:value-type="float">
            <text:p>0</text:p>
          </table:table-cell>
          <table:table-cell table:formula="of:=[.F40]/SUM([.$C40:.$J40])" office:value-type="float" office:value="0" calcext:value-type="float">
            <text:p>0</text:p>
          </table:table-cell>
          <table:table-cell table:formula="of:=[.G40]/SUM([.$C40:.$J40])" office:value-type="float" office:value="0" calcext:value-type="float">
            <text:p>0</text:p>
          </table:table-cell>
          <table:table-cell table:formula="of:=[.H40]/SUM([.$C40:.$J40])" office:value-type="float" office:value="0.0668095560018836" calcext:value-type="float">
            <text:p>0.066809556</text:p>
          </table:table-cell>
          <table:table-cell table:formula="of:=[.I40]/SUM([.$C40:.$J40])" office:value-type="float" office:value="0" calcext:value-type="float">
            <text:p>0</text:p>
          </table:table-cell>
          <table:table-cell table:formula="of:=[.J40]/SUM([.$C40:.$J40])" office:value-type="float" office:value="0" calcext:value-type="float">
            <text:p>0</text:p>
          </table:table-cell>
          <table:table-cell office:value-type="float" office:value="2.28905260081" calcext:value-type="float">
            <text:p>2.2890526008</text:p>
          </table:table-cell>
          <table:table-cell office:value-type="float" office:value="0.455557724421" calcext:value-type="float">
            <text:p>0.4555577244</text:p>
          </table:table-cell>
          <table:table-cell office:value-type="float" office:value="0.879682393787" calcext:value-type="float">
            <text:p>0.8796823938</text:p>
          </table:table-cell>
          <table:table-cell office:value-type="float" office:value="0.264046307345" calcext:value-type="float">
            <text:p>0.2640463073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567063376327" calcext:value-type="float">
            <text:p>0.0567063376</text:p>
          </table:table-cell>
          <table:table-cell office:value-type="float" office:value="0.000618373099738" calcext:value-type="float">
            <text:p>0.00061837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8737168463" calcext:value-type="float">
            <text:p>0.01987371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1]/SUM([.$C41:.$J41])" office:value-type="float" office:value="0.734553013723793" calcext:value-type="float">
            <text:p>0.7345530137</text:p>
          </table:table-cell>
          <table:table-cell table:formula="of:=[.D41]/SUM([.$C41:.$J41])" office:value-type="float" office:value="0.00801017739781416" calcext:value-type="float">
            <text:p>0.0080101774</text:p>
          </table:table-cell>
          <table:table-cell table:formula="of:=[.E41]/SUM([.$C41:.$J41])" office:value-type="float" office:value="0" calcext:value-type="float">
            <text:p>0</text:p>
          </table:table-cell>
          <table:table-cell table:formula="of:=[.F41]/SUM([.$C41:.$J41])" office:value-type="float" office:value="0" calcext:value-type="float">
            <text:p>0</text:p>
          </table:table-cell>
          <table:table-cell table:formula="of:=[.G41]/SUM([.$C41:.$J41])" office:value-type="float" office:value="0" calcext:value-type="float">
            <text:p>0</text:p>
          </table:table-cell>
          <table:table-cell table:formula="of:=[.H41]/SUM([.$C41:.$J41])" office:value-type="float" office:value="0.257436808878393" calcext:value-type="float">
            <text:p>0.2574368089</text:p>
          </table:table-cell>
          <table:table-cell table:formula="of:=[.I41]/SUM([.$C41:.$J41])" office:value-type="float" office:value="0" calcext:value-type="float">
            <text:p>0</text:p>
          </table:table-cell>
          <table:table-cell table:formula="of:=[.J41]/SUM([.$C41:.$J41])" office:value-type="float" office:value="0" calcext:value-type="float">
            <text:p>0</text:p>
          </table:table-cell>
          <table:table-cell office:value-type="float" office:value="2.2133304831" calcext:value-type="float">
            <text:p>2.2133304831</text:p>
          </table:table-cell>
          <table:table-cell office:value-type="float" office:value="0.384056478415" calcext:value-type="float">
            <text:p>0.3840564784</text:p>
          </table:table-cell>
          <table:table-cell office:value-type="float" office:value="0.871560406101" calcext:value-type="float">
            <text:p>0.8715604061</text:p>
          </table:table-cell>
          <table:table-cell office:value-type="float" office:value="0.22311189155" calcext:value-type="float">
            <text:p>0.223111891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0624765593338" calcext:value-type="float">
            <text:p>0.0624765593</text:p>
          </table:table-cell>
          <table:table-cell office:value-type="float" office:value="0.0000893589538756" calcext:value-type="float">
            <text:p>0.0000893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0302549856" calcext:value-type="float">
            <text:p>0.0150302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2]/SUM([.$C42:.$J42])" office:value-type="float" office:value="0.805150005449008" calcext:value-type="float">
            <text:p>0.8051500054</text:p>
          </table:table-cell>
          <table:table-cell table:formula="of:=[.D42]/SUM([.$C42:.$J42])" office:value-type="float" office:value="0.0011515896996737" calcext:value-type="float">
            <text:p>0.0011515897</text:p>
          </table:table-cell>
          <table:table-cell table:formula="of:=[.E42]/SUM([.$C42:.$J42])" office:value-type="float" office:value="0" calcext:value-type="float">
            <text:p>0</text:p>
          </table:table-cell>
          <table:table-cell table:formula="of:=[.F42]/SUM([.$C42:.$J42])" office:value-type="float" office:value="0" calcext:value-type="float">
            <text:p>0</text:p>
          </table:table-cell>
          <table:table-cell table:formula="of:=[.G42]/SUM([.$C42:.$J42])" office:value-type="float" office:value="0" calcext:value-type="float">
            <text:p>0</text:p>
          </table:table-cell>
          <table:table-cell table:formula="of:=[.H42]/SUM([.$C42:.$J42])" office:value-type="float" office:value="0.193698404851319" calcext:value-type="float">
            <text:p>0.1936984049</text:p>
          </table:table-cell>
          <table:table-cell table:formula="of:=[.I42]/SUM([.$C42:.$J42])" office:value-type="float" office:value="0" calcext:value-type="float">
            <text:p>0</text:p>
          </table:table-cell>
          <table:table-cell table:formula="of:=[.J42]/SUM([.$C42:.$J42])" office:value-type="float" office:value="0" calcext:value-type="float">
            <text:p>0</text:p>
          </table:table-cell>
          <table:table-cell office:value-type="float" office:value="2.21563556305" calcext:value-type="float">
            <text:p>2.2156355631</text:p>
          </table:table-cell>
          <table:table-cell office:value-type="float" office:value="0.369281135631" calcext:value-type="float">
            <text:p>0.3692811356</text:p>
          </table:table-cell>
          <table:table-cell office:value-type="float" office:value="0.85093088453" calcext:value-type="float">
            <text:p>0.8509308845</text:p>
          </table:table-cell>
          <table:table-cell office:value-type="float" office:value="0.186599710591" calcext:value-type="float">
            <text:p>0.186599710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0656291275152" calcext:value-type="float">
            <text:p>0.0656291275</text:p>
          </table:table-cell>
          <table:table-cell office:value-type="float" office:value="0.00118219955894" calcext:value-type="float">
            <text:p>0.0011821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653852738876" calcext:value-type="float">
            <text:p>6.53852738876E-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3]/SUM([.$C43:.$J43])" office:value-type="float" office:value="0.981345003529253" calcext:value-type="float">
            <text:p>0.9813450035</text:p>
          </table:table-cell>
          <table:table-cell table:formula="of:=[.D43]/SUM([.$C43:.$J43])" office:value-type="float" office:value="0.0176772977832375" calcext:value-type="float">
            <text:p>0.0176772978</text:p>
          </table:table-cell>
          <table:table-cell table:formula="of:=[.E43]/SUM([.$C43:.$J43])" office:value-type="float" office:value="0" calcext:value-type="float">
            <text:p>0</text:p>
          </table:table-cell>
          <table:table-cell table:formula="of:=[.F43]/SUM([.$C43:.$J43])" office:value-type="float" office:value="0" calcext:value-type="float">
            <text:p>0</text:p>
          </table:table-cell>
          <table:table-cell table:formula="of:=[.G43]/SUM([.$C43:.$J43])" office:value-type="float" office:value="0" calcext:value-type="float">
            <text:p>0</text:p>
          </table:table-cell>
          <table:table-cell table:formula="of:=[.H43]/SUM([.$C43:.$J43])" office:value-type="float" office:value="0.000977698687509247" calcext:value-type="float">
            <text:p>0.0009776987</text:p>
          </table:table-cell>
          <table:table-cell table:formula="of:=[.I43]/SUM([.$C43:.$J43])" office:value-type="float" office:value="0" calcext:value-type="float">
            <text:p>0</text:p>
          </table:table-cell>
          <table:table-cell table:formula="of:=[.J43]/SUM([.$C43:.$J43])" office:value-type="float" office:value="0" calcext:value-type="float">
            <text:p>0</text:p>
          </table:table-cell>
          <table:table-cell office:value-type="float" office:value="2.29180326196" calcext:value-type="float">
            <text:p>2.291803262</text:p>
          </table:table-cell>
          <table:table-cell office:value-type="float" office:value="0.307583389735" calcext:value-type="float">
            <text:p>0.3075833897</text:p>
          </table:table-cell>
          <table:table-cell office:value-type="float" office:value="0.84309065857" calcext:value-type="float">
            <text:p>0.8430906586</text:p>
          </table:table-cell>
          <table:table-cell office:value-type="float" office:value="0.214709644072" calcext:value-type="float">
            <text:p>0.214709644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0538253875058" calcext:value-type="float">
            <text:p>0.0538253875</text:p>
          </table:table-cell>
          <table:table-cell office:value-type="float" office:value="0.000995589005886" calcext:value-type="float">
            <text:p>0.0009955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33872824278" calcext:value-type="float">
            <text:p>0.02338728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4]/SUM([.$C44:.$J44])" office:value-type="float" office:value="0.688231501834706" calcext:value-type="float">
            <text:p>0.6882315018</text:p>
          </table:table-cell>
          <table:table-cell table:formula="of:=[.D44]/SUM([.$C44:.$J44])" office:value-type="float" office:value="0.0127299727597355" calcext:value-type="float">
            <text:p>0.0127299728</text:p>
          </table:table-cell>
          <table:table-cell table:formula="of:=[.E44]/SUM([.$C44:.$J44])" office:value-type="float" office:value="0" calcext:value-type="float">
            <text:p>0</text:p>
          </table:table-cell>
          <table:table-cell table:formula="of:=[.F44]/SUM([.$C44:.$J44])" office:value-type="float" office:value="0" calcext:value-type="float">
            <text:p>0</text:p>
          </table:table-cell>
          <table:table-cell table:formula="of:=[.G44]/SUM([.$C44:.$J44])" office:value-type="float" office:value="0" calcext:value-type="float">
            <text:p>0</text:p>
          </table:table-cell>
          <table:table-cell table:formula="of:=[.H44]/SUM([.$C44:.$J44])" office:value-type="float" office:value="0.299038525405559" calcext:value-type="float">
            <text:p>0.2990385254</text:p>
          </table:table-cell>
          <table:table-cell table:formula="of:=[.I44]/SUM([.$C44:.$J44])" office:value-type="float" office:value="0" calcext:value-type="float">
            <text:p>0</text:p>
          </table:table-cell>
          <table:table-cell table:formula="of:=[.J44]/SUM([.$C44:.$J44])" office:value-type="float" office:value="0" calcext:value-type="float">
            <text:p>0</text:p>
          </table:table-cell>
          <table:table-cell office:value-type="float" office:value="2.3279162467" calcext:value-type="float">
            <text:p>2.3279162467</text:p>
          </table:table-cell>
          <table:table-cell office:value-type="float" office:value="0.33908688771" calcext:value-type="float">
            <text:p>0.3390868877</text:p>
          </table:table-cell>
          <table:table-cell office:value-type="float" office:value="0.864018502013" calcext:value-type="float">
            <text:p>0.864018502</text:p>
          </table:table-cell>
          <table:table-cell office:value-type="float" office:value="0.214594406693" calcext:value-type="float">
            <text:p>0.214594406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0716475832966" calcext:value-type="float">
            <text:p>0.0716475833</text:p>
          </table:table-cell>
          <table:table-cell office:value-type="float" office:value="0.000962600154236" calcext:value-type="float">
            <text:p>0.0009626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1524556738" calcext:value-type="float">
            <text:p>0.00191524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5]/SUM([.$C45:.$J45])" office:value-type="float" office:value="0.961384379002869" calcext:value-type="float">
            <text:p>0.961384379</text:p>
          </table:table-cell>
          <table:table-cell table:formula="of:=[.D45]/SUM([.$C45:.$J45])" office:value-type="float" office:value="0.0129163986966209" calcext:value-type="float">
            <text:p>0.0129163987</text:p>
          </table:table-cell>
          <table:table-cell table:formula="of:=[.E45]/SUM([.$C45:.$J45])" office:value-type="float" office:value="0" calcext:value-type="float">
            <text:p>0</text:p>
          </table:table-cell>
          <table:table-cell table:formula="of:=[.F45]/SUM([.$C45:.$J45])" office:value-type="float" office:value="0" calcext:value-type="float">
            <text:p>0</text:p>
          </table:table-cell>
          <table:table-cell table:formula="of:=[.G45]/SUM([.$C45:.$J45])" office:value-type="float" office:value="0" calcext:value-type="float">
            <text:p>0</text:p>
          </table:table-cell>
          <table:table-cell table:formula="of:=[.H45]/SUM([.$C45:.$J45])" office:value-type="float" office:value="0.0256992223005098" calcext:value-type="float">
            <text:p>0.0256992223</text:p>
          </table:table-cell>
          <table:table-cell table:formula="of:=[.I45]/SUM([.$C45:.$J45])" office:value-type="float" office:value="0" calcext:value-type="float">
            <text:p>0</text:p>
          </table:table-cell>
          <table:table-cell table:formula="of:=[.J45]/SUM([.$C45:.$J45])" office:value-type="float" office:value="0" calcext:value-type="float">
            <text:p>0</text:p>
          </table:table-cell>
          <table:table-cell office:value-type="float" office:value="2.25156345532" calcext:value-type="float">
            <text:p>2.2515634553</text:p>
          </table:table-cell>
          <table:table-cell office:value-type="float" office:value="0.292221175965" calcext:value-type="float">
            <text:p>0.292221176</text:p>
          </table:table-cell>
          <table:table-cell office:value-type="float" office:value="0.85648137672" calcext:value-type="float">
            <text:p>0.8564813767</text:p>
          </table:table-cell>
          <table:table-cell office:value-type="float" office:value="0.218996858619" calcext:value-type="float">
            <text:p>0.218996858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0640707613713" calcext:value-type="float">
            <text:p>0.0640707614</text:p>
          </table:table-cell>
          <table:table-cell office:value-type="float" office:value="0.000970091283134" calcext:value-type="float">
            <text:p>0.00097009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C46]/SUM([.$C46:.$J46])" office:value-type="float" office:value="0.985084892901264" calcext:value-type="float">
            <text:p>0.9850848929</text:p>
          </table:table-cell>
          <table:table-cell table:formula="of:=[.D46]/SUM([.$C46:.$J46])" office:value-type="float" office:value="0.0149151070987361" calcext:value-type="float">
            <text:p>0.0149151071</text:p>
          </table:table-cell>
          <table:table-cell table:formula="of:=[.E46]/SUM([.$C46:.$J46])" office:value-type="float" office:value="0" calcext:value-type="float">
            <text:p>0</text:p>
          </table:table-cell>
          <table:table-cell table:formula="of:=[.F46]/SUM([.$C46:.$J46])" office:value-type="float" office:value="0" calcext:value-type="float">
            <text:p>0</text:p>
          </table:table-cell>
          <table:table-cell table:formula="of:=[.G46]/SUM([.$C46:.$J46])" office:value-type="float" office:value="0" calcext:value-type="float">
            <text:p>0</text:p>
          </table:table-cell>
          <table:table-cell table:formula="of:=[.H46]/SUM([.$C46:.$J46])" office:value-type="float" office:value="0" calcext:value-type="float">
            <text:p>0</text:p>
          </table:table-cell>
          <table:table-cell table:formula="of:=[.I46]/SUM([.$C46:.$J46])" office:value-type="float" office:value="0" calcext:value-type="float">
            <text:p>0</text:p>
          </table:table-cell>
          <table:table-cell table:formula="of:=[.J46]/SUM([.$C46:.$J46])" office:value-type="float" office:value="0" calcext:value-type="float">
            <text:p>0</text:p>
          </table:table-cell>
          <table:table-cell office:value-type="float" office:value="2.28046145174" calcext:value-type="float">
            <text:p>2.2804614517</text:p>
          </table:table-cell>
          <table:table-cell office:value-type="float" office:value="0.322920238523" calcext:value-type="float">
            <text:p>0.3229202385</text:p>
          </table:table-cell>
          <table:table-cell office:value-type="float" office:value="0.867615870435" calcext:value-type="float">
            <text:p>0.8676158704</text:p>
          </table:table-cell>
          <table:table-cell office:value-type="float" office:value="0.205528657029" calcext:value-type="float">
            <text:p>0.20552865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0631724146082" calcext:value-type="float">
            <text:p>0.0631724146</text:p>
          </table:table-cell>
          <table:table-cell office:value-type="float" office:value="0.000440207747579" calcext:value-type="float">
            <text:p>0.0004402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85505367955" calcext:value-type="float">
            <text:p>0.00585505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7]/SUM([.$C47:.$J47])" office:value-type="float" office:value="0.90937855148735" calcext:value-type="float">
            <text:p>0.9093785515</text:p>
          </table:table-cell>
          <table:table-cell table:formula="of:=[.D47]/SUM([.$C47:.$J47])" office:value-type="float" office:value="0.00633687166035502" calcext:value-type="float">
            <text:p>0.0063368717</text:p>
          </table:table-cell>
          <table:table-cell table:formula="of:=[.E47]/SUM([.$C47:.$J47])" office:value-type="float" office:value="0" calcext:value-type="float">
            <text:p>0</text:p>
          </table:table-cell>
          <table:table-cell table:formula="of:=[.F47]/SUM([.$C47:.$J47])" office:value-type="float" office:value="0" calcext:value-type="float">
            <text:p>0</text:p>
          </table:table-cell>
          <table:table-cell table:formula="of:=[.G47]/SUM([.$C47:.$J47])" office:value-type="float" office:value="0" calcext:value-type="float">
            <text:p>0</text:p>
          </table:table-cell>
          <table:table-cell table:formula="of:=[.H47]/SUM([.$C47:.$J47])" office:value-type="float" office:value="0.0842845768522947" calcext:value-type="float">
            <text:p>0.0842845769</text:p>
          </table:table-cell>
          <table:table-cell table:formula="of:=[.I47]/SUM([.$C47:.$J47])" office:value-type="float" office:value="0" calcext:value-type="float">
            <text:p>0</text:p>
          </table:table-cell>
          <table:table-cell table:formula="of:=[.J47]/SUM([.$C47:.$J47])" office:value-type="float" office:value="0" calcext:value-type="float">
            <text:p>0</text:p>
          </table:table-cell>
          <table:table-cell office:value-type="float" office:value="2.35709393343" calcext:value-type="float">
            <text:p>2.3570939334</text:p>
          </table:table-cell>
          <table:table-cell office:value-type="float" office:value="0.294421089257" calcext:value-type="float">
            <text:p>0.2944210893</text:p>
          </table:table-cell>
          <table:table-cell office:value-type="float" office:value="0.860433434123" calcext:value-type="float">
            <text:p>0.8604334341</text:p>
          </table:table-cell>
          <table:table-cell office:value-type="float" office:value="0.290495344267" calcext:value-type="float">
            <text:p>0.2904953443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0771343106867" calcext:value-type="float">
            <text:p>0.0771343107</text:p>
          </table:table-cell>
          <table:table-cell office:value-type="float" office:value="0.00080283672213" calcext:value-type="float">
            <text:p>0.00080283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29525276451" calcext:value-type="float">
            <text:p>0.00072952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8]/SUM([.$C48:.$J48])" office:value-type="float" office:value="0.980520823542245" calcext:value-type="float">
            <text:p>0.9805208235</text:p>
          </table:table-cell>
          <table:table-cell table:formula="of:=[.D48]/SUM([.$C48:.$J48])" office:value-type="float" office:value="0.0102055507716957" calcext:value-type="float">
            <text:p>0.0102055508</text:p>
          </table:table-cell>
          <table:table-cell table:formula="of:=[.E48]/SUM([.$C48:.$J48])" office:value-type="float" office:value="0" calcext:value-type="float">
            <text:p>0</text:p>
          </table:table-cell>
          <table:table-cell table:formula="of:=[.F48]/SUM([.$C48:.$J48])" office:value-type="float" office:value="0" calcext:value-type="float">
            <text:p>0</text:p>
          </table:table-cell>
          <table:table-cell table:formula="of:=[.G48]/SUM([.$C48:.$J48])" office:value-type="float" office:value="0" calcext:value-type="float">
            <text:p>0</text:p>
          </table:table-cell>
          <table:table-cell table:formula="of:=[.H48]/SUM([.$C48:.$J48])" office:value-type="float" office:value="0.00927362568605878" calcext:value-type="float">
            <text:p>0.0092736257</text:p>
          </table:table-cell>
          <table:table-cell table:formula="of:=[.I48]/SUM([.$C48:.$J48])" office:value-type="float" office:value="0" calcext:value-type="float">
            <text:p>0</text:p>
          </table:table-cell>
          <table:table-cell table:formula="of:=[.J48]/SUM([.$C48:.$J48])" office:value-type="float" office:value="0" calcext:value-type="float">
            <text:p>0</text:p>
          </table:table-cell>
          <table:table-cell office:value-type="float" office:value="2.3736653241" calcext:value-type="float">
            <text:p>2.3736653241</text:p>
          </table:table-cell>
          <table:table-cell office:value-type="float" office:value="0.323141751812" calcext:value-type="float">
            <text:p>0.3231417518</text:p>
          </table:table-cell>
          <table:table-cell office:value-type="float" office:value="0.857702970061" calcext:value-type="float">
            <text:p>0.8577029701</text:p>
          </table:table-cell>
          <table:table-cell office:value-type="float" office:value="0.268648818713" calcext:value-type="float">
            <text:p>0.268648818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0655023498478" calcext:value-type="float">
            <text:p>0.0655023498</text:p>
          </table:table-cell>
          <table:table-cell office:value-type="float" office:value="0.00130951708385" calcext:value-type="float">
            <text:p>0.001309517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C49]/SUM([.$C49:.$J49])" office:value-type="float" office:value="0.98039993276659" calcext:value-type="float">
            <text:p>0.9803999328</text:p>
          </table:table-cell>
          <table:table-cell table:formula="of:=[.D49]/SUM([.$C49:.$J49])" office:value-type="float" office:value="0.0196000672334103" calcext:value-type="float">
            <text:p>0.0196000672</text:p>
          </table:table-cell>
          <table:table-cell table:formula="of:=[.E49]/SUM([.$C49:.$J49])" office:value-type="float" office:value="0" calcext:value-type="float">
            <text:p>0</text:p>
          </table:table-cell>
          <table:table-cell table:formula="of:=[.F49]/SUM([.$C49:.$J49])" office:value-type="float" office:value="0" calcext:value-type="float">
            <text:p>0</text:p>
          </table:table-cell>
          <table:table-cell table:formula="of:=[.G49]/SUM([.$C49:.$J49])" office:value-type="float" office:value="0" calcext:value-type="float">
            <text:p>0</text:p>
          </table:table-cell>
          <table:table-cell table:formula="of:=[.H49]/SUM([.$C49:.$J49])" office:value-type="float" office:value="0" calcext:value-type="float">
            <text:p>0</text:p>
          </table:table-cell>
          <table:table-cell table:formula="of:=[.I49]/SUM([.$C49:.$J49])" office:value-type="float" office:value="0" calcext:value-type="float">
            <text:p>0</text:p>
          </table:table-cell>
          <table:table-cell table:formula="of:=[.J49]/SUM([.$C49:.$J49])" office:value-type="float" office:value="0" calcext:value-type="float">
            <text:p>0</text:p>
          </table:table-cell>
          <table:table-cell office:value-type="float" office:value="2.29668212719" calcext:value-type="float">
            <text:p>2.2966821272</text:p>
          </table:table-cell>
          <table:table-cell office:value-type="float" office:value="0.329746201246" calcext:value-type="float">
            <text:p>0.3297462012</text:p>
          </table:table-cell>
          <table:table-cell office:value-type="float" office:value="0.850912274748" calcext:value-type="float">
            <text:p>0.8509122747</text:p>
          </table:table-cell>
          <table:table-cell office:value-type="float" office:value="0.245863793894" calcext:value-type="float">
            <text:p>0.2458637939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0595346645265" calcext:value-type="float">
            <text:p>0.0595346645</text:p>
          </table:table-cell>
          <table:table-cell office:value-type="float" office:value="0.000136161165067" calcext:value-type="float">
            <text:p>0.0001361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01110535004" calcext:value-type="float">
            <text:p>0.00701110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0]/SUM([.$C50:.$J50])" office:value-type="float" office:value="0.892815543829296" calcext:value-type="float">
            <text:p>0.8928155438</text:p>
          </table:table-cell>
          <table:table-cell table:formula="of:=[.D50]/SUM([.$C50:.$J50])" office:value-type="float" office:value="0.00204194993966267" calcext:value-type="float">
            <text:p>0.0020419499</text:p>
          </table:table-cell>
          <table:table-cell table:formula="of:=[.E50]/SUM([.$C50:.$J50])" office:value-type="float" office:value="0" calcext:value-type="float">
            <text:p>0</text:p>
          </table:table-cell>
          <table:table-cell table:formula="of:=[.F50]/SUM([.$C50:.$J50])" office:value-type="float" office:value="0" calcext:value-type="float">
            <text:p>0</text:p>
          </table:table-cell>
          <table:table-cell table:formula="of:=[.G50]/SUM([.$C50:.$J50])" office:value-type="float" office:value="0" calcext:value-type="float">
            <text:p>0</text:p>
          </table:table-cell>
          <table:table-cell table:formula="of:=[.H50]/SUM([.$C50:.$J50])" office:value-type="float" office:value="0.105142506231041" calcext:value-type="float">
            <text:p>0.1051425062</text:p>
          </table:table-cell>
          <table:table-cell table:formula="of:=[.I50]/SUM([.$C50:.$J50])" office:value-type="float" office:value="0" calcext:value-type="float">
            <text:p>0</text:p>
          </table:table-cell>
          <table:table-cell table:formula="of:=[.J50]/SUM([.$C50:.$J50])" office:value-type="float" office:value="0" calcext:value-type="float">
            <text:p>0</text:p>
          </table:table-cell>
          <table:table-cell office:value-type="float" office:value="2.29533719515" calcext:value-type="float">
            <text:p>2.2953371952</text:p>
          </table:table-cell>
          <table:table-cell office:value-type="float" office:value="0.337362482463" calcext:value-type="float">
            <text:p>0.3373624825</text:p>
          </table:table-cell>
          <table:table-cell office:value-type="float" office:value="0.83232058497" calcext:value-type="float">
            <text:p>0.832320585</text:p>
          </table:table-cell>
          <table:table-cell office:value-type="float" office:value="0.311575412559" calcext:value-type="float">
            <text:p>0.311575412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0787092120656" calcext:value-type="float">
            <text:p>0.0787092121</text:p>
          </table:table-cell>
          <table:table-cell office:value-type="float" office:value="0.00116779177494" calcext:value-type="float">
            <text:p>0.00116779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61951723551" calcext:value-type="float">
            <text:p>0.00056195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1]/SUM([.$C51:.$J51])" office:value-type="float" office:value="0.978496196446598" calcext:value-type="float">
            <text:p>0.9784961964</text:p>
          </table:table-cell>
          <table:table-cell table:formula="of:=[.D51]/SUM([.$C51:.$J51])" office:value-type="float" office:value="0.0145177391569877" calcext:value-type="float">
            <text:p>0.0145177392</text:p>
          </table:table-cell>
          <table:table-cell table:formula="of:=[.E51]/SUM([.$C51:.$J51])" office:value-type="float" office:value="0" calcext:value-type="float">
            <text:p>0</text:p>
          </table:table-cell>
          <table:table-cell table:formula="of:=[.F51]/SUM([.$C51:.$J51])" office:value-type="float" office:value="0" calcext:value-type="float">
            <text:p>0</text:p>
          </table:table-cell>
          <table:table-cell table:formula="of:=[.G51]/SUM([.$C51:.$J51])" office:value-type="float" office:value="0" calcext:value-type="float">
            <text:p>0</text:p>
          </table:table-cell>
          <table:table-cell table:formula="of:=[.H51]/SUM([.$C51:.$J51])" office:value-type="float" office:value="0.0069860643964137" calcext:value-type="float">
            <text:p>0.0069860644</text:p>
          </table:table-cell>
          <table:table-cell table:formula="of:=[.I51]/SUM([.$C51:.$J51])" office:value-type="float" office:value="0" calcext:value-type="float">
            <text:p>0</text:p>
          </table:table-cell>
          <table:table-cell table:formula="of:=[.J51]/SUM([.$C51:.$J51])" office:value-type="float" office:value="0" calcext:value-type="float">
            <text:p>0</text:p>
          </table:table-cell>
          <table:table-cell office:value-type="float" office:value="2.37268184108" calcext:value-type="float">
            <text:p>2.3726818411</text:p>
          </table:table-cell>
          <table:table-cell office:value-type="float" office:value="0.394671481477" calcext:value-type="float">
            <text:p>0.3946714815</text:p>
          </table:table-cell>
          <table:table-cell office:value-type="float" office:value="0.825913037679" calcext:value-type="float">
            <text:p>0.8259130377</text:p>
          </table:table-cell>
          <table:table-cell office:value-type="float" office:value="0.29365956701" calcext:value-type="float">
            <text:p>0.29365956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06861907466" calcext:value-type="float">
            <text:p>0.0686190747</text:p>
          </table:table-cell>
          <table:table-cell office:value-type="float" office:value="0.00109460564601" calcext:value-type="float">
            <text:p>0.0010946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434463403337" calcext:value-type="float">
            <text:p>4.34463403337E-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2]/SUM([.$C52:.$J52])" office:value-type="float" office:value="0.98368550940876" calcext:value-type="float">
            <text:p>0.9836855094</text:p>
          </table:table-cell>
          <table:table-cell table:formula="of:=[.D52]/SUM([.$C52:.$J52])" office:value-type="float" office:value="0.0156916676278749" calcext:value-type="float">
            <text:p>0.0156916676</text:p>
          </table:table-cell>
          <table:table-cell table:formula="of:=[.E52]/SUM([.$C52:.$J52])" office:value-type="float" office:value="0" calcext:value-type="float">
            <text:p>0</text:p>
          </table:table-cell>
          <table:table-cell table:formula="of:=[.F52]/SUM([.$C52:.$J52])" office:value-type="float" office:value="0" calcext:value-type="float">
            <text:p>0</text:p>
          </table:table-cell>
          <table:table-cell table:formula="of:=[.G52]/SUM([.$C52:.$J52])" office:value-type="float" office:value="0" calcext:value-type="float">
            <text:p>0</text:p>
          </table:table-cell>
          <table:table-cell table:formula="of:=[.H52]/SUM([.$C52:.$J52])" office:value-type="float" office:value="0.000622822963364952" calcext:value-type="float">
            <text:p>0.000622823</text:p>
          </table:table-cell>
          <table:table-cell table:formula="of:=[.I52]/SUM([.$C52:.$J52])" office:value-type="float" office:value="0" calcext:value-type="float">
            <text:p>0</text:p>
          </table:table-cell>
          <table:table-cell table:formula="of:=[.J52]/SUM([.$C52:.$J52])" office:value-type="float" office:value="0" calcext:value-type="float">
            <text:p>0</text:p>
          </table:table-cell>
          <table:table-cell office:value-type="float" office:value="2.34767942087" calcext:value-type="float">
            <text:p>2.3476794209</text:p>
          </table:table-cell>
          <table:table-cell office:value-type="float" office:value="0.386233074292" calcext:value-type="float">
            <text:p>0.3862330743</text:p>
          </table:table-cell>
          <table:table-cell office:value-type="float" office:value="0.790126366965" calcext:value-type="float">
            <text:p>0.790126367</text:p>
          </table:table-cell>
          <table:table-cell office:value-type="float" office:value="0.266451289269" calcext:value-type="float">
            <text:p>0.2664512893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696123664225" calcext:value-type="float">
            <text:p>0.0696123664</text:p>
          </table:table-cell>
          <table:table-cell office:value-type="float" office:value="0.00102561539685" calcext:value-type="float">
            <text:p>0.0010256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577574777049" calcext:value-type="float">
            <text:p>5.77574777049E-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3]/SUM([.$C53:.$J53])" office:value-type="float" office:value="0.984675556330167" calcext:value-type="float">
            <text:p>0.9846755563</text:p>
          </table:table-cell>
          <table:table-cell table:formula="of:=[.D53]/SUM([.$C53:.$J53])" office:value-type="float" office:value="0.0145074569846492" calcext:value-type="float">
            <text:p>0.014507457</text:p>
          </table:table-cell>
          <table:table-cell table:formula="of:=[.E53]/SUM([.$C53:.$J53])" office:value-type="float" office:value="0" calcext:value-type="float">
            <text:p>0</text:p>
          </table:table-cell>
          <table:table-cell table:formula="of:=[.F53]/SUM([.$C53:.$J53])" office:value-type="float" office:value="0" calcext:value-type="float">
            <text:p>0</text:p>
          </table:table-cell>
          <table:table-cell table:formula="of:=[.G53]/SUM([.$C53:.$J53])" office:value-type="float" office:value="0" calcext:value-type="float">
            <text:p>0</text:p>
          </table:table-cell>
          <table:table-cell table:formula="of:=[.H53]/SUM([.$C53:.$J53])" office:value-type="float" office:value="0.000816986685183531" calcext:value-type="float">
            <text:p>0.0008169867</text:p>
          </table:table-cell>
          <table:table-cell table:formula="of:=[.I53]/SUM([.$C53:.$J53])" office:value-type="float" office:value="0" calcext:value-type="float">
            <text:p>0</text:p>
          </table:table-cell>
          <table:table-cell table:formula="of:=[.J53]/SUM([.$C53:.$J53])" office:value-type="float" office:value="0" calcext:value-type="float">
            <text:p>0</text:p>
          </table:table-cell>
          <table:table-cell office:value-type="float" office:value="2.27006771694" calcext:value-type="float">
            <text:p>2.2700677169</text:p>
          </table:table-cell>
          <table:table-cell office:value-type="float" office:value="0.351169780743" calcext:value-type="float">
            <text:p>0.3511697807</text:p>
          </table:table-cell>
          <table:table-cell office:value-type="float" office:value="0.783965800508" calcext:value-type="float">
            <text:p>0.7839658005</text:p>
          </table:table-cell>
          <table:table-cell office:value-type="float" office:value="0.232854485132" calcext:value-type="float">
            <text:p>0.232854485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0679477519853" calcext:value-type="float">
            <text:p>0.067947752</text:p>
          </table:table-cell>
          <table:table-cell office:value-type="float" office:value="0.0011069172955" calcext:value-type="float">
            <text:p>0.001106917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C54]/SUM([.$C54:.$J54])" office:value-type="float" office:value="0.983970420725659" calcext:value-type="float">
            <text:p>0.9839704207</text:p>
          </table:table-cell>
          <table:table-cell table:formula="of:=[.D54]/SUM([.$C54:.$J54])" office:value-type="float" office:value="0.0160295792743412" calcext:value-type="float">
            <text:p>0.0160295793</text:p>
          </table:table-cell>
          <table:table-cell table:formula="of:=[.E54]/SUM([.$C54:.$J54])" office:value-type="float" office:value="0" calcext:value-type="float">
            <text:p>0</text:p>
          </table:table-cell>
          <table:table-cell table:formula="of:=[.F54]/SUM([.$C54:.$J54])" office:value-type="float" office:value="0" calcext:value-type="float">
            <text:p>0</text:p>
          </table:table-cell>
          <table:table-cell table:formula="of:=[.G54]/SUM([.$C54:.$J54])" office:value-type="float" office:value="0" calcext:value-type="float">
            <text:p>0</text:p>
          </table:table-cell>
          <table:table-cell table:formula="of:=[.H54]/SUM([.$C54:.$J54])" office:value-type="float" office:value="0" calcext:value-type="float">
            <text:p>0</text:p>
          </table:table-cell>
          <table:table-cell table:formula="of:=[.I54]/SUM([.$C54:.$J54])" office:value-type="float" office:value="0" calcext:value-type="float">
            <text:p>0</text:p>
          </table:table-cell>
          <table:table-cell table:formula="of:=[.J54]/SUM([.$C54:.$J54])" office:value-type="float" office:value="0" calcext:value-type="float">
            <text:p>0</text:p>
          </table:table-cell>
          <table:table-cell office:value-type="float" office:value="2.25819769231" calcext:value-type="float">
            <text:p>2.2581976923</text:p>
          </table:table-cell>
          <table:table-cell office:value-type="float" office:value="0.353818549696" calcext:value-type="float">
            <text:p>0.3538185497</text:p>
          </table:table-cell>
          <table:table-cell office:value-type="float" office:value="0.758211137591" calcext:value-type="float">
            <text:p>0.7582111376</text:p>
          </table:table-cell>
          <table:table-cell office:value-type="float" office:value="0.32647046807" calcext:value-type="float">
            <text:p>0.326470468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0776993988994" calcext:value-type="float">
            <text:p>0.0776993989</text:p>
          </table:table-cell>
          <table:table-cell office:value-type="float" office:value="0.000775361982548" calcext:value-type="float">
            <text:p>0.0007753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48730190318" calcext:value-type="float">
            <text:p>0.00054873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5]/SUM([.$C55:.$J55])" office:value-type="float" office:value="0.983244321974397" calcext:value-type="float">
            <text:p>0.983244322</text:p>
          </table:table-cell>
          <table:table-cell table:formula="of:=[.D55]/SUM([.$C55:.$J55])" office:value-type="float" office:value="0.0098117910513336" calcext:value-type="float">
            <text:p>0.0098117911</text:p>
          </table:table-cell>
          <table:table-cell table:formula="of:=[.E55]/SUM([.$C55:.$J55])" office:value-type="float" office:value="0" calcext:value-type="float">
            <text:p>0</text:p>
          </table:table-cell>
          <table:table-cell table:formula="of:=[.F55]/SUM([.$C55:.$J55])" office:value-type="float" office:value="0" calcext:value-type="float">
            <text:p>0</text:p>
          </table:table-cell>
          <table:table-cell table:formula="of:=[.G55]/SUM([.$C55:.$J55])" office:value-type="float" office:value="0" calcext:value-type="float">
            <text:p>0</text:p>
          </table:table-cell>
          <table:table-cell table:formula="of:=[.H55]/SUM([.$C55:.$J55])" office:value-type="float" office:value="0.00694388697426937" calcext:value-type="float">
            <text:p>0.006943887</text:p>
          </table:table-cell>
          <table:table-cell table:formula="of:=[.I55]/SUM([.$C55:.$J55])" office:value-type="float" office:value="0" calcext:value-type="float">
            <text:p>0</text:p>
          </table:table-cell>
          <table:table-cell table:formula="of:=[.J55]/SUM([.$C55:.$J55])" office:value-type="float" office:value="0" calcext:value-type="float">
            <text:p>0</text:p>
          </table:table-cell>
          <table:table-cell office:value-type="float" office:value="2.33612092982" calcext:value-type="float">
            <text:p>2.3361209298</text:p>
          </table:table-cell>
          <table:table-cell office:value-type="float" office:value="0.365410371971" calcext:value-type="float">
            <text:p>0.365410372</text:p>
          </table:table-cell>
          <table:table-cell office:value-type="float" office:value="0.752452899198" calcext:value-type="float">
            <text:p>0.7524528992</text:p>
          </table:table-cell>
          <table:table-cell office:value-type="float" office:value="0.295267267897" calcext:value-type="float">
            <text:p>0.2952672679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.0738677166316" calcext:value-type="float">
            <text:p>0.0738677166</text:p>
          </table:table-cell>
          <table:table-cell office:value-type="float" office:value="0.000703361035752" calcext:value-type="float">
            <text:p>0.0007033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40271555299" calcext:value-type="float">
            <text:p>0.00074027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6]/SUM([.$C56:.$J56])" office:value-type="float" office:value="0.980831141574917" calcext:value-type="float">
            <text:p>0.9808311416</text:p>
          </table:table-cell>
          <table:table-cell table:formula="of:=[.D56]/SUM([.$C56:.$J56])" office:value-type="float" office:value="0.00933937637569842" calcext:value-type="float">
            <text:p>0.0093393764</text:p>
          </table:table-cell>
          <table:table-cell table:formula="of:=[.E56]/SUM([.$C56:.$J56])" office:value-type="float" office:value="0" calcext:value-type="float">
            <text:p>0</text:p>
          </table:table-cell>
          <table:table-cell table:formula="of:=[.F56]/SUM([.$C56:.$J56])" office:value-type="float" office:value="0" calcext:value-type="float">
            <text:p>0</text:p>
          </table:table-cell>
          <table:table-cell table:formula="of:=[.G56]/SUM([.$C56:.$J56])" office:value-type="float" office:value="0" calcext:value-type="float">
            <text:p>0</text:p>
          </table:table-cell>
          <table:table-cell table:formula="of:=[.H56]/SUM([.$C56:.$J56])" office:value-type="float" office:value="0.00982948204938483" calcext:value-type="float">
            <text:p>0.009829482</text:p>
          </table:table-cell>
          <table:table-cell table:formula="of:=[.I56]/SUM([.$C56:.$J56])" office:value-type="float" office:value="0" calcext:value-type="float">
            <text:p>0</text:p>
          </table:table-cell>
          <table:table-cell table:formula="of:=[.J56]/SUM([.$C56:.$J56])" office:value-type="float" office:value="0" calcext:value-type="float">
            <text:p>0</text:p>
          </table:table-cell>
          <table:table-cell office:value-type="float" office:value="2.32075475816" calcext:value-type="float">
            <text:p>2.3207547582</text:p>
          </table:table-cell>
          <table:table-cell office:value-type="float" office:value="0.359008356374" calcext:value-type="float">
            <text:p>0.3590083564</text:p>
          </table:table-cell>
          <table:table-cell office:value-type="float" office:value="0.724704465044" calcext:value-type="float">
            <text:p>0.724704465</text:p>
          </table:table-cell>
          <table:table-cell office:value-type="float" office:value="0.261122983567" calcext:value-type="float">
            <text:p>0.261122983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.079730497519" calcext:value-type="float">
            <text:p>0.0797304975</text:p>
          </table:table-cell>
          <table:table-cell office:value-type="float" office:value="0.000710603304604" calcext:value-type="float">
            <text:p>0.0007106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17107283321" calcext:value-type="float">
            <text:p>0.00031710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7]/SUM([.$C57:.$J57])" office:value-type="float" office:value="0.987274227449867" calcext:value-type="float">
            <text:p>0.9872742274</text:p>
          </table:table-cell>
          <table:table-cell table:formula="of:=[.D57]/SUM([.$C57:.$J57])" office:value-type="float" office:value="0.00879914650487479" calcext:value-type="float">
            <text:p>0.0087991465</text:p>
          </table:table-cell>
          <table:table-cell table:formula="of:=[.E57]/SUM([.$C57:.$J57])" office:value-type="float" office:value="0" calcext:value-type="float">
            <text:p>0</text:p>
          </table:table-cell>
          <table:table-cell table:formula="of:=[.F57]/SUM([.$C57:.$J57])" office:value-type="float" office:value="0" calcext:value-type="float">
            <text:p>0</text:p>
          </table:table-cell>
          <table:table-cell table:formula="of:=[.G57]/SUM([.$C57:.$J57])" office:value-type="float" office:value="0" calcext:value-type="float">
            <text:p>0</text:p>
          </table:table-cell>
          <table:table-cell table:formula="of:=[.H57]/SUM([.$C57:.$J57])" office:value-type="float" office:value="0.00392662604525778" calcext:value-type="float">
            <text:p>0.003926626</text:p>
          </table:table-cell>
          <table:table-cell table:formula="of:=[.I57]/SUM([.$C57:.$J57])" office:value-type="float" office:value="0" calcext:value-type="float">
            <text:p>0</text:p>
          </table:table-cell>
          <table:table-cell table:formula="of:=[.J57]/SUM([.$C57:.$J57])" office:value-type="float" office:value="0" calcext:value-type="float">
            <text:p>0</text:p>
          </table:table-cell>
          <table:table-cell office:value-type="float" office:value="2.24254992755" calcext:value-type="float">
            <text:p>2.2425499276</text:p>
          </table:table-cell>
          <table:table-cell office:value-type="float" office:value="0.435921637355" calcext:value-type="float">
            <text:p>0.4359216374</text:p>
          </table:table-cell>
          <table:table-cell office:value-type="float" office:value="0.719364435555" calcext:value-type="float">
            <text:p>0.7193644356</text:p>
          </table:table-cell>
          <table:table-cell office:value-type="float" office:value="0.227153676085" calcext:value-type="float">
            <text:p>0.227153676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07107244347" calcext:value-type="float">
            <text:p>0.0710724435</text:p>
          </table:table-cell>
          <table:table-cell office:value-type="float" office:value="0.000739270108513" calcext:value-type="float">
            <text:p>0.00073927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764425725633" calcext:value-type="float">
            <text:p>0.00076442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8]/SUM([.$C58:.$J58])" office:value-type="float" office:value="0.979281126709642" calcext:value-type="float">
            <text:p>0.9792811267</text:p>
          </table:table-cell>
          <table:table-cell table:formula="of:=[.D58]/SUM([.$C58:.$J58])" office:value-type="float" office:value="0.010186131635012" calcext:value-type="float">
            <text:p>0.0101861316</text:p>
          </table:table-cell>
          <table:table-cell table:formula="of:=[.E58]/SUM([.$C58:.$J58])" office:value-type="float" office:value="0" calcext:value-type="float">
            <text:p>0</text:p>
          </table:table-cell>
          <table:table-cell table:formula="of:=[.F58]/SUM([.$C58:.$J58])" office:value-type="float" office:value="0" calcext:value-type="float">
            <text:p>0</text:p>
          </table:table-cell>
          <table:table-cell table:formula="of:=[.G58]/SUM([.$C58:.$J58])" office:value-type="float" office:value="0" calcext:value-type="float">
            <text:p>0</text:p>
          </table:table-cell>
          <table:table-cell table:formula="of:=[.H58]/SUM([.$C58:.$J58])" office:value-type="float" office:value="0.0105327416553464" calcext:value-type="float">
            <text:p>0.0105327417</text:p>
          </table:table-cell>
          <table:table-cell table:formula="of:=[.I58]/SUM([.$C58:.$J58])" office:value-type="float" office:value="0" calcext:value-type="float">
            <text:p>0</text:p>
          </table:table-cell>
          <table:table-cell table:formula="of:=[.J58]/SUM([.$C58:.$J58])" office:value-type="float" office:value="0" calcext:value-type="float">
            <text:p>0</text:p>
          </table:table-cell>
          <table:table-cell office:value-type="float" office:value="2.21593614619" calcext:value-type="float">
            <text:p>2.2159361462</text:p>
          </table:table-cell>
          <table:table-cell office:value-type="float" office:value="0.418128875801" calcext:value-type="float">
            <text:p>0.4181288758</text:p>
          </table:table-cell>
          <table:table-cell office:value-type="float" office:value="0.684422939179" calcext:value-type="float">
            <text:p>0.6844229392</text:p>
          </table:table-cell>
          <table:table-cell office:value-type="float" office:value="0.329938342223" calcext:value-type="float">
            <text:p>0.3299383422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0670881979781" calcext:value-type="float">
            <text:p>0.067088198</text:p>
          </table:table-cell>
          <table:table-cell office:value-type="float" office:value="0.00106483559344" calcext:value-type="float">
            <text:p>0.0010648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11455746836" calcext:value-type="float">
            <text:p>0.00111455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9]/SUM([.$C59:.$J59])" office:value-type="float" office:value="0.968536612446294" calcext:value-type="float">
            <text:p>0.9685366124</text:p>
          </table:table-cell>
          <table:table-cell table:formula="of:=[.D59]/SUM([.$C59:.$J59])" office:value-type="float" office:value="0.0153727822413606" calcext:value-type="float">
            <text:p>0.0153727822</text:p>
          </table:table-cell>
          <table:table-cell table:formula="of:=[.E59]/SUM([.$C59:.$J59])" office:value-type="float" office:value="0" calcext:value-type="float">
            <text:p>0</text:p>
          </table:table-cell>
          <table:table-cell table:formula="of:=[.F59]/SUM([.$C59:.$J59])" office:value-type="float" office:value="0" calcext:value-type="float">
            <text:p>0</text:p>
          </table:table-cell>
          <table:table-cell table:formula="of:=[.G59]/SUM([.$C59:.$J59])" office:value-type="float" office:value="0" calcext:value-type="float">
            <text:p>0</text:p>
          </table:table-cell>
          <table:table-cell table:formula="of:=[.H59]/SUM([.$C59:.$J59])" office:value-type="float" office:value="0.0160906053123456" calcext:value-type="float">
            <text:p>0.0160906053</text:p>
          </table:table-cell>
          <table:table-cell table:formula="of:=[.I59]/SUM([.$C59:.$J59])" office:value-type="float" office:value="0" calcext:value-type="float">
            <text:p>0</text:p>
          </table:table-cell>
          <table:table-cell table:formula="of:=[.J59]/SUM([.$C59:.$J59])" office:value-type="float" office:value="0" calcext:value-type="float">
            <text:p>0</text:p>
          </table:table-cell>
          <table:table-cell office:value-type="float" office:value="2.29435674482" calcext:value-type="float">
            <text:p>2.2943567448</text:p>
          </table:table-cell>
          <table:table-cell office:value-type="float" office:value="0.340224767894" calcext:value-type="float">
            <text:p>0.3402247679</text:p>
          </table:table-cell>
          <table:table-cell office:value-type="float" office:value="0.679424885879" calcext:value-type="float">
            <text:p>0.6794248859</text:p>
          </table:table-cell>
          <table:table-cell office:value-type="float" office:value="0.294705807936" calcext:value-type="float">
            <text:p>0.2947058079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0647498650841" calcext:value-type="float">
            <text:p>0.0647498651</text:p>
          </table:table-cell>
          <table:table-cell office:value-type="float" office:value="0.000422417986676" calcext:value-type="float">
            <text:p>0.000422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6484014044" calcext:value-type="float">
            <text:p>0.00146484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0]/SUM([.$C60:.$J60])" office:value-type="float" office:value="0.971678577402958" calcext:value-type="float">
            <text:p>0.9716785774</text:p>
          </table:table-cell>
          <table:table-cell table:formula="of:=[.D60]/SUM([.$C60:.$J60])" office:value-type="float" office:value="0.00633907897459926" calcext:value-type="float">
            <text:p>0.006339079</text:p>
          </table:table-cell>
          <table:table-cell table:formula="of:=[.E60]/SUM([.$C60:.$J60])" office:value-type="float" office:value="0" calcext:value-type="float">
            <text:p>0</text:p>
          </table:table-cell>
          <table:table-cell table:formula="of:=[.F60]/SUM([.$C60:.$J60])" office:value-type="float" office:value="0" calcext:value-type="float">
            <text:p>0</text:p>
          </table:table-cell>
          <table:table-cell table:formula="of:=[.G60]/SUM([.$C60:.$J60])" office:value-type="float" office:value="0" calcext:value-type="float">
            <text:p>0</text:p>
          </table:table-cell>
          <table:table-cell table:formula="of:=[.H60]/SUM([.$C60:.$J60])" office:value-type="float" office:value="0.0219823436224427" calcext:value-type="float">
            <text:p>0.0219823436</text:p>
          </table:table-cell>
          <table:table-cell table:formula="of:=[.I60]/SUM([.$C60:.$J60])" office:value-type="float" office:value="0" calcext:value-type="float">
            <text:p>0</text:p>
          </table:table-cell>
          <table:table-cell table:formula="of:=[.J60]/SUM([.$C60:.$J60])" office:value-type="float" office:value="0" calcext:value-type="float">
            <text:p>0</text:p>
          </table:table-cell>
          <table:table-cell office:value-type="float" office:value="2.28864573652" calcext:value-type="float">
            <text:p>2.2886457365</text:p>
          </table:table-cell>
          <table:table-cell office:value-type="float" office:value="0.346336258608" calcext:value-type="float">
            <text:p>0.3463362586</text:p>
          </table:table-cell>
          <table:table-cell office:value-type="float" office:value="0.662147867244" calcext:value-type="float">
            <text:p>0.6621478672</text:p>
          </table:table-cell>
          <table:table-cell office:value-type="float" office:value="0.258992272757" calcext:value-type="float">
            <text:p>0.258992272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06441229135" calcext:value-type="float">
            <text:p>0.0644122914</text:p>
          </table:table-cell>
          <table:table-cell office:value-type="float" office:value="0.000359930413627" calcext:value-type="float">
            <text:p>0.0003599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890627373" calcext:value-type="float">
            <text:p>0.00168906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1]/SUM([.$C61:.$J61])" office:value-type="float" office:value="0.969170124135978" calcext:value-type="float">
            <text:p>0.9691701241</text:p>
          </table:table-cell>
          <table:table-cell table:formula="of:=[.D61]/SUM([.$C61:.$J61])" office:value-type="float" office:value="0.00541564034354436" calcext:value-type="float">
            <text:p>0.0054156403</text:p>
          </table:table-cell>
          <table:table-cell table:formula="of:=[.E61]/SUM([.$C61:.$J61])" office:value-type="float" office:value="0" calcext:value-type="float">
            <text:p>0</text:p>
          </table:table-cell>
          <table:table-cell table:formula="of:=[.F61]/SUM([.$C61:.$J61])" office:value-type="float" office:value="0" calcext:value-type="float">
            <text:p>0</text:p>
          </table:table-cell>
          <table:table-cell table:formula="of:=[.G61]/SUM([.$C61:.$J61])" office:value-type="float" office:value="0" calcext:value-type="float">
            <text:p>0</text:p>
          </table:table-cell>
          <table:table-cell table:formula="of:=[.H61]/SUM([.$C61:.$J61])" office:value-type="float" office:value="0.0254142355204772" calcext:value-type="float">
            <text:p>0.0254142355</text:p>
          </table:table-cell>
          <table:table-cell table:formula="of:=[.I61]/SUM([.$C61:.$J61])" office:value-type="float" office:value="0" calcext:value-type="float">
            <text:p>0</text:p>
          </table:table-cell>
          <table:table-cell table:formula="of:=[.J61]/SUM([.$C61:.$J61])" office:value-type="float" office:value="0" calcext:value-type="float">
            <text:p>0</text:p>
          </table:table-cell>
          <table:table-cell office:value-type="float" office:value="2.20995929667" calcext:value-type="float">
            <text:p>2.2099592967</text:p>
          </table:table-cell>
          <table:table-cell office:value-type="float" office:value="0.409441521395" calcext:value-type="float">
            <text:p>0.4094415214</text:p>
          </table:table-cell>
          <table:table-cell office:value-type="float" office:value="0.657740413505" calcext:value-type="float">
            <text:p>0.6577404135</text:p>
          </table:table-cell>
          <table:table-cell office:value-type="float" office:value="0.224079678071" calcext:value-type="float">
            <text:p>0.224079678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0620066801748" calcext:value-type="float">
            <text:p>0.0620066802</text:p>
          </table:table-cell>
          <table:table-cell office:value-type="float" office:value="0.000370130678613" calcext:value-type="float">
            <text:p>0.0003701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3248066147" calcext:value-type="float">
            <text:p>0.00133248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2]/SUM([.$C62:.$J62])" office:value-type="float" office:value="0.973275305695634" calcext:value-type="float">
            <text:p>0.9732753057</text:p>
          </table:table-cell>
          <table:table-cell table:formula="of:=[.D62]/SUM([.$C62:.$J62])" office:value-type="float" office:value="0.00580968128528842" calcext:value-type="float">
            <text:p>0.0058096813</text:p>
          </table:table-cell>
          <table:table-cell table:formula="of:=[.E62]/SUM([.$C62:.$J62])" office:value-type="float" office:value="0" calcext:value-type="float">
            <text:p>0</text:p>
          </table:table-cell>
          <table:table-cell table:formula="of:=[.F62]/SUM([.$C62:.$J62])" office:value-type="float" office:value="0" calcext:value-type="float">
            <text:p>0</text:p>
          </table:table-cell>
          <table:table-cell table:formula="of:=[.G62]/SUM([.$C62:.$J62])" office:value-type="float" office:value="0" calcext:value-type="float">
            <text:p>0</text:p>
          </table:table-cell>
          <table:table-cell table:formula="of:=[.H62]/SUM([.$C62:.$J62])" office:value-type="float" office:value="0.0209150130190778" calcext:value-type="float">
            <text:p>0.020915013</text:p>
          </table:table-cell>
          <table:table-cell table:formula="of:=[.I62]/SUM([.$C62:.$J62])" office:value-type="float" office:value="0" calcext:value-type="float">
            <text:p>0</text:p>
          </table:table-cell>
          <table:table-cell table:formula="of:=[.J62]/SUM([.$C62:.$J62])" office:value-type="float" office:value="0" calcext:value-type="float">
            <text:p>0</text:p>
          </table:table-cell>
          <table:table-cell office:value-type="float" office:value="2.18617658654" calcext:value-type="float">
            <text:p>2.1861765865</text:p>
          </table:table-cell>
          <table:table-cell office:value-type="float" office:value="0.394713960072" calcext:value-type="float">
            <text:p>0.3947139601</text:p>
          </table:table-cell>
          <table:table-cell office:value-type="float" office:value="0.626668706022" calcext:value-type="float">
            <text:p>0.626668706</text:p>
          </table:table-cell>
          <table:table-cell office:value-type="float" office:value="0.330397215597" calcext:value-type="float">
            <text:p>0.330397215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577004060605" calcext:value-type="float">
            <text:p>0.0577004061</text:p>
          </table:table-cell>
          <table:table-cell office:value-type="float" office:value="0.00025515021961" calcext:value-type="float">
            <text:p>0.00025515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3839137435" calcext:value-type="float">
            <text:p>0.00303839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3]/SUM([.$C63:.$J63])" office:value-type="float" office:value="0.94600215725307" calcext:value-type="float">
            <text:p>0.9460021573</text:p>
          </table:table-cell>
          <table:table-cell table:formula="of:=[.D63]/SUM([.$C63:.$J63])" office:value-type="float" office:value="0.00418320553795706" calcext:value-type="float">
            <text:p>0.0041832055</text:p>
          </table:table-cell>
          <table:table-cell table:formula="of:=[.E63]/SUM([.$C63:.$J63])" office:value-type="float" office:value="0" calcext:value-type="float">
            <text:p>0</text:p>
          </table:table-cell>
          <table:table-cell table:formula="of:=[.F63]/SUM([.$C63:.$J63])" office:value-type="float" office:value="0" calcext:value-type="float">
            <text:p>0</text:p>
          </table:table-cell>
          <table:table-cell table:formula="of:=[.G63]/SUM([.$C63:.$J63])" office:value-type="float" office:value="0" calcext:value-type="float">
            <text:p>0</text:p>
          </table:table-cell>
          <table:table-cell table:formula="of:=[.H63]/SUM([.$C63:.$J63])" office:value-type="float" office:value="0.0498146372089728" calcext:value-type="float">
            <text:p>0.0498146372</text:p>
          </table:table-cell>
          <table:table-cell table:formula="of:=[.I63]/SUM([.$C63:.$J63])" office:value-type="float" office:value="0" calcext:value-type="float">
            <text:p>0</text:p>
          </table:table-cell>
          <table:table-cell table:formula="of:=[.J63]/SUM([.$C63:.$J63])" office:value-type="float" office:value="0" calcext:value-type="float">
            <text:p>0</text:p>
          </table:table-cell>
          <table:table-cell office:value-type="float" office:value="2.26506289143" calcext:value-type="float">
            <text:p>2.2650628914</text:p>
          </table:table-cell>
          <table:table-cell office:value-type="float" office:value="0.447902287498" calcext:value-type="float">
            <text:p>0.4479022875</text:p>
          </table:table-cell>
          <table:table-cell office:value-type="float" office:value="0.622746660496" calcext:value-type="float">
            <text:p>0.6227466605</text:p>
          </table:table-cell>
          <table:table-cell office:value-type="float" office:value="0.294761066622" calcext:value-type="float">
            <text:p>0.294761066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0602193026277" calcext:value-type="float">
            <text:p>0.0602193026</text:p>
          </table:table-cell>
          <table:table-cell office:value-type="float" office:value="0.000240904082187" calcext:value-type="float">
            <text:p>0.0002409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8769986629" calcext:value-type="float">
            <text:p>0.00238769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4]/SUM([.$C64:.$J64])" office:value-type="float" office:value="0.958175155042103" calcext:value-type="float">
            <text:p>0.958175155</text:p>
          </table:table-cell>
          <table:table-cell table:formula="of:=[.D64]/SUM([.$C64:.$J64])" office:value-type="float" office:value="0.00383312818693497" calcext:value-type="float">
            <text:p>0.0038331282</text:p>
          </table:table-cell>
          <table:table-cell table:formula="of:=[.E64]/SUM([.$C64:.$J64])" office:value-type="float" office:value="0" calcext:value-type="float">
            <text:p>0</text:p>
          </table:table-cell>
          <table:table-cell table:formula="of:=[.F64]/SUM([.$C64:.$J64])" office:value-type="float" office:value="0" calcext:value-type="float">
            <text:p>0</text:p>
          </table:table-cell>
          <table:table-cell table:formula="of:=[.G64]/SUM([.$C64:.$J64])" office:value-type="float" office:value="0" calcext:value-type="float">
            <text:p>0</text:p>
          </table:table-cell>
          <table:table-cell table:formula="of:=[.H64]/SUM([.$C64:.$J64])" office:value-type="float" office:value="0.037991716770962" calcext:value-type="float">
            <text:p>0.0379917168</text:p>
          </table:table-cell>
          <table:table-cell table:formula="of:=[.I64]/SUM([.$C64:.$J64])" office:value-type="float" office:value="0" calcext:value-type="float">
            <text:p>0</text:p>
          </table:table-cell>
          <table:table-cell table:formula="of:=[.J64]/SUM([.$C64:.$J64])" office:value-type="float" office:value="0" calcext:value-type="float">
            <text:p>0</text:p>
          </table:table-cell>
          <table:table-cell office:value-type="float" office:value="2.2414536325" calcext:value-type="float">
            <text:p>2.2414536325</text:p>
          </table:table-cell>
          <table:table-cell office:value-type="float" office:value="0.430611359349" calcext:value-type="float">
            <text:p>0.4306113593</text:p>
          </table:table-cell>
          <table:table-cell office:value-type="float" office:value="0.59273353779" calcext:value-type="float">
            <text:p>0.5927335378</text:p>
          </table:table-cell>
          <table:table-cell office:value-type="float" office:value="0.258587766726" calcext:value-type="float">
            <text:p>0.258587766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0638813684854" calcext:value-type="float">
            <text:p>0.0638813685</text:p>
          </table:table-cell>
          <table:table-cell office:value-type="float" office:value="0.000283041016121" calcext:value-type="float">
            <text:p>0.000283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8562253768" calcext:value-type="float">
            <text:p>0.00158562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5]/SUM([.$C65:.$J65])" office:value-type="float" office:value="0.971579275388233" calcext:value-type="float">
            <text:p>0.9715792754</text:p>
          </table:table-cell>
          <table:table-cell table:formula="of:=[.D65]/SUM([.$C65:.$J65])" office:value-type="float" office:value="0.00430480423115608" calcext:value-type="float">
            <text:p>0.0043048042</text:p>
          </table:table-cell>
          <table:table-cell table:formula="of:=[.E65]/SUM([.$C65:.$J65])" office:value-type="float" office:value="0" calcext:value-type="float">
            <text:p>0</text:p>
          </table:table-cell>
          <table:table-cell table:formula="of:=[.F65]/SUM([.$C65:.$J65])" office:value-type="float" office:value="0" calcext:value-type="float">
            <text:p>0</text:p>
          </table:table-cell>
          <table:table-cell table:formula="of:=[.G65]/SUM([.$C65:.$J65])" office:value-type="float" office:value="0" calcext:value-type="float">
            <text:p>0</text:p>
          </table:table-cell>
          <table:table-cell table:formula="of:=[.H65]/SUM([.$C65:.$J65])" office:value-type="float" office:value="0.0241159203806111" calcext:value-type="float">
            <text:p>0.0241159204</text:p>
          </table:table-cell>
          <table:table-cell table:formula="of:=[.I65]/SUM([.$C65:.$J65])" office:value-type="float" office:value="0" calcext:value-type="float">
            <text:p>0</text:p>
          </table:table-cell>
          <table:table-cell table:formula="of:=[.J65]/SUM([.$C65:.$J65])" office:value-type="float" office:value="0" calcext:value-type="float">
            <text:p>0</text:p>
          </table:table-cell>
          <table:table-cell office:value-type="float" office:value="2.1623820435" calcext:value-type="float">
            <text:p>2.1623820435</text:p>
          </table:table-cell>
          <table:table-cell office:value-type="float" office:value="0.390730695434" calcext:value-type="float">
            <text:p>0.3907306954</text:p>
          </table:table-cell>
          <table:table-cell office:value-type="float" office:value="0.589359344108" calcext:value-type="float">
            <text:p>0.5893593441</text:p>
          </table:table-cell>
          <table:table-cell office:value-type="float" office:value="0.223269261714" calcext:value-type="float">
            <text:p>0.223269261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057180543491" calcext:value-type="float">
            <text:p>0.0571805435</text:p>
          </table:table-cell>
          <table:table-cell office:value-type="float" office:value="0.000213795940208" calcext:value-type="float">
            <text:p>0.0002137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0383123714" calcext:value-type="float">
            <text:p>0.00203831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6]/SUM([.$C66:.$J66])" office:value-type="float" office:value="0.962106548449363" calcext:value-type="float">
            <text:p>0.9621065484</text:p>
          </table:table-cell>
          <table:table-cell table:formula="of:=[.D66]/SUM([.$C66:.$J66])" office:value-type="float" office:value="0.00359728085023153" calcext:value-type="float">
            <text:p>0.0035972809</text:p>
          </table:table-cell>
          <table:table-cell table:formula="of:=[.E66]/SUM([.$C66:.$J66])" office:value-type="float" office:value="0" calcext:value-type="float">
            <text:p>0</text:p>
          </table:table-cell>
          <table:table-cell table:formula="of:=[.F66]/SUM([.$C66:.$J66])" office:value-type="float" office:value="0" calcext:value-type="float">
            <text:p>0</text:p>
          </table:table-cell>
          <table:table-cell table:formula="of:=[.G66]/SUM([.$C66:.$J66])" office:value-type="float" office:value="0" calcext:value-type="float">
            <text:p>0</text:p>
          </table:table-cell>
          <table:table-cell table:formula="of:=[.H66]/SUM([.$C66:.$J66])" office:value-type="float" office:value="0.0342961707004054" calcext:value-type="float">
            <text:p>0.0342961707</text:p>
          </table:table-cell>
          <table:table-cell table:formula="of:=[.I66]/SUM([.$C66:.$J66])" office:value-type="float" office:value="0" calcext:value-type="float">
            <text:p>0</text:p>
          </table:table-cell>
          <table:table-cell table:formula="of:=[.J66]/SUM([.$C66:.$J66])" office:value-type="float" office:value="0" calcext:value-type="float">
            <text:p>0</text:p>
          </table:table-cell>
          <table:table-cell office:value-type="float" office:value="2.14445536863" calcext:value-type="float">
            <text:p>2.1444553686</text:p>
          </table:table-cell>
          <table:table-cell office:value-type="float" office:value="0.389596856013" calcext:value-type="float">
            <text:p>0.389596856</text:p>
          </table:table-cell>
          <table:table-cell office:value-type="float" office:value="0.565918601062" calcext:value-type="float">
            <text:p>0.5659186011</text:p>
          </table:table-cell>
          <table:table-cell office:value-type="float" office:value="0.330767983332" calcext:value-type="float">
            <text:p>0.3307679833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0601250659263" calcext:value-type="float">
            <text:p>0.0601250659</text:p>
          </table:table-cell>
          <table:table-cell office:value-type="float" office:value="0.000222712962836" calcext:value-type="float">
            <text:p>0.0002227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8980911191" calcext:value-type="float">
            <text:p>0.001789809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7]/SUM([.$C67:.$J67])" office:value-type="float" office:value="0.967611841085429" calcext:value-type="float">
            <text:p>0.9676118411</text:p>
          </table:table-cell>
          <table:table-cell table:formula="of:=[.D67]/SUM([.$C67:.$J67])" office:value-type="float" office:value="0.00358419066463042" calcext:value-type="float">
            <text:p>0.0035841907</text:p>
          </table:table-cell>
          <table:table-cell table:formula="of:=[.E67]/SUM([.$C67:.$J67])" office:value-type="float" office:value="0" calcext:value-type="float">
            <text:p>0</text:p>
          </table:table-cell>
          <table:table-cell table:formula="of:=[.F67]/SUM([.$C67:.$J67])" office:value-type="float" office:value="0" calcext:value-type="float">
            <text:p>0</text:p>
          </table:table-cell>
          <table:table-cell table:formula="of:=[.G67]/SUM([.$C67:.$J67])" office:value-type="float" office:value="0" calcext:value-type="float">
            <text:p>0</text:p>
          </table:table-cell>
          <table:table-cell table:formula="of:=[.H67]/SUM([.$C67:.$J67])" office:value-type="float" office:value="0.0288039682499403" calcext:value-type="float">
            <text:p>0.0288039682</text:p>
          </table:table-cell>
          <table:table-cell table:formula="of:=[.I67]/SUM([.$C67:.$J67])" office:value-type="float" office:value="0" calcext:value-type="float">
            <text:p>0</text:p>
          </table:table-cell>
          <table:table-cell table:formula="of:=[.J67]/SUM([.$C67:.$J67])" office:value-type="float" office:value="0" calcext:value-type="float">
            <text:p>0</text:p>
          </table:table-cell>
          <table:table-cell office:value-type="float" office:value="2.22371485542" calcext:value-type="float">
            <text:p>2.2237148554</text:p>
          </table:table-cell>
          <table:table-cell office:value-type="float" office:value="0.427998946664" calcext:value-type="float">
            <text:p>0.4279989467</text:p>
          </table:table-cell>
          <table:table-cell office:value-type="float" office:value="0.563236374397" calcext:value-type="float">
            <text:p>0.5632363744</text:p>
          </table:table-cell>
          <table:table-cell office:value-type="float" office:value="0.294892469435" calcext:value-type="float">
            <text:p>0.2948924694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0597896007716" calcext:value-type="float">
            <text:p>0.0597896008</text:p>
          </table:table-cell>
          <table:table-cell office:value-type="float" office:value="0.000209638850165" calcext:value-type="float">
            <text:p>0.00020963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4492937664" calcext:value-type="float">
            <text:p>0.002344929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8]/SUM([.$C68:.$J68])" office:value-type="float" office:value="0.959024744930511" calcext:value-type="float">
            <text:p>0.9590247449</text:p>
          </table:table-cell>
          <table:table-cell table:formula="of:=[.D68]/SUM([.$C68:.$J68])" office:value-type="float" office:value="0.00336260557375243" calcext:value-type="float">
            <text:p>0.0033626056</text:p>
          </table:table-cell>
          <table:table-cell table:formula="of:=[.E68]/SUM([.$C68:.$J68])" office:value-type="float" office:value="0" calcext:value-type="float">
            <text:p>0</text:p>
          </table:table-cell>
          <table:table-cell table:formula="of:=[.F68]/SUM([.$C68:.$J68])" office:value-type="float" office:value="0" calcext:value-type="float">
            <text:p>0</text:p>
          </table:table-cell>
          <table:table-cell table:formula="of:=[.G68]/SUM([.$C68:.$J68])" office:value-type="float" office:value="0" calcext:value-type="float">
            <text:p>0</text:p>
          </table:table-cell>
          <table:table-cell table:formula="of:=[.H68]/SUM([.$C68:.$J68])" office:value-type="float" office:value="0.037612649495737" calcext:value-type="float">
            <text:p>0.0376126495</text:p>
          </table:table-cell>
          <table:table-cell table:formula="of:=[.I68]/SUM([.$C68:.$J68])" office:value-type="float" office:value="0" calcext:value-type="float">
            <text:p>0</text:p>
          </table:table-cell>
          <table:table-cell table:formula="of:=[.J68]/SUM([.$C68:.$J68])" office:value-type="float" office:value="0" calcext:value-type="float">
            <text:p>0</text:p>
          </table:table-cell>
          <table:table-cell office:value-type="float" office:value="2.20263093904" calcext:value-type="float">
            <text:p>2.202630939</text:p>
          </table:table-cell>
          <table:table-cell office:value-type="float" office:value="0.419478839727" calcext:value-type="float">
            <text:p>0.4194788397</text:p>
          </table:table-cell>
          <table:table-cell office:value-type="float" office:value="0.538589856723" calcext:value-type="float">
            <text:p>0.5385898567</text:p>
          </table:table-cell>
          <table:table-cell office:value-type="float" office:value="0.258529510822" calcext:value-type="float">
            <text:p>0.258529510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0605092926961" calcext:value-type="float">
            <text:p>0.0605092927</text:p>
          </table:table-cell>
          <table:table-cell office:value-type="float" office:value="0.000126503416187" calcext:value-type="float">
            <text:p>0.0001265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52921335862" calcext:value-type="float">
            <text:p>0.00252921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9]/SUM([.$C69:.$J69])" office:value-type="float" office:value="0.957955887332999" calcext:value-type="float">
            <text:p>0.9579558873</text:p>
          </table:table-cell>
          <table:table-cell table:formula="of:=[.D69]/SUM([.$C69:.$J69])" office:value-type="float" office:value="0.00200274514714141" calcext:value-type="float">
            <text:p>0.0020027451</text:p>
          </table:table-cell>
          <table:table-cell table:formula="of:=[.E69]/SUM([.$C69:.$J69])" office:value-type="float" office:value="0" calcext:value-type="float">
            <text:p>0</text:p>
          </table:table-cell>
          <table:table-cell table:formula="of:=[.F69]/SUM([.$C69:.$J69])" office:value-type="float" office:value="0" calcext:value-type="float">
            <text:p>0</text:p>
          </table:table-cell>
          <table:table-cell table:formula="of:=[.G69]/SUM([.$C69:.$J69])" office:value-type="float" office:value="0" calcext:value-type="float">
            <text:p>0</text:p>
          </table:table-cell>
          <table:table-cell table:formula="of:=[.H69]/SUM([.$C69:.$J69])" office:value-type="float" office:value="0.0400413675198596" calcext:value-type="float">
            <text:p>0.0400413675</text:p>
          </table:table-cell>
          <table:table-cell table:formula="of:=[.I69]/SUM([.$C69:.$J69])" office:value-type="float" office:value="0" calcext:value-type="float">
            <text:p>0</text:p>
          </table:table-cell>
          <table:table-cell table:formula="of:=[.J69]/SUM([.$C69:.$J69])" office:value-type="float" office:value="0" calcext:value-type="float">
            <text:p>0</text:p>
          </table:table-cell>
          <table:table-cell office:value-type="float" office:value="2.12321150477" calcext:value-type="float">
            <text:p>2.1232115048</text:p>
          </table:table-cell>
          <table:table-cell office:value-type="float" office:value="0.456226884684" calcext:value-type="float">
            <text:p>0.4562268847</text:p>
          </table:table-cell>
          <table:table-cell office:value-type="float" office:value="0.536635670863" calcext:value-type="float">
            <text:p>0.5366356709</text:p>
          </table:table-cell>
          <table:table-cell office:value-type="float" office:value="0.222587508176" calcext:value-type="float">
            <text:p>0.2225875082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0603025339486" calcext:value-type="float">
            <text:p>0.0603025339</text:p>
          </table:table-cell>
          <table:table-cell office:value-type="float" office:value="0.000192013304318" calcext:value-type="float">
            <text:p>0.0001920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905292159" calcext:value-type="float">
            <text:p>0.00129052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0]/SUM([.$C70:.$J70])" office:value-type="float" office:value="0.976004844455178" calcext:value-type="float">
            <text:p>0.9760048445</text:p>
          </table:table-cell>
          <table:table-cell table:formula="of:=[.D70]/SUM([.$C70:.$J70])" office:value-type="float" office:value="0.00310776186244434" calcext:value-type="float">
            <text:p>0.0031077619</text:p>
          </table:table-cell>
          <table:table-cell table:formula="of:=[.E70]/SUM([.$C70:.$J70])" office:value-type="float" office:value="0" calcext:value-type="float">
            <text:p>0</text:p>
          </table:table-cell>
          <table:table-cell table:formula="of:=[.F70]/SUM([.$C70:.$J70])" office:value-type="float" office:value="0" calcext:value-type="float">
            <text:p>0</text:p>
          </table:table-cell>
          <table:table-cell table:formula="of:=[.G70]/SUM([.$C70:.$J70])" office:value-type="float" office:value="0" calcext:value-type="float">
            <text:p>0</text:p>
          </table:table-cell>
          <table:table-cell table:formula="of:=[.H70]/SUM([.$C70:.$J70])" office:value-type="float" office:value="0.0208873936823775" calcext:value-type="float">
            <text:p>0.0208873937</text:p>
          </table:table-cell>
          <table:table-cell table:formula="of:=[.I70]/SUM([.$C70:.$J70])" office:value-type="float" office:value="0" calcext:value-type="float">
            <text:p>0</text:p>
          </table:table-cell>
          <table:table-cell table:formula="of:=[.J70]/SUM([.$C70:.$J70])" office:value-type="float" office:value="0" calcext:value-type="float">
            <text:p>0</text:p>
          </table:table-cell>
          <table:table-cell office:value-type="float" office:value="2.10335407879" calcext:value-type="float">
            <text:p>2.1033540788</text:p>
          </table:table-cell>
          <table:table-cell office:value-type="float" office:value="0.445786370413" calcext:value-type="float">
            <text:p>0.4457863704</text:p>
          </table:table-cell>
          <table:table-cell office:value-type="float" office:value="0.515369368249" calcext:value-type="float">
            <text:p>0.5153693682</text:p>
          </table:table-cell>
          <table:table-cell office:value-type="float" office:value="0.330001534999" calcext:value-type="float">
            <text:p>0.330001535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0594731001099" calcext:value-type="float">
            <text:p>0.0594731001</text:p>
          </table:table-cell>
          <table:table-cell office:value-type="float" office:value="0.000158541509276" calcext:value-type="float">
            <text:p>0.0001585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9066667761" calcext:value-type="float">
            <text:p>0.00179066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1]/SUM([.$C71:.$J71])" office:value-type="float" office:value="0.968265468346327" calcext:value-type="float">
            <text:p>0.9682654683</text:p>
          </table:table-cell>
          <table:table-cell table:formula="of:=[.D71]/SUM([.$C71:.$J71])" office:value-type="float" office:value="0.00258117146151435" calcext:value-type="float">
            <text:p>0.0025811715</text:p>
          </table:table-cell>
          <table:table-cell table:formula="of:=[.E71]/SUM([.$C71:.$J71])" office:value-type="float" office:value="0" calcext:value-type="float">
            <text:p>0</text:p>
          </table:table-cell>
          <table:table-cell table:formula="of:=[.F71]/SUM([.$C71:.$J71])" office:value-type="float" office:value="0" calcext:value-type="float">
            <text:p>0</text:p>
          </table:table-cell>
          <table:table-cell table:formula="of:=[.G71]/SUM([.$C71:.$J71])" office:value-type="float" office:value="0" calcext:value-type="float">
            <text:p>0</text:p>
          </table:table-cell>
          <table:table-cell table:formula="of:=[.H71]/SUM([.$C71:.$J71])" office:value-type="float" office:value="0.0291533601921584" calcext:value-type="float">
            <text:p>0.0291533602</text:p>
          </table:table-cell>
          <table:table-cell table:formula="of:=[.I71]/SUM([.$C71:.$J71])" office:value-type="float" office:value="0" calcext:value-type="float">
            <text:p>0</text:p>
          </table:table-cell>
          <table:table-cell table:formula="of:=[.J71]/SUM([.$C71:.$J71])" office:value-type="float" office:value="0" calcext:value-type="float">
            <text:p>0</text:p>
          </table:table-cell>
          <table:table-cell office:value-type="float" office:value="2.18291851814" calcext:value-type="float">
            <text:p>2.1829185181</text:p>
          </table:table-cell>
          <table:table-cell office:value-type="float" office:value="0.380814624413" calcext:value-type="float">
            <text:p>0.3808146244</text:p>
          </table:table-cell>
          <table:table-cell office:value-type="float" office:value="0.514237018534" calcext:value-type="float">
            <text:p>0.5142370185</text:p>
          </table:table-cell>
          <table:table-cell office:value-type="float" office:value="0.29477194214" calcext:value-type="float">
            <text:p>0.294771942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0593544137059" calcext:value-type="float">
            <text:p>0.0593544137</text:p>
          </table:table-cell>
          <table:table-cell office:value-type="float" office:value="0.000130411587786" calcext:value-type="float">
            <text:p>0.0001304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20966694555" calcext:value-type="float">
            <text:p>0.00220966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2]/SUM([.$C72:.$J72])" office:value-type="float" office:value="0.962069895570876" calcext:value-type="float">
            <text:p>0.9620698956</text:p>
          </table:table-cell>
          <table:table-cell table:formula="of:=[.D72]/SUM([.$C72:.$J72])" office:value-type="float" office:value="0.00211382869122735" calcext:value-type="float">
            <text:p>0.0021138287</text:p>
          </table:table-cell>
          <table:table-cell table:formula="of:=[.E72]/SUM([.$C72:.$J72])" office:value-type="float" office:value="0" calcext:value-type="float">
            <text:p>0</text:p>
          </table:table-cell>
          <table:table-cell table:formula="of:=[.F72]/SUM([.$C72:.$J72])" office:value-type="float" office:value="0" calcext:value-type="float">
            <text:p>0</text:p>
          </table:table-cell>
          <table:table-cell table:formula="of:=[.G72]/SUM([.$C72:.$J72])" office:value-type="float" office:value="0" calcext:value-type="float">
            <text:p>0</text:p>
          </table:table-cell>
          <table:table-cell table:formula="of:=[.H72]/SUM([.$C72:.$J72])" office:value-type="float" office:value="0.0358162757378966" calcext:value-type="float">
            <text:p>0.0358162757</text:p>
          </table:table-cell>
          <table:table-cell table:formula="of:=[.I72]/SUM([.$C72:.$J72])" office:value-type="float" office:value="0" calcext:value-type="float">
            <text:p>0</text:p>
          </table:table-cell>
          <table:table-cell table:formula="of:=[.J72]/SUM([.$C72:.$J72])" office:value-type="float" office:value="0" calcext:value-type="float">
            <text:p>0</text:p>
          </table:table-cell>
          <table:table-cell office:value-type="float" office:value="2.09023461535" calcext:value-type="float">
            <text:p>2.0902346154</text:p>
          </table:table-cell>
          <table:table-cell office:value-type="float" office:value="0.429395771183" calcext:value-type="float">
            <text:p>0.4293957712</text:p>
          </table:table-cell>
          <table:table-cell office:value-type="float" office:value="0.502103343232" calcext:value-type="float">
            <text:p>0.5021033432</text:p>
          </table:table-cell>
          <table:table-cell office:value-type="float" office:value="0.25853511973" calcext:value-type="float">
            <text:p>0.258535119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0597483709259" calcext:value-type="float">
            <text:p>0.05974837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38534525764" calcext:value-type="float">
            <text:p>0.00238534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3]/SUM([.$C73:.$J73])" office:value-type="float" office:value="0.961609486698111" calcext:value-type="float">
            <text:p>0.9616094867</text:p>
          </table:table-cell>
          <table:table-cell table:formula="of:=[.D73]/SUM([.$C73:.$J73])" office:value-type="float" office:value="0" calcext:value-type="float">
            <text:p>0</text:p>
          </table:table-cell>
          <table:table-cell table:formula="of:=[.E73]/SUM([.$C73:.$J73])" office:value-type="float" office:value="0" calcext:value-type="float">
            <text:p>0</text:p>
          </table:table-cell>
          <table:table-cell table:formula="of:=[.F73]/SUM([.$C73:.$J73])" office:value-type="float" office:value="0" calcext:value-type="float">
            <text:p>0</text:p>
          </table:table-cell>
          <table:table-cell table:formula="of:=[.G73]/SUM([.$C73:.$J73])" office:value-type="float" office:value="0" calcext:value-type="float">
            <text:p>0</text:p>
          </table:table-cell>
          <table:table-cell table:formula="of:=[.H73]/SUM([.$C73:.$J73])" office:value-type="float" office:value="0.0383905133018892" calcext:value-type="float">
            <text:p>0.0383905133</text:p>
          </table:table-cell>
          <table:table-cell table:formula="of:=[.I73]/SUM([.$C73:.$J73])" office:value-type="float" office:value="0" calcext:value-type="float">
            <text:p>0</text:p>
          </table:table-cell>
          <table:table-cell table:formula="of:=[.J73]/SUM([.$C73:.$J73])" office:value-type="float" office:value="0" calcext:value-type="float">
            <text:p>0</text:p>
          </table:table-cell>
          <table:table-cell office:value-type="float" office:value="2.15280060915" calcext:value-type="float">
            <text:p>2.1528006092</text:p>
          </table:table-cell>
          <table:table-cell office:value-type="float" office:value="0.451445630452" calcext:value-type="float">
            <text:p>0.4514456305</text:p>
          </table:table-cell>
          <table:table-cell office:value-type="float" office:value="0.489658539124" calcext:value-type="float">
            <text:p>0.4896585391</text:p>
          </table:table-cell>
          <table:table-cell office:value-type="float" office:value="0.222728847723" calcext:value-type="float">
            <text:p>0.222728847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0563990872173" calcext:value-type="float">
            <text:p>0.0563990872</text:p>
          </table:table-cell>
          <table:table-cell office:value-type="float" office:value="0.000143853253173" calcext:value-type="float">
            <text:p>0.00014385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1320698281" calcext:value-type="float">
            <text:p>0.0021132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4]/SUM([.$C74:.$J74])" office:value-type="float" office:value="0.961520482780076" calcext:value-type="float">
            <text:p>0.9615204828</text:p>
          </table:table-cell>
          <table:table-cell table:formula="of:=[.D74]/SUM([.$C74:.$J74])" office:value-type="float" office:value="0.00245248383023404" calcext:value-type="float">
            <text:p>0.0024524838</text:p>
          </table:table-cell>
          <table:table-cell table:formula="of:=[.E74]/SUM([.$C74:.$J74])" office:value-type="float" office:value="0" calcext:value-type="float">
            <text:p>0</text:p>
          </table:table-cell>
          <table:table-cell table:formula="of:=[.F74]/SUM([.$C74:.$J74])" office:value-type="float" office:value="0" calcext:value-type="float">
            <text:p>0</text:p>
          </table:table-cell>
          <table:table-cell table:formula="of:=[.G74]/SUM([.$C74:.$J74])" office:value-type="float" office:value="0" calcext:value-type="float">
            <text:p>0</text:p>
          </table:table-cell>
          <table:table-cell table:formula="of:=[.H74]/SUM([.$C74:.$J74])" office:value-type="float" office:value="0.0360270333896899" calcext:value-type="float">
            <text:p>0.0360270334</text:p>
          </table:table-cell>
          <table:table-cell table:formula="of:=[.I74]/SUM([.$C74:.$J74])" office:value-type="float" office:value="0" calcext:value-type="float">
            <text:p>0</text:p>
          </table:table-cell>
          <table:table-cell table:formula="of:=[.J74]/SUM([.$C74:.$J74])" office:value-type="float" office:value="0" calcext:value-type="float">
            <text:p>0</text:p>
          </table:table-cell>
          <table:table-cell office:value-type="float" office:value="2.05717303547" calcext:value-type="float">
            <text:p>2.0571730355</text:p>
          </table:table-cell>
          <table:table-cell office:value-type="float" office:value="0.443808106321" calcext:value-type="float">
            <text:p>0.4438081063</text:p>
          </table:table-cell>
          <table:table-cell office:value-type="float" office:value="0.482836203535" calcext:value-type="float">
            <text:p>0.4828362035</text:p>
          </table:table-cell>
          <table:table-cell office:value-type="float" office:value="0.330721858177" calcext:value-type="float">
            <text:p>0.3307218582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0591505753232" calcext:value-type="float">
            <text:p>0.0591505753</text:p>
          </table:table-cell>
          <table:table-cell office:value-type="float" office:value="0.000131403010278" calcext:value-type="float">
            <text:p>0.0001314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79214483236" calcext:value-type="float">
            <text:p>0.00179214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5]/SUM([.$C75:.$J75])" office:value-type="float" office:value="0.968504699815094" calcext:value-type="float">
            <text:p>0.9685046998</text:p>
          </table:table-cell>
          <table:table-cell table:formula="of:=[.D75]/SUM([.$C75:.$J75])" office:value-type="float" office:value="0.00215153330848802" calcext:value-type="float">
            <text:p>0.0021515333</text:p>
          </table:table-cell>
          <table:table-cell table:formula="of:=[.E75]/SUM([.$C75:.$J75])" office:value-type="float" office:value="0" calcext:value-type="float">
            <text:p>0</text:p>
          </table:table-cell>
          <table:table-cell table:formula="of:=[.F75]/SUM([.$C75:.$J75])" office:value-type="float" office:value="0" calcext:value-type="float">
            <text:p>0</text:p>
          </table:table-cell>
          <table:table-cell table:formula="of:=[.G75]/SUM([.$C75:.$J75])" office:value-type="float" office:value="0" calcext:value-type="float">
            <text:p>0</text:p>
          </table:table-cell>
          <table:table-cell table:formula="of:=[.H75]/SUM([.$C75:.$J75])" office:value-type="float" office:value="0.0293437668764182" calcext:value-type="float">
            <text:p>0.0293437669</text:p>
          </table:table-cell>
          <table:table-cell table:formula="of:=[.I75]/SUM([.$C75:.$J75])" office:value-type="float" office:value="0" calcext:value-type="float">
            <text:p>0</text:p>
          </table:table-cell>
          <table:table-cell table:formula="of:=[.J75]/SUM([.$C75:.$J75])" office:value-type="float" office:value="0" calcext:value-type="float">
            <text:p>0</text:p>
          </table:table-cell>
          <table:table-cell office:value-type="float" office:value="2.12268961474" calcext:value-type="float">
            <text:p>2.1226896147</text:p>
          </table:table-cell>
          <table:table-cell office:value-type="float" office:value="0.464983176689" calcext:value-type="float">
            <text:p>0.4649831767</text:p>
          </table:table-cell>
          <table:table-cell office:value-type="float" office:value="0.481818870291" calcext:value-type="float">
            <text:p>0.4818188703</text:p>
          </table:table-cell>
          <table:table-cell office:value-type="float" office:value="0.294751309674" calcext:value-type="float">
            <text:p>0.294751309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0590342839257" calcext:value-type="float">
            <text:p>0.0590342839</text:p>
          </table:table-cell>
          <table:table-cell office:value-type="float" office:value="0.000103755811073" calcext:value-type="float">
            <text:p>0.00010375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21203285657" calcext:value-type="float">
            <text:p>0.00221203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6]/SUM([.$C76:.$J76])" office:value-type="float" office:value="0.962252878118122" calcext:value-type="float">
            <text:p>0.9622528781</text:p>
          </table:table-cell>
          <table:table-cell table:formula="of:=[.D76]/SUM([.$C76:.$J76])" office:value-type="float" office:value="0.00169120926328388" calcext:value-type="float">
            <text:p>0.0016912093</text:p>
          </table:table-cell>
          <table:table-cell table:formula="of:=[.E76]/SUM([.$C76:.$J76])" office:value-type="float" office:value="0" calcext:value-type="float">
            <text:p>0</text:p>
          </table:table-cell>
          <table:table-cell table:formula="of:=[.F76]/SUM([.$C76:.$J76])" office:value-type="float" office:value="0" calcext:value-type="float">
            <text:p>0</text:p>
          </table:table-cell>
          <table:table-cell table:formula="of:=[.G76]/SUM([.$C76:.$J76])" office:value-type="float" office:value="0" calcext:value-type="float">
            <text:p>0</text:p>
          </table:table-cell>
          <table:table-cell table:formula="of:=[.H76]/SUM([.$C76:.$J76])" office:value-type="float" office:value="0.0360559126185944" calcext:value-type="float">
            <text:p>0.0360559126</text:p>
          </table:table-cell>
          <table:table-cell table:formula="of:=[.I76]/SUM([.$C76:.$J76])" office:value-type="float" office:value="0" calcext:value-type="float">
            <text:p>0</text:p>
          </table:table-cell>
          <table:table-cell table:formula="of:=[.J76]/SUM([.$C76:.$J76])" office:value-type="float" office:value="0" calcext:value-type="float">
            <text:p>0</text:p>
          </table:table-cell>
          <table:table-cell office:value-type="float" office:value="2.02997411804" calcext:value-type="float">
            <text:p>2.029974118</text:p>
          </table:table-cell>
          <table:table-cell office:value-type="float" office:value="0.440652229631" calcext:value-type="float">
            <text:p>0.4406522296</text:p>
          </table:table-cell>
          <table:table-cell office:value-type="float" office:value="0.486924930712" calcext:value-type="float">
            <text:p>0.4869249307</text:p>
          </table:table-cell>
          <table:table-cell office:value-type="float" office:value="0.25839092044" calcext:value-type="float">
            <text:p>0.2583909204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0626936964547" calcext:value-type="float">
            <text:p>0.0626936965</text:p>
          </table:table-cell>
          <table:table-cell office:value-type="float" office:value="0.00047052916427" calcext:value-type="float">
            <text:p>0.0004705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41158458574" calcext:value-type="float">
            <text:p>0.00141158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7]/SUM([.$C77:.$J77])" office:value-type="float" office:value="0.97085419843679" calcext:value-type="float">
            <text:p>0.9708541984</text:p>
          </table:table-cell>
          <table:table-cell table:formula="of:=[.D77]/SUM([.$C77:.$J77])" office:value-type="float" office:value="0.00728646164528774" calcext:value-type="float">
            <text:p>0.0072864616</text:p>
          </table:table-cell>
          <table:table-cell table:formula="of:=[.E77]/SUM([.$C77:.$J77])" office:value-type="float" office:value="0" calcext:value-type="float">
            <text:p>0</text:p>
          </table:table-cell>
          <table:table-cell table:formula="of:=[.F77]/SUM([.$C77:.$J77])" office:value-type="float" office:value="0" calcext:value-type="float">
            <text:p>0</text:p>
          </table:table-cell>
          <table:table-cell table:formula="of:=[.G77]/SUM([.$C77:.$J77])" office:value-type="float" office:value="0" calcext:value-type="float">
            <text:p>0</text:p>
          </table:table-cell>
          <table:table-cell table:formula="of:=[.H77]/SUM([.$C77:.$J77])" office:value-type="float" office:value="0.0218593399179224" calcext:value-type="float">
            <text:p>0.0218593399</text:p>
          </table:table-cell>
          <table:table-cell table:formula="of:=[.I77]/SUM([.$C77:.$J77])" office:value-type="float" office:value="0" calcext:value-type="float">
            <text:p>0</text:p>
          </table:table-cell>
          <table:table-cell table:formula="of:=[.J77]/SUM([.$C77:.$J77])" office:value-type="float" office:value="0" calcext:value-type="float">
            <text:p>0</text:p>
          </table:table-cell>
          <table:table-cell office:value-type="float" office:value="2.01963116852" calcext:value-type="float">
            <text:p>2.0196311685</text:p>
          </table:table-cell>
          <table:table-cell office:value-type="float" office:value="0.441823023133" calcext:value-type="float">
            <text:p>0.4418230231</text:p>
          </table:table-cell>
          <table:table-cell office:value-type="float" office:value="0.494052664499" calcext:value-type="float">
            <text:p>0.4940526645</text:p>
          </table:table-cell>
          <table:table-cell office:value-type="float" office:value="0.222320418984" calcext:value-type="float">
            <text:p>0.222320419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0600057272534" calcext:value-type="float">
            <text:p>0.0600057273</text:p>
          </table:table-cell>
          <table:table-cell office:value-type="float" office:value="0.000168332564914" calcext:value-type="float">
            <text:p>0.0001683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0713086101" calcext:value-type="float">
            <text:p>0.00130713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8]/SUM([.$C78:.$J78])" office:value-type="float" office:value="0.976001384982607" calcext:value-type="float">
            <text:p>0.976001385</text:p>
          </table:table-cell>
          <table:table-cell table:formula="of:=[.D78]/SUM([.$C78:.$J78])" office:value-type="float" office:value="0.00273795225912256" calcext:value-type="float">
            <text:p>0.0027379523</text:p>
          </table:table-cell>
          <table:table-cell table:formula="of:=[.E78]/SUM([.$C78:.$J78])" office:value-type="float" office:value="0" calcext:value-type="float">
            <text:p>0</text:p>
          </table:table-cell>
          <table:table-cell table:formula="of:=[.F78]/SUM([.$C78:.$J78])" office:value-type="float" office:value="0" calcext:value-type="float">
            <text:p>0</text:p>
          </table:table-cell>
          <table:table-cell table:formula="of:=[.G78]/SUM([.$C78:.$J78])" office:value-type="float" office:value="0" calcext:value-type="float">
            <text:p>0</text:p>
          </table:table-cell>
          <table:table-cell table:formula="of:=[.H78]/SUM([.$C78:.$J78])" office:value-type="float" office:value="0.02126066275827" calcext:value-type="float">
            <text:p>0.0212606628</text:p>
          </table:table-cell>
          <table:table-cell table:formula="of:=[.I78]/SUM([.$C78:.$J78])" office:value-type="float" office:value="0" calcext:value-type="float">
            <text:p>0</text:p>
          </table:table-cell>
          <table:table-cell table:formula="of:=[.J78]/SUM([.$C78:.$J78])" office:value-type="float" office:value="0" calcext:value-type="float">
            <text:p>0</text:p>
          </table:table-cell>
          <table:table-cell office:value-type="float" office:value="2.09963089035" calcext:value-type="float">
            <text:p>2.0996308904</text:p>
          </table:table-cell>
          <table:table-cell office:value-type="float" office:value="0.428684110727" calcext:value-type="float">
            <text:p>0.4286841107</text:p>
          </table:table-cell>
          <table:table-cell office:value-type="float" office:value="0.498694941229" calcext:value-type="float">
            <text:p>0.4986949412</text:p>
          </table:table-cell>
          <table:table-cell office:value-type="float" office:value="0.328722694465" calcext:value-type="float">
            <text:p>0.3287226945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0591695582063" calcext:value-type="float">
            <text:p>0.0591695582</text:p>
          </table:table-cell>
          <table:table-cell office:value-type="float" office:value="0.0000281998427734" calcext:value-type="float">
            <text:p>2.81998427734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81396884683" calcext:value-type="float">
            <text:p>0.00181396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9]/SUM([.$C79:.$J79])" office:value-type="float" office:value="0.969806317845314" calcext:value-type="float">
            <text:p>0.9698063178</text:p>
          </table:table-cell>
          <table:table-cell table:formula="of:=[.D79]/SUM([.$C79:.$J79])" office:value-type="float" office:value="0.000462203648513569" calcext:value-type="float">
            <text:p>0.0004622036</text:p>
          </table:table-cell>
          <table:table-cell table:formula="of:=[.E79]/SUM([.$C79:.$J79])" office:value-type="float" office:value="0" calcext:value-type="float">
            <text:p>0</text:p>
          </table:table-cell>
          <table:table-cell table:formula="of:=[.F79]/SUM([.$C79:.$J79])" office:value-type="float" office:value="0" calcext:value-type="float">
            <text:p>0</text:p>
          </table:table-cell>
          <table:table-cell table:formula="of:=[.G79]/SUM([.$C79:.$J79])" office:value-type="float" office:value="0" calcext:value-type="float">
            <text:p>0</text:p>
          </table:table-cell>
          <table:table-cell table:formula="of:=[.H79]/SUM([.$C79:.$J79])" office:value-type="float" office:value="0.0297314785061722" calcext:value-type="float">
            <text:p>0.0297314785</text:p>
          </table:table-cell>
          <table:table-cell table:formula="of:=[.I79]/SUM([.$C79:.$J79])" office:value-type="float" office:value="0" calcext:value-type="float">
            <text:p>0</text:p>
          </table:table-cell>
          <table:table-cell table:formula="of:=[.J79]/SUM([.$C79:.$J79])" office:value-type="float" office:value="0" calcext:value-type="float">
            <text:p>0</text:p>
          </table:table-cell>
          <table:table-cell office:value-type="float" office:value="2.090865263" calcext:value-type="float">
            <text:p>2.090865263</text:p>
          </table:table-cell>
          <table:table-cell office:value-type="float" office:value="0.427145582216" calcext:value-type="float">
            <text:p>0.4271455822</text:p>
          </table:table-cell>
          <table:table-cell office:value-type="float" office:value="0.510400125281" calcext:value-type="float">
            <text:p>0.5104001253</text:p>
          </table:table-cell>
          <table:table-cell office:value-type="float" office:value="0.294359527534" calcext:value-type="float">
            <text:p>0.2943595275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0590495396168" calcext:value-type="float">
            <text:p>0.0590495396</text:p>
          </table:table-cell>
          <table:table-cell office:value-type="float" office:value="0.000505579170877" calcext:value-type="float">
            <text:p>0.0005055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24901938862" calcext:value-type="float">
            <text:p>0.002249019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0]/SUM([.$C80:.$J80])" office:value-type="float" office:value="0.955430192204291" calcext:value-type="float">
            <text:p>0.9554301922</text:p>
          </table:table-cell>
          <table:table-cell table:formula="of:=[.D80]/SUM([.$C80:.$J80])" office:value-type="float" office:value="0.00818034497034535" calcext:value-type="float">
            <text:p>0.008180345</text:p>
          </table:table-cell>
          <table:table-cell table:formula="of:=[.E80]/SUM([.$C80:.$J80])" office:value-type="float" office:value="0" calcext:value-type="float">
            <text:p>0</text:p>
          </table:table-cell>
          <table:table-cell table:formula="of:=[.F80]/SUM([.$C80:.$J80])" office:value-type="float" office:value="0" calcext:value-type="float">
            <text:p>0</text:p>
          </table:table-cell>
          <table:table-cell table:formula="of:=[.G80]/SUM([.$C80:.$J80])" office:value-type="float" office:value="0" calcext:value-type="float">
            <text:p>0</text:p>
          </table:table-cell>
          <table:table-cell table:formula="of:=[.H80]/SUM([.$C80:.$J80])" office:value-type="float" office:value="0.0363894628253637" calcext:value-type="float">
            <text:p>0.0363894628</text:p>
          </table:table-cell>
          <table:table-cell table:formula="of:=[.I80]/SUM([.$C80:.$J80])" office:value-type="float" office:value="0" calcext:value-type="float">
            <text:p>0</text:p>
          </table:table-cell>
          <table:table-cell table:formula="of:=[.J80]/SUM([.$C80:.$J80])" office:value-type="float" office:value="0" calcext:value-type="float">
            <text:p>0</text:p>
          </table:table-cell>
          <table:table-cell office:value-type="float" office:value="2.01088397882" calcext:value-type="float">
            <text:p>2.0108839788</text:p>
          </table:table-cell>
          <table:table-cell office:value-type="float" office:value="0.427443795011" calcext:value-type="float">
            <text:p>0.427443795</text:p>
          </table:table-cell>
          <table:table-cell office:value-type="float" office:value="0.515844271061" calcext:value-type="float">
            <text:p>0.5158442711</text:p>
          </table:table-cell>
          <table:table-cell office:value-type="float" office:value="0.258172387191" calcext:value-type="float">
            <text:p>0.2581723872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0632365735178" calcext:value-type="float">
            <text:p>0.0632365735</text:p>
          </table:table-cell>
          <table:table-cell office:value-type="float" office:value="0.00004579623897" calcext:value-type="float">
            <text:p>4.579623897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59458892077" calcext:value-type="float">
            <text:p>0.00159458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1]/SUM([.$C81:.$J81])" office:value-type="float" office:value="0.974715442998904" calcext:value-type="float">
            <text:p>0.974715443</text:p>
          </table:table-cell>
          <table:table-cell table:formula="of:=[.D81]/SUM([.$C81:.$J81])" office:value-type="float" office:value="0.000705893739526578" calcext:value-type="float">
            <text:p>0.0007058937</text:p>
          </table:table-cell>
          <table:table-cell table:formula="of:=[.E81]/SUM([.$C81:.$J81])" office:value-type="float" office:value="0" calcext:value-type="float">
            <text:p>0</text:p>
          </table:table-cell>
          <table:table-cell table:formula="of:=[.F81]/SUM([.$C81:.$J81])" office:value-type="float" office:value="0" calcext:value-type="float">
            <text:p>0</text:p>
          </table:table-cell>
          <table:table-cell table:formula="of:=[.G81]/SUM([.$C81:.$J81])" office:value-type="float" office:value="0" calcext:value-type="float">
            <text:p>0</text:p>
          </table:table-cell>
          <table:table-cell table:formula="of:=[.H81]/SUM([.$C81:.$J81])" office:value-type="float" office:value="0.0245786632615693" calcext:value-type="float">
            <text:p>0.0245786633</text:p>
          </table:table-cell>
          <table:table-cell table:formula="of:=[.I81]/SUM([.$C81:.$J81])" office:value-type="float" office:value="0" calcext:value-type="float">
            <text:p>0</text:p>
          </table:table-cell>
          <table:table-cell table:formula="of:=[.J81]/SUM([.$C81:.$J81])" office:value-type="float" office:value="0" calcext:value-type="float">
            <text:p>0</text:p>
          </table:table-cell>
          <table:table-cell office:value-type="float" office:value="2.00264550396" calcext:value-type="float">
            <text:p>2.002645504</text:p>
          </table:table-cell>
          <table:table-cell office:value-type="float" office:value="0.421896746073" calcext:value-type="float">
            <text:p>0.4218967461</text:p>
          </table:table-cell>
          <table:table-cell office:value-type="float" office:value="0.530694061517" calcext:value-type="float">
            <text:p>0.5306940615</text:p>
          </table:table-cell>
          <table:table-cell office:value-type="float" office:value="0.222642437509" calcext:value-type="float">
            <text:p>0.2226424375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0565413318589" calcext:value-type="float">
            <text:p>0.0565413319</text:p>
          </table:table-cell>
          <table:table-cell office:value-type="float" office:value="0.000551042063238" calcext:value-type="float">
            <text:p>0.0005510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5256756516" calcext:value-type="float">
            <text:p>0.00215256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2]/SUM([.$C82:.$J82])" office:value-type="float" office:value="0.954365561674533" calcext:value-type="float">
            <text:p>0.9543655617</text:p>
          </table:table-cell>
          <table:table-cell table:formula="of:=[.D82]/SUM([.$C82:.$J82])" office:value-type="float" office:value="0.0093010820739209" calcext:value-type="float">
            <text:p>0.0093010821</text:p>
          </table:table-cell>
          <table:table-cell table:formula="of:=[.E82]/SUM([.$C82:.$J82])" office:value-type="float" office:value="0" calcext:value-type="float">
            <text:p>0</text:p>
          </table:table-cell>
          <table:table-cell table:formula="of:=[.F82]/SUM([.$C82:.$J82])" office:value-type="float" office:value="0" calcext:value-type="float">
            <text:p>0</text:p>
          </table:table-cell>
          <table:table-cell table:formula="of:=[.G82]/SUM([.$C82:.$J82])" office:value-type="float" office:value="0" calcext:value-type="float">
            <text:p>0</text:p>
          </table:table-cell>
          <table:table-cell table:formula="of:=[.H82]/SUM([.$C82:.$J82])" office:value-type="float" office:value="0.0363333562515461" calcext:value-type="float">
            <text:p>0.0363333563</text:p>
          </table:table-cell>
          <table:table-cell table:formula="of:=[.I82]/SUM([.$C82:.$J82])" office:value-type="float" office:value="0" calcext:value-type="float">
            <text:p>0</text:p>
          </table:table-cell>
          <table:table-cell table:formula="of:=[.J82]/SUM([.$C82:.$J82])" office:value-type="float" office:value="0" calcext:value-type="float">
            <text:p>0</text:p>
          </table:table-cell>
          <table:table-cell office:value-type="float" office:value="2.08257906763" calcext:value-type="float">
            <text:p>2.0825790676</text:p>
          </table:table-cell>
          <table:table-cell office:value-type="float" office:value="0.42534800798" calcext:value-type="float">
            <text:p>0.425348008</text:p>
          </table:table-cell>
          <table:table-cell office:value-type="float" office:value="0.536843016569" calcext:value-type="float">
            <text:p>0.5368430166</text:p>
          </table:table-cell>
          <table:table-cell office:value-type="float" office:value="0.3303013376" calcext:value-type="float">
            <text:p>0.330301337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0600584015668" calcext:value-type="float">
            <text:p>0.0600584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0275178451" calcext:value-type="float">
            <text:p>0.00202751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3]/SUM([.$C83:.$J83])" office:value-type="float" office:value="0.967343354752489" calcext:value-type="float">
            <text:p>0.9673433548</text:p>
          </table:table-cell>
          <table:table-cell table:formula="of:=[.D83]/SUM([.$C83:.$J83])" office:value-type="float" office:value="0" calcext:value-type="float">
            <text:p>0</text:p>
          </table:table-cell>
          <table:table-cell table:formula="of:=[.E83]/SUM([.$C83:.$J83])" office:value-type="float" office:value="0" calcext:value-type="float">
            <text:p>0</text:p>
          </table:table-cell>
          <table:table-cell table:formula="of:=[.F83]/SUM([.$C83:.$J83])" office:value-type="float" office:value="0" calcext:value-type="float">
            <text:p>0</text:p>
          </table:table-cell>
          <table:table-cell table:formula="of:=[.G83]/SUM([.$C83:.$J83])" office:value-type="float" office:value="0" calcext:value-type="float">
            <text:p>0</text:p>
          </table:table-cell>
          <table:table-cell table:formula="of:=[.H83]/SUM([.$C83:.$J83])" office:value-type="float" office:value="0.0326566452475114" calcext:value-type="float">
            <text:p>0.0326566452</text:p>
          </table:table-cell>
          <table:table-cell table:formula="of:=[.I83]/SUM([.$C83:.$J83])" office:value-type="float" office:value="0" calcext:value-type="float">
            <text:p>0</text:p>
          </table:table-cell>
          <table:table-cell table:formula="of:=[.J83]/SUM([.$C83:.$J83])" office:value-type="float" office:value="0" calcext:value-type="float">
            <text:p>0</text:p>
          </table:table-cell>
          <table:table-cell office:value-type="float" office:value="2.07621717503" calcext:value-type="float">
            <text:p>2.076217175</text:p>
          </table:table-cell>
          <table:table-cell office:value-type="float" office:value="0.432227864533" calcext:value-type="float">
            <text:p>0.4322278645</text:p>
          </table:table-cell>
          <table:table-cell office:value-type="float" office:value="0.555773094741" calcext:value-type="float">
            <text:p>0.5557730947</text:p>
          </table:table-cell>
          <table:table-cell office:value-type="float" office:value="0.294609547959" calcext:value-type="float">
            <text:p>0.29460954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059790859564" calcext:value-type="float">
            <text:p>0.0597908596</text:p>
          </table:table-cell>
          <table:table-cell office:value-type="float" office:value="0.000621708634579" calcext:value-type="float">
            <text:p>0.00062170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6735183465" calcext:value-type="float">
            <text:p>0.00276735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4]/SUM([.$C84:.$J84])" office:value-type="float" office:value="0.946358582482432" calcext:value-type="float">
            <text:p>0.9463585825</text:p>
          </table:table-cell>
          <table:table-cell table:formula="of:=[.D84]/SUM([.$C84:.$J84])" office:value-type="float" office:value="0.00984028840574691" calcext:value-type="float">
            <text:p>0.0098402884</text:p>
          </table:table-cell>
          <table:table-cell table:formula="of:=[.E84]/SUM([.$C84:.$J84])" office:value-type="float" office:value="0" calcext:value-type="float">
            <text:p>0</text:p>
          </table:table-cell>
          <table:table-cell table:formula="of:=[.F84]/SUM([.$C84:.$J84])" office:value-type="float" office:value="0" calcext:value-type="float">
            <text:p>0</text:p>
          </table:table-cell>
          <table:table-cell table:formula="of:=[.G84]/SUM([.$C84:.$J84])" office:value-type="float" office:value="0" calcext:value-type="float">
            <text:p>0</text:p>
          </table:table-cell>
          <table:table-cell table:formula="of:=[.H84]/SUM([.$C84:.$J84])" office:value-type="float" office:value="0.0438011291118212" calcext:value-type="float">
            <text:p>0.0438011291</text:p>
          </table:table-cell>
          <table:table-cell table:formula="of:=[.I84]/SUM([.$C84:.$J84])" office:value-type="float" office:value="0" calcext:value-type="float">
            <text:p>0</text:p>
          </table:table-cell>
          <table:table-cell table:formula="of:=[.J84]/SUM([.$C84:.$J84])" office:value-type="float" office:value="0" calcext:value-type="float">
            <text:p>0</text:p>
          </table:table-cell>
          <table:table-cell office:value-type="float" office:value="1.99636174483" calcext:value-type="float">
            <text:p>1.9963617448</text:p>
          </table:table-cell>
          <table:table-cell office:value-type="float" office:value="0.417119676297" calcext:value-type="float">
            <text:p>0.4171196763</text:p>
          </table:table-cell>
          <table:table-cell office:value-type="float" office:value="0.562521583046" calcext:value-type="float">
            <text:p>0.562521583</text:p>
          </table:table-cell>
          <table:table-cell office:value-type="float" office:value="0.258100343641" calcext:value-type="float">
            <text:p>0.258100343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0606356389236" calcext:value-type="float">
            <text:p>0.0606356389</text:p>
          </table:table-cell>
          <table:table-cell office:value-type="float" office:value="0.000665918496293" calcext:value-type="float">
            <text:p>0.0006659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6056702268" calcext:value-type="float">
            <text:p>0.0033605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5]/SUM([.$C85:.$J85])" office:value-type="float" office:value="0.937730386162166" calcext:value-type="float">
            <text:p>0.9377303862</text:p>
          </table:table-cell>
          <table:table-cell table:formula="of:=[.D85]/SUM([.$C85:.$J85])" office:value-type="float" office:value="0.0102984320733911" calcext:value-type="float">
            <text:p>0.0102984321</text:p>
          </table:table-cell>
          <table:table-cell table:formula="of:=[.E85]/SUM([.$C85:.$J85])" office:value-type="float" office:value="0" calcext:value-type="float">
            <text:p>0</text:p>
          </table:table-cell>
          <table:table-cell table:formula="of:=[.F85]/SUM([.$C85:.$J85])" office:value-type="float" office:value="0" calcext:value-type="float">
            <text:p>0</text:p>
          </table:table-cell>
          <table:table-cell table:formula="of:=[.G85]/SUM([.$C85:.$J85])" office:value-type="float" office:value="0" calcext:value-type="float">
            <text:p>0</text:p>
          </table:table-cell>
          <table:table-cell table:formula="of:=[.H85]/SUM([.$C85:.$J85])" office:value-type="float" office:value="0.0519711817644431" calcext:value-type="float">
            <text:p>0.0519711818</text:p>
          </table:table-cell>
          <table:table-cell table:formula="of:=[.I85]/SUM([.$C85:.$J85])" office:value-type="float" office:value="0" calcext:value-type="float">
            <text:p>0</text:p>
          </table:table-cell>
          <table:table-cell table:formula="of:=[.J85]/SUM([.$C85:.$J85])" office:value-type="float" office:value="0" calcext:value-type="float">
            <text:p>0</text:p>
          </table:table-cell>
          <table:table-cell office:value-type="float" office:value="1.99237092239" calcext:value-type="float">
            <text:p>1.9923709224</text:p>
          </table:table-cell>
          <table:table-cell office:value-type="float" office:value="0.421860389263" calcext:value-type="float">
            <text:p>0.4218603893</text:p>
          </table:table-cell>
          <table:table-cell office:value-type="float" office:value="0.585274209615" calcext:value-type="float">
            <text:p>0.5852742096</text:p>
          </table:table-cell>
          <table:table-cell office:value-type="float" office:value="0.222166506562" calcext:value-type="float">
            <text:p>0.222166506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0580348058402" calcext:value-type="float">
            <text:p>0.0580348058</text:p>
          </table:table-cell>
          <table:table-cell office:value-type="float" office:value="0.000700109480735" calcext:value-type="float">
            <text:p>0.00070010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75849740603" calcext:value-type="float">
            <text:p>0.00275849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6]/SUM([.$C86:.$J86])" office:value-type="float" office:value="0.943756465393758" calcext:value-type="float">
            <text:p>0.9437564654</text:p>
          </table:table-cell>
          <table:table-cell table:formula="of:=[.D86]/SUM([.$C86:.$J86])" office:value-type="float" office:value="0.0113851134566809" calcext:value-type="float">
            <text:p>0.0113851135</text:p>
          </table:table-cell>
          <table:table-cell table:formula="of:=[.E86]/SUM([.$C86:.$J86])" office:value-type="float" office:value="0" calcext:value-type="float">
            <text:p>0</text:p>
          </table:table-cell>
          <table:table-cell table:formula="of:=[.F86]/SUM([.$C86:.$J86])" office:value-type="float" office:value="0" calcext:value-type="float">
            <text:p>0</text:p>
          </table:table-cell>
          <table:table-cell table:formula="of:=[.G86]/SUM([.$C86:.$J86])" office:value-type="float" office:value="0" calcext:value-type="float">
            <text:p>0</text:p>
          </table:table-cell>
          <table:table-cell table:formula="of:=[.H86]/SUM([.$C86:.$J86])" office:value-type="float" office:value="0.0448584211495615" calcext:value-type="float">
            <text:p>0.0448584211</text:p>
          </table:table-cell>
          <table:table-cell table:formula="of:=[.I86]/SUM([.$C86:.$J86])" office:value-type="float" office:value="0" calcext:value-type="float">
            <text:p>0</text:p>
          </table:table-cell>
          <table:table-cell table:formula="of:=[.J86]/SUM([.$C86:.$J86])" office:value-type="float" office:value="0" calcext:value-type="float">
            <text:p>0</text:p>
          </table:table-cell>
          <table:table-cell office:value-type="float" office:value="2.07211701136" calcext:value-type="float">
            <text:p>2.0721170114</text:p>
          </table:table-cell>
          <table:table-cell office:value-type="float" office:value="0.411400564592" calcext:value-type="float">
            <text:p>0.4114005646</text:p>
          </table:table-cell>
          <table:table-cell office:value-type="float" office:value="0.592520885476" calcext:value-type="float">
            <text:p>0.5925208855</text:p>
          </table:table-cell>
          <table:table-cell office:value-type="float" office:value="0.330689538772" calcext:value-type="float">
            <text:p>0.330689538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0580538813554" calcext:value-type="float">
            <text:p>0.0580538814</text:p>
          </table:table-cell>
          <table:table-cell office:value-type="float" office:value="0.000757511702323" calcext:value-type="float">
            <text:p>0.0007575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19132483592" calcext:value-type="float">
            <text:p>0.00419132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7]/SUM([.$C87:.$J87])" office:value-type="float" office:value="0.921450427795872" calcext:value-type="float">
            <text:p>0.9214504278</text:p>
          </table:table-cell>
          <table:table-cell table:formula="of:=[.D87]/SUM([.$C87:.$J87])" office:value-type="float" office:value="0.0120234765681344" calcext:value-type="float">
            <text:p>0.0120234766</text:p>
          </table:table-cell>
          <table:table-cell table:formula="of:=[.E87]/SUM([.$C87:.$J87])" office:value-type="float" office:value="0" calcext:value-type="float">
            <text:p>0</text:p>
          </table:table-cell>
          <table:table-cell table:formula="of:=[.F87]/SUM([.$C87:.$J87])" office:value-type="float" office:value="0" calcext:value-type="float">
            <text:p>0</text:p>
          </table:table-cell>
          <table:table-cell table:formula="of:=[.G87]/SUM([.$C87:.$J87])" office:value-type="float" office:value="0" calcext:value-type="float">
            <text:p>0</text:p>
          </table:table-cell>
          <table:table-cell table:formula="of:=[.H87]/SUM([.$C87:.$J87])" office:value-type="float" office:value="0.0665260956359933" calcext:value-type="float">
            <text:p>0.0665260956</text:p>
          </table:table-cell>
          <table:table-cell table:formula="of:=[.I87]/SUM([.$C87:.$J87])" office:value-type="float" office:value="0" calcext:value-type="float">
            <text:p>0</text:p>
          </table:table-cell>
          <table:table-cell table:formula="of:=[.J87]/SUM([.$C87:.$J87])" office:value-type="float" office:value="0" calcext:value-type="float">
            <text:p>0</text:p>
          </table:table-cell>
          <table:table-cell office:value-type="float" office:value="2.06973349878" calcext:value-type="float">
            <text:p>2.0697334988</text:p>
          </table:table-cell>
          <table:table-cell office:value-type="float" office:value="0.413307824178" calcext:value-type="float">
            <text:p>0.4133078242</text:p>
          </table:table-cell>
          <table:table-cell office:value-type="float" office:value="0.618125331336" calcext:value-type="float">
            <text:p>0.6181253313</text:p>
          </table:table-cell>
          <table:table-cell office:value-type="float" office:value="0.294851002822" calcext:value-type="float">
            <text:p>0.294851002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0615496773048" calcext:value-type="float">
            <text:p>0.0615496773</text:p>
          </table:table-cell>
          <table:table-cell office:value-type="float" office:value="0.000815467056231" calcext:value-type="float">
            <text:p>0.00081546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62885971589" calcext:value-type="float">
            <text:p>0.003628859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8]/SUM([.$C88:.$J88])" office:value-type="float" office:value="0.932655597515483" calcext:value-type="float">
            <text:p>0.9326555975</text:p>
          </table:table-cell>
          <table:table-cell table:formula="of:=[.D88]/SUM([.$C88:.$J88])" office:value-type="float" office:value="0.012356684029666" calcext:value-type="float">
            <text:p>0.012356684</text:p>
          </table:table-cell>
          <table:table-cell table:formula="of:=[.E88]/SUM([.$C88:.$J88])" office:value-type="float" office:value="0" calcext:value-type="float">
            <text:p>0</text:p>
          </table:table-cell>
          <table:table-cell table:formula="of:=[.F88]/SUM([.$C88:.$J88])" office:value-type="float" office:value="0" calcext:value-type="float">
            <text:p>0</text:p>
          </table:table-cell>
          <table:table-cell table:formula="of:=[.G88]/SUM([.$C88:.$J88])" office:value-type="float" office:value="0" calcext:value-type="float">
            <text:p>0</text:p>
          </table:table-cell>
          <table:table-cell table:formula="of:=[.H88]/SUM([.$C88:.$J88])" office:value-type="float" office:value="0.0549877184548507" calcext:value-type="float">
            <text:p>0.0549877185</text:p>
          </table:table-cell>
          <table:table-cell table:formula="of:=[.I88]/SUM([.$C88:.$J88])" office:value-type="float" office:value="0" calcext:value-type="float">
            <text:p>0</text:p>
          </table:table-cell>
          <table:table-cell table:formula="of:=[.J88]/SUM([.$C88:.$J88])" office:value-type="float" office:value="0" calcext:value-type="float">
            <text:p>0</text:p>
          </table:table-cell>
          <table:table-cell office:value-type="float" office:value="1.99012806283" calcext:value-type="float">
            <text:p>1.9901280628</text:p>
          </table:table-cell>
          <table:table-cell office:value-type="float" office:value="0.412771828871" calcext:value-type="float">
            <text:p>0.4127718289</text:p>
          </table:table-cell>
          <table:table-cell office:value-type="float" office:value="0.625783787891" calcext:value-type="float">
            <text:p>0.6257837879</text:p>
          </table:table-cell>
          <table:table-cell office:value-type="float" office:value="0.257955665679" calcext:value-type="float">
            <text:p>0.257955665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0657368489643" calcext:value-type="float">
            <text:p>0.065736849</text:p>
          </table:table-cell>
          <table:table-cell office:value-type="float" office:value="0.000880178781756" calcext:value-type="float">
            <text:p>0.0008801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63103703075" calcext:value-type="float">
            <text:p>0.0026310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9]/SUM([.$C89:.$J89])" office:value-type="float" office:value="0.949295105591427" calcext:value-type="float">
            <text:p>0.9492951056</text:p>
          </table:table-cell>
          <table:table-cell table:formula="of:=[.D89]/SUM([.$C89:.$J89])" office:value-type="float" office:value="0.0127105181147359" calcext:value-type="float">
            <text:p>0.0127105181</text:p>
          </table:table-cell>
          <table:table-cell table:formula="of:=[.E89]/SUM([.$C89:.$J89])" office:value-type="float" office:value="0" calcext:value-type="float">
            <text:p>0</text:p>
          </table:table-cell>
          <table:table-cell table:formula="of:=[.F89]/SUM([.$C89:.$J89])" office:value-type="float" office:value="0" calcext:value-type="float">
            <text:p>0</text:p>
          </table:table-cell>
          <table:table-cell table:formula="of:=[.G89]/SUM([.$C89:.$J89])" office:value-type="float" office:value="0" calcext:value-type="float">
            <text:p>0</text:p>
          </table:table-cell>
          <table:table-cell table:formula="of:=[.H89]/SUM([.$C89:.$J89])" office:value-type="float" office:value="0.0379943762938375" calcext:value-type="float">
            <text:p>0.0379943763</text:p>
          </table:table-cell>
          <table:table-cell table:formula="of:=[.I89]/SUM([.$C89:.$J89])" office:value-type="float" office:value="0" calcext:value-type="float">
            <text:p>0</text:p>
          </table:table-cell>
          <table:table-cell table:formula="of:=[.J89]/SUM([.$C89:.$J89])" office:value-type="float" office:value="0" calcext:value-type="float">
            <text:p>0</text:p>
          </table:table-cell>
          <table:table-cell office:value-type="float" office:value="1.98951436896" calcext:value-type="float">
            <text:p>1.989514369</text:p>
          </table:table-cell>
          <table:table-cell office:value-type="float" office:value="0.411623465696" calcext:value-type="float">
            <text:p>0.4116234657</text:p>
          </table:table-cell>
          <table:table-cell office:value-type="float" office:value="0.653726789617" calcext:value-type="float">
            <text:p>0.6537267896</text:p>
          </table:table-cell>
          <table:table-cell office:value-type="float" office:value="0.223974723559" calcext:value-type="float">
            <text:p>0.223974723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056770114322" calcext:value-type="float">
            <text:p>0.0567701143</text:p>
          </table:table-cell>
          <table:table-cell office:value-type="float" office:value="0.00096013632106" calcext:value-type="float">
            <text:p>0.00096013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73067414955" calcext:value-type="float">
            <text:p>0.00573067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0]/SUM([.$C90:.$J90])" office:value-type="float" office:value="0.894568027609501" calcext:value-type="float">
            <text:p>0.8945680276</text:p>
          </table:table-cell>
          <table:table-cell table:formula="of:=[.D90]/SUM([.$C90:.$J90])" office:value-type="float" office:value="0.0151295671186281" calcext:value-type="float">
            <text:p>0.0151295671</text:p>
          </table:table-cell>
          <table:table-cell table:formula="of:=[.E90]/SUM([.$C90:.$J90])" office:value-type="float" office:value="0" calcext:value-type="float">
            <text:p>0</text:p>
          </table:table-cell>
          <table:table-cell table:formula="of:=[.F90]/SUM([.$C90:.$J90])" office:value-type="float" office:value="0" calcext:value-type="float">
            <text:p>0</text:p>
          </table:table-cell>
          <table:table-cell table:formula="of:=[.G90]/SUM([.$C90:.$J90])" office:value-type="float" office:value="0" calcext:value-type="float">
            <text:p>0</text:p>
          </table:table-cell>
          <table:table-cell table:formula="of:=[.H90]/SUM([.$C90:.$J90])" office:value-type="float" office:value="0.0903024052718711" calcext:value-type="float">
            <text:p>0.0903024053</text:p>
          </table:table-cell>
          <table:table-cell table:formula="of:=[.I90]/SUM([.$C90:.$J90])" office:value-type="float" office:value="0" calcext:value-type="float">
            <text:p>0</text:p>
          </table:table-cell>
          <table:table-cell table:formula="of:=[.J90]/SUM([.$C90:.$J90])" office:value-type="float" office:value="0" calcext:value-type="float">
            <text:p>0</text:p>
          </table:table-cell>
          <table:table-cell office:value-type="float" office:value="2.06894794503" calcext:value-type="float">
            <text:p>2.068947945</text:p>
          </table:table-cell>
          <table:table-cell office:value-type="float" office:value="0.420018966916" calcext:value-type="float">
            <text:p>0.4200189669</text:p>
          </table:table-cell>
          <table:table-cell office:value-type="float" office:value="0.661724054464" calcext:value-type="float">
            <text:p>0.6617240545</text:p>
          </table:table-cell>
          <table:table-cell office:value-type="float" office:value="0.331786186206" calcext:value-type="float">
            <text:p>0.3317861862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0606230058871" calcext:value-type="float">
            <text:p>0.0606230059</text:p>
          </table:table-cell>
          <table:table-cell office:value-type="float" office:value="0.00105853753613" calcext:value-type="float">
            <text:p>0.00105853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85292791589" calcext:value-type="float">
            <text:p>0.00585292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1]/SUM([.$C91:.$J91])" office:value-type="float" office:value="0.897660182792954" calcext:value-type="float">
            <text:p>0.8976601828</text:p>
          </table:table-cell>
          <table:table-cell table:formula="of:=[.D91]/SUM([.$C91:.$J91])" office:value-type="float" office:value="0.0156740330551286" calcext:value-type="float">
            <text:p>0.0156740331</text:p>
          </table:table-cell>
          <table:table-cell table:formula="of:=[.E91]/SUM([.$C91:.$J91])" office:value-type="float" office:value="0" calcext:value-type="float">
            <text:p>0</text:p>
          </table:table-cell>
          <table:table-cell table:formula="of:=[.F91]/SUM([.$C91:.$J91])" office:value-type="float" office:value="0" calcext:value-type="float">
            <text:p>0</text:p>
          </table:table-cell>
          <table:table-cell table:formula="of:=[.G91]/SUM([.$C91:.$J91])" office:value-type="float" office:value="0" calcext:value-type="float">
            <text:p>0</text:p>
          </table:table-cell>
          <table:table-cell table:formula="of:=[.H91]/SUM([.$C91:.$J91])" office:value-type="float" office:value="0.086665784151917" calcext:value-type="float">
            <text:p>0.0866657842</text:p>
          </table:table-cell>
          <table:table-cell table:formula="of:=[.I91]/SUM([.$C91:.$J91])" office:value-type="float" office:value="0" calcext:value-type="float">
            <text:p>0</text:p>
          </table:table-cell>
          <table:table-cell table:formula="of:=[.J91]/SUM([.$C91:.$J91])" office:value-type="float" office:value="0" calcext:value-type="float">
            <text:p>0</text:p>
          </table:table-cell>
          <table:table-cell office:value-type="float" office:value="2.06868803386" calcext:value-type="float">
            <text:p>2.0686880339</text:p>
          </table:table-cell>
          <table:table-cell office:value-type="float" office:value="0.429959747595" calcext:value-type="float">
            <text:p>0.4299597476</text:p>
          </table:table-cell>
          <table:table-cell office:value-type="float" office:value="0.690939785394" calcext:value-type="float">
            <text:p>0.6909397854</text:p>
          </table:table-cell>
          <table:table-cell office:value-type="float" office:value="0.295251555002" calcext:value-type="float">
            <text:p>0.295251555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0608506512168" calcext:value-type="float">
            <text:p>0.0608506512</text:p>
          </table:table-cell>
          <table:table-cell office:value-type="float" office:value="0.0012018868112" calcext:value-type="float">
            <text:p>0.0012018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13887620294" calcext:value-type="float">
            <text:p>0.00813887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2]/SUM([.$C92:.$J92])" office:value-type="float" office:value="0.86692442207522" calcext:value-type="float">
            <text:p>0.8669244221</text:p>
          </table:table-cell>
          <table:table-cell table:formula="of:=[.D92]/SUM([.$C92:.$J92])" office:value-type="float" office:value="0.017122988963374" calcext:value-type="float">
            <text:p>0.017122989</text:p>
          </table:table-cell>
          <table:table-cell table:formula="of:=[.E92]/SUM([.$C92:.$J92])" office:value-type="float" office:value="0" calcext:value-type="float">
            <text:p>0</text:p>
          </table:table-cell>
          <table:table-cell table:formula="of:=[.F92]/SUM([.$C92:.$J92])" office:value-type="float" office:value="0" calcext:value-type="float">
            <text:p>0</text:p>
          </table:table-cell>
          <table:table-cell table:formula="of:=[.G92]/SUM([.$C92:.$J92])" office:value-type="float" office:value="0" calcext:value-type="float">
            <text:p>0</text:p>
          </table:table-cell>
          <table:table-cell table:formula="of:=[.H92]/SUM([.$C92:.$J92])" office:value-type="float" office:value="0.115952588961406" calcext:value-type="float">
            <text:p>0.115952589</text:p>
          </table:table-cell>
          <table:table-cell table:formula="of:=[.I92]/SUM([.$C92:.$J92])" office:value-type="float" office:value="0" calcext:value-type="float">
            <text:p>0</text:p>
          </table:table-cell>
          <table:table-cell table:formula="of:=[.J92]/SUM([.$C92:.$J92])" office:value-type="float" office:value="0" calcext:value-type="float">
            <text:p>0</text:p>
          </table:table-cell>
          <table:table-cell office:value-type="float" office:value="1.98945725168" calcext:value-type="float">
            <text:p>1.9894572517</text:p>
          </table:table-cell>
          <table:table-cell office:value-type="float" office:value="0.411443110398" calcext:value-type="float">
            <text:p>0.4114431104</text:p>
          </table:table-cell>
          <table:table-cell office:value-type="float" office:value="0.699221524079" calcext:value-type="float">
            <text:p>0.6992215241</text:p>
          </table:table-cell>
          <table:table-cell office:value-type="float" office:value="0.257642285507" calcext:value-type="float">
            <text:p>0.2576422855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0687463735855" calcext:value-type="float">
            <text:p>0.0687463736</text:p>
          </table:table-cell>
          <table:table-cell office:value-type="float" office:value="0.00253217437819" calcext:value-type="float">
            <text:p>0.00253217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79288128676" calcext:value-type="float">
            <text:p>0.00379288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3]/SUM([.$C93:.$J93])" office:value-type="float" office:value="0.915746166975873" calcext:value-type="float">
            <text:p>0.915746167</text:p>
          </table:table-cell>
          <table:table-cell table:formula="of:=[.D93]/SUM([.$C93:.$J93])" office:value-type="float" office:value="0.0337302007364516" calcext:value-type="float">
            <text:p>0.0337302007</text:p>
          </table:table-cell>
          <table:table-cell table:formula="of:=[.E93]/SUM([.$C93:.$J93])" office:value-type="float" office:value="0" calcext:value-type="float">
            <text:p>0</text:p>
          </table:table-cell>
          <table:table-cell table:formula="of:=[.F93]/SUM([.$C93:.$J93])" office:value-type="float" office:value="0" calcext:value-type="float">
            <text:p>0</text:p>
          </table:table-cell>
          <table:table-cell table:formula="of:=[.G93]/SUM([.$C93:.$J93])" office:value-type="float" office:value="0" calcext:value-type="float">
            <text:p>0</text:p>
          </table:table-cell>
          <table:table-cell table:formula="of:=[.H93]/SUM([.$C93:.$J93])" office:value-type="float" office:value="0.0505236322876757" calcext:value-type="float">
            <text:p>0.0505236323</text:p>
          </table:table-cell>
          <table:table-cell table:formula="of:=[.I93]/SUM([.$C93:.$J93])" office:value-type="float" office:value="0" calcext:value-type="float">
            <text:p>0</text:p>
          </table:table-cell>
          <table:table-cell table:formula="of:=[.J93]/SUM([.$C93:.$J93])" office:value-type="float" office:value="0" calcext:value-type="float">
            <text:p>0</text:p>
          </table:table-cell>
          <table:table-cell office:value-type="float" office:value="1.99243228506" calcext:value-type="float">
            <text:p>1.9924322851</text:p>
          </table:table-cell>
          <table:table-cell office:value-type="float" office:value="0.419947812609" calcext:value-type="float">
            <text:p>0.4199478126</text:p>
          </table:table-cell>
          <table:table-cell office:value-type="float" office:value="0.731042774853" calcext:value-type="float">
            <text:p>0.7310427749</text:p>
          </table:table-cell>
          <table:table-cell office:value-type="float" office:value="0.223973505415" calcext:value-type="float">
            <text:p>0.2239735054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0602103426799" calcext:value-type="float">
            <text:p>0.0602103427</text:p>
          </table:table-cell>
          <table:table-cell office:value-type="float" office:value="0.00149114942177" calcext:value-type="float">
            <text:p>0.00149114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89267988376" calcext:value-type="float">
            <text:p>0.00889267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4]/SUM([.$C94:.$J94])" office:value-type="float" office:value="0.852908122391844" calcext:value-type="float">
            <text:p>0.8529081224</text:p>
          </table:table-cell>
          <table:table-cell table:formula="of:=[.D94]/SUM([.$C94:.$J94])" office:value-type="float" office:value="0.0211228403114886" calcext:value-type="float">
            <text:p>0.0211228403</text:p>
          </table:table-cell>
          <table:table-cell table:formula="of:=[.E94]/SUM([.$C94:.$J94])" office:value-type="float" office:value="0" calcext:value-type="float">
            <text:p>0</text:p>
          </table:table-cell>
          <table:table-cell table:formula="of:=[.F94]/SUM([.$C94:.$J94])" office:value-type="float" office:value="0" calcext:value-type="float">
            <text:p>0</text:p>
          </table:table-cell>
          <table:table-cell table:formula="of:=[.G94]/SUM([.$C94:.$J94])" office:value-type="float" office:value="0" calcext:value-type="float">
            <text:p>0</text:p>
          </table:table-cell>
          <table:table-cell table:formula="of:=[.H94]/SUM([.$C94:.$J94])" office:value-type="float" office:value="0.125969037296668" calcext:value-type="float">
            <text:p>0.1259690373</text:p>
          </table:table-cell>
          <table:table-cell table:formula="of:=[.I94]/SUM([.$C94:.$J94])" office:value-type="float" office:value="0" calcext:value-type="float">
            <text:p>0</text:p>
          </table:table-cell>
          <table:table-cell table:formula="of:=[.J94]/SUM([.$C94:.$J94])" office:value-type="float" office:value="0" calcext:value-type="float">
            <text:p>0</text:p>
          </table:table-cell>
          <table:table-cell office:value-type="float" office:value="2.07143027372" calcext:value-type="float">
            <text:p>2.0714302737</text:p>
          </table:table-cell>
          <table:table-cell office:value-type="float" office:value="0.405584935955" calcext:value-type="float">
            <text:p>0.405584936</text:p>
          </table:table-cell>
          <table:table-cell office:value-type="float" office:value="0.739549939999" calcext:value-type="float">
            <text:p>0.73954994</text:p>
          </table:table-cell>
          <table:table-cell office:value-type="float" office:value="0.330539781865" calcext:value-type="float">
            <text:p>0.3305397819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0593718007827" calcext:value-type="float">
            <text:p>0.0593718008</text:p>
          </table:table-cell>
          <table:table-cell office:value-type="float" office:value="0.00351012001787" calcext:value-type="float">
            <text:p>0.00351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5897086" calcext:value-type="float">
            <text:p>0.01458970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5]/SUM([.$C95:.$J95])" office:value-type="float" office:value="0.766368298202634" calcext:value-type="float">
            <text:p>0.7663682982</text:p>
          </table:table-cell>
          <table:table-cell table:formula="of:=[.D95]/SUM([.$C95:.$J95])" office:value-type="float" office:value="0.0453084573672872" calcext:value-type="float">
            <text:p>0.0453084574</text:p>
          </table:table-cell>
          <table:table-cell table:formula="of:=[.E95]/SUM([.$C95:.$J95])" office:value-type="float" office:value="0" calcext:value-type="float">
            <text:p>0</text:p>
          </table:table-cell>
          <table:table-cell table:formula="of:=[.F95]/SUM([.$C95:.$J95])" office:value-type="float" office:value="0" calcext:value-type="float">
            <text:p>0</text:p>
          </table:table-cell>
          <table:table-cell table:formula="of:=[.G95]/SUM([.$C95:.$J95])" office:value-type="float" office:value="0" calcext:value-type="float">
            <text:p>0</text:p>
          </table:table-cell>
          <table:table-cell table:formula="of:=[.H95]/SUM([.$C95:.$J95])" office:value-type="float" office:value="0.188323244430078" calcext:value-type="float">
            <text:p>0.1883232444</text:p>
          </table:table-cell>
          <table:table-cell table:formula="of:=[.I95]/SUM([.$C95:.$J95])" office:value-type="float" office:value="0" calcext:value-type="float">
            <text:p>0</text:p>
          </table:table-cell>
          <table:table-cell table:formula="of:=[.J95]/SUM([.$C95:.$J95])" office:value-type="float" office:value="0" calcext:value-type="float">
            <text:p>0</text:p>
          </table:table-cell>
          <table:table-cell office:value-type="float" office:value="2.07444765127" calcext:value-type="float">
            <text:p>2.0744476513</text:p>
          </table:table-cell>
          <table:table-cell office:value-type="float" office:value="0.409841638501" calcext:value-type="float">
            <text:p>0.4098416385</text:p>
          </table:table-cell>
          <table:table-cell office:value-type="float" office:value="0.772017944025" calcext:value-type="float">
            <text:p>0.772017944</text:p>
          </table:table-cell>
          <table:table-cell office:value-type="float" office:value="0.293895376661" calcext:value-type="float">
            <text:p>0.293895376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065564397545" calcext:value-type="float">
            <text:p>0.0655643975</text:p>
          </table:table-cell>
          <table:table-cell office:value-type="float" office:value="0.00306722919476" calcext:value-type="float">
            <text:p>0.0030672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0789783055" calcext:value-type="float">
            <text:p>0.01307897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6]/SUM([.$C96:.$J96])" office:value-type="float" office:value="0.802397650937519" calcext:value-type="float">
            <text:p>0.8023976509</text:p>
          </table:table-cell>
          <table:table-cell table:formula="of:=[.D96]/SUM([.$C96:.$J96])" office:value-type="float" office:value="0.0375377124310981" calcext:value-type="float">
            <text:p>0.0375377124</text:p>
          </table:table-cell>
          <table:table-cell table:formula="of:=[.E96]/SUM([.$C96:.$J96])" office:value-type="float" office:value="0" calcext:value-type="float">
            <text:p>0</text:p>
          </table:table-cell>
          <table:table-cell table:formula="of:=[.F96]/SUM([.$C96:.$J96])" office:value-type="float" office:value="0" calcext:value-type="float">
            <text:p>0</text:p>
          </table:table-cell>
          <table:table-cell table:formula="of:=[.G96]/SUM([.$C96:.$J96])" office:value-type="float" office:value="0" calcext:value-type="float">
            <text:p>0</text:p>
          </table:table-cell>
          <table:table-cell table:formula="of:=[.H96]/SUM([.$C96:.$J96])" office:value-type="float" office:value="0.160064636631383" calcext:value-type="float">
            <text:p>0.1600646366</text:p>
          </table:table-cell>
          <table:table-cell table:formula="of:=[.I96]/SUM([.$C96:.$J96])" office:value-type="float" office:value="0" calcext:value-type="float">
            <text:p>0</text:p>
          </table:table-cell>
          <table:table-cell table:formula="of:=[.J96]/SUM([.$C96:.$J96])" office:value-type="float" office:value="0" calcext:value-type="float">
            <text:p>0</text:p>
          </table:table-cell>
          <table:table-cell office:value-type="float" office:value="1.99571240398" calcext:value-type="float">
            <text:p>1.995712404</text:p>
          </table:table-cell>
          <table:table-cell office:value-type="float" office:value="0.407882154663" calcext:value-type="float">
            <text:p>0.4078821547</text:p>
          </table:table-cell>
          <table:table-cell office:value-type="float" office:value="0.780717029681" calcext:value-type="float">
            <text:p>0.7807170297</text:p>
          </table:table-cell>
          <table:table-cell office:value-type="float" office:value="0.256133377636" calcext:value-type="float">
            <text:p>0.256133377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0584186230336" calcext:value-type="float">
            <text:p>0.058418623</text:p>
          </table:table-cell>
          <table:table-cell office:value-type="float" office:value="0.0025753731092" calcext:value-type="float">
            <text:p>0.00257537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24843671631" calcext:value-type="float">
            <text:p>0.00012484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7]/SUM([.$C97:.$J97])" office:value-type="float" office:value="0.955820221898364" calcext:value-type="float">
            <text:p>0.9558202219</text:p>
          </table:table-cell>
          <table:table-cell table:formula="of:=[.D97]/SUM([.$C97:.$J97])" office:value-type="float" office:value="0.0421371399885755" calcext:value-type="float">
            <text:p>0.04213714</text:p>
          </table:table-cell>
          <table:table-cell table:formula="of:=[.E97]/SUM([.$C97:.$J97])" office:value-type="float" office:value="0" calcext:value-type="float">
            <text:p>0</text:p>
          </table:table-cell>
          <table:table-cell table:formula="of:=[.F97]/SUM([.$C97:.$J97])" office:value-type="float" office:value="0" calcext:value-type="float">
            <text:p>0</text:p>
          </table:table-cell>
          <table:table-cell table:formula="of:=[.G97]/SUM([.$C97:.$J97])" office:value-type="float" office:value="0" calcext:value-type="float">
            <text:p>0</text:p>
          </table:table-cell>
          <table:table-cell table:formula="of:=[.H97]/SUM([.$C97:.$J97])" office:value-type="float" office:value="0.00204263811306056" calcext:value-type="float">
            <text:p>0.0020426381</text:p>
          </table:table-cell>
          <table:table-cell table:formula="of:=[.I97]/SUM([.$C97:.$J97])" office:value-type="float" office:value="0" calcext:value-type="float">
            <text:p>0</text:p>
          </table:table-cell>
          <table:table-cell table:formula="of:=[.J97]/SUM([.$C97:.$J97])" office:value-type="float" office:value="0" calcext:value-type="float">
            <text:p>0</text:p>
          </table:table-cell>
          <table:table-cell office:value-type="float" office:value="1.99911286079" calcext:value-type="float">
            <text:p>1.9991128608</text:p>
          </table:table-cell>
          <table:table-cell office:value-type="float" office:value="0.407541169285" calcext:value-type="float">
            <text:p>0.4075411693</text:p>
          </table:table-cell>
          <table:table-cell office:value-type="float" office:value="0.813625448204" calcext:value-type="float">
            <text:p>0.8136254482</text:p>
          </table:table-cell>
          <table:table-cell office:value-type="float" office:value="0.243741963795" calcext:value-type="float">
            <text:p>0.243741963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0333515251049" calcext:value-type="float">
            <text:p>0.0333515251</text:p>
          </table:table-cell>
          <table:table-cell office:value-type="float" office:value="0.00281635161486" calcext:value-type="float">
            <text:p>0.0028163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1997893814" calcext:value-type="float">
            <text:p>0.049199789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8]/SUM([.$C98:.$J98])" office:value-type="float" office:value="0.390680999353768" calcext:value-type="float">
            <text:p>0.3906809994</text:p>
          </table:table-cell>
          <table:table-cell table:formula="of:=[.D98]/SUM([.$C98:.$J98])" office:value-type="float" office:value="0.0329908470441566" calcext:value-type="float">
            <text:p>0.032990847</text:p>
          </table:table-cell>
          <table:table-cell table:formula="of:=[.E98]/SUM([.$C98:.$J98])" office:value-type="float" office:value="0" calcext:value-type="float">
            <text:p>0</text:p>
          </table:table-cell>
          <table:table-cell table:formula="of:=[.F98]/SUM([.$C98:.$J98])" office:value-type="float" office:value="0" calcext:value-type="float">
            <text:p>0</text:p>
          </table:table-cell>
          <table:table-cell table:formula="of:=[.G98]/SUM([.$C98:.$J98])" office:value-type="float" office:value="0" calcext:value-type="float">
            <text:p>0</text:p>
          </table:table-cell>
          <table:table-cell table:formula="of:=[.H98]/SUM([.$C98:.$J98])" office:value-type="float" office:value="0.576328153602075" calcext:value-type="float">
            <text:p>0.5763281536</text:p>
          </table:table-cell>
          <table:table-cell table:formula="of:=[.I98]/SUM([.$C98:.$J98])" office:value-type="float" office:value="0" calcext:value-type="float">
            <text:p>0</text:p>
          </table:table-cell>
          <table:table-cell table:formula="of:=[.J98]/SUM([.$C98:.$J98])" office:value-type="float" office:value="0" calcext:value-type="float">
            <text:p>0</text:p>
          </table:table-cell>
          <table:table-cell office:value-type="float" office:value="2.07755562951" calcext:value-type="float">
            <text:p>2.0775556295</text:p>
          </table:table-cell>
          <table:table-cell office:value-type="float" office:value="0.417550662343" calcext:value-type="float">
            <text:p>0.4175506623</text:p>
          </table:table-cell>
          <table:table-cell office:value-type="float" office:value="0.822489645809" calcext:value-type="float">
            <text:p>0.8224896458</text:p>
          </table:table-cell>
          <table:table-cell office:value-type="float" office:value="0.328218008743" calcext:value-type="float">
            <text:p>0.328218008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0735162949832" calcext:value-type="float">
            <text:p>0.073516295</text:p>
          </table:table-cell>
          <table:table-cell office:value-type="float" office:value="0.00203899996888" calcext:value-type="float">
            <text:p>0.002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0720171136" calcext:value-type="float">
            <text:p>0.01107201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9]/SUM([.$C99:.$J99])" office:value-type="float" office:value="0.848650307047051" calcext:value-type="float">
            <text:p>0.848650307</text:p>
          </table:table-cell>
          <table:table-cell table:formula="of:=[.D99]/SUM([.$C99:.$J99])" office:value-type="float" office:value="0.0235376109480812" calcext:value-type="float">
            <text:p>0.0235376109</text:p>
          </table:table-cell>
          <table:table-cell table:formula="of:=[.E99]/SUM([.$C99:.$J99])" office:value-type="float" office:value="0" calcext:value-type="float">
            <text:p>0</text:p>
          </table:table-cell>
          <table:table-cell table:formula="of:=[.F99]/SUM([.$C99:.$J99])" office:value-type="float" office:value="0" calcext:value-type="float">
            <text:p>0</text:p>
          </table:table-cell>
          <table:table-cell table:formula="of:=[.G99]/SUM([.$C99:.$J99])" office:value-type="float" office:value="0" calcext:value-type="float">
            <text:p>0</text:p>
          </table:table-cell>
          <table:table-cell table:formula="of:=[.H99]/SUM([.$C99:.$J99])" office:value-type="float" office:value="0.127812082004868" calcext:value-type="float">
            <text:p>0.127812082</text:p>
          </table:table-cell>
          <table:table-cell table:formula="of:=[.I99]/SUM([.$C99:.$J99])" office:value-type="float" office:value="0" calcext:value-type="float">
            <text:p>0</text:p>
          </table:table-cell>
          <table:table-cell table:formula="of:=[.J99]/SUM([.$C99:.$J99])" office:value-type="float" office:value="0" calcext:value-type="float">
            <text:p>0</text:p>
          </table:table-cell>
          <table:table-cell office:value-type="float" office:value="2.08240311139" calcext:value-type="float">
            <text:p>2.0824031114</text:p>
          </table:table-cell>
          <table:table-cell office:value-type="float" office:value="0.429494697306" calcext:value-type="float">
            <text:p>0.4294946973</text:p>
          </table:table-cell>
          <table:table-cell office:value-type="float" office:value="0.85663725501" calcext:value-type="float">
            <text:p>0.856637255</text:p>
          </table:table-cell>
          <table:table-cell office:value-type="float" office:value="0.282190436175" calcext:value-type="float">
            <text:p>0.2821904362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0771253255499" calcext:value-type="float">
            <text:p>0.0771253255</text:p>
          </table:table-cell>
          <table:table-cell office:value-type="float" office:value="0.000814897587505" calcext:value-type="float">
            <text:p>0.0008148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74620606001" calcext:value-type="float">
            <text:p>0.00774620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0]/SUM([.$C100:.$J100])" office:value-type="float" office:value="0.900087986771034" calcext:value-type="float">
            <text:p>0.9000879868</text:p>
          </table:table-cell>
          <table:table-cell table:formula="of:=[.D100]/SUM([.$C100:.$J100])" office:value-type="float" office:value="0.00951022927595148" calcext:value-type="float">
            <text:p>0.0095102293</text:p>
          </table:table-cell>
          <table:table-cell table:formula="of:=[.E100]/SUM([.$C100:.$J100])" office:value-type="float" office:value="0" calcext:value-type="float">
            <text:p>0</text:p>
          </table:table-cell>
          <table:table-cell table:formula="of:=[.F100]/SUM([.$C100:.$J100])" office:value-type="float" office:value="0" calcext:value-type="float">
            <text:p>0</text:p>
          </table:table-cell>
          <table:table-cell table:formula="of:=[.G100]/SUM([.$C100:.$J100])" office:value-type="float" office:value="0" calcext:value-type="float">
            <text:p>0</text:p>
          </table:table-cell>
          <table:table-cell table:formula="of:=[.H100]/SUM([.$C100:.$J100])" office:value-type="float" office:value="0.0904017839530147" calcext:value-type="float">
            <text:p>0.090401784</text:p>
          </table:table-cell>
          <table:table-cell table:formula="of:=[.I100]/SUM([.$C100:.$J100])" office:value-type="float" office:value="0" calcext:value-type="float">
            <text:p>0</text:p>
          </table:table-cell>
          <table:table-cell table:formula="of:=[.J100]/SUM([.$C100:.$J100])" office:value-type="float" office:value="0" calcext:value-type="float">
            <text:p>0</text:p>
          </table:table-cell>
          <table:table-cell office:value-type="float" office:value="2.00428066657" calcext:value-type="float">
            <text:p>2.0042806666</text:p>
          </table:table-cell>
          <table:table-cell office:value-type="float" office:value="0.40922800778" calcext:value-type="float">
            <text:p>0.4092280078</text:p>
          </table:table-cell>
          <table:table-cell office:value-type="float" office:value="0.865637079871" calcext:value-type="float">
            <text:p>0.8656370799</text:p>
          </table:table-cell>
          <table:table-cell office:value-type="float" office:value="0.244260222017" calcext:value-type="float">
            <text:p>0.244260222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0799470704825" calcext:value-type="float">
            <text:p>0.0799470705</text:p>
          </table:table-cell>
          <table:table-cell office:value-type="float" office:value="0.000655463952234" calcext:value-type="float">
            <text:p>0.000655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9256739161" calcext:value-type="float">
            <text:p>0.00219256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1]/SUM([.$C101:.$J101])" office:value-type="float" office:value="0.965601451281291" calcext:value-type="float">
            <text:p>0.9656014513</text:p>
          </table:table-cell>
          <table:table-cell table:formula="of:=[.D101]/SUM([.$C101:.$J101])" office:value-type="float" office:value="0.00791669963289353" calcext:value-type="float">
            <text:p>0.0079166996</text:p>
          </table:table-cell>
          <table:table-cell table:formula="of:=[.E101]/SUM([.$C101:.$J101])" office:value-type="float" office:value="0" calcext:value-type="float">
            <text:p>0</text:p>
          </table:table-cell>
          <table:table-cell table:formula="of:=[.F101]/SUM([.$C101:.$J101])" office:value-type="float" office:value="0" calcext:value-type="float">
            <text:p>0</text:p>
          </table:table-cell>
          <table:table-cell table:formula="of:=[.G101]/SUM([.$C101:.$J101])" office:value-type="float" office:value="0" calcext:value-type="float">
            <text:p>0</text:p>
          </table:table-cell>
          <table:table-cell table:formula="of:=[.H101]/SUM([.$C101:.$J101])" office:value-type="float" office:value="0.0264818490858159" calcext:value-type="float">
            <text:p>0.0264818491</text:p>
          </table:table-cell>
          <table:table-cell table:formula="of:=[.I101]/SUM([.$C101:.$J101])" office:value-type="float" office:value="0" calcext:value-type="float">
            <text:p>0</text:p>
          </table:table-cell>
          <table:table-cell table:formula="of:=[.J101]/SUM([.$C101:.$J101])" office:value-type="float" office:value="0" calcext:value-type="float">
            <text:p>0</text:p>
          </table:table-cell>
          <table:table-cell office:value-type="float" office:value="2.01006503805" calcext:value-type="float">
            <text:p>2.0100650381</text:p>
          </table:table-cell>
          <table:table-cell office:value-type="float" office:value="0.417431116937" calcext:value-type="float">
            <text:p>0.4174311169</text:p>
          </table:table-cell>
          <table:table-cell office:value-type="float" office:value="0.900286125908" calcext:value-type="float">
            <text:p>0.9002861259</text:p>
          </table:table-cell>
          <table:table-cell office:value-type="float" office:value="0.320363360838" calcext:value-type="float">
            <text:p>0.320363360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442198565952" calcext:value-type="float">
            <text:p>0.0442198566</text:p>
          </table:table-cell>
          <table:table-cell office:value-type="float" office:value="0.0130862418029" calcext:value-type="float">
            <text:p>0.0130862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422930348" calcext:value-type="float">
            <text:p>0.05542293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2]/SUM([.$C102:.$J102])" office:value-type="float" office:value="0.392266810838906" calcext:value-type="float">
            <text:p>0.3922668108</text:p>
          </table:table-cell>
          <table:table-cell table:formula="of:=[.D102]/SUM([.$C102:.$J102])" office:value-type="float" office:value="0.116085820559797" calcext:value-type="float">
            <text:p>0.1160858206</text:p>
          </table:table-cell>
          <table:table-cell table:formula="of:=[.E102]/SUM([.$C102:.$J102])" office:value-type="float" office:value="0" calcext:value-type="float">
            <text:p>0</text:p>
          </table:table-cell>
          <table:table-cell table:formula="of:=[.F102]/SUM([.$C102:.$J102])" office:value-type="float" office:value="0" calcext:value-type="float">
            <text:p>0</text:p>
          </table:table-cell>
          <table:table-cell table:formula="of:=[.G102]/SUM([.$C102:.$J102])" office:value-type="float" office:value="0" calcext:value-type="float">
            <text:p>0</text:p>
          </table:table-cell>
          <table:table-cell table:formula="of:=[.H102]/SUM([.$C102:.$J102])" office:value-type="float" office:value="0.491647368601297" calcext:value-type="float">
            <text:p>0.4916473686</text:p>
          </table:table-cell>
          <table:table-cell table:formula="of:=[.I102]/SUM([.$C102:.$J102])" office:value-type="float" office:value="0" calcext:value-type="float">
            <text:p>0</text:p>
          </table:table-cell>
          <table:table-cell table:formula="of:=[.J102]/SUM([.$C102:.$J102])" office:value-type="float" office:value="0" calcext:value-type="float">
            <text:p>0</text:p>
          </table:table-cell>
          <table:table-cell office:value-type="float" office:value="2.08783929367" calcext:value-type="float">
            <text:p>2.0878392937</text:p>
          </table:table-cell>
          <table:table-cell office:value-type="float" office:value="0.404444125718" calcext:value-type="float">
            <text:p>0.4044441257</text:p>
          </table:table-cell>
          <table:table-cell office:value-type="float" office:value="0.90940217363" calcext:value-type="float">
            <text:p>0.9094021736</text:p>
          </table:table-cell>
          <table:table-cell office:value-type="float" office:value="0.266648709296" calcext:value-type="float">
            <text:p>0.2666487093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791763240173" calcext:value-type="float">
            <text:p>0.079176324</text:p>
          </table:table-cell>
          <table:table-cell office:value-type="float" office:value="0.00348518398275" calcext:value-type="float">
            <text:p>0.003485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78480328939" calcext:value-type="float">
            <text:p>0.00778480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3]/SUM([.$C103:.$J103])" office:value-type="float" office:value="0.875395833047579" calcext:value-type="float">
            <text:p>0.875395833</text:p>
          </table:table-cell>
          <table:table-cell table:formula="of:=[.D103]/SUM([.$C103:.$J103])" office:value-type="float" office:value="0.0385331798838867" calcext:value-type="float">
            <text:p>0.0385331799</text:p>
          </table:table-cell>
          <table:table-cell table:formula="of:=[.E103]/SUM([.$C103:.$J103])" office:value-type="float" office:value="0" calcext:value-type="float">
            <text:p>0</text:p>
          </table:table-cell>
          <table:table-cell table:formula="of:=[.F103]/SUM([.$C103:.$J103])" office:value-type="float" office:value="0" calcext:value-type="float">
            <text:p>0</text:p>
          </table:table-cell>
          <table:table-cell table:formula="of:=[.G103]/SUM([.$C103:.$J103])" office:value-type="float" office:value="0" calcext:value-type="float">
            <text:p>0</text:p>
          </table:table-cell>
          <table:table-cell table:formula="of:=[.H103]/SUM([.$C103:.$J103])" office:value-type="float" office:value="0.0860709870685341" calcext:value-type="float">
            <text:p>0.0860709871</text:p>
          </table:table-cell>
          <table:table-cell table:formula="of:=[.I103]/SUM([.$C103:.$J103])" office:value-type="float" office:value="0" calcext:value-type="float">
            <text:p>0</text:p>
          </table:table-cell>
          <table:table-cell table:formula="of:=[.J103]/SUM([.$C103:.$J103])" office:value-type="float" office:value="0" calcext:value-type="float">
            <text:p>0</text:p>
          </table:table-cell>
          <table:table-cell office:value-type="float" office:value="2.0946949896" calcext:value-type="float">
            <text:p>2.0946949896</text:p>
          </table:table-cell>
          <table:table-cell office:value-type="float" office:value="0.409517602859" calcext:value-type="float">
            <text:p>0.4095176029</text:p>
          </table:table-cell>
          <table:table-cell office:value-type="float" office:value="0.944874778632" calcext:value-type="float">
            <text:p>0.9448747786</text:p>
          </table:table-cell>
          <table:table-cell office:value-type="float" office:value="0.230507491613" calcext:value-type="float">
            <text:p>0.230507491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0797991746584" calcext:value-type="float">
            <text:p>0.0797991747</text:p>
          </table:table-cell>
          <table:table-cell office:value-type="float" office:value="0.00313867615518" calcext:value-type="float">
            <text:p>0.00313867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25801266019" calcext:value-type="float">
            <text:p>0.00125801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4]/SUM([.$C104:.$J104])" office:value-type="float" office:value="0.947780227745515" calcext:value-type="float">
            <text:p>0.9477802277</text:p>
          </table:table-cell>
          <table:table-cell table:formula="of:=[.D104]/SUM([.$C104:.$J104])" office:value-type="float" office:value="0.0372782702817438" calcext:value-type="float">
            <text:p>0.0372782703</text:p>
          </table:table-cell>
          <table:table-cell table:formula="of:=[.E104]/SUM([.$C104:.$J104])" office:value-type="float" office:value="0" calcext:value-type="float">
            <text:p>0</text:p>
          </table:table-cell>
          <table:table-cell table:formula="of:=[.F104]/SUM([.$C104:.$J104])" office:value-type="float" office:value="0" calcext:value-type="float">
            <text:p>0</text:p>
          </table:table-cell>
          <table:table-cell table:formula="of:=[.G104]/SUM([.$C104:.$J104])" office:value-type="float" office:value="0" calcext:value-type="float">
            <text:p>0</text:p>
          </table:table-cell>
          <table:table-cell table:formula="of:=[.H104]/SUM([.$C104:.$J104])" office:value-type="float" office:value="0.0149415019727414" calcext:value-type="float">
            <text:p>0.014941502</text:p>
          </table:table-cell>
          <table:table-cell table:formula="of:=[.I104]/SUM([.$C104:.$J104])" office:value-type="float" office:value="0" calcext:value-type="float">
            <text:p>0</text:p>
          </table:table-cell>
          <table:table-cell table:formula="of:=[.J104]/SUM([.$C104:.$J104])" office:value-type="float" office:value="0" calcext:value-type="float">
            <text:p>0</text:p>
          </table:table-cell>
          <table:table-cell office:value-type="float" office:value="2.01729460015" calcext:value-type="float">
            <text:p>2.0172946002</text:p>
          </table:table-cell>
          <table:table-cell office:value-type="float" office:value="0.403686267573" calcext:value-type="float">
            <text:p>0.4036862676</text:p>
          </table:table-cell>
          <table:table-cell office:value-type="float" office:value="0.95408785929" calcext:value-type="float">
            <text:p>0.9540878593</text:p>
          </table:table-cell>
          <table:table-cell office:value-type="float" office:value="0.290978750491" calcext:value-type="float">
            <text:p>0.2909787505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0052588460222" calcext:value-type="float">
            <text:p>0.005258846</text:p>
          </table:table-cell>
          <table:table-cell office:value-type="float" office:value="0.00351064178124" calcext:value-type="float">
            <text:p>0.0035106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89340052659" calcext:value-type="float">
            <text:p>0.07893400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5]/SUM([.$C105:.$J105])" office:value-type="float" office:value="0.0599616484835132" calcext:value-type="float">
            <text:p>0.0599616485</text:p>
          </table:table-cell>
          <table:table-cell table:formula="of:=[.D105]/SUM([.$C105:.$J105])" office:value-type="float" office:value="0.0400285286067731" calcext:value-type="float">
            <text:p>0.0400285286</text:p>
          </table:table-cell>
          <table:table-cell table:formula="of:=[.E105]/SUM([.$C105:.$J105])" office:value-type="float" office:value="0" calcext:value-type="float">
            <text:p>0</text:p>
          </table:table-cell>
          <table:table-cell table:formula="of:=[.F105]/SUM([.$C105:.$J105])" office:value-type="float" office:value="0" calcext:value-type="float">
            <text:p>0</text:p>
          </table:table-cell>
          <table:table-cell table:formula="of:=[.G105]/SUM([.$C105:.$J105])" office:value-type="float" office:value="0" calcext:value-type="float">
            <text:p>0</text:p>
          </table:table-cell>
          <table:table-cell table:formula="of:=[.H105]/SUM([.$C105:.$J105])" office:value-type="float" office:value="0.900009822909714" calcext:value-type="float">
            <text:p>0.9000098229</text:p>
          </table:table-cell>
          <table:table-cell table:formula="of:=[.I105]/SUM([.$C105:.$J105])" office:value-type="float" office:value="0" calcext:value-type="float">
            <text:p>0</text:p>
          </table:table-cell>
          <table:table-cell table:formula="of:=[.J105]/SUM([.$C105:.$J105])" office:value-type="float" office:value="0" calcext:value-type="float">
            <text:p>0</text:p>
          </table:table-cell>
          <table:table-cell office:value-type="float" office:value="2.02599235756" calcext:value-type="float">
            <text:p>2.0259923576</text:p>
          </table:table-cell>
          <table:table-cell office:value-type="float" office:value="0.405554608139" calcext:value-type="float">
            <text:p>0.4055546081</text:p>
          </table:table-cell>
          <table:table-cell office:value-type="float" office:value="0.990285576157" calcext:value-type="float">
            <text:p>0.9902855762</text:p>
          </table:table-cell>
          <table:table-cell office:value-type="float" office:value="0.22329069814" calcext:value-type="float">
            <text:p>0.223290698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00293295766316" calcext:value-type="float">
            <text:p>0.00293295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94358363773" calcext:value-type="float">
            <text:p>0.07943583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6]/SUM([.$C106:.$J106])" office:value-type="float" office:value="0.0356076314741152" calcext:value-type="float">
            <text:p>0.0356076315</text:p>
          </table:table-cell>
          <table:table-cell table:formula="of:=[.D106]/SUM([.$C106:.$J106])" office:value-type="float" office:value="0" calcext:value-type="float">
            <text:p>0</text:p>
          </table:table-cell>
          <table:table-cell table:formula="of:=[.E106]/SUM([.$C106:.$J106])" office:value-type="float" office:value="0" calcext:value-type="float">
            <text:p>0</text:p>
          </table:table-cell>
          <table:table-cell table:formula="of:=[.F106]/SUM([.$C106:.$J106])" office:value-type="float" office:value="0" calcext:value-type="float">
            <text:p>0</text:p>
          </table:table-cell>
          <table:table-cell table:formula="of:=[.G106]/SUM([.$C106:.$J106])" office:value-type="float" office:value="0" calcext:value-type="float">
            <text:p>0</text:p>
          </table:table-cell>
          <table:table-cell table:formula="of:=[.H106]/SUM([.$C106:.$J106])" office:value-type="float" office:value="0.964392368525885" calcext:value-type="float">
            <text:p>0.9643923685</text:p>
          </table:table-cell>
          <table:table-cell table:formula="of:=[.I106]/SUM([.$C106:.$J106])" office:value-type="float" office:value="0" calcext:value-type="float">
            <text:p>0</text:p>
          </table:table-cell>
          <table:table-cell table:formula="of:=[.J106]/SUM([.$C106:.$J106])" office:value-type="float" office:value="0" calcext:value-type="float">
            <text:p>0</text:p>
          </table:table-cell>
          <table:table-cell office:value-type="float" office:value="2.10299499535" calcext:value-type="float">
            <text:p>2.1029949954</text:p>
          </table:table-cell>
          <table:table-cell office:value-type="float" office:value="0.421870252983" calcext:value-type="float">
            <text:p>0.421870253</text:p>
          </table:table-cell>
          <table:table-cell office:value-type="float" office:value="0.999579799436" calcext:value-type="float">
            <text:p>0.9995797994</text:p>
          </table:table-cell>
          <table:table-cell office:value-type="float" office:value="0.236469025525" calcext:value-type="float">
            <text:p>0.2364690255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078349568835" calcext:value-type="float">
            <text:p>0.0783495688</text:p>
          </table:table-cell>
          <table:table-cell office:value-type="float" office:value="0.00197319490327" calcext:value-type="float">
            <text:p>0.0019731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40276371136" calcext:value-type="float">
            <text:p>0.00014027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7]/SUM([.$C107:.$J107])" office:value-type="float" office:value="0.973733638804446" calcext:value-type="float">
            <text:p>0.9737336388</text:p>
          </table:table-cell>
          <table:table-cell table:formula="of:=[.D107]/SUM([.$C107:.$J107])" office:value-type="float" office:value="0.0245229971498347" calcext:value-type="float">
            <text:p>0.0245229971</text:p>
          </table:table-cell>
          <table:table-cell table:formula="of:=[.E107]/SUM([.$C107:.$J107])" office:value-type="float" office:value="0" calcext:value-type="float">
            <text:p>0</text:p>
          </table:table-cell>
          <table:table-cell table:formula="of:=[.F107]/SUM([.$C107:.$J107])" office:value-type="float" office:value="0" calcext:value-type="float">
            <text:p>0</text:p>
          </table:table-cell>
          <table:table-cell table:formula="of:=[.G107]/SUM([.$C107:.$J107])" office:value-type="float" office:value="0" calcext:value-type="float">
            <text:p>0</text:p>
          </table:table-cell>
          <table:table-cell table:formula="of:=[.H107]/SUM([.$C107:.$J107])" office:value-type="float" office:value="0.0017433640457192" calcext:value-type="float">
            <text:p>0.001743364</text:p>
          </table:table-cell>
          <table:table-cell table:formula="of:=[.I107]/SUM([.$C107:.$J107])" office:value-type="float" office:value="0" calcext:value-type="float">
            <text:p>0</text:p>
          </table:table-cell>
          <table:table-cell table:formula="of:=[.J107]/SUM([.$C107:.$J107])" office:value-type="float" office:value="0" calcext:value-type="float">
            <text:p>0</text:p>
          </table:table-cell>
          <table:table-cell office:value-type="float" office:value="2.1109313315" calcext:value-type="float">
            <text:p>2.1109313315</text:p>
          </table:table-cell>
          <table:table-cell office:value-type="float" office:value="0.433795453161" calcext:value-type="float">
            <text:p>0.4337954532</text:p>
          </table:table-cell>
          <table:table-cell office:value-type="float" office:value="1.03565811628" calcext:value-type="float">
            <text:p>1.0356581163</text:p>
          </table:table-cell>
          <table:table-cell office:value-type="float" office:value="0.213533925262" calcext:value-type="float">
            <text:p>0.2135339253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00158786821806" calcext:value-type="float">
            <text:p>0.0015878682</text:p>
          </table:table-cell>
          <table:table-cell office:value-type="float" office:value="0.000892090621691" calcext:value-type="float">
            <text:p>0.00089209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8501191092" calcext:value-type="float">
            <text:p>0.079850119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8]/SUM([.$C108:.$J108])" office:value-type="float" office:value="0.0192866113772486" calcext:value-type="float">
            <text:p>0.0192866114</text:p>
          </table:table-cell>
          <table:table-cell table:formula="of:=[.D108]/SUM([.$C108:.$J108])" office:value-type="float" office:value="0.0108355371926666" calcext:value-type="float">
            <text:p>0.0108355372</text:p>
          </table:table-cell>
          <table:table-cell table:formula="of:=[.E108]/SUM([.$C108:.$J108])" office:value-type="float" office:value="0" calcext:value-type="float">
            <text:p>0</text:p>
          </table:table-cell>
          <table:table-cell table:formula="of:=[.F108]/SUM([.$C108:.$J108])" office:value-type="float" office:value="0" calcext:value-type="float">
            <text:p>0</text:p>
          </table:table-cell>
          <table:table-cell table:formula="of:=[.G108]/SUM([.$C108:.$J108])" office:value-type="float" office:value="0" calcext:value-type="float">
            <text:p>0</text:p>
          </table:table-cell>
          <table:table-cell table:formula="of:=[.H108]/SUM([.$C108:.$J108])" office:value-type="float" office:value="0.969877851430085" calcext:value-type="float">
            <text:p>0.9698778514</text:p>
          </table:table-cell>
          <table:table-cell table:formula="of:=[.I108]/SUM([.$C108:.$J108])" office:value-type="float" office:value="0" calcext:value-type="float">
            <text:p>0</text:p>
          </table:table-cell>
          <table:table-cell table:formula="of:=[.J108]/SUM([.$C108:.$J108])" office:value-type="float" office:value="0" calcext:value-type="float">
            <text:p>0</text:p>
          </table:table-cell>
          <table:table-cell office:value-type="float" office:value="2.03435323592" calcext:value-type="float">
            <text:p>2.0343532359</text:p>
          </table:table-cell>
          <table:table-cell office:value-type="float" office:value="0.410744600772" calcext:value-type="float">
            <text:p>0.4107446008</text:p>
          </table:table-cell>
          <table:table-cell office:value-type="float" office:value="1.04502607304" calcext:value-type="float">
            <text:p>1.045026073</text:p>
          </table:table-cell>
          <table:table-cell office:value-type="float" office:value="0.19333940681" calcext:value-type="float">
            <text:p>0.193339406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0786117259532" calcext:value-type="float">
            <text:p>0.078611726</text:p>
          </table:table-cell>
          <table:table-cell office:value-type="float" office:value="0.00174804722201" calcext:value-type="float">
            <text:p>0.00174804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14188731654" calcext:value-type="float">
            <text:p>0.000214188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9]/SUM([.$C109:.$J109])" office:value-type="float" office:value="0.975646773384035" calcext:value-type="float">
            <text:p>0.9756467734</text:p>
          </table:table-cell>
          <table:table-cell table:formula="of:=[.D109]/SUM([.$C109:.$J109])" office:value-type="float" office:value="0.0216949394151746" calcext:value-type="float">
            <text:p>0.0216949394</text:p>
          </table:table-cell>
          <table:table-cell table:formula="of:=[.E109]/SUM([.$C109:.$J109])" office:value-type="float" office:value="0" calcext:value-type="float">
            <text:p>0</text:p>
          </table:table-cell>
          <table:table-cell table:formula="of:=[.F109]/SUM([.$C109:.$J109])" office:value-type="float" office:value="0" calcext:value-type="float">
            <text:p>0</text:p>
          </table:table-cell>
          <table:table-cell table:formula="of:=[.G109]/SUM([.$C109:.$J109])" office:value-type="float" office:value="0" calcext:value-type="float">
            <text:p>0</text:p>
          </table:table-cell>
          <table:table-cell table:formula="of:=[.H109]/SUM([.$C109:.$J109])" office:value-type="float" office:value="0.00265828720079053" calcext:value-type="float">
            <text:p>0.0026582872</text:p>
          </table:table-cell>
          <table:table-cell table:formula="of:=[.I109]/SUM([.$C109:.$J109])" office:value-type="float" office:value="0" calcext:value-type="float">
            <text:p>0</text:p>
          </table:table-cell>
          <table:table-cell table:formula="of:=[.J109]/SUM([.$C109:.$J109])" office:value-type="float" office:value="0" calcext:value-type="float">
            <text:p>0</text:p>
          </table:table-cell>
          <table:table-cell office:value-type="float" office:value="2.04396984451" calcext:value-type="float">
            <text:p>2.0439698445</text:p>
          </table:table-cell>
          <table:table-cell office:value-type="float" office:value="0.419692649485" calcext:value-type="float">
            <text:p>0.4196926495</text:p>
          </table:table-cell>
          <table:table-cell office:value-type="float" office:value="1.08164617199" calcext:value-type="float">
            <text:p>1.081646172</text:p>
          </table:table-cell>
          <table:table-cell office:value-type="float" office:value="0.201891143992" calcext:value-type="float">
            <text:p>0.201891144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000764254226283" calcext:value-type="float">
            <text:p>0.0007642542</text:p>
          </table:table-cell>
          <table:table-cell office:value-type="float" office:value="0.00155054772977" calcext:value-type="float">
            <text:p>0.00155054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998316294" calcext:value-type="float">
            <text:p>0.07999831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0]/SUM([.$C110:.$J110])" office:value-type="float" office:value="0.00928471964773984" calcext:value-type="float">
            <text:p>0.0092847196</text:p>
          </table:table-cell>
          <table:table-cell table:formula="of:=[.D110]/SUM([.$C110:.$J110])" office:value-type="float" office:value="0.0188371885640355" calcext:value-type="float">
            <text:p>0.0188371886</text:p>
          </table:table-cell>
          <table:table-cell table:formula="of:=[.E110]/SUM([.$C110:.$J110])" office:value-type="float" office:value="0" calcext:value-type="float">
            <text:p>0</text:p>
          </table:table-cell>
          <table:table-cell table:formula="of:=[.F110]/SUM([.$C110:.$J110])" office:value-type="float" office:value="0" calcext:value-type="float">
            <text:p>0</text:p>
          </table:table-cell>
          <table:table-cell table:formula="of:=[.G110]/SUM([.$C110:.$J110])" office:value-type="float" office:value="0" calcext:value-type="float">
            <text:p>0</text:p>
          </table:table-cell>
          <table:table-cell table:formula="of:=[.H110]/SUM([.$C110:.$J110])" office:value-type="float" office:value="0.971878091788225" calcext:value-type="float">
            <text:p>0.9718780918</text:p>
          </table:table-cell>
          <table:table-cell table:formula="of:=[.I110]/SUM([.$C110:.$J110])" office:value-type="float" office:value="0" calcext:value-type="float">
            <text:p>0</text:p>
          </table:table-cell>
          <table:table-cell table:formula="of:=[.J110]/SUM([.$C110:.$J110])" office:value-type="float" office:value="0" calcext:value-type="float">
            <text:p>0</text:p>
          </table:table-cell>
          <table:table-cell office:value-type="float" office:value="2.12010122111" calcext:value-type="float">
            <text:p>2.1201012211</text:p>
          </table:table-cell>
          <table:table-cell office:value-type="float" office:value="0.4050324515" calcext:value-type="float">
            <text:p>0.4050324515</text:p>
          </table:table-cell>
          <table:table-cell office:value-type="float" office:value="1.09107674512" calcext:value-type="float">
            <text:p>1.0910767451</text:p>
          </table:table-cell>
          <table:table-cell office:value-type="float" office:value="0.134008525538" calcext:value-type="float">
            <text:p>0.1340085255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0796007399667" calcext:value-type="float">
            <text:p>0.07960074</text:p>
          </table:table-cell>
          <table:table-cell office:value-type="float" office:value="0.00110776164955" calcext:value-type="float">
            <text:p>0.0011077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43018626683" calcext:value-type="float">
            <text:p>0.00343018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1]/SUM([.$C111:.$J111])" office:value-type="float" office:value="0.946065858280486" calcext:value-type="float">
            <text:p>0.9460658583</text:p>
          </table:table-cell>
          <table:table-cell table:formula="of:=[.D111]/SUM([.$C111:.$J111])" office:value-type="float" office:value="0.0131659011736593" calcext:value-type="float">
            <text:p>0.0131659012</text:p>
          </table:table-cell>
          <table:table-cell table:formula="of:=[.E111]/SUM([.$C111:.$J111])" office:value-type="float" office:value="0" calcext:value-type="float">
            <text:p>0</text:p>
          </table:table-cell>
          <table:table-cell table:formula="of:=[.F111]/SUM([.$C111:.$J111])" office:value-type="float" office:value="0" calcext:value-type="float">
            <text:p>0</text:p>
          </table:table-cell>
          <table:table-cell table:formula="of:=[.G111]/SUM([.$C111:.$J111])" office:value-type="float" office:value="0" calcext:value-type="float">
            <text:p>0</text:p>
          </table:table-cell>
          <table:table-cell table:formula="of:=[.H111]/SUM([.$C111:.$J111])" office:value-type="float" office:value="0.0407682405458548" calcext:value-type="float">
            <text:p>0.0407682405</text:p>
          </table:table-cell>
          <table:table-cell table:formula="of:=[.I111]/SUM([.$C111:.$J111])" office:value-type="float" office:value="0" calcext:value-type="float">
            <text:p>0</text:p>
          </table:table-cell>
          <table:table-cell table:formula="of:=[.J111]/SUM([.$C111:.$J111])" office:value-type="float" office:value="0" calcext:value-type="float">
            <text:p>0</text:p>
          </table:table-cell>
          <table:table-cell office:value-type="float" office:value="2.13041291487" calcext:value-type="float">
            <text:p>2.1304129149</text:p>
          </table:table-cell>
          <table:table-cell office:value-type="float" office:value="0.410660081948" calcext:value-type="float">
            <text:p>0.4106600819</text:p>
          </table:table-cell>
          <table:table-cell office:value-type="float" office:value="1.1281410949" calcext:value-type="float">
            <text:p>1.1281410949</text:p>
          </table:table-cell>
          <table:table-cell office:value-type="float" office:value="0.217998549583" calcext:value-type="float">
            <text:p>0.217998549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.0271693420623" calcext:value-type="float">
            <text:p>0.0271693421</text:p>
          </table:table-cell>
          <table:table-cell office:value-type="float" office:value="0.0388651971679" calcext:value-type="float">
            <text:p>0.03886519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6533281245" calcext:value-type="float">
            <text:p>0.07465332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2]/SUM([.$C112:.$J112])" office:value-type="float" office:value="0.193117875572036" calcext:value-type="float">
            <text:p>0.1931178756</text:p>
          </table:table-cell>
          <table:table-cell table:formula="of:=[.D112]/SUM([.$C112:.$J112])" office:value-type="float" office:value="0.276251235438189" calcext:value-type="float">
            <text:p>0.2762512354</text:p>
          </table:table-cell>
          <table:table-cell table:formula="of:=[.E112]/SUM([.$C112:.$J112])" office:value-type="float" office:value="0" calcext:value-type="float">
            <text:p>0</text:p>
          </table:table-cell>
          <table:table-cell table:formula="of:=[.F112]/SUM([.$C112:.$J112])" office:value-type="float" office:value="0" calcext:value-type="float">
            <text:p>0</text:p>
          </table:table-cell>
          <table:table-cell table:formula="of:=[.G112]/SUM([.$C112:.$J112])" office:value-type="float" office:value="0" calcext:value-type="float">
            <text:p>0</text:p>
          </table:table-cell>
          <table:table-cell table:formula="of:=[.H112]/SUM([.$C112:.$J112])" office:value-type="float" office:value="0.530630888989775" calcext:value-type="float">
            <text:p>0.530630889</text:p>
          </table:table-cell>
          <table:table-cell table:formula="of:=[.I112]/SUM([.$C112:.$J112])" office:value-type="float" office:value="0" calcext:value-type="float">
            <text:p>0</text:p>
          </table:table-cell>
          <table:table-cell table:formula="of:=[.J112]/SUM([.$C112:.$J112])" office:value-type="float" office:value="0" calcext:value-type="float">
            <text:p>0</text:p>
          </table:table-cell>
          <table:table-cell office:value-type="float" office:value="2.05474891865" calcext:value-type="float">
            <text:p>2.0547489187</text:p>
          </table:table-cell>
          <table:table-cell office:value-type="float" office:value="0.404854695171" calcext:value-type="float">
            <text:p>0.4048546952</text:p>
          </table:table-cell>
          <table:table-cell office:value-type="float" office:value="1.13762522497" calcext:value-type="float">
            <text:p>1.137625225</text:p>
          </table:table-cell>
          <table:table-cell office:value-type="float" office:value="0.143428193136" calcext:value-type="float">
            <text:p>0.143428193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.0790546238558" calcext:value-type="float">
            <text:p>0.0790546239</text:p>
          </table:table-cell>
          <table:table-cell office:value-type="float" office:value="0.00957905115495" calcext:value-type="float">
            <text:p>0.00957905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26020855899" calcext:value-type="float">
            <text:p>0.00726020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3]/SUM([.$C113:.$J113])" office:value-type="float" office:value="0.824396936623247" calcext:value-type="float">
            <text:p>0.8243969366</text:p>
          </table:table-cell>
          <table:table-cell table:formula="of:=[.D113]/SUM([.$C113:.$J113])" office:value-type="float" office:value="0.0998922016541703" calcext:value-type="float">
            <text:p>0.0998922017</text:p>
          </table:table-cell>
          <table:table-cell table:formula="of:=[.E113]/SUM([.$C113:.$J113])" office:value-type="float" office:value="0" calcext:value-type="float">
            <text:p>0</text:p>
          </table:table-cell>
          <table:table-cell table:formula="of:=[.F113]/SUM([.$C113:.$J113])" office:value-type="float" office:value="0" calcext:value-type="float">
            <text:p>0</text:p>
          </table:table-cell>
          <table:table-cell table:formula="of:=[.G113]/SUM([.$C113:.$J113])" office:value-type="float" office:value="0" calcext:value-type="float">
            <text:p>0</text:p>
          </table:table-cell>
          <table:table-cell table:formula="of:=[.H113]/SUM([.$C113:.$J113])" office:value-type="float" office:value="0.0757108617225824" calcext:value-type="float">
            <text:p>0.0757108617</text:p>
          </table:table-cell>
          <table:table-cell table:formula="of:=[.I113]/SUM([.$C113:.$J113])" office:value-type="float" office:value="0" calcext:value-type="float">
            <text:p>0</text:p>
          </table:table-cell>
          <table:table-cell table:formula="of:=[.J113]/SUM([.$C113:.$J113])" office:value-type="float" office:value="0" calcext:value-type="float">
            <text:p>0</text:p>
          </table:table-cell>
          <table:table-cell office:value-type="float" office:value="2.0667861665" calcext:value-type="float">
            <text:p>2.0667861665</text:p>
          </table:table-cell>
          <table:table-cell office:value-type="float" office:value="0.407133499077" calcext:value-type="float">
            <text:p>0.4071334991</text:p>
          </table:table-cell>
          <table:table-cell office:value-type="float" office:value="1.17512069696" calcext:value-type="float">
            <text:p>1.175120697</text:p>
          </table:table-cell>
          <table:table-cell office:value-type="float" office:value="0.114438812292" calcext:value-type="float">
            <text:p>0.1144388123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0783059505772" calcext:value-type="float">
            <text:p>0.0783059506</text:p>
          </table:table-cell>
          <table:table-cell office:value-type="float" office:value="0.000225304608919" calcext:value-type="float">
            <text:p>0.0002253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5914913884" calcext:value-type="float">
            <text:p>0.01259149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4]/SUM([.$C114:.$J114])" office:value-type="float" office:value="0.859345811236741" calcext:value-type="float">
            <text:p>0.8593458112</text:p>
          </table:table-cell>
          <table:table-cell table:formula="of:=[.D114]/SUM([.$C114:.$J114])" office:value-type="float" office:value="0.00247253970483373" calcext:value-type="float">
            <text:p>0.0024725397</text:p>
          </table:table-cell>
          <table:table-cell table:formula="of:=[.E114]/SUM([.$C114:.$J114])" office:value-type="float" office:value="0" calcext:value-type="float">
            <text:p>0</text:p>
          </table:table-cell>
          <table:table-cell table:formula="of:=[.F114]/SUM([.$C114:.$J114])" office:value-type="float" office:value="0" calcext:value-type="float">
            <text:p>0</text:p>
          </table:table-cell>
          <table:table-cell table:formula="of:=[.G114]/SUM([.$C114:.$J114])" office:value-type="float" office:value="0" calcext:value-type="float">
            <text:p>0</text:p>
          </table:table-cell>
          <table:table-cell table:formula="of:=[.H114]/SUM([.$C114:.$J114])" office:value-type="float" office:value="0.138181649058425" calcext:value-type="float">
            <text:p>0.1381816491</text:p>
          </table:table-cell>
          <table:table-cell table:formula="of:=[.I114]/SUM([.$C114:.$J114])" office:value-type="float" office:value="0" calcext:value-type="float">
            <text:p>0</text:p>
          </table:table-cell>
          <table:table-cell table:formula="of:=[.J114]/SUM([.$C114:.$J114])" office:value-type="float" office:value="0" calcext:value-type="float">
            <text:p>0</text:p>
          </table:table-cell>
          <table:table-cell office:value-type="float" office:value="2.14196435119" calcext:value-type="float">
            <text:p>2.1419643512</text:p>
          </table:table-cell>
          <table:table-cell office:value-type="float" office:value="0.417095663277" calcext:value-type="float">
            <text:p>0.4170956633</text:p>
          </table:table-cell>
          <table:table-cell office:value-type="float" office:value="1.18465050343" calcext:value-type="float">
            <text:p>1.1846505034</text:p>
          </table:table-cell>
          <table:table-cell office:value-type="float" office:value="0.179980735263" calcext:value-type="float">
            <text:p>0.1799807353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000922035553977" calcext:value-type="float">
            <text:p>0.0009220356</text:p>
          </table:table-cell>
          <table:table-cell office:value-type="float" office:value="0.00584344548014" calcext:value-type="float">
            <text:p>0.0058434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9417821407" calcext:value-type="float">
            <text:p>0.07994178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5]/SUM([.$C115:.$J115])" office:value-type="float" office:value="0.0106338906363359" calcext:value-type="float">
            <text:p>0.0106338906</text:p>
          </table:table-cell>
          <table:table-cell table:formula="of:=[.D115]/SUM([.$C115:.$J115])" office:value-type="float" office:value="0.067392802703951" calcext:value-type="float">
            <text:p>0.0673928027</text:p>
          </table:table-cell>
          <table:table-cell table:formula="of:=[.E115]/SUM([.$C115:.$J115])" office:value-type="float" office:value="0" calcext:value-type="float">
            <text:p>0</text:p>
          </table:table-cell>
          <table:table-cell table:formula="of:=[.F115]/SUM([.$C115:.$J115])" office:value-type="float" office:value="0" calcext:value-type="float">
            <text:p>0</text:p>
          </table:table-cell>
          <table:table-cell table:formula="of:=[.G115]/SUM([.$C115:.$J115])" office:value-type="float" office:value="0" calcext:value-type="float">
            <text:p>0</text:p>
          </table:table-cell>
          <table:table-cell table:formula="of:=[.H115]/SUM([.$C115:.$J115])" office:value-type="float" office:value="0.921973306659713" calcext:value-type="float">
            <text:p>0.9219733067</text:p>
          </table:table-cell>
          <table:table-cell table:formula="of:=[.I115]/SUM([.$C115:.$J115])" office:value-type="float" office:value="0" calcext:value-type="float">
            <text:p>0</text:p>
          </table:table-cell>
          <table:table-cell table:formula="of:=[.J115]/SUM([.$C115:.$J115])" office:value-type="float" office:value="0" calcext:value-type="float">
            <text:p>0</text:p>
          </table:table-cell>
          <table:table-cell office:value-type="float" office:value="2.15388657698" calcext:value-type="float">
            <text:p>2.153886577</text:p>
          </table:table-cell>
          <table:table-cell office:value-type="float" office:value="0.430277995351" calcext:value-type="float">
            <text:p>0.4302779954</text:p>
          </table:table-cell>
          <table:table-cell office:value-type="float" office:value="1.22223062222" calcext:value-type="float">
            <text:p>1.2222306222</text:p>
          </table:table-cell>
          <table:table-cell office:value-type="float" office:value="0.105589495251" calcext:value-type="float">
            <text:p>0.1055894953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0000615193826924" calcext:value-type="float">
            <text:p>6.15193826924E-05</text:p>
          </table:table-cell>
          <table:table-cell office:value-type="float" office:value="0.000285848059554" calcext:value-type="float">
            <text:p>0.00028584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9922218204" calcext:value-type="float">
            <text:p>0.07999222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6]/SUM([.$C116:.$J116])" office:value-type="float" office:value="0.000765741812436714" calcext:value-type="float">
            <text:p>0.0007657418</text:p>
          </table:table-cell>
          <table:table-cell table:formula="of:=[.D116]/SUM([.$C116:.$J116])" office:value-type="float" office:value="0.00355799752248552" calcext:value-type="float">
            <text:p>0.0035579975</text:p>
          </table:table-cell>
          <table:table-cell table:formula="of:=[.E116]/SUM([.$C116:.$J116])" office:value-type="float" office:value="0" calcext:value-type="float">
            <text:p>0</text:p>
          </table:table-cell>
          <table:table-cell table:formula="of:=[.F116]/SUM([.$C116:.$J116])" office:value-type="float" office:value="0" calcext:value-type="float">
            <text:p>0</text:p>
          </table:table-cell>
          <table:table-cell table:formula="of:=[.G116]/SUM([.$C116:.$J116])" office:value-type="float" office:value="0" calcext:value-type="float">
            <text:p>0</text:p>
          </table:table-cell>
          <table:table-cell table:formula="of:=[.H116]/SUM([.$C116:.$J116])" office:value-type="float" office:value="0.995676260665078" calcext:value-type="float">
            <text:p>0.9956762607</text:p>
          </table:table-cell>
          <table:table-cell table:formula="of:=[.I116]/SUM([.$C116:.$J116])" office:value-type="float" office:value="0" calcext:value-type="float">
            <text:p>0</text:p>
          </table:table-cell>
          <table:table-cell table:formula="of:=[.J116]/SUM([.$C116:.$J116])" office:value-type="float" office:value="0" calcext:value-type="float">
            <text:p>0</text:p>
          </table:table-cell>
          <table:table-cell office:value-type="float" office:value="2.07921455161" calcext:value-type="float">
            <text:p>2.0792145516</text:p>
          </table:table-cell>
          <table:table-cell office:value-type="float" office:value="0.409351752325" calcext:value-type="float">
            <text:p>0.4093517523</text:p>
          </table:table-cell>
          <table:table-cell office:value-type="float" office:value="1.23180148791" calcext:value-type="float">
            <text:p>1.2318014879</text:p>
          </table:table-cell>
          <table:table-cell office:value-type="float" office:value="0.0632720018754" calcext:value-type="float">
            <text:p>0.0632720019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0.0799611618643" calcext:value-type="float">
            <text:p>0.0799611619</text:p>
          </table:table-cell>
          <table:table-cell office:value-type="float" office:value="0.00268472304309" calcext:value-type="float">
            <text:p>0.0026847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1302628836" calcext:value-type="float">
            <text:p>0.00131302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7]/SUM([.$C117:.$J117])" office:value-type="float" office:value="0.95238445479445" calcext:value-type="float">
            <text:p>0.9523844548</text:p>
          </table:table-cell>
          <table:table-cell table:formula="of:=[.D117]/SUM([.$C117:.$J117])" office:value-type="float" office:value="0.0319766300545582" calcext:value-type="float">
            <text:p>0.0319766301</text:p>
          </table:table-cell>
          <table:table-cell table:formula="of:=[.E117]/SUM([.$C117:.$J117])" office:value-type="float" office:value="0" calcext:value-type="float">
            <text:p>0</text:p>
          </table:table-cell>
          <table:table-cell table:formula="of:=[.F117]/SUM([.$C117:.$J117])" office:value-type="float" office:value="0" calcext:value-type="float">
            <text:p>0</text:p>
          </table:table-cell>
          <table:table-cell table:formula="of:=[.G117]/SUM([.$C117:.$J117])" office:value-type="float" office:value="0" calcext:value-type="float">
            <text:p>0</text:p>
          </table:table-cell>
          <table:table-cell table:formula="of:=[.H117]/SUM([.$C117:.$J117])" office:value-type="float" office:value="0.0156389151509919" calcext:value-type="float">
            <text:p>0.0156389152</text:p>
          </table:table-cell>
          <table:table-cell table:formula="of:=[.I117]/SUM([.$C117:.$J117])" office:value-type="float" office:value="0" calcext:value-type="float">
            <text:p>0</text:p>
          </table:table-cell>
          <table:table-cell table:formula="of:=[.J117]/SUM([.$C117:.$J117])" office:value-type="float" office:value="0" calcext:value-type="float">
            <text:p>0</text:p>
          </table:table-cell>
          <table:table-cell office:value-type="float" office:value="2.09211492786" calcext:value-type="float">
            <text:p>2.0921149279</text:p>
          </table:table-cell>
          <table:table-cell office:value-type="float" office:value="0.418753457763" calcext:value-type="float">
            <text:p>0.4187534578</text:p>
          </table:table-cell>
          <table:table-cell office:value-type="float" office:value="1.26948475008" calcext:value-type="float">
            <text:p>1.2694847501</text:p>
          </table:table-cell>
          <table:table-cell office:value-type="float" office:value="0.140804261443" calcext:value-type="float">
            <text:p>0.1408042614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00121405869276" calcext:value-type="float">
            <text:p>0.0012140587</text:p>
          </table:table-cell>
          <table:table-cell office:value-type="float" office:value="0.00706520436941" calcext:value-type="float">
            <text:p>0.0070652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9576483594" calcext:value-type="float">
            <text:p>0.07995764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8]/SUM([.$C118:.$J118])" office:value-type="float" office:value="0.0137590796549936" calcext:value-type="float">
            <text:p>0.0137590797</text:p>
          </table:table-cell>
          <table:table-cell table:formula="of:=[.D118]/SUM([.$C118:.$J118])" office:value-type="float" office:value="0.0800708485324756" calcext:value-type="float">
            <text:p>0.0800708485</text:p>
          </table:table-cell>
          <table:table-cell table:formula="of:=[.E118]/SUM([.$C118:.$J118])" office:value-type="float" office:value="0" calcext:value-type="float">
            <text:p>0</text:p>
          </table:table-cell>
          <table:table-cell table:formula="of:=[.F118]/SUM([.$C118:.$J118])" office:value-type="float" office:value="0" calcext:value-type="float">
            <text:p>0</text:p>
          </table:table-cell>
          <table:table-cell table:formula="of:=[.G118]/SUM([.$C118:.$J118])" office:value-type="float" office:value="0" calcext:value-type="float">
            <text:p>0</text:p>
          </table:table-cell>
          <table:table-cell table:formula="of:=[.H118]/SUM([.$C118:.$J118])" office:value-type="float" office:value="0.906170071812531" calcext:value-type="float">
            <text:p>0.9061700718</text:p>
          </table:table-cell>
          <table:table-cell table:formula="of:=[.I118]/SUM([.$C118:.$J118])" office:value-type="float" office:value="0" calcext:value-type="float">
            <text:p>0</text:p>
          </table:table-cell>
          <table:table-cell table:formula="of:=[.J118]/SUM([.$C118:.$J118])" office:value-type="float" office:value="0" calcext:value-type="float">
            <text:p>0</text:p>
          </table:table-cell>
          <table:table-cell office:value-type="float" office:value="2.16626175606" calcext:value-type="float">
            <text:p>2.1662617561</text:p>
          </table:table-cell>
          <table:table-cell office:value-type="float" office:value="0.404310977993" calcext:value-type="float">
            <text:p>0.404310978</text:p>
          </table:table-cell>
          <table:table-cell office:value-type="float" office:value="1.27909247175" calcext:value-type="float">
            <text:p>1.2790924718</text:p>
          </table:table-cell>
          <table:table-cell office:value-type="float" office:value="0.0593446953834" calcext:value-type="float">
            <text:p>0.0593446954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0.000516120113964" calcext:value-type="float">
            <text:p>0.0005161201</text:p>
          </table:table-cell>
          <table:table-cell office:value-type="float" office:value="0.000618921786858" calcext:value-type="float">
            <text:p>0.00061892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9991015041" calcext:value-type="float">
            <text:p>0.07999910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9]/SUM([.$C119:.$J119])" office:value-type="float" office:value="0.0063613183341095" calcext:value-type="float">
            <text:p>0.0063613183</text:p>
          </table:table-cell>
          <table:table-cell table:formula="of:=[.D119]/SUM([.$C119:.$J119])" office:value-type="float" office:value="0.00762837642555863" calcext:value-type="float">
            <text:p>0.0076283764</text:p>
          </table:table-cell>
          <table:table-cell table:formula="of:=[.E119]/SUM([.$C119:.$J119])" office:value-type="float" office:value="0" calcext:value-type="float">
            <text:p>0</text:p>
          </table:table-cell>
          <table:table-cell table:formula="of:=[.F119]/SUM([.$C119:.$J119])" office:value-type="float" office:value="0" calcext:value-type="float">
            <text:p>0</text:p>
          </table:table-cell>
          <table:table-cell table:formula="of:=[.G119]/SUM([.$C119:.$J119])" office:value-type="float" office:value="0" calcext:value-type="float">
            <text:p>0</text:p>
          </table:table-cell>
          <table:table-cell table:formula="of:=[.H119]/SUM([.$C119:.$J119])" office:value-type="float" office:value="0.986010305240332" calcext:value-type="float">
            <text:p>0.9860103052</text:p>
          </table:table-cell>
          <table:table-cell table:formula="of:=[.I119]/SUM([.$C119:.$J119])" office:value-type="float" office:value="0" calcext:value-type="float">
            <text:p>0</text:p>
          </table:table-cell>
          <table:table-cell table:formula="of:=[.J119]/SUM([.$C119:.$J119])" office:value-type="float" office:value="0" calcext:value-type="float">
            <text:p>0</text:p>
          </table:table-cell>
          <table:table-cell office:value-type="float" office:value="2.17971597788" calcext:value-type="float">
            <text:p>2.1797159779</text:p>
          </table:table-cell>
          <table:table-cell office:value-type="float" office:value="0.41037569875" calcext:value-type="float">
            <text:p>0.4103756988</text:p>
          </table:table-cell>
          <table:table-cell office:value-type="float" office:value="1.31707921715" calcext:value-type="float">
            <text:p>1.3170792172</text:p>
          </table:table-cell>
          <table:table-cell office:value-type="float" office:value="0.0398529637347" calcext:value-type="float">
            <text:p>0.039852963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0799644827235" calcext:value-type="float">
            <text:p>0.0799644827</text:p>
          </table:table-cell>
          <table:table-cell office:value-type="float" office:value="0.00193996525064" calcext:value-type="float">
            <text:p>0.00193996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01289991441" calcext:value-type="float">
            <text:p>0.00101289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0]/SUM([.$C120:.$J120])" office:value-type="float" office:value="0.964387848378617" calcext:value-type="float">
            <text:p>0.9643878484</text:p>
          </table:table-cell>
          <table:table-cell table:formula="of:=[.D120]/SUM([.$C120:.$J120])" office:value-type="float" office:value="0.0233963736183112" calcext:value-type="float">
            <text:p>0.0233963736</text:p>
          </table:table-cell>
          <table:table-cell table:formula="of:=[.E120]/SUM([.$C120:.$J120])" office:value-type="float" office:value="0" calcext:value-type="float">
            <text:p>0</text:p>
          </table:table-cell>
          <table:table-cell table:formula="of:=[.F120]/SUM([.$C120:.$J120])" office:value-type="float" office:value="0" calcext:value-type="float">
            <text:p>0</text:p>
          </table:table-cell>
          <table:table-cell table:formula="of:=[.G120]/SUM([.$C120:.$J120])" office:value-type="float" office:value="0" calcext:value-type="float">
            <text:p>0</text:p>
          </table:table-cell>
          <table:table-cell table:formula="of:=[.H120]/SUM([.$C120:.$J120])" office:value-type="float" office:value="0.0122157780030718" calcext:value-type="float">
            <text:p>0.012215778</text:p>
          </table:table-cell>
          <table:table-cell table:formula="of:=[.I120]/SUM([.$C120:.$J120])" office:value-type="float" office:value="0" calcext:value-type="float">
            <text:p>0</text:p>
          </table:table-cell>
          <table:table-cell table:formula="of:=[.J120]/SUM([.$C120:.$J120])" office:value-type="float" office:value="0" calcext:value-type="float">
            <text:p>0</text:p>
          </table:table-cell>
          <table:table-cell office:value-type="float" office:value="2.106109024" calcext:value-type="float">
            <text:p>2.106109024</text:p>
          </table:table-cell>
          <table:table-cell office:value-type="float" office:value="0.402714218726" calcext:value-type="float">
            <text:p>0.4027142187</text:p>
          </table:table-cell>
          <table:table-cell office:value-type="float" office:value="1.32671885738" calcext:value-type="float">
            <text:p>1.3267188574</text:p>
          </table:table-cell>
          <table:table-cell office:value-type="float" office:value="0.109639694566" calcext:value-type="float">
            <text:p>0.109639694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.00190527165727" calcext:value-type="float">
            <text:p>0.0019052717</text:p>
          </table:table-cell>
          <table:table-cell office:value-type="float" office:value="0.00422950839924" calcext:value-type="float">
            <text:p>0.0042295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7534828771" calcext:value-type="float">
            <text:p>0.07975348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1]/SUM([.$C121:.$J121])" office:value-type="float" office:value="0.0221831434493295" calcext:value-type="float">
            <text:p>0.0221831434</text:p>
          </table:table-cell>
          <table:table-cell table:formula="of:=[.D121]/SUM([.$C121:.$J121])" office:value-type="float" office:value="0.0492443117927455" calcext:value-type="float">
            <text:p>0.0492443118</text:p>
          </table:table-cell>
          <table:table-cell table:formula="of:=[.E121]/SUM([.$C121:.$J121])" office:value-type="float" office:value="0" calcext:value-type="float">
            <text:p>0</text:p>
          </table:table-cell>
          <table:table-cell table:formula="of:=[.F121]/SUM([.$C121:.$J121])" office:value-type="float" office:value="0" calcext:value-type="float">
            <text:p>0</text:p>
          </table:table-cell>
          <table:table-cell table:formula="of:=[.G121]/SUM([.$C121:.$J121])" office:value-type="float" office:value="0" calcext:value-type="float">
            <text:p>0</text:p>
          </table:table-cell>
          <table:table-cell table:formula="of:=[.H121]/SUM([.$C121:.$J121])" office:value-type="float" office:value="0.928572544757925" calcext:value-type="float">
            <text:p>0.9285725448</text:p>
          </table:table-cell>
          <table:table-cell table:formula="of:=[.I121]/SUM([.$C121:.$J121])" office:value-type="float" office:value="0" calcext:value-type="float">
            <text:p>0</text:p>
          </table:table-cell>
          <table:table-cell table:formula="of:=[.J121]/SUM([.$C121:.$J121])" office:value-type="float" office:value="0" calcext:value-type="float">
            <text:p>0</text:p>
          </table:table-cell>
          <table:table-cell office:value-type="float" office:value="2.11952673965" calcext:value-type="float">
            <text:p>2.1195267397</text:p>
          </table:table-cell>
          <table:table-cell office:value-type="float" office:value="0.403547859002" calcext:value-type="float">
            <text:p>0.403547859</text:p>
          </table:table-cell>
          <table:table-cell office:value-type="float" office:value="1.36442898002" calcext:value-type="float">
            <text:p>1.36442898</text:p>
          </table:table-cell>
          <table:table-cell office:value-type="float" office:value="0.0292935256919" calcext:value-type="float">
            <text:p>0.029293525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0032475138376" calcext:value-type="float">
            <text:p>0.0032475138</text:p>
          </table:table-cell>
          <table:table-cell office:value-type="float" office:value="0.000888797521233" calcext:value-type="float">
            <text:p>0.0008887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7846006235" calcext:value-type="float">
            <text:p>0.0797846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2]/SUM([.$C122:.$J122])" office:value-type="float" office:value="0.0386973134691823" calcext:value-type="float">
            <text:p>0.0386973135</text:p>
          </table:table-cell>
          <table:table-cell table:formula="of:=[.D122]/SUM([.$C122:.$J122])" office:value-type="float" office:value="0.0105908944533409" calcext:value-type="float">
            <text:p>0.0105908945</text:p>
          </table:table-cell>
          <table:table-cell table:formula="of:=[.E122]/SUM([.$C122:.$J122])" office:value-type="float" office:value="0" calcext:value-type="float">
            <text:p>0</text:p>
          </table:table-cell>
          <table:table-cell table:formula="of:=[.F122]/SUM([.$C122:.$J122])" office:value-type="float" office:value="0" calcext:value-type="float">
            <text:p>0</text:p>
          </table:table-cell>
          <table:table-cell table:formula="of:=[.G122]/SUM([.$C122:.$J122])" office:value-type="float" office:value="0" calcext:value-type="float">
            <text:p>0</text:p>
          </table:table-cell>
          <table:table-cell table:formula="of:=[.H122]/SUM([.$C122:.$J122])" office:value-type="float" office:value="0.950711792077477" calcext:value-type="float">
            <text:p>0.9507117921</text:p>
          </table:table-cell>
          <table:table-cell table:formula="of:=[.I122]/SUM([.$C122:.$J122])" office:value-type="float" office:value="0" calcext:value-type="float">
            <text:p>0</text:p>
          </table:table-cell>
          <table:table-cell table:formula="of:=[.J122]/SUM([.$C122:.$J122])" office:value-type="float" office:value="0" calcext:value-type="float">
            <text:p>0</text:p>
          </table:table-cell>
          <table:table-cell office:value-type="float" office:value="2.19257144844" calcext:value-type="float">
            <text:p>2.1925714484</text:p>
          </table:table-cell>
          <table:table-cell office:value-type="float" office:value="0.426188745457" calcext:value-type="float">
            <text:p>0.4261887455</text:p>
          </table:table-cell>
          <table:table-cell office:value-type="float" office:value="1.3740994688" calcext:value-type="float">
            <text:p>1.3740994688</text:p>
          </table:table-cell>
          <table:table-cell office:value-type="float" office:value="0.0716627134819" calcext:value-type="float">
            <text:p>0.0716627135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.018418371201" calcext:value-type="float">
            <text:p>0.0184183712</text:p>
          </table:table-cell>
          <table:table-cell office:value-type="float" office:value="0.000149984612189" calcext:value-type="float">
            <text:p>0.00014998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51603549215" calcext:value-type="float">
            <text:p>0.07516035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3]/SUM([.$C123:.$J123])" office:value-type="float" office:value="0.196507250090482" calcext:value-type="float">
            <text:p>0.1965072501</text:p>
          </table:table-cell>
          <table:table-cell table:formula="of:=[.D123]/SUM([.$C123:.$J123])" office:value-type="float" office:value="0.00160019924538971" calcext:value-type="float">
            <text:p>0.0016001992</text:p>
          </table:table-cell>
          <table:table-cell table:formula="of:=[.E123]/SUM([.$C123:.$J123])" office:value-type="float" office:value="0" calcext:value-type="float">
            <text:p>0</text:p>
          </table:table-cell>
          <table:table-cell table:formula="of:=[.F123]/SUM([.$C123:.$J123])" office:value-type="float" office:value="0" calcext:value-type="float">
            <text:p>0</text:p>
          </table:table-cell>
          <table:table-cell table:formula="of:=[.G123]/SUM([.$C123:.$J123])" office:value-type="float" office:value="0" calcext:value-type="float">
            <text:p>0</text:p>
          </table:table-cell>
          <table:table-cell table:formula="of:=[.H123]/SUM([.$C123:.$J123])" office:value-type="float" office:value="0.801892550664128" calcext:value-type="float">
            <text:p>0.8018925507</text:p>
          </table:table-cell>
          <table:table-cell table:formula="of:=[.I123]/SUM([.$C123:.$J123])" office:value-type="float" office:value="0" calcext:value-type="float">
            <text:p>0</text:p>
          </table:table-cell>
          <table:table-cell table:formula="of:=[.J123]/SUM([.$C123:.$J123])" office:value-type="float" office:value="0" calcext:value-type="float">
            <text:p>0</text:p>
          </table:table-cell>
          <table:table-cell office:value-type="float" office:value="2.20639269775" calcext:value-type="float">
            <text:p>2.2063926978</text:p>
          </table:table-cell>
          <table:table-cell office:value-type="float" office:value="0.438335708635" calcext:value-type="float">
            <text:p>0.4383357086</text:p>
          </table:table-cell>
          <table:table-cell office:value-type="float" office:value="1.41206564008" calcext:value-type="float">
            <text:p>1.4120656401</text:p>
          </table:table-cell>
          <table:table-cell office:value-type="float" office:value="0.00585112467729" calcext:value-type="float">
            <text:p>0.005851124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0791491410571" calcext:value-type="float">
            <text:p>0.0791491411</text:p>
          </table:table-cell>
          <table:table-cell office:value-type="float" office:value="0.00159874912853" calcext:value-type="float">
            <text:p>0.0015987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6002858748" calcext:value-type="float">
            <text:p>0.00746002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4]/SUM([.$C124:.$J124])" office:value-type="float" office:value="0.897301990093303" calcext:value-type="float">
            <text:p>0.8973019901</text:p>
          </table:table-cell>
          <table:table-cell table:formula="of:=[.D124]/SUM([.$C124:.$J124])" office:value-type="float" office:value="0.0181247800737974" calcext:value-type="float">
            <text:p>0.0181247801</text:p>
          </table:table-cell>
          <table:table-cell table:formula="of:=[.E124]/SUM([.$C124:.$J124])" office:value-type="float" office:value="0" calcext:value-type="float">
            <text:p>0</text:p>
          </table:table-cell>
          <table:table-cell table:formula="of:=[.F124]/SUM([.$C124:.$J124])" office:value-type="float" office:value="0" calcext:value-type="float">
            <text:p>0</text:p>
          </table:table-cell>
          <table:table-cell table:formula="of:=[.G124]/SUM([.$C124:.$J124])" office:value-type="float" office:value="0" calcext:value-type="float">
            <text:p>0</text:p>
          </table:table-cell>
          <table:table-cell table:formula="of:=[.H124]/SUM([.$C124:.$J124])" office:value-type="float" office:value="0.0845732298328999" calcext:value-type="float">
            <text:p>0.0845732298</text:p>
          </table:table-cell>
          <table:table-cell table:formula="of:=[.I124]/SUM([.$C124:.$J124])" office:value-type="float" office:value="0" calcext:value-type="float">
            <text:p>0</text:p>
          </table:table-cell>
          <table:table-cell table:formula="of:=[.J124]/SUM([.$C124:.$J124])" office:value-type="float" office:value="0" calcext:value-type="float">
            <text:p>0</text:p>
          </table:table-cell>
          <table:table-cell office:value-type="float" office:value="2.13392353154" calcext:value-type="float">
            <text:p>2.1339235315</text:p>
          </table:table-cell>
          <table:table-cell office:value-type="float" office:value="0.411420113612" calcext:value-type="float">
            <text:p>0.4114201136</text:p>
          </table:table-cell>
          <table:table-cell office:value-type="float" office:value="1.42176313591" calcext:value-type="float">
            <text:p>1.4217631359</text:p>
          </table:table-cell>
          <table:table-cell office:value-type="float" office:value="0.0685401379837" calcext:value-type="float">
            <text:p>0.06854013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0212112579306" calcext:value-type="float">
            <text:p>0.0212112579</text:p>
          </table:table-cell>
          <table:table-cell office:value-type="float" office:value="0.00124171071119" calcext:value-type="float">
            <text:p>0.0012417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4035154472" calcext:value-type="float">
            <text:p>0.07440351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5]/SUM([.$C125:.$J125])" office:value-type="float" office:value="0.218996777862714" calcext:value-type="float">
            <text:p>0.2189967779</text:p>
          </table:table-cell>
          <table:table-cell table:formula="of:=[.D125]/SUM([.$C125:.$J125])" office:value-type="float" office:value="0.0128201092871504" calcext:value-type="float">
            <text:p>0.0128201093</text:p>
          </table:table-cell>
          <table:table-cell table:formula="of:=[.E125]/SUM([.$C125:.$J125])" office:value-type="float" office:value="0" calcext:value-type="float">
            <text:p>0</text:p>
          </table:table-cell>
          <table:table-cell table:formula="of:=[.F125]/SUM([.$C125:.$J125])" office:value-type="float" office:value="0" calcext:value-type="float">
            <text:p>0</text:p>
          </table:table-cell>
          <table:table-cell table:formula="of:=[.G125]/SUM([.$C125:.$J125])" office:value-type="float" office:value="0" calcext:value-type="float">
            <text:p>0</text:p>
          </table:table-cell>
          <table:table-cell table:formula="of:=[.H125]/SUM([.$C125:.$J125])" office:value-type="float" office:value="0.768183112850136" calcext:value-type="float">
            <text:p>0.7681831129</text:p>
          </table:table-cell>
          <table:table-cell table:formula="of:=[.I125]/SUM([.$C125:.$J125])" office:value-type="float" office:value="0" calcext:value-type="float">
            <text:p>0</text:p>
          </table:table-cell>
          <table:table-cell table:formula="of:=[.J125]/SUM([.$C125:.$J125])" office:value-type="float" office:value="0" calcext:value-type="float">
            <text:p>0</text:p>
          </table:table-cell>
          <table:table-cell office:value-type="float" office:value="2.14935366443" calcext:value-type="float">
            <text:p>2.1493536644</text:p>
          </table:table-cell>
          <table:table-cell office:value-type="float" office:value="0.420625561902" calcext:value-type="float">
            <text:p>0.4206255619</text:p>
          </table:table-cell>
          <table:table-cell office:value-type="float" office:value="1.45998283439" calcext:value-type="float">
            <text:p>1.4599828344</text:p>
          </table:table-cell>
          <table:table-cell office:value-type="float" office:value="0.00941151909521" calcext:value-type="float">
            <text:p>0.009411519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0680515291971" calcext:value-type="float">
            <text:p>0.0680515292</text:p>
          </table:table-cell>
          <table:table-cell office:value-type="float" office:value="0.00872107697911" calcext:value-type="float">
            <text:p>0.008721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87197085641" calcext:value-type="float">
            <text:p>0.03871970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6]/SUM([.$C126:.$J126])" office:value-type="float" office:value="0.589229935776394" calcext:value-type="float">
            <text:p>0.5892299358</text:p>
          </table:table-cell>
          <table:table-cell table:formula="of:=[.D126]/SUM([.$C126:.$J126])" office:value-type="float" office:value="0.075512184500932" calcext:value-type="float">
            <text:p>0.0755121845</text:p>
          </table:table-cell>
          <table:table-cell table:formula="of:=[.E126]/SUM([.$C126:.$J126])" office:value-type="float" office:value="0" calcext:value-type="float">
            <text:p>0</text:p>
          </table:table-cell>
          <table:table-cell table:formula="of:=[.F126]/SUM([.$C126:.$J126])" office:value-type="float" office:value="0" calcext:value-type="float">
            <text:p>0</text:p>
          </table:table-cell>
          <table:table-cell table:formula="of:=[.G126]/SUM([.$C126:.$J126])" office:value-type="float" office:value="0" calcext:value-type="float">
            <text:p>0</text:p>
          </table:table-cell>
          <table:table-cell table:formula="of:=[.H126]/SUM([.$C126:.$J126])" office:value-type="float" office:value="0.335257879722673" calcext:value-type="float">
            <text:p>0.3352578797</text:p>
          </table:table-cell>
          <table:table-cell table:formula="of:=[.I126]/SUM([.$C126:.$J126])" office:value-type="float" office:value="0" calcext:value-type="float">
            <text:p>0</text:p>
          </table:table-cell>
          <table:table-cell table:formula="of:=[.J126]/SUM([.$C126:.$J126])" office:value-type="float" office:value="0" calcext:value-type="float">
            <text:p>0</text:p>
          </table:table-cell>
          <table:table-cell office:value-type="float" office:value="2.22123618089" calcext:value-type="float">
            <text:p>2.2212361809</text:p>
          </table:table-cell>
          <table:table-cell office:value-type="float" office:value="0.404241307991" calcext:value-type="float">
            <text:p>0.404241308</text:p>
          </table:table-cell>
          <table:table-cell office:value-type="float" office:value="1.46970390919" calcext:value-type="float">
            <text:p>1.4697039092</text:p>
          </table:table-cell>
          <table:table-cell office:value-type="float" office:value="0.0448045072987" calcext:value-type="float">
            <text:p>0.0448045073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0.0182723833568" calcext:value-type="float">
            <text:p>0.0182723834</text:p>
          </table:table-cell>
          <table:table-cell office:value-type="float" office:value="0.000247595728463" calcext:value-type="float">
            <text:p>0.0002475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59179488525" calcext:value-type="float">
            <text:p>0.07591794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7]/SUM([.$C127:.$J127])" office:value-type="float" office:value="0.193485644547834" calcext:value-type="float">
            <text:p>0.1934856445</text:p>
          </table:table-cell>
          <table:table-cell table:formula="of:=[.D127]/SUM([.$C127:.$J127])" office:value-type="float" office:value="0.00262178272935183" calcext:value-type="float">
            <text:p>0.0026217827</text:p>
          </table:table-cell>
          <table:table-cell table:formula="of:=[.E127]/SUM([.$C127:.$J127])" office:value-type="float" office:value="0" calcext:value-type="float">
            <text:p>0</text:p>
          </table:table-cell>
          <table:table-cell table:formula="of:=[.F127]/SUM([.$C127:.$J127])" office:value-type="float" office:value="0" calcext:value-type="float">
            <text:p>0</text:p>
          </table:table-cell>
          <table:table-cell table:formula="of:=[.G127]/SUM([.$C127:.$J127])" office:value-type="float" office:value="0" calcext:value-type="float">
            <text:p>0</text:p>
          </table:table-cell>
          <table:table-cell table:formula="of:=[.H127]/SUM([.$C127:.$J127])" office:value-type="float" office:value="0.803892572722814" calcext:value-type="float">
            <text:p>0.8038925727</text:p>
          </table:table-cell>
          <table:table-cell table:formula="of:=[.I127]/SUM([.$C127:.$J127])" office:value-type="float" office:value="0" calcext:value-type="float">
            <text:p>0</text:p>
          </table:table-cell>
          <table:table-cell table:formula="of:=[.J127]/SUM([.$C127:.$J127])" office:value-type="float" office:value="0" calcext:value-type="float">
            <text:p>0</text:p>
          </table:table-cell>
          <table:table-cell office:value-type="float" office:value="2.23646076284" calcext:value-type="float">
            <text:p>2.2364607628</text:p>
          </table:table-cell>
          <table:table-cell office:value-type="float" office:value="0.409469750464" calcext:value-type="float">
            <text:p>0.4094697505</text:p>
          </table:table-cell>
          <table:table-cell office:value-type="float" office:value="1.5079612977" calcext:value-type="float">
            <text:p>1.5079612977</text:p>
          </table:table-cell>
          <table:table-cell office:value-type="float" office:value="0.00114003878097" calcext:value-type="float">
            <text:p>0.001140038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0.0750957069707" calcext:value-type="float">
            <text:p>0.075095707</text:p>
          </table:table-cell>
          <table:table-cell office:value-type="float" office:value="0.0000679420317357" calcext:value-type="float">
            <text:p>0.000067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6137891972" calcext:value-type="float">
            <text:p>0.02261378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8]/SUM([.$C128:.$J128])" office:value-type="float" office:value="0.768026943162229" calcext:value-type="float">
            <text:p>0.7680269432</text:p>
          </table:table-cell>
          <table:table-cell table:formula="of:=[.D128]/SUM([.$C128:.$J128])" office:value-type="float" office:value="0.000694864101440051" calcext:value-type="float">
            <text:p>0.0006948641</text:p>
          </table:table-cell>
          <table:table-cell table:formula="of:=[.E128]/SUM([.$C128:.$J128])" office:value-type="float" office:value="0" calcext:value-type="float">
            <text:p>0</text:p>
          </table:table-cell>
          <table:table-cell table:formula="of:=[.F128]/SUM([.$C128:.$J128])" office:value-type="float" office:value="0" calcext:value-type="float">
            <text:p>0</text:p>
          </table:table-cell>
          <table:table-cell table:formula="of:=[.G128]/SUM([.$C128:.$J128])" office:value-type="float" office:value="0" calcext:value-type="float">
            <text:p>0</text:p>
          </table:table-cell>
          <table:table-cell table:formula="of:=[.H128]/SUM([.$C128:.$J128])" office:value-type="float" office:value="0.231278192736331" calcext:value-type="float">
            <text:p>0.2312781927</text:p>
          </table:table-cell>
          <table:table-cell table:formula="of:=[.I128]/SUM([.$C128:.$J128])" office:value-type="float" office:value="0" calcext:value-type="float">
            <text:p>0</text:p>
          </table:table-cell>
          <table:table-cell table:formula="of:=[.J128]/SUM([.$C128:.$J128])" office:value-type="float" office:value="0" calcext:value-type="float">
            <text:p>0</text:p>
          </table:table-cell>
          <table:table-cell office:value-type="float" office:value="2.16517869262" calcext:value-type="float">
            <text:p>2.1651786926</text:p>
          </table:table-cell>
          <table:table-cell office:value-type="float" office:value="0.406227683108" calcext:value-type="float">
            <text:p>0.4062276831</text:p>
          </table:table-cell>
          <table:table-cell office:value-type="float" office:value="1.5177039658" calcext:value-type="float">
            <text:p>1.5177039658</text:p>
          </table:table-cell>
          <table:table-cell office:value-type="float" office:value="0.0596618430117" calcext:value-type="float">
            <text:p>0.059661843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0.0182723833568" calcext:value-type="float">
            <text:p>0.0182723834</text:p>
          </table:table-cell>
          <table:table-cell office:value-type="float" office:value="0.00248841629409" calcext:value-type="float">
            <text:p>0.00248841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56503005492" calcext:value-type="float">
            <text:p>0.0756503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9]/SUM([.$C129:.$J129])" office:value-type="float" office:value="0.189525721819145" calcext:value-type="float">
            <text:p>0.1895257218</text:p>
          </table:table-cell>
          <table:table-cell table:formula="of:=[.D129]/SUM([.$C129:.$J129])" office:value-type="float" office:value="0.0258104750275184" calcext:value-type="float">
            <text:p>0.025810475</text:p>
          </table:table-cell>
          <table:table-cell table:formula="of:=[.E129]/SUM([.$C129:.$J129])" office:value-type="float" office:value="0" calcext:value-type="float">
            <text:p>0</text:p>
          </table:table-cell>
          <table:table-cell table:formula="of:=[.F129]/SUM([.$C129:.$J129])" office:value-type="float" office:value="0" calcext:value-type="float">
            <text:p>0</text:p>
          </table:table-cell>
          <table:table-cell table:formula="of:=[.G129]/SUM([.$C129:.$J129])" office:value-type="float" office:value="0" calcext:value-type="float">
            <text:p>0</text:p>
          </table:table-cell>
          <table:table-cell table:formula="of:=[.H129]/SUM([.$C129:.$J129])" office:value-type="float" office:value="0.784663803153336" calcext:value-type="float">
            <text:p>0.7846638032</text:p>
          </table:table-cell>
          <table:table-cell table:formula="of:=[.I129]/SUM([.$C129:.$J129])" office:value-type="float" office:value="0" calcext:value-type="float">
            <text:p>0</text:p>
          </table:table-cell>
          <table:table-cell table:formula="of:=[.J129]/SUM([.$C129:.$J129])" office:value-type="float" office:value="0" calcext:value-type="float">
            <text:p>0</text:p>
          </table:table-cell>
          <table:table-cell office:value-type="float" office:value="2.18083569594" calcext:value-type="float">
            <text:p>2.1808356959</text:p>
          </table:table-cell>
          <table:table-cell office:value-type="float" office:value="0.406670176748" calcext:value-type="float">
            <text:p>0.4066701767</text:p>
          </table:table-cell>
          <table:table-cell office:value-type="float" office:value="1.55581615418" calcext:value-type="float">
            <text:p>1.5558161542</text:p>
          </table:table-cell>
          <table:table-cell office:value-type="float" office:value="0.000938664158228" calcext:value-type="float">
            <text:p>0.0009386642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0156382255148" calcext:value-type="float">
            <text:p>0.0156382255</text:p>
          </table:table-cell>
          <table:table-cell office:value-type="float" office:value="0.00884718200017" calcext:value-type="float">
            <text:p>0.0088471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73943953216" calcext:value-type="float">
            <text:p>0.07739439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0]/SUM([.$C130:.$J130])" office:value-type="float" office:value="0.153496817616402" calcext:value-type="float">
            <text:p>0.1534968176</text:p>
          </table:table-cell>
          <table:table-cell table:formula="of:=[.D130]/SUM([.$C130:.$J130])" office:value-type="float" office:value="0.0868394103035531" calcext:value-type="float">
            <text:p>0.0868394103</text:p>
          </table:table-cell>
          <table:table-cell table:formula="of:=[.E130]/SUM([.$C130:.$J130])" office:value-type="float" office:value="0" calcext:value-type="float">
            <text:p>0</text:p>
          </table:table-cell>
          <table:table-cell table:formula="of:=[.F130]/SUM([.$C130:.$J130])" office:value-type="float" office:value="0" calcext:value-type="float">
            <text:p>0</text:p>
          </table:table-cell>
          <table:table-cell table:formula="of:=[.G130]/SUM([.$C130:.$J130])" office:value-type="float" office:value="0" calcext:value-type="float">
            <text:p>0</text:p>
          </table:table-cell>
          <table:table-cell table:formula="of:=[.H130]/SUM([.$C130:.$J130])" office:value-type="float" office:value="0.759663772080045" calcext:value-type="float">
            <text:p>0.7596637721</text:p>
          </table:table-cell>
          <table:table-cell table:formula="of:=[.I130]/SUM([.$C130:.$J130])" office:value-type="float" office:value="0" calcext:value-type="float">
            <text:p>0</text:p>
          </table:table-cell>
          <table:table-cell table:formula="of:=[.J130]/SUM([.$C130:.$J130])" office:value-type="float" office:value="0" calcext:value-type="float">
            <text:p>0</text:p>
          </table:table-cell>
          <table:table-cell office:value-type="float" office:value="2.25150032896" calcext:value-type="float">
            <text:p>2.251500329</text:p>
          </table:table-cell>
          <table:table-cell office:value-type="float" office:value="0.418303596835" calcext:value-type="float">
            <text:p>0.4183035968</text:p>
          </table:table-cell>
          <table:table-cell office:value-type="float" office:value="1.56557944987" calcext:value-type="float">
            <text:p>1.5655794499</text:p>
          </table:table-cell>
          <table:table-cell office:value-type="float" office:value="0.0408032954314" calcext:value-type="float">
            <text:p>0.0408032954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.0777913033898" calcext:value-type="float">
            <text:p>0.0777913034</text:p>
          </table:table-cell>
          <table:table-cell office:value-type="float" office:value="0.00555389082918" calcext:value-type="float">
            <text:p>0.0055538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36634659153" calcext:value-type="float">
            <text:p>0.00936634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1]/SUM([.$C131:.$J131])" office:value-type="float" office:value="0.839068175436702" calcext:value-type="float">
            <text:p>0.8390681754</text:p>
          </table:table-cell>
          <table:table-cell table:formula="of:=[.D131]/SUM([.$C131:.$J131])" office:value-type="float" office:value="0.0599050644679869" calcext:value-type="float">
            <text:p>0.0599050645</text:p>
          </table:table-cell>
          <table:table-cell table:formula="of:=[.E131]/SUM([.$C131:.$J131])" office:value-type="float" office:value="0" calcext:value-type="float">
            <text:p>0</text:p>
          </table:table-cell>
          <table:table-cell table:formula="of:=[.F131]/SUM([.$C131:.$J131])" office:value-type="float" office:value="0" calcext:value-type="float">
            <text:p>0</text:p>
          </table:table-cell>
          <table:table-cell table:formula="of:=[.G131]/SUM([.$C131:.$J131])" office:value-type="float" office:value="0" calcext:value-type="float">
            <text:p>0</text:p>
          </table:table-cell>
          <table:table-cell table:formula="of:=[.H131]/SUM([.$C131:.$J131])" office:value-type="float" office:value="0.101026760095311" calcext:value-type="float">
            <text:p>0.1010267601</text:p>
          </table:table-cell>
          <table:table-cell table:formula="of:=[.I131]/SUM([.$C131:.$J131])" office:value-type="float" office:value="0" calcext:value-type="float">
            <text:p>0</text:p>
          </table:table-cell>
          <table:table-cell table:formula="of:=[.J131]/SUM([.$C131:.$J131])" office:value-type="float" office:value="0" calcext:value-type="float">
            <text:p>0</text:p>
          </table:table-cell>
          <table:table-cell office:value-type="float" office:value="2.26742204629" calcext:value-type="float">
            <text:p>2.2674220463</text:p>
          </table:table-cell>
          <table:table-cell office:value-type="float" office:value="0.430326907522" calcext:value-type="float">
            <text:p>0.4303269075</text:p>
          </table:table-cell>
          <table:table-cell office:value-type="float" office:value="1.60388687534" calcext:value-type="float">
            <text:p>1.6038868753</text:p>
          </table:table-cell>
          <table:table-cell office:value-type="float" office:value="0.011956790843" calcext:value-type="float">
            <text:p>0.011956790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0798737708576" calcext:value-type="float">
            <text:p>0.0798737709</text:p>
          </table:table-cell>
          <table:table-cell office:value-type="float" office:value="0.00398807791301" calcext:value-type="float">
            <text:p>0.00398807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85043026435" calcext:value-type="float">
            <text:p>0.00285043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2]/SUM([.$C132:.$J132])" office:value-type="float" office:value="0.921135642454941" calcext:value-type="float">
            <text:p>0.9211356425</text:p>
          </table:table-cell>
          <table:table-cell table:formula="of:=[.D132]/SUM([.$C132:.$J132])" office:value-type="float" office:value="0.0459920781392693" calcext:value-type="float">
            <text:p>0.0459920781</text:p>
          </table:table-cell>
          <table:table-cell table:formula="of:=[.E132]/SUM([.$C132:.$J132])" office:value-type="float" office:value="0" calcext:value-type="float">
            <text:p>0</text:p>
          </table:table-cell>
          <table:table-cell table:formula="of:=[.F132]/SUM([.$C132:.$J132])" office:value-type="float" office:value="0" calcext:value-type="float">
            <text:p>0</text:p>
          </table:table-cell>
          <table:table-cell table:formula="of:=[.G132]/SUM([.$C132:.$J132])" office:value-type="float" office:value="0" calcext:value-type="float">
            <text:p>0</text:p>
          </table:table-cell>
          <table:table-cell table:formula="of:=[.H132]/SUM([.$C132:.$J132])" office:value-type="float" office:value="0.0328722794057896" calcext:value-type="float">
            <text:p>0.0328722794</text:p>
          </table:table-cell>
          <table:table-cell table:formula="of:=[.I132]/SUM([.$C132:.$J132])" office:value-type="float" office:value="0" calcext:value-type="float">
            <text:p>0</text:p>
          </table:table-cell>
          <table:table-cell table:formula="of:=[.J132]/SUM([.$C132:.$J132])" office:value-type="float" office:value="0" calcext:value-type="float">
            <text:p>0</text:p>
          </table:table-cell>
          <table:table-cell office:value-type="float" office:value="2.1973834044" calcext:value-type="float">
            <text:p>2.1973834044</text:p>
          </table:table-cell>
          <table:table-cell office:value-type="float" office:value="0.408393178526" calcext:value-type="float">
            <text:p>0.4083931785</text:p>
          </table:table-cell>
          <table:table-cell office:value-type="float" office:value="1.61366841922" calcext:value-type="float">
            <text:p>1.6136684192</text:p>
          </table:table-cell>
          <table:table-cell office:value-type="float" office:value="0.0398797248245" calcext:value-type="float">
            <text:p>0.039879724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.00588647661722" calcext:value-type="float">
            <text:p>0.0058864766</text:p>
          </table:table-cell>
          <table:table-cell office:value-type="float" office:value="0.0000245890602969" calcext:value-type="float">
            <text:p>2.45890602969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78142371467" calcext:value-type="float">
            <text:p>0.07781423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3]/SUM([.$C133:.$J133])" office:value-type="float" office:value="0.070307020920292" calcext:value-type="float">
            <text:p>0.0703070209</text:p>
          </table:table-cell>
          <table:table-cell table:formula="of:=[.D133]/SUM([.$C133:.$J133])" office:value-type="float" office:value="0.00029368732590344" calcext:value-type="float">
            <text:p>0.0002936873</text:p>
          </table:table-cell>
          <table:table-cell table:formula="of:=[.E133]/SUM([.$C133:.$J133])" office:value-type="float" office:value="0" calcext:value-type="float">
            <text:p>0</text:p>
          </table:table-cell>
          <table:table-cell table:formula="of:=[.F133]/SUM([.$C133:.$J133])" office:value-type="float" office:value="0" calcext:value-type="float">
            <text:p>0</text:p>
          </table:table-cell>
          <table:table-cell table:formula="of:=[.G133]/SUM([.$C133:.$J133])" office:value-type="float" office:value="0" calcext:value-type="float">
            <text:p>0</text:p>
          </table:table-cell>
          <table:table-cell table:formula="of:=[.H133]/SUM([.$C133:.$J133])" office:value-type="float" office:value="0.929399291753805" calcext:value-type="float">
            <text:p>0.9293992918</text:p>
          </table:table-cell>
          <table:table-cell table:formula="of:=[.I133]/SUM([.$C133:.$J133])" office:value-type="float" office:value="0" calcext:value-type="float">
            <text:p>0</text:p>
          </table:table-cell>
          <table:table-cell table:formula="of:=[.J133]/SUM([.$C133:.$J133])" office:value-type="float" office:value="0" calcext:value-type="float">
            <text:p>0</text:p>
          </table:table-cell>
          <table:table-cell office:value-type="float" office:value="2.2141385467" calcext:value-type="float">
            <text:p>2.2141385467</text:p>
          </table:table-cell>
          <table:table-cell office:value-type="float" office:value="0.416460786141" calcext:value-type="float">
            <text:p>0.4164607861</text:p>
          </table:table-cell>
          <table:table-cell office:value-type="float" office:value="1.65194844523" calcext:value-type="float">
            <text:p>1.6519484452</text:p>
          </table:table-cell>
          <table:table-cell office:value-type="float" office:value="0.0522519618508" calcext:value-type="float">
            <text:p>0.0522519619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00224527163387" calcext:value-type="float">
            <text:p>0.0022452716</text:p>
          </table:table-cell>
          <table:table-cell office:value-type="float" office:value="0.00126288306157" calcext:value-type="float">
            <text:p>0.00126288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8918488355" calcext:value-type="float">
            <text:p>0.07989184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4]/SUM([.$C134:.$J134])" office:value-type="float" office:value="0.0269217210888611" calcext:value-type="float">
            <text:p>0.0269217211</text:p>
          </table:table-cell>
          <table:table-cell table:formula="of:=[.D134]/SUM([.$C134:.$J134])" office:value-type="float" office:value="0.0151424821115444" calcext:value-type="float">
            <text:p>0.0151424821</text:p>
          </table:table-cell>
          <table:table-cell table:formula="of:=[.E134]/SUM([.$C134:.$J134])" office:value-type="float" office:value="0" calcext:value-type="float">
            <text:p>0</text:p>
          </table:table-cell>
          <table:table-cell table:formula="of:=[.F134]/SUM([.$C134:.$J134])" office:value-type="float" office:value="0" calcext:value-type="float">
            <text:p>0</text:p>
          </table:table-cell>
          <table:table-cell table:formula="of:=[.G134]/SUM([.$C134:.$J134])" office:value-type="float" office:value="0" calcext:value-type="float">
            <text:p>0</text:p>
          </table:table-cell>
          <table:table-cell table:formula="of:=[.H134]/SUM([.$C134:.$J134])" office:value-type="float" office:value="0.957935796799594" calcext:value-type="float">
            <text:p>0.9579357968</text:p>
          </table:table-cell>
          <table:table-cell table:formula="of:=[.I134]/SUM([.$C134:.$J134])" office:value-type="float" office:value="0" calcext:value-type="float">
            <text:p>0</text:p>
          </table:table-cell>
          <table:table-cell table:formula="of:=[.J134]/SUM([.$C134:.$J134])" office:value-type="float" office:value="0" calcext:value-type="float">
            <text:p>0</text:p>
          </table:table-cell>
          <table:table-cell office:value-type="float" office:value="2.28353864505" calcext:value-type="float">
            <text:p>2.2835386451</text:p>
          </table:table-cell>
          <table:table-cell office:value-type="float" office:value="0.402196914151" calcext:value-type="float">
            <text:p>0.4021969142</text:p>
          </table:table-cell>
          <table:table-cell office:value-type="float" office:value="1.66174701701" calcext:value-type="float">
            <text:p>1.661747017</text:p>
          </table:table-cell>
          <table:table-cell office:value-type="float" office:value="0.0265756604376" calcext:value-type="float">
            <text:p>0.0265756604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0.00839312702454" calcext:value-type="float">
            <text:p>0.008393127</text:p>
          </table:table-cell>
          <table:table-cell office:value-type="float" office:value="0.000970916569391" calcext:value-type="float">
            <text:p>0.00097091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78096280285" calcext:value-type="float">
            <text:p>0.0778096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5]/SUM([.$C135:.$J135])" office:value-type="float" office:value="0.0962805267729521" calcext:value-type="float">
            <text:p>0.0962805268</text:p>
          </table:table-cell>
          <table:table-cell table:formula="of:=[.D135]/SUM([.$C135:.$J135])" office:value-type="float" office:value="0.011137727152256" calcext:value-type="float">
            <text:p>0.0111377272</text:p>
          </table:table-cell>
          <table:table-cell table:formula="of:=[.E135]/SUM([.$C135:.$J135])" office:value-type="float" office:value="0" calcext:value-type="float">
            <text:p>0</text:p>
          </table:table-cell>
          <table:table-cell table:formula="of:=[.F135]/SUM([.$C135:.$J135])" office:value-type="float" office:value="0" calcext:value-type="float">
            <text:p>0</text:p>
          </table:table-cell>
          <table:table-cell table:formula="of:=[.G135]/SUM([.$C135:.$J135])" office:value-type="float" office:value="0" calcext:value-type="float">
            <text:p>0</text:p>
          </table:table-cell>
          <table:table-cell table:formula="of:=[.H135]/SUM([.$C135:.$J135])" office:value-type="float" office:value="0.892581746074792" calcext:value-type="float">
            <text:p>0.8925817461</text:p>
          </table:table-cell>
          <table:table-cell table:formula="of:=[.I135]/SUM([.$C135:.$J135])" office:value-type="float" office:value="0" calcext:value-type="float">
            <text:p>0</text:p>
          </table:table-cell>
          <table:table-cell table:formula="of:=[.J135]/SUM([.$C135:.$J135])" office:value-type="float" office:value="0" calcext:value-type="float">
            <text:p>0</text:p>
          </table:table-cell>
          <table:table-cell office:value-type="float" office:value="2.30003051553" calcext:value-type="float">
            <text:p>2.3000305155</text:p>
          </table:table-cell>
          <table:table-cell office:value-type="float" office:value="0.406245062024" calcext:value-type="float">
            <text:p>0.406245062</text:p>
          </table:table-cell>
          <table:table-cell office:value-type="float" office:value="1.70005547206" calcext:value-type="float">
            <text:p>1.7000554721</text:p>
          </table:table-cell>
          <table:table-cell office:value-type="float" office:value="0.0433569115571" calcext:value-type="float">
            <text:p>0.043356911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0.0781627282769" calcext:value-type="float">
            <text:p>0.0781627283</text:p>
          </table:table-cell>
          <table:table-cell office:value-type="float" office:value="0.0028970114929" calcext:value-type="float">
            <text:p>0.0028970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1300697359" calcext:value-type="float">
            <text:p>0.013130069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6]/SUM([.$C136:.$J136])" office:value-type="float" office:value="0.829842725949774" calcext:value-type="float">
            <text:p>0.8298427259</text:p>
          </table:table-cell>
          <table:table-cell table:formula="of:=[.D136]/SUM([.$C136:.$J136])" office:value-type="float" office:value="0.0307571647941881" calcext:value-type="float">
            <text:p>0.0307571648</text:p>
          </table:table-cell>
          <table:table-cell table:formula="of:=[.E136]/SUM([.$C136:.$J136])" office:value-type="float" office:value="0" calcext:value-type="float">
            <text:p>0</text:p>
          </table:table-cell>
          <table:table-cell table:formula="of:=[.F136]/SUM([.$C136:.$J136])" office:value-type="float" office:value="0" calcext:value-type="float">
            <text:p>0</text:p>
          </table:table-cell>
          <table:table-cell table:formula="of:=[.G136]/SUM([.$C136:.$J136])" office:value-type="float" office:value="0" calcext:value-type="float">
            <text:p>0</text:p>
          </table:table-cell>
          <table:table-cell table:formula="of:=[.H136]/SUM([.$C136:.$J136])" office:value-type="float" office:value="0.139400109256038" calcext:value-type="float">
            <text:p>0.1394001093</text:p>
          </table:table-cell>
          <table:table-cell table:formula="of:=[.I136]/SUM([.$C136:.$J136])" office:value-type="float" office:value="0" calcext:value-type="float">
            <text:p>0</text:p>
          </table:table-cell>
          <table:table-cell table:formula="of:=[.J136]/SUM([.$C136:.$J136])" office:value-type="float" office:value="0" calcext:value-type="float">
            <text:p>0</text:p>
          </table:table-cell>
          <table:table-cell office:value-type="float" office:value="2.23127928869" calcext:value-type="float">
            <text:p>2.2312792887</text:p>
          </table:table-cell>
          <table:table-cell office:value-type="float" office:value="0.402844528811" calcext:value-type="float">
            <text:p>0.4028445288</text:p>
          </table:table-cell>
          <table:table-cell office:value-type="float" office:value="1.70986973041" calcext:value-type="float">
            <text:p>1.7098697304</text:p>
          </table:table-cell>
          <table:table-cell office:value-type="float" office:value="0.041202318879" calcext:value-type="float">
            <text:p>0.0412023189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0.00996946086411" calcext:value-type="float">
            <text:p>0.0099694609</text:p>
          </table:table-cell>
          <table:table-cell office:value-type="float" office:value="0.000704993823615" calcext:value-type="float">
            <text:p>0.00070499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73940913892" calcext:value-type="float">
            <text:p>0.07739409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7]/SUM([.$C137:.$J137])" office:value-type="float" office:value="0.113201151923208" calcext:value-type="float">
            <text:p>0.1132011519</text:p>
          </table:table-cell>
          <table:table-cell table:formula="of:=[.D137]/SUM([.$C137:.$J137])" office:value-type="float" office:value="0.00800505804875229" calcext:value-type="float">
            <text:p>0.008005058</text:p>
          </table:table-cell>
          <table:table-cell table:formula="of:=[.E137]/SUM([.$C137:.$J137])" office:value-type="float" office:value="0" calcext:value-type="float">
            <text:p>0</text:p>
          </table:table-cell>
          <table:table-cell table:formula="of:=[.F137]/SUM([.$C137:.$J137])" office:value-type="float" office:value="0" calcext:value-type="float">
            <text:p>0</text:p>
          </table:table-cell>
          <table:table-cell table:formula="of:=[.G137]/SUM([.$C137:.$J137])" office:value-type="float" office:value="0" calcext:value-type="float">
            <text:p>0</text:p>
          </table:table-cell>
          <table:table-cell table:formula="of:=[.H137]/SUM([.$C137:.$J137])" office:value-type="float" office:value="0.87879379002804" calcext:value-type="float">
            <text:p>0.87879379</text:p>
          </table:table-cell>
          <table:table-cell table:formula="of:=[.I137]/SUM([.$C137:.$J137])" office:value-type="float" office:value="0" calcext:value-type="float">
            <text:p>0</text:p>
          </table:table-cell>
          <table:table-cell table:formula="of:=[.J137]/SUM([.$C137:.$J137])" office:value-type="float" office:value="0" calcext:value-type="float">
            <text:p>0</text:p>
          </table:table-cell>
          <table:table-cell office:value-type="float" office:value="2.24914053415" calcext:value-type="float">
            <text:p>2.2491405342</text:p>
          </table:table-cell>
          <table:table-cell office:value-type="float" office:value="0.403091390903" calcext:value-type="float">
            <text:p>0.4030913909</text:p>
          </table:table-cell>
          <table:table-cell office:value-type="float" office:value="1.7483097712" calcext:value-type="float">
            <text:p>1.7483097712</text:p>
          </table:table-cell>
          <table:table-cell office:value-type="float" office:value="0.0469202973273" calcext:value-type="float">
            <text:p>0.0469202973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0.00263141190554" calcext:value-type="float">
            <text:p>0.0026314119</text:p>
          </table:table-cell>
          <table:table-cell office:value-type="float" office:value="0.000825683500567" calcext:value-type="float">
            <text:p>0.00082568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6532150609" calcext:value-type="float">
            <text:p>0.07965321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8]/SUM([.$C138:.$J138])" office:value-type="float" office:value="0.0316616782051923" calcext:value-type="float">
            <text:p>0.0316616782</text:p>
          </table:table-cell>
          <table:table-cell table:formula="of:=[.D138]/SUM([.$C138:.$J138])" office:value-type="float" office:value="0.00993479023152944" calcext:value-type="float">
            <text:p>0.0099347902</text:p>
          </table:table-cell>
          <table:table-cell table:formula="of:=[.E138]/SUM([.$C138:.$J138])" office:value-type="float" office:value="0" calcext:value-type="float">
            <text:p>0</text:p>
          </table:table-cell>
          <table:table-cell table:formula="of:=[.F138]/SUM([.$C138:.$J138])" office:value-type="float" office:value="0" calcext:value-type="float">
            <text:p>0</text:p>
          </table:table-cell>
          <table:table-cell table:formula="of:=[.G138]/SUM([.$C138:.$J138])" office:value-type="float" office:value="0" calcext:value-type="float">
            <text:p>0</text:p>
          </table:table-cell>
          <table:table-cell table:formula="of:=[.H138]/SUM([.$C138:.$J138])" office:value-type="float" office:value="0.958403531563278" calcext:value-type="float">
            <text:p>0.9584035316</text:p>
          </table:table-cell>
          <table:table-cell table:formula="of:=[.I138]/SUM([.$C138:.$J138])" office:value-type="float" office:value="0" calcext:value-type="float">
            <text:p>0</text:p>
          </table:table-cell>
          <table:table-cell table:formula="of:=[.J138]/SUM([.$C138:.$J138])" office:value-type="float" office:value="0" calcext:value-type="float">
            <text:p>0</text:p>
          </table:table-cell>
          <table:table-cell office:value-type="float" office:value="2.317236513" calcext:value-type="float">
            <text:p>2.317236513</text:p>
          </table:table-cell>
          <table:table-cell office:value-type="float" office:value="0.416105574724" calcext:value-type="float">
            <text:p>0.4161055747</text:p>
          </table:table-cell>
          <table:table-cell office:value-type="float" office:value="1.75813811672" calcext:value-type="float">
            <text:p>1.7581381167</text:p>
          </table:table-cell>
          <table:table-cell office:value-type="float" office:value="0.053767421761" calcext:value-type="float">
            <text:p>0.0537674218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0.0783835142448" calcext:value-type="float">
            <text:p>0.0783835142</text:p>
          </table:table-cell>
          <table:table-cell office:value-type="float" office:value="0.00451169139269" calcext:value-type="float">
            <text:p>0.00451169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64606855528" calcext:value-type="float">
            <text:p>0.00664606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9]/SUM([.$C139:.$J139])" office:value-type="float" office:value="0.875389756862864" calcext:value-type="float">
            <text:p>0.8753897569</text:p>
          </table:table-cell>
          <table:table-cell table:formula="of:=[.D139]/SUM([.$C139:.$J139])" office:value-type="float" office:value="0.0503867231437533" calcext:value-type="float">
            <text:p>0.0503867231</text:p>
          </table:table-cell>
          <table:table-cell table:formula="of:=[.E139]/SUM([.$C139:.$J139])" office:value-type="float" office:value="0" calcext:value-type="float">
            <text:p>0</text:p>
          </table:table-cell>
          <table:table-cell table:formula="of:=[.F139]/SUM([.$C139:.$J139])" office:value-type="float" office:value="0" calcext:value-type="float">
            <text:p>0</text:p>
          </table:table-cell>
          <table:table-cell table:formula="of:=[.G139]/SUM([.$C139:.$J139])" office:value-type="float" office:value="0" calcext:value-type="float">
            <text:p>0</text:p>
          </table:table-cell>
          <table:table-cell table:formula="of:=[.H139]/SUM([.$C139:.$J139])" office:value-type="float" office:value="0.0742235199933824" calcext:value-type="float">
            <text:p>0.07422352</text:p>
          </table:table-cell>
          <table:table-cell table:formula="of:=[.I139]/SUM([.$C139:.$J139])" office:value-type="float" office:value="0" calcext:value-type="float">
            <text:p>0</text:p>
          </table:table-cell>
          <table:table-cell table:formula="of:=[.J139]/SUM([.$C139:.$J139])" office:value-type="float" office:value="0" calcext:value-type="float">
            <text:p>0</text:p>
          </table:table-cell>
          <table:table-cell office:value-type="float" office:value="2.33339257487" calcext:value-type="float">
            <text:p>2.3333925749</text:p>
          </table:table-cell>
          <table:table-cell office:value-type="float" office:value="0.426024478071" calcext:value-type="float">
            <text:p>0.4260244781</text:p>
          </table:table-cell>
          <table:table-cell office:value-type="float" office:value="1.79614503982" calcext:value-type="float">
            <text:p>1.7961450398</text:p>
          </table:table-cell>
          <table:table-cell office:value-type="float" office:value="0.0289524600721" calcext:value-type="float">
            <text:p>0.028952460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0.0114171383323" calcext:value-type="float">
            <text:p>0.0114171383</text:p>
          </table:table-cell>
          <table:table-cell office:value-type="float" office:value="0.000122690866301" calcext:value-type="float">
            <text:p>0.00012269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8184912725" calcext:value-type="float">
            <text:p>0.07481849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0]/SUM([.$C140:.$J140])" office:value-type="float" office:value="0.132206581485343" calcext:value-type="float">
            <text:p>0.1322065815</text:p>
          </table:table-cell>
          <table:table-cell table:formula="of:=[.D140]/SUM([.$C140:.$J140])" office:value-type="float" office:value="0.00142071853217731" calcext:value-type="float">
            <text:p>0.0014207185</text:p>
          </table:table-cell>
          <table:table-cell table:formula="of:=[.E140]/SUM([.$C140:.$J140])" office:value-type="float" office:value="0" calcext:value-type="float">
            <text:p>0</text:p>
          </table:table-cell>
          <table:table-cell table:formula="of:=[.F140]/SUM([.$C140:.$J140])" office:value-type="float" office:value="0" calcext:value-type="float">
            <text:p>0</text:p>
          </table:table-cell>
          <table:table-cell table:formula="of:=[.G140]/SUM([.$C140:.$J140])" office:value-type="float" office:value="0" calcext:value-type="float">
            <text:p>0</text:p>
          </table:table-cell>
          <table:table-cell table:formula="of:=[.H140]/SUM([.$C140:.$J140])" office:value-type="float" office:value="0.866372699982479" calcext:value-type="float">
            <text:p>0.8663727</text:p>
          </table:table-cell>
          <table:table-cell table:formula="of:=[.I140]/SUM([.$C140:.$J140])" office:value-type="float" office:value="0" calcext:value-type="float">
            <text:p>0</text:p>
          </table:table-cell>
          <table:table-cell table:formula="of:=[.J140]/SUM([.$C140:.$J140])" office:value-type="float" office:value="0" calcext:value-type="float">
            <text:p>0</text:p>
          </table:table-cell>
          <table:table-cell office:value-type="float" office:value="2.26597298775" calcext:value-type="float">
            <text:p>2.2659729878</text:p>
          </table:table-cell>
          <table:table-cell office:value-type="float" office:value="0.403780677139" calcext:value-type="float">
            <text:p>0.4037806771</text:p>
          </table:table-cell>
          <table:table-cell office:value-type="float" office:value="1.80598788808" calcext:value-type="float">
            <text:p>1.8059878881</text:p>
          </table:table-cell>
          <table:table-cell office:value-type="float" office:value="0.107521125228" calcext:value-type="float">
            <text:p>0.1075211252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0.0328393796849" calcext:value-type="float">
            <text:p>0.0328393797</text:p>
          </table:table-cell>
          <table:table-cell office:value-type="float" office:value="0.00360484134261" calcext:value-type="float">
            <text:p>0.00360484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273011492" calcext:value-type="float">
            <text:p>0.07062730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1]/SUM([.$C141:.$J141])" office:value-type="float" office:value="0.306705079159164" calcext:value-type="float">
            <text:p>0.3067050792</text:p>
          </table:table-cell>
          <table:table-cell table:formula="of:=[.D141]/SUM([.$C141:.$J141])" office:value-type="float" office:value="0.0336676015183626" calcext:value-type="float">
            <text:p>0.0336676015</text:p>
          </table:table-cell>
          <table:table-cell table:formula="of:=[.E141]/SUM([.$C141:.$J141])" office:value-type="float" office:value="0" calcext:value-type="float">
            <text:p>0</text:p>
          </table:table-cell>
          <table:table-cell table:formula="of:=[.F141]/SUM([.$C141:.$J141])" office:value-type="float" office:value="0" calcext:value-type="float">
            <text:p>0</text:p>
          </table:table-cell>
          <table:table-cell table:formula="of:=[.G141]/SUM([.$C141:.$J141])" office:value-type="float" office:value="0" calcext:value-type="float">
            <text:p>0</text:p>
          </table:table-cell>
          <table:table-cell table:formula="of:=[.H141]/SUM([.$C141:.$J141])" office:value-type="float" office:value="0.659627319322474" calcext:value-type="float">
            <text:p>0.6596273193</text:p>
          </table:table-cell>
          <table:table-cell table:formula="of:=[.I141]/SUM([.$C141:.$J141])" office:value-type="float" office:value="0" calcext:value-type="float">
            <text:p>0</text:p>
          </table:table-cell>
          <table:table-cell table:formula="of:=[.J141]/SUM([.$C141:.$J141])" office:value-type="float" office:value="0" calcext:value-type="float">
            <text:p>0</text:p>
          </table:table-cell>
          <table:table-cell office:value-type="float" office:value="2.28410573912" calcext:value-type="float">
            <text:p>2.2841057391</text:p>
          </table:table-cell>
          <table:table-cell office:value-type="float" office:value="0.41092678801" calcext:value-type="float">
            <text:p>0.410926788</text:p>
          </table:table-cell>
          <table:table-cell office:value-type="float" office:value="1.8443276651" calcext:value-type="float">
            <text:p>1.8443276651</text:p>
          </table:table-cell>
          <table:table-cell office:value-type="float" office:value="0.0308240052317" calcext:value-type="float">
            <text:p>0.0308240052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.0190589974603" calcext:value-type="float">
            <text:p>0.0190589975</text:p>
          </table:table-cell>
          <table:table-cell office:value-type="float" office:value="0.00185423287113" calcext:value-type="float">
            <text:p>0.0018542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23581518196" calcext:value-type="float">
            <text:p>0.07235815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2]/SUM([.$C142:.$J142])" office:value-type="float" office:value="0.204339176934664" calcext:value-type="float">
            <text:p>0.2043391769</text:p>
          </table:table-cell>
          <table:table-cell table:formula="of:=[.D142]/SUM([.$C142:.$J142])" office:value-type="float" office:value="0.0198799763482386" calcext:value-type="float">
            <text:p>0.0198799763</text:p>
          </table:table-cell>
          <table:table-cell table:formula="of:=[.E142]/SUM([.$C142:.$J142])" office:value-type="float" office:value="0" calcext:value-type="float">
            <text:p>0</text:p>
          </table:table-cell>
          <table:table-cell table:formula="of:=[.F142]/SUM([.$C142:.$J142])" office:value-type="float" office:value="0" calcext:value-type="float">
            <text:p>0</text:p>
          </table:table-cell>
          <table:table-cell table:formula="of:=[.G142]/SUM([.$C142:.$J142])" office:value-type="float" office:value="0" calcext:value-type="float">
            <text:p>0</text:p>
          </table:table-cell>
          <table:table-cell table:formula="of:=[.H142]/SUM([.$C142:.$J142])" office:value-type="float" office:value="0.775780846717097" calcext:value-type="float">
            <text:p>0.7757808467</text:p>
          </table:table-cell>
          <table:table-cell table:formula="of:=[.I142]/SUM([.$C142:.$J142])" office:value-type="float" office:value="0" calcext:value-type="float">
            <text:p>0</text:p>
          </table:table-cell>
          <table:table-cell table:formula="of:=[.J142]/SUM([.$C142:.$J142])" office:value-type="float" office:value="0" calcext:value-type="float">
            <text:p>0</text:p>
          </table:table-cell>
          <table:table-cell office:value-type="float" office:value="2.35084888694" calcext:value-type="float">
            <text:p>2.3508488869</text:p>
          </table:table-cell>
          <table:table-cell office:value-type="float" office:value="0.399774795358" calcext:value-type="float">
            <text:p>0.3997747954</text:p>
          </table:table-cell>
          <table:table-cell office:value-type="float" office:value="1.8541829679" calcext:value-type="float">
            <text:p>1.8541829679</text:p>
          </table:table-cell>
          <table:table-cell office:value-type="float" office:value="0.108726049999" calcext:value-type="float">
            <text:p>0.10872605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0.00485076016095" calcext:value-type="float">
            <text:p>0.0048507602</text:p>
          </table:table-cell>
          <table:table-cell office:value-type="float" office:value="0.000449522349048" calcext:value-type="float">
            <text:p>0.00044952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971848067" calcext:value-type="float">
            <text:p>0.07939718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3]/SUM([.$C143:.$J143])" office:value-type="float" office:value="0.0572716081675996" calcext:value-type="float">
            <text:p>0.0572716082</text:p>
          </table:table-cell>
          <table:table-cell table:formula="of:=[.D143]/SUM([.$C143:.$J143])" office:value-type="float" office:value="0.00530738832327962" calcext:value-type="float">
            <text:p>0.0053073883</text:p>
          </table:table-cell>
          <table:table-cell table:formula="of:=[.E143]/SUM([.$C143:.$J143])" office:value-type="float" office:value="0" calcext:value-type="float">
            <text:p>0</text:p>
          </table:table-cell>
          <table:table-cell table:formula="of:=[.F143]/SUM([.$C143:.$J143])" office:value-type="float" office:value="0" calcext:value-type="float">
            <text:p>0</text:p>
          </table:table-cell>
          <table:table-cell table:formula="of:=[.G143]/SUM([.$C143:.$J143])" office:value-type="float" office:value="0" calcext:value-type="float">
            <text:p>0</text:p>
          </table:table-cell>
          <table:table-cell table:formula="of:=[.H143]/SUM([.$C143:.$J143])" office:value-type="float" office:value="0.937421003509121" calcext:value-type="float">
            <text:p>0.9374210035</text:p>
          </table:table-cell>
          <table:table-cell table:formula="of:=[.I143]/SUM([.$C143:.$J143])" office:value-type="float" office:value="0" calcext:value-type="float">
            <text:p>0</text:p>
          </table:table-cell>
          <table:table-cell table:formula="of:=[.J143]/SUM([.$C143:.$J143])" office:value-type="float" office:value="0" calcext:value-type="float">
            <text:p>0</text:p>
          </table:table-cell>
          <table:table-cell office:value-type="float" office:value="2.36698043672" calcext:value-type="float">
            <text:p>2.3669804367</text:p>
          </table:table-cell>
          <table:table-cell office:value-type="float" office:value="0.40097553772" calcext:value-type="float">
            <text:p>0.4009755377</text:p>
          </table:table-cell>
          <table:table-cell office:value-type="float" office:value="1.89197880528" calcext:value-type="float">
            <text:p>1.8919788053</text:p>
          </table:table-cell>
          <table:table-cell office:value-type="float" office:value="0.0579517320903" calcext:value-type="float">
            <text:p>0.057951732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.031160023123" calcext:value-type="float">
            <text:p>0.0311600231</text:p>
          </table:table-cell>
          <table:table-cell office:value-type="float" office:value="0.00834272390186" calcext:value-type="float">
            <text:p>0.00834272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35898995641" calcext:value-type="float">
            <text:p>0.06358989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4]/SUM([.$C144:.$J144])" office:value-type="float" office:value="0.30225262571091" calcext:value-type="float">
            <text:p>0.3022526257</text:p>
          </table:table-cell>
          <table:table-cell table:formula="of:=[.D144]/SUM([.$C144:.$J144])" office:value-type="float" office:value="0.0809245293228645" calcext:value-type="float">
            <text:p>0.0809245293</text:p>
          </table:table-cell>
          <table:table-cell table:formula="of:=[.E144]/SUM([.$C144:.$J144])" office:value-type="float" office:value="0" calcext:value-type="float">
            <text:p>0</text:p>
          </table:table-cell>
          <table:table-cell table:formula="of:=[.F144]/SUM([.$C144:.$J144])" office:value-type="float" office:value="0" calcext:value-type="float">
            <text:p>0</text:p>
          </table:table-cell>
          <table:table-cell table:formula="of:=[.G144]/SUM([.$C144:.$J144])" office:value-type="float" office:value="0" calcext:value-type="float">
            <text:p>0</text:p>
          </table:table-cell>
          <table:table-cell table:formula="of:=[.H144]/SUM([.$C144:.$J144])" office:value-type="float" office:value="0.616822844966226" calcext:value-type="float">
            <text:p>0.616822845</text:p>
          </table:table-cell>
          <table:table-cell table:formula="of:=[.I144]/SUM([.$C144:.$J144])" office:value-type="float" office:value="0" calcext:value-type="float">
            <text:p>0</text:p>
          </table:table-cell>
          <table:table-cell table:formula="of:=[.J144]/SUM([.$C144:.$J144])" office:value-type="float" office:value="0" calcext:value-type="float">
            <text:p>0</text:p>
          </table:table-cell>
          <table:table-cell office:value-type="float" office:value="2.30093672919" calcext:value-type="float">
            <text:p>2.3009367292</text:p>
          </table:table-cell>
          <table:table-cell office:value-type="float" office:value="0.409257171533" calcext:value-type="float">
            <text:p>0.4092571715</text:p>
          </table:table-cell>
          <table:table-cell office:value-type="float" office:value="1.90184715202" calcext:value-type="float">
            <text:p>1.901847152</text:p>
          </table:table-cell>
          <table:table-cell office:value-type="float" office:value="0.130588168918" calcext:value-type="float">
            <text:p>0.1305881689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.0705394530696" calcext:value-type="float">
            <text:p>0.0705394531</text:p>
          </table:table-cell>
          <table:table-cell office:value-type="float" office:value="0.0267923268506" calcext:value-type="float">
            <text:p>0.02679232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3743332427" calcext:value-type="float">
            <text:p>0.02837433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5]/SUM([.$C145:.$J145])" office:value-type="float" office:value="0.561145765267512" calcext:value-type="float">
            <text:p>0.5611457653</text:p>
          </table:table-cell>
          <table:table-cell table:formula="of:=[.D145]/SUM([.$C145:.$J145])" office:value-type="float" office:value="0.213134637421176" calcext:value-type="float">
            <text:p>0.2131346374</text:p>
          </table:table-cell>
          <table:table-cell table:formula="of:=[.E145]/SUM([.$C145:.$J145])" office:value-type="float" office:value="0" calcext:value-type="float">
            <text:p>0</text:p>
          </table:table-cell>
          <table:table-cell table:formula="of:=[.F145]/SUM([.$C145:.$J145])" office:value-type="float" office:value="0" calcext:value-type="float">
            <text:p>0</text:p>
          </table:table-cell>
          <table:table-cell table:formula="of:=[.G145]/SUM([.$C145:.$J145])" office:value-type="float" office:value="0" calcext:value-type="float">
            <text:p>0</text:p>
          </table:table-cell>
          <table:table-cell table:formula="of:=[.H145]/SUM([.$C145:.$J145])" office:value-type="float" office:value="0.225719597311312" calcext:value-type="float">
            <text:p>0.2257195973</text:p>
          </table:table-cell>
          <table:table-cell table:formula="of:=[.I145]/SUM([.$C145:.$J145])" office:value-type="float" office:value="0" calcext:value-type="float">
            <text:p>0</text:p>
          </table:table-cell>
          <table:table-cell table:formula="of:=[.J145]/SUM([.$C145:.$J145])" office:value-type="float" office:value="0" calcext:value-type="float">
            <text:p>0</text:p>
          </table:table-cell>
          <table:table-cell office:value-type="float" office:value="2.31661211769" calcext:value-type="float">
            <text:p>2.3166121177</text:p>
          </table:table-cell>
          <table:table-cell office:value-type="float" office:value="0.404643193772" calcext:value-type="float">
            <text:p>0.4046431938</text:p>
          </table:table-cell>
          <table:table-cell office:value-type="float" office:value="1.93909843808" calcext:value-type="float">
            <text:p>1.9390984381</text:p>
          </table:table-cell>
          <table:table-cell office:value-type="float" office:value="0.0854045771315" calcext:value-type="float">
            <text:p>0.0854045771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0238470892276" calcext:value-type="float">
            <text:p>0.0238470892</text:p>
          </table:table-cell>
          <table:table-cell office:value-type="float" office:value="0.00302736201585" calcext:value-type="float">
            <text:p>0.0030273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4040682212" calcext:value-type="float">
            <text:p>0.06540406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6]/SUM([.$C146:.$J146])" office:value-type="float" office:value="0.258425139089226" calcext:value-type="float">
            <text:p>0.2584251391</text:p>
          </table:table-cell>
          <table:table-cell table:formula="of:=[.D146]/SUM([.$C146:.$J146])" office:value-type="float" office:value="0.0328067900678632" calcext:value-type="float">
            <text:p>0.0328067901</text:p>
          </table:table-cell>
          <table:table-cell table:formula="of:=[.E146]/SUM([.$C146:.$J146])" office:value-type="float" office:value="0" calcext:value-type="float">
            <text:p>0</text:p>
          </table:table-cell>
          <table:table-cell table:formula="of:=[.F146]/SUM([.$C146:.$J146])" office:value-type="float" office:value="0" calcext:value-type="float">
            <text:p>0</text:p>
          </table:table-cell>
          <table:table-cell table:formula="of:=[.G146]/SUM([.$C146:.$J146])" office:value-type="float" office:value="0" calcext:value-type="float">
            <text:p>0</text:p>
          </table:table-cell>
          <table:table-cell table:formula="of:=[.H146]/SUM([.$C146:.$J146])" office:value-type="float" office:value="0.708768070842911" calcext:value-type="float">
            <text:p>0.7087680708</text:p>
          </table:table-cell>
          <table:table-cell table:formula="of:=[.I146]/SUM([.$C146:.$J146])" office:value-type="float" office:value="0" calcext:value-type="float">
            <text:p>0</text:p>
          </table:table-cell>
          <table:table-cell table:formula="of:=[.J146]/SUM([.$C146:.$J146])" office:value-type="float" office:value="0" calcext:value-type="float">
            <text:p>0</text:p>
          </table:table-cell>
          <table:table-cell office:value-type="float" office:value="2.38193511391" calcext:value-type="float">
            <text:p>2.3819351139</text:p>
          </table:table-cell>
          <table:table-cell office:value-type="float" office:value="0.411479767679" calcext:value-type="float">
            <text:p>0.4114797677</text:p>
          </table:table-cell>
          <table:table-cell office:value-type="float" office:value="1.94898003572" calcext:value-type="float">
            <text:p>1.9489800357</text:p>
          </table:table-cell>
          <table:table-cell office:value-type="float" office:value="0.193875854571" calcext:value-type="float">
            <text:p>0.1938758546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0.0225657172737" calcext:value-type="float">
            <text:p>0.0225657173</text:p>
          </table:table-cell>
          <table:table-cell office:value-type="float" office:value="0.0164386904484" calcext:value-type="float">
            <text:p>0.0164386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19011405061" calcext:value-type="float">
            <text:p>0.07190114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7]/SUM([.$C147:.$J147])" office:value-type="float" office:value="0.203467884467499" calcext:value-type="float">
            <text:p>0.2034678845</text:p>
          </table:table-cell>
          <table:table-cell table:formula="of:=[.D147]/SUM([.$C147:.$J147])" office:value-type="float" office:value="0.14822243531564" calcext:value-type="float">
            <text:p>0.1482224353</text:p>
          </table:table-cell>
          <table:table-cell table:formula="of:=[.E147]/SUM([.$C147:.$J147])" office:value-type="float" office:value="0" calcext:value-type="float">
            <text:p>0</text:p>
          </table:table-cell>
          <table:table-cell table:formula="of:=[.F147]/SUM([.$C147:.$J147])" office:value-type="float" office:value="0" calcext:value-type="float">
            <text:p>0</text:p>
          </table:table-cell>
          <table:table-cell table:formula="of:=[.G147]/SUM([.$C147:.$J147])" office:value-type="float" office:value="0" calcext:value-type="float">
            <text:p>0</text:p>
          </table:table-cell>
          <table:table-cell table:formula="of:=[.H147]/SUM([.$C147:.$J147])" office:value-type="float" office:value="0.648309680216861" calcext:value-type="float">
            <text:p>0.6483096802</text:p>
          </table:table-cell>
          <table:table-cell table:formula="of:=[.I147]/SUM([.$C147:.$J147])" office:value-type="float" office:value="0" calcext:value-type="float">
            <text:p>0</text:p>
          </table:table-cell>
          <table:table-cell table:formula="of:=[.J147]/SUM([.$C147:.$J147])" office:value-type="float" office:value="0" calcext:value-type="float">
            <text:p>0</text:p>
          </table:table-cell>
          <table:table-cell office:value-type="float" office:value="2.39930758818" calcext:value-type="float">
            <text:p>2.3993075882</text:p>
          </table:table-cell>
          <table:table-cell office:value-type="float" office:value="0.420477726165" calcext:value-type="float">
            <text:p>0.4204777262</text:p>
          </table:table-cell>
          <table:table-cell office:value-type="float" office:value="1.98701923458" calcext:value-type="float">
            <text:p>1.9870192346</text:p>
          </table:table-cell>
          <table:table-cell office:value-type="float" office:value="0.142829364684" calcext:value-type="float">
            <text:p>0.1428293647</text:p>
          </table:table-cell>
          <table:table-cell table:number-columns-repeated="4" office:value-type="string" calcext:value-type="string">
            <text:p>to_be_removed</text:p>
          </table:table-cell>
          <table:table-cell office:value-type="float" office:value="0.749756861789" calcext:value-type="float">
            <text:p>0.7497568618</text:p>
          </table:table-cell>
          <table:table-cell table:number-columns-repeated="3" office:value-type="string" calcext:value-type="string">
            <text:p>to_be_removed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randomseed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1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rone_n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elta_des</text:p>
          </table:table-cell>
          <table:table-cell office:value-type="string" calcext:value-type="string">
            <text:p>delta_l</text:p>
          </table:table-cell>
          <table:table-cell office:value-type="string" calcext:value-type="string">
            <text:p>delta_f2</text:p>
          </table:table-cell>
          <table:table-cell office:value-type="string" calcext:value-type="string">
            <text:p>delta_f3</text:p>
          </table:table-cell>
          <table:table-cell office:value-type="string" calcext:value-type="string">
            <text:p>delta_obs[-1]</text:p>
          </table:table-cell>
          <table:table-cell office:value-type="string" calcext:value-type="string">
            <text:p>delta_obs[-2]</text:p>
          </table:table-cell>
          <table:table-cell office:value-type="string" calcext:value-type="string">
            <text:p>delta_obs[-3]</text:p>
          </table:table-cell>
          <table:table-cell office:value-type="string" calcext:value-type="string">
            <text:p>delta_wall</text:p>
          </table:table-cell>
          <table:table-cell office:value-type="string" calcext:value-type="string">
            <text:p>cont_s_des</text:p>
          </table:table-cell>
          <table:table-cell office:value-type="string" calcext:value-type="string">
            <text:p>cont_s_l</text:p>
          </table:table-cell>
          <table:table-cell office:value-type="string" calcext:value-type="string">
            <text:p>cont_s_f2</text:p>
          </table:table-cell>
          <table:table-cell office:value-type="string" calcext:value-type="string">
            <text:p>cont_s_f3</text:p>
          </table:table-cell>
          <table:table-cell office:value-type="string" calcext:value-type="string">
            <text:p>cont_s_obs[-1]</text:p>
          </table:table-cell>
          <table:table-cell office:value-type="string" calcext:value-type="string">
            <text:p>cont_s_obs[-2]</text:p>
          </table:table-cell>
          <table:table-cell office:value-type="string" calcext:value-type="string">
            <text:p>cont_s_obs[-3]</text:p>
          </table:table-cell>
          <table:table-cell office:value-type="string" calcext:value-type="string">
            <text:p>cont_s_wall</text:p>
          </table:table-cell>
          <table:table-cell office:value-type="string" calcext:value-type="string">
            <text:p>dist_d_obs_ltr</text:p>
          </table:table-cell>
          <table:table-cell office:value-type="string" calcext:value-type="string">
            <text:p>dist_d_obs_dia</text:p>
          </table:table-cell>
          <table:table-cell office:value-type="string" calcext:value-type="string">
            <text:p>dist_d_obs_btt</text:p>
          </table:table-cell>
          <table:table-cell office:value-type="string" calcext:value-type="string">
            <text:p>relative_s_obs_dia</text:p>
          </table:table-cell>
          <table:table-cell office:value-type="string" calcext:value-type="string">
            <text:p>dist_first_saw</text:p>
          </table:table-cell>
          <table:table-cell office:value-type="string" calcext:value-type="string">
            <text:p>dist_biggest_infl</text:p>
          </table:table-cell>
          <table:table-cell office:value-type="string" calcext:value-type="string">
            <text:p>dist_closest</text:p>
          </table:table-cell>
          <table:table-cell office:value-type="string" calcext:value-type="string">
            <text:p>accu_infl</text:p>
          </table:table-cell>
          <table:table-cell office:value-type="string" calcext:value-type="string">
            <text:p>max_relative_s</text:p>
          </table:table-cell>
          <table:table-cell office:value-type="string" calcext:value-type="string">
            <text:p>extra_dist_with_1st</text:p>
          </table:table-cell>
          <table:table-cell office:value-type="string" calcext:value-type="string">
            <text:p>extra_dist_with_2nd</text:p>
          </table:table-cell>
          <table:table-cell office:value-type="string" calcext:value-type="string">
            <text:p>extra_dist_with_3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22T15:08:28.074558054</dc:date>
    <meta:editing-duration>PT1H19M6S</meta:editing-duration>
    <meta:editing-cycles>2</meta:editing-cycles>
    <meta:generator>LibreOffice/5.1.6.2$Linux_X86_64 LibreOffice_project/10m0$Build-2</meta:generator>
    <meta:document-statistic meta:table-count="1" meta:cell-count="43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1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0011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0011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10011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10011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127cm" svg:height="9cm" xlink:href=".." xlink:type="simple" chart:class="chart:area" chart:style-name="ch1">
        <chart:legend chart:legend-position="end" svg:x="32.229cm" svg:y="2.458cm" style:legend-expansion="high" chart:style-name="ch2"/>
        <chart:plot-area chart:style-name="ch3" table:cell-range-address="'f1 contribution'.K3:'f1 contribution'.R147" chart:data-source-has-labels="row" svg:x="0.702cm" svg:y="0.18cm" svg:width="30.825cm" svg:height="8.64cm">
          <chartooo:coordinate-region svg:x="2.302cm" svg:y="0.301cm" svg:width="29.225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1 contribution'.K4:'f1 contribution'.K147" chart:label-cell-address="'f1 contribution'.K3:'f1 contribution'.K3" chart:class="chart:area">
            <chart:data-point chart:repeated="144"/>
          </chart:series>
          <chart:series chart:style-name="ch8" chart:values-cell-range-address="'f1 contribution'.L4:'f1 contribution'.L147" chart:label-cell-address="'f1 contribution'.L3:'f1 contribution'.L3" chart:class="chart:area">
            <chart:data-point chart:repeated="144"/>
          </chart:series>
          <chart:series chart:style-name="ch9" chart:values-cell-range-address="'f1 contribution'.M4:'f1 contribution'.M147" chart:label-cell-address="'f1 contribution'.M3:'f1 contribution'.M3" chart:class="chart:area">
            <chart:data-point chart:repeated="144"/>
          </chart:series>
          <chart:series chart:style-name="ch10" chart:values-cell-range-address="'f1 contribution'.N4:'f1 contribution'.N147" chart:label-cell-address="'f1 contribution'.N3:'f1 contribution'.N3" chart:class="chart:area">
            <chart:data-point chart:repeated="144"/>
          </chart:series>
          <chart:series chart:style-name="ch11" chart:values-cell-range-address="'f1 contribution'.O4:'f1 contribution'.O147" chart:label-cell-address="'f1 contribution'.O3:'f1 contribution'.O3" chart:class="chart:area">
            <chart:data-point chart:repeated="144"/>
          </chart:series>
          <chart:series chart:style-name="ch12" chart:values-cell-range-address="'f1 contribution'.P4:'f1 contribution'.P147" chart:label-cell-address="'f1 contribution'.P3:'f1 contribution'.P3" chart:class="chart:area">
            <chart:data-point chart:repeated="144"/>
          </chart:series>
          <chart:series chart:style-name="ch13" chart:values-cell-range-address="'f1 contribution'.Q4:'f1 contribution'.Q147" chart:label-cell-address="'f1 contribution'.Q3:'f1 contribution'.Q3" chart:class="chart:area">
            <chart:data-point chart:repeated="144"/>
          </chart:series>
          <chart:series chart:style-name="ch14" chart:values-cell-range-address="'f1 contribution'.R4:'f1 contribution'.R147" chart:label-cell-address="'f1 contribution'.R3:'f1 contribution'.R3" chart:class="chart:area">
            <chart:data-point chart:repeated="14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cc_des</text:p>
                <draw:g>
                  <svg:desc>'f1 contribution'.K3:'f1 contribution'.K3</svg:desc>
                </draw:g>
              </table:table-cell>
              <table:table-cell office:value-type="string">
                <text:p>dcc_f1</text:p>
                <draw:g>
                  <svg:desc>'f1 contribution'.L3:'f1 contribution'.L3</svg:desc>
                </draw:g>
              </table:table-cell>
              <table:table-cell office:value-type="string">
                <text:p>dcc_f2</text:p>
                <draw:g>
                  <svg:desc>'f1 contribution'.M3:'f1 contribution'.M3</svg:desc>
                </draw:g>
              </table:table-cell>
              <table:table-cell office:value-type="string">
                <text:p>dcc_f3</text:p>
                <draw:g>
                  <svg:desc>'f1 contribution'.N3:'f1 contribution'.N3</svg:desc>
                </draw:g>
              </table:table-cell>
              <table:table-cell office:value-type="string">
                <text:p>dcc_mov_obs</text:p>
                <draw:g>
                  <svg:desc>'f1 contribution'.O3:'f1 contribution'.O3</svg:desc>
                </draw:g>
              </table:table-cell>
              <table:table-cell office:value-type="string">
                <text:p>dcc_att2</text:p>
                <draw:g>
                  <svg:desc>'f1 contribution'.P3:'f1 contribution'.P3</svg:desc>
                </draw:g>
              </table:table-cell>
              <table:table-cell office:value-type="string">
                <text:p>dcc_att1</text:p>
                <draw:g>
                  <svg:desc>'f1 contribution'.Q3:'f1 contribution'.Q3</svg:desc>
                </draw:g>
              </table:table-cell>
              <table:table-cell office:value-type="string">
                <text:p>dcc_wall</text:p>
                <draw:g>
                  <svg:desc>'f1 contribution'.R3:'f1 contribution'.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23128741910774">
                <text:p>0.523128741910774</text:p>
                <draw:g>
                  <svg:desc>'f1 contribution'.K4:'f1 contribution'.K147</svg:desc>
                </draw:g>
              </table:table-cell>
              <table:table-cell office:value-type="float" office:value="0.476871258089226">
                <text:p>0.476871258089226</text:p>
                <draw:g>
                  <svg:desc>'f1 contribution'.L4:'f1 contribution'.L147</svg:desc>
                </draw:g>
              </table:table-cell>
              <table:table-cell office:value-type="float" office:value="0">
                <text:p>0</text:p>
                <draw:g>
                  <svg:desc>'f1 contribution'.M4:'f1 contribution'.M147</svg:desc>
                </draw:g>
              </table:table-cell>
              <table:table-cell office:value-type="float" office:value="0">
                <text:p>0</text:p>
                <draw:g>
                  <svg:desc>'f1 contribution'.N4:'f1 contribution'.N147</svg:desc>
                </draw:g>
              </table:table-cell>
              <table:table-cell office:value-type="float" office:value="0">
                <text:p>0</text:p>
                <draw:g>
                  <svg:desc>'f1 contribution'.O4:'f1 contribution'.O147</svg:desc>
                </draw:g>
              </table:table-cell>
              <table:table-cell office:value-type="float" office:value="0">
                <text:p>0</text:p>
                <draw:g>
                  <svg:desc>'f1 contribution'.P4:'f1 contribution'.P147</svg:desc>
                </draw:g>
              </table:table-cell>
              <table:table-cell office:value-type="float" office:value="0">
                <text:p>0</text:p>
                <draw:g>
                  <svg:desc>'f1 contribution'.Q4:'f1 contribution'.Q147</svg:desc>
                </draw:g>
              </table:table-cell>
              <table:table-cell office:value-type="float" office:value="0">
                <text:p>0</text:p>
                <draw:g>
                  <svg:desc>'f1 contribution'.R4:'f1 contribution'.R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9238070017011">
                <text:p>0.239238070017011</text:p>
              </table:table-cell>
              <table:table-cell office:value-type="float" office:value="0.760700336164701">
                <text:p>0.760700336164701</text:p>
              </table:table-cell>
              <table:table-cell office:value-type="float" office:value="0">
                <text:p>0</text:p>
              </table:table-cell>
              <table:table-cell office:value-type="float" office:value="0.0000615938182877064">
                <text:p>0.0000615938182877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4863472604176">
                <text:p>0.984863472604176</text:p>
              </table:table-cell>
              <table:table-cell office:value-type="float" office:value="0.0151365273958244">
                <text:p>0.0151365273958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422814540895">
                <text:p>0.634422814540895</text:p>
              </table:table-cell>
              <table:table-cell office:value-type="float" office:value="0.36551441763914">
                <text:p>0.36551441763914</text:p>
              </table:table-cell>
              <table:table-cell office:value-type="float" office:value="0">
                <text:p>0</text:p>
              </table:table-cell>
              <table:table-cell office:value-type="float" office:value="0.0000627678199643959">
                <text:p>0.00006276781996439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2563843850252">
                <text:p>0.422563843850252</text:p>
              </table:table-cell>
              <table:table-cell office:value-type="float" office:value="0.537523902754446">
                <text:p>0.537523902754446</text:p>
              </table:table-cell>
              <table:table-cell office:value-type="float" office:value="0">
                <text:p>0</text:p>
              </table:table-cell>
              <table:table-cell office:value-type="float" office:value="0.0399122533953015">
                <text:p>0.0399122533953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3314203324274">
                <text:p>0.653314203324274</text:p>
              </table:table-cell>
              <table:table-cell office:value-type="float" office:value="0.248093954225936">
                <text:p>0.248093954225936</text:p>
              </table:table-cell>
              <table:table-cell office:value-type="float" office:value="0">
                <text:p>0</text:p>
              </table:table-cell>
              <table:table-cell office:value-type="float" office:value="0.0985918424497897">
                <text:p>0.0985918424497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561261897101">
                <text:p>0.69561261897101</text:p>
              </table:table-cell>
              <table:table-cell office:value-type="float" office:value="0.22501459477962">
                <text:p>0.22501459477962</text:p>
              </table:table-cell>
              <table:table-cell office:value-type="float" office:value="0.0106958708712247">
                <text:p>0.0106958708712247</text:p>
              </table:table-cell>
              <table:table-cell office:value-type="float" office:value="0.068676915378145">
                <text:p>0.068676915378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1616847388475">
                <text:p>0.751616847388475</text:p>
              </table:table-cell>
              <table:table-cell office:value-type="float" office:value="0.227896044536469">
                <text:p>0.227896044536469</text:p>
              </table:table-cell>
              <table:table-cell office:value-type="float" office:value="0.0128213681967017">
                <text:p>0.0128213681967017</text:p>
              </table:table-cell>
              <table:table-cell office:value-type="float" office:value="0.00766573987835466">
                <text:p>0.00766573987835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1397372216907">
                <text:p>0.611397372216907</text:p>
              </table:table-cell>
              <table:table-cell office:value-type="float" office:value="0.350888508526715">
                <text:p>0.350888508526715</text:p>
              </table:table-cell>
              <table:table-cell office:value-type="float" office:value="0.0178161729069155">
                <text:p>0.0178161729069155</text:p>
              </table:table-cell>
              <table:table-cell office:value-type="float" office:value="0.0198979463494617">
                <text:p>0.0198979463494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79787096830185">
                <text:p>0.479787096830185</text:p>
              </table:table-cell>
              <table:table-cell office:value-type="float" office:value="0.449812837185759">
                <text:p>0.449812837185759</text:p>
              </table:table-cell>
              <table:table-cell office:value-type="float" office:value="0.0689057392987439">
                <text:p>0.0689057392987439</text:p>
              </table:table-cell>
              <table:table-cell office:value-type="float" office:value="0.00149432668531154">
                <text:p>0.00149432668531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7383745897889">
                <text:p>0.467383745897889</text:p>
              </table:table-cell>
              <table:table-cell office:value-type="float" office:value="0.461871349735535">
                <text:p>0.461871349735535</text:p>
              </table:table-cell>
              <table:table-cell office:value-type="float" office:value="0.0245954085229697">
                <text:p>0.0245954085229697</text:p>
              </table:table-cell>
              <table:table-cell office:value-type="float" office:value="0.0461494958436067">
                <text:p>0.0461494958436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6236621525642">
                <text:p>0.156236621525642</text:p>
              </table:table-cell>
              <table:table-cell office:value-type="float" office:value="0.238795376835207">
                <text:p>0.238795376835207</text:p>
              </table:table-cell>
              <table:table-cell office:value-type="float" office:value="0.258589183227665">
                <text:p>0.258589183227665</text:p>
              </table:table-cell>
              <table:table-cell office:value-type="float" office:value="0.346378818411486">
                <text:p>0.346378818411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23857373491736">
                <text:p>0.923857373491736</text:p>
              </table:table-cell>
              <table:table-cell office:value-type="float" office:value="0.0731811728642627">
                <text:p>0.0731811728642627</text:p>
              </table:table-cell>
              <table:table-cell office:value-type="float" office:value="0.00236549486399004">
                <text:p>0.00236549486399004</text:p>
              </table:table-cell>
              <table:table-cell office:value-type="float" office:value="0.000595958780011367">
                <text:p>0.000595958780011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78098050900432">
                <text:p>0.878098050900432</text:p>
              </table:table-cell>
              <table:table-cell office:value-type="float" office:value="0.119935583437821">
                <text:p>0.119935583437821</text:p>
              </table:table-cell>
              <table:table-cell office:value-type="float" office:value="0.000816543765892846">
                <text:p>0.000816543765892846</text:p>
              </table:table-cell>
              <table:table-cell office:value-type="float" office:value="0.00114982189585472">
                <text:p>0.00114982189585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1828501982773">
                <text:p>0.991828501982773</text:p>
              </table:table-cell>
              <table:table-cell office:value-type="float" office:value="0.00463990491682609">
                <text:p>0.00463990491682609</text:p>
              </table:table-cell>
              <table:table-cell office:value-type="float" office:value="0">
                <text:p>0</text:p>
              </table:table-cell>
              <table:table-cell office:value-type="float" office:value="0.00353159310040078">
                <text:p>0.00353159310040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39985406119051">
                <text:p>0.939985406119051</text:p>
              </table:table-cell>
              <table:table-cell office:value-type="float" office:value="0.0587911797987407">
                <text:p>0.0587911797987407</text:p>
              </table:table-cell>
              <table:table-cell office:value-type="float" office:value="0">
                <text:p>0</text:p>
              </table:table-cell>
              <table:table-cell office:value-type="float" office:value="0.00122341408220849">
                <text:p>0.00122341408220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68360913249839">
                <text:p>0.968360913249839</text:p>
              </table:table-cell>
              <table:table-cell office:value-type="float" office:value="0.0284712351372362">
                <text:p>0.0284712351372362</text:p>
              </table:table-cell>
              <table:table-cell office:value-type="float" office:value="0">
                <text:p>0</text:p>
              </table:table-cell>
              <table:table-cell office:value-type="float" office:value="0.00316785161292479">
                <text:p>0.00316785161292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5353596985418">
                <text:p>0.95353596985418</text:p>
              </table:table-cell>
              <table:table-cell office:value-type="float" office:value="0.0410552207089614">
                <text:p>0.0410552207089614</text:p>
              </table:table-cell>
              <table:table-cell office:value-type="float" office:value="0">
                <text:p>0</text:p>
              </table:table-cell>
              <table:table-cell office:value-type="float" office:value="0.00540880943685837">
                <text:p>0.005408809436858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82535175845643">
                <text:p>0.982535175845643</text:p>
              </table:table-cell>
              <table:table-cell office:value-type="float" office:value="0.0130095779902097">
                <text:p>0.0130095779902097</text:p>
              </table:table-cell>
              <table:table-cell office:value-type="float" office:value="0">
                <text:p>0</text:p>
              </table:table-cell>
              <table:table-cell office:value-type="float" office:value="0.0044552461641476">
                <text:p>0.0044552461641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70275775227621">
                <text:p>0.970275775227621</text:p>
              </table:table-cell>
              <table:table-cell office:value-type="float" office:value="0.0253982033361271">
                <text:p>0.0253982033361271</text:p>
              </table:table-cell>
              <table:table-cell office:value-type="float" office:value="0">
                <text:p>0</text:p>
              </table:table-cell>
              <table:table-cell office:value-type="float" office:value="0.00432602143625189">
                <text:p>0.00432602143625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72976907686087">
                <text:p>0.972976907686087</text:p>
              </table:table-cell>
              <table:table-cell office:value-type="float" office:value="0.0220665443988783">
                <text:p>0.0220665443988783</text:p>
              </table:table-cell>
              <table:table-cell office:value-type="float" office:value="0">
                <text:p>0</text:p>
              </table:table-cell>
              <table:table-cell office:value-type="float" office:value="0.00495654791503477">
                <text:p>0.00495654791503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82276258174631">
                <text:p>0.982276258174631</text:p>
              </table:table-cell>
              <table:table-cell office:value-type="float" office:value="0.0123715453881487">
                <text:p>0.0123715453881487</text:p>
              </table:table-cell>
              <table:table-cell office:value-type="float" office:value="0">
                <text:p>0</text:p>
              </table:table-cell>
              <table:table-cell office:value-type="float" office:value="0.00535219643722053">
                <text:p>0.00535219643722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0215523063939">
                <text:p>0.970215523063939</text:p>
              </table:table-cell>
              <table:table-cell office:value-type="float" office:value="0.0155310473088626">
                <text:p>0.0155310473088626</text:p>
              </table:table-cell>
              <table:table-cell office:value-type="float" office:value="0">
                <text:p>0</text:p>
              </table:table-cell>
              <table:table-cell office:value-type="float" office:value="0.0142534296271982">
                <text:p>0.01425342962719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84264406860577">
                <text:p>0.984264406860577</text:p>
              </table:table-cell>
              <table:table-cell office:value-type="float" office:value="0.0106899494851008">
                <text:p>0.0106899494851008</text:p>
              </table:table-cell>
              <table:table-cell office:value-type="float" office:value="0">
                <text:p>0</text:p>
              </table:table-cell>
              <table:table-cell office:value-type="float" office:value="0.00504564365432265">
                <text:p>0.00504564365432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63393026475986">
                <text:p>0.963393026475986</text:p>
              </table:table-cell>
              <table:table-cell office:value-type="float" office:value="0.0231591132308882">
                <text:p>0.0231591132308882</text:p>
              </table:table-cell>
              <table:table-cell office:value-type="float" office:value="0">
                <text:p>0</text:p>
              </table:table-cell>
              <table:table-cell office:value-type="float" office:value="0.0134478602931254">
                <text:p>0.0134478602931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69462062364797">
                <text:p>0.969462062364797</text:p>
              </table:table-cell>
              <table:table-cell office:value-type="float" office:value="0.0176601458358597">
                <text:p>0.0176601458358597</text:p>
              </table:table-cell>
              <table:table-cell office:value-type="float" office:value="0">
                <text:p>0</text:p>
              </table:table-cell>
              <table:table-cell office:value-type="float" office:value="0.0128777917993427">
                <text:p>0.0128777917993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6516725961614">
                <text:p>0.96516725961614</text:p>
              </table:table-cell>
              <table:table-cell office:value-type="float" office:value="0.0208567074499653">
                <text:p>0.0208567074499653</text:p>
              </table:table-cell>
              <table:table-cell office:value-type="float" office:value="0">
                <text:p>0</text:p>
              </table:table-cell>
              <table:table-cell office:value-type="float" office:value="0.0139760329338951">
                <text:p>0.0139760329338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88565699380432">
                <text:p>0.988565699380432</text:p>
              </table:table-cell>
              <table:table-cell office:value-type="float" office:value="0.00773006194071473">
                <text:p>0.00773006194071473</text:p>
              </table:table-cell>
              <table:table-cell office:value-type="float" office:value="0">
                <text:p>0</text:p>
              </table:table-cell>
              <table:table-cell office:value-type="float" office:value="0.00370423867885333">
                <text:p>0.00370423867885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80226542617426">
                <text:p>0.880226542617426</text:p>
              </table:table-cell>
              <table:table-cell office:value-type="float" office:value="0.117936715968348">
                <text:p>0.117936715968348</text:p>
              </table:table-cell>
              <table:table-cell office:value-type="float" office:value="0">
                <text:p>0</text:p>
              </table:table-cell>
              <table:table-cell office:value-type="float" office:value="0.0018367414142252">
                <text:p>0.0018367414142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20720508022808">
                <text:p>0.420720508022808</text:p>
              </table:table-cell>
              <table:table-cell office:value-type="float" office:value="0.571794718827124">
                <text:p>0.571794718827124</text:p>
              </table:table-cell>
              <table:table-cell office:value-type="float" office:value="0">
                <text:p>0</text:p>
              </table:table-cell>
              <table:table-cell office:value-type="float" office:value="0.00748477315006787">
                <text:p>0.007484773150067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69685677328412">
                <text:p>0.469685677328412</text:p>
              </table:table-cell>
              <table:table-cell office:value-type="float" office:value="0.525101322140079">
                <text:p>0.525101322140079</text:p>
              </table:table-cell>
              <table:table-cell office:value-type="float" office:value="0">
                <text:p>0</text:p>
              </table:table-cell>
              <table:table-cell office:value-type="float" office:value="0.00521300053150896">
                <text:p>0.00521300053150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67037802156916">
                <text:p>0.767037802156916</text:p>
              </table:table-cell>
              <table:table-cell office:value-type="float" office:value="0.214767926035337">
                <text:p>0.214767926035337</text:p>
              </table:table-cell>
              <table:table-cell office:value-type="float" office:value="0">
                <text:p>0</text:p>
              </table:table-cell>
              <table:table-cell office:value-type="float" office:value="0.000904419216488952">
                <text:p>0.000904419216488952</text:p>
              </table:table-cell>
              <table:table-cell office:value-type="float" office:value="0">
                <text:p>0</text:p>
              </table:table-cell>
              <table:table-cell office:value-type="float" office:value="0.017289852591258">
                <text:p>0.017289852591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7508084783167">
                <text:p>0.327508084783167</text:p>
              </table:table-cell>
              <table:table-cell office:value-type="float" office:value="0.0152011427584378">
                <text:p>0.0152011427584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57290772458395">
                <text:p>0.657290772458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74252675722878">
                <text:p>0.274252675722878</text:p>
              </table:table-cell>
              <table:table-cell office:value-type="float" office:value="0.0413250709619038">
                <text:p>0.0413250709619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84422253315218">
                <text:p>0.684422253315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9360813624428">
                <text:p>0.379360813624428</text:p>
              </table:table-cell>
              <table:table-cell office:value-type="float" office:value="0.0282223176706967">
                <text:p>0.0282223176706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92416868704875">
                <text:p>0.592416868704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79734797983105">
                <text:p>0.579734797983105</text:p>
              </table:table-cell>
              <table:table-cell office:value-type="float" office:value="0.0355717416463227">
                <text:p>0.0355717416463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84693460370572">
                <text:p>0.384693460370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19914195828205">
                <text:p>0.919914195828205</text:p>
              </table:table-cell>
              <table:table-cell office:value-type="float" office:value="0.0132762481699119">
                <text:p>0.0132762481699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68095560018836">
                <text:p>0.06680955600188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34553013723793">
                <text:p>0.734553013723793</text:p>
              </table:table-cell>
              <table:table-cell office:value-type="float" office:value="0.00801017739781416">
                <text:p>0.00801017739781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7436808878393">
                <text:p>0.257436808878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05150005449008">
                <text:p>0.805150005449008</text:p>
              </table:table-cell>
              <table:table-cell office:value-type="float" office:value="0.0011515896996737">
                <text:p>0.00115158969967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3698404851319">
                <text:p>0.193698404851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1345003529253">
                <text:p>0.981345003529253</text:p>
              </table:table-cell>
              <table:table-cell office:value-type="float" office:value="0.0176772977832375">
                <text:p>0.0176772977832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77698687509247">
                <text:p>0.000977698687509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88231501834706">
                <text:p>0.688231501834706</text:p>
              </table:table-cell>
              <table:table-cell office:value-type="float" office:value="0.0127299727597355">
                <text:p>0.0127299727597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9038525405559">
                <text:p>0.2990385254055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61384379002869">
                <text:p>0.961384379002869</text:p>
              </table:table-cell>
              <table:table-cell office:value-type="float" office:value="0.0129163986966209">
                <text:p>0.0129163986966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6992223005098">
                <text:p>0.0256992223005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85084892901264">
                <text:p>0.985084892901264</text:p>
              </table:table-cell>
              <table:table-cell office:value-type="float" office:value="0.0149151070987361">
                <text:p>0.0149151070987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0937855148735">
                <text:p>0.90937855148735</text:p>
              </table:table-cell>
              <table:table-cell office:value-type="float" office:value="0.00633687166035502">
                <text:p>0.00633687166035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42845768522947">
                <text:p>0.08428457685229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80520823542245">
                <text:p>0.980520823542245</text:p>
              </table:table-cell>
              <table:table-cell office:value-type="float" office:value="0.0102055507716957">
                <text:p>0.0102055507716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27362568605878">
                <text:p>0.009273625686058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8039993276659">
                <text:p>0.98039993276659</text:p>
              </table:table-cell>
              <table:table-cell office:value-type="float" office:value="0.0196000672334103">
                <text:p>0.0196000672334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92815543829296">
                <text:p>0.892815543829296</text:p>
              </table:table-cell>
              <table:table-cell office:value-type="float" office:value="0.00204194993966267">
                <text:p>0.00204194993966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5142506231041">
                <text:p>0.105142506231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78496196446598">
                <text:p>0.978496196446598</text:p>
              </table:table-cell>
              <table:table-cell office:value-type="float" office:value="0.0145177391569877">
                <text:p>0.01451773915698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9860643964137">
                <text:p>0.0069860643964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8368550940876">
                <text:p>0.98368550940876</text:p>
              </table:table-cell>
              <table:table-cell office:value-type="float" office:value="0.0156916676278749">
                <text:p>0.01569166762787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622822963364952">
                <text:p>0.000622822963364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4675556330167">
                <text:p>0.984675556330167</text:p>
              </table:table-cell>
              <table:table-cell office:value-type="float" office:value="0.0145074569846492">
                <text:p>0.0145074569846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16986685183531">
                <text:p>0.000816986685183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83970420725659">
                <text:p>0.983970420725659</text:p>
              </table:table-cell>
              <table:table-cell office:value-type="float" office:value="0.0160295792743412">
                <text:p>0.0160295792743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83244321974397">
                <text:p>0.983244321974397</text:p>
              </table:table-cell>
              <table:table-cell office:value-type="float" office:value="0.0098117910513336">
                <text:p>0.0098117910513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94388697426937">
                <text:p>0.00694388697426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80831141574917">
                <text:p>0.980831141574917</text:p>
              </table:table-cell>
              <table:table-cell office:value-type="float" office:value="0.00933937637569842">
                <text:p>0.00933937637569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82948204938483">
                <text:p>0.00982948204938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87274227449867">
                <text:p>0.987274227449867</text:p>
              </table:table-cell>
              <table:table-cell office:value-type="float" office:value="0.00879914650487479">
                <text:p>0.00879914650487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92662604525778">
                <text:p>0.00392662604525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79281126709642">
                <text:p>0.979281126709642</text:p>
              </table:table-cell>
              <table:table-cell office:value-type="float" office:value="0.010186131635012">
                <text:p>0.010186131635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5327416553464">
                <text:p>0.0105327416553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68536612446294">
                <text:p>0.968536612446294</text:p>
              </table:table-cell>
              <table:table-cell office:value-type="float" office:value="0.0153727822413606">
                <text:p>0.0153727822413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0906053123456">
                <text:p>0.0160906053123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71678577402958">
                <text:p>0.971678577402958</text:p>
              </table:table-cell>
              <table:table-cell office:value-type="float" office:value="0.00633907897459926">
                <text:p>0.00633907897459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9823436224427">
                <text:p>0.0219823436224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69170124135978">
                <text:p>0.969170124135978</text:p>
              </table:table-cell>
              <table:table-cell office:value-type="float" office:value="0.00541564034354436">
                <text:p>0.00541564034354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4142355204772">
                <text:p>0.02541423552047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73275305695634">
                <text:p>0.973275305695634</text:p>
              </table:table-cell>
              <table:table-cell office:value-type="float" office:value="0.00580968128528842">
                <text:p>0.00580968128528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9150130190778">
                <text:p>0.0209150130190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4600215725307">
                <text:p>0.94600215725307</text:p>
              </table:table-cell>
              <table:table-cell office:value-type="float" office:value="0.00418320553795706">
                <text:p>0.004183205537957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98146372089728">
                <text:p>0.0498146372089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58175155042103">
                <text:p>0.958175155042103</text:p>
              </table:table-cell>
              <table:table-cell office:value-type="float" office:value="0.00383312818693497">
                <text:p>0.00383312818693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7991716770962">
                <text:p>0.037991716770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71579275388233">
                <text:p>0.971579275388233</text:p>
              </table:table-cell>
              <table:table-cell office:value-type="float" office:value="0.00430480423115608">
                <text:p>0.00430480423115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41159203806111">
                <text:p>0.0241159203806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62106548449363">
                <text:p>0.962106548449363</text:p>
              </table:table-cell>
              <table:table-cell office:value-type="float" office:value="0.00359728085023153">
                <text:p>0.00359728085023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42961707004054">
                <text:p>0.0342961707004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67611841085429">
                <text:p>0.967611841085429</text:p>
              </table:table-cell>
              <table:table-cell office:value-type="float" office:value="0.00358419066463042">
                <text:p>0.00358419066463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88039682499403">
                <text:p>0.0288039682499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59024744930511">
                <text:p>0.959024744930511</text:p>
              </table:table-cell>
              <table:table-cell office:value-type="float" office:value="0.00336260557375243">
                <text:p>0.00336260557375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7612649495737">
                <text:p>0.0376126494957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57955887332999">
                <text:p>0.957955887332999</text:p>
              </table:table-cell>
              <table:table-cell office:value-type="float" office:value="0.00200274514714141">
                <text:p>0.00200274514714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00413675198596">
                <text:p>0.0400413675198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76004844455178">
                <text:p>0.976004844455178</text:p>
              </table:table-cell>
              <table:table-cell office:value-type="float" office:value="0.00310776186244434">
                <text:p>0.00310776186244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8873936823775">
                <text:p>0.0208873936823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68265468346327">
                <text:p>0.968265468346327</text:p>
              </table:table-cell>
              <table:table-cell office:value-type="float" office:value="0.00258117146151435">
                <text:p>0.00258117146151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91533601921584">
                <text:p>0.0291533601921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62069895570876">
                <text:p>0.962069895570876</text:p>
              </table:table-cell>
              <table:table-cell office:value-type="float" office:value="0.00211382869122735">
                <text:p>0.002113828691227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58162757378966">
                <text:p>0.0358162757378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61609486698111">
                <text:p>0.961609486698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83905133018892">
                <text:p>0.0383905133018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61520482780076">
                <text:p>0.961520482780076</text:p>
              </table:table-cell>
              <table:table-cell office:value-type="float" office:value="0.00245248383023404">
                <text:p>0.00245248383023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60270333896899">
                <text:p>0.03602703338968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68504699815094">
                <text:p>0.968504699815094</text:p>
              </table:table-cell>
              <table:table-cell office:value-type="float" office:value="0.00215153330848802">
                <text:p>0.002151533308488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93437668764182">
                <text:p>0.0293437668764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62252878118122">
                <text:p>0.962252878118122</text:p>
              </table:table-cell>
              <table:table-cell office:value-type="float" office:value="0.00169120926328388">
                <text:p>0.00169120926328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60559126185944">
                <text:p>0.03605591261859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7085419843679">
                <text:p>0.97085419843679</text:p>
              </table:table-cell>
              <table:table-cell office:value-type="float" office:value="0.00728646164528774">
                <text:p>0.007286461645287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8593399179224">
                <text:p>0.0218593399179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76001384982607">
                <text:p>0.976001384982607</text:p>
              </table:table-cell>
              <table:table-cell office:value-type="float" office:value="0.00273795225912256">
                <text:p>0.00273795225912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26066275827">
                <text:p>0.021260662758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69806317845314">
                <text:p>0.969806317845314</text:p>
              </table:table-cell>
              <table:table-cell office:value-type="float" office:value="0.000462203648513569">
                <text:p>0.000462203648513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97314785061722">
                <text:p>0.02973147850617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55430192204291">
                <text:p>0.955430192204291</text:p>
              </table:table-cell>
              <table:table-cell office:value-type="float" office:value="0.00818034497034535">
                <text:p>0.00818034497034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63894628253637">
                <text:p>0.03638946282536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74715442998904">
                <text:p>0.974715442998904</text:p>
              </table:table-cell>
              <table:table-cell office:value-type="float" office:value="0.000705893739526578">
                <text:p>0.000705893739526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45786632615693">
                <text:p>0.02457866326156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54365561674533">
                <text:p>0.954365561674533</text:p>
              </table:table-cell>
              <table:table-cell office:value-type="float" office:value="0.0093010820739209">
                <text:p>0.0093010820739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63333562515461">
                <text:p>0.0363333562515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67343354752489">
                <text:p>0.967343354752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26566452475114">
                <text:p>0.0326566452475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46358582482432">
                <text:p>0.946358582482432</text:p>
              </table:table-cell>
              <table:table-cell office:value-type="float" office:value="0.00984028840574691">
                <text:p>0.009840288405746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8011291118212">
                <text:p>0.0438011291118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37730386162166">
                <text:p>0.937730386162166</text:p>
              </table:table-cell>
              <table:table-cell office:value-type="float" office:value="0.0102984320733911">
                <text:p>0.01029843207339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19711817644431">
                <text:p>0.05197118176444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43756465393758">
                <text:p>0.943756465393758</text:p>
              </table:table-cell>
              <table:table-cell office:value-type="float" office:value="0.0113851134566809">
                <text:p>0.01138511345668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48584211495615">
                <text:p>0.0448584211495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21450427795872">
                <text:p>0.921450427795872</text:p>
              </table:table-cell>
              <table:table-cell office:value-type="float" office:value="0.0120234765681344">
                <text:p>0.0120234765681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65260956359933">
                <text:p>0.0665260956359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32655597515483">
                <text:p>0.932655597515483</text:p>
              </table:table-cell>
              <table:table-cell office:value-type="float" office:value="0.012356684029666">
                <text:p>0.0123566840296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49877184548507">
                <text:p>0.0549877184548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49295105591427">
                <text:p>0.949295105591427</text:p>
              </table:table-cell>
              <table:table-cell office:value-type="float" office:value="0.0127105181147359">
                <text:p>0.0127105181147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79943762938375">
                <text:p>0.0379943762938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94568027609501">
                <text:p>0.894568027609501</text:p>
              </table:table-cell>
              <table:table-cell office:value-type="float" office:value="0.0151295671186281">
                <text:p>0.0151295671186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03024052718711">
                <text:p>0.0903024052718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97660182792954">
                <text:p>0.897660182792954</text:p>
              </table:table-cell>
              <table:table-cell office:value-type="float" office:value="0.0156740330551286">
                <text:p>0.0156740330551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6665784151917">
                <text:p>0.0866657841519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6692442207522">
                <text:p>0.86692442207522</text:p>
              </table:table-cell>
              <table:table-cell office:value-type="float" office:value="0.017122988963374">
                <text:p>0.017122988963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5952588961406">
                <text:p>0.115952588961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15746166975873">
                <text:p>0.915746166975873</text:p>
              </table:table-cell>
              <table:table-cell office:value-type="float" office:value="0.0337302007364516">
                <text:p>0.0337302007364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05236322876757">
                <text:p>0.05052363228767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52908122391844">
                <text:p>0.852908122391844</text:p>
              </table:table-cell>
              <table:table-cell office:value-type="float" office:value="0.0211228403114886">
                <text:p>0.02112284031148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5969037296668">
                <text:p>0.125969037296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66368298202634">
                <text:p>0.766368298202634</text:p>
              </table:table-cell>
              <table:table-cell office:value-type="float" office:value="0.0453084573672872">
                <text:p>0.0453084573672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8323244430078">
                <text:p>0.188323244430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02397650937519">
                <text:p>0.802397650937519</text:p>
              </table:table-cell>
              <table:table-cell office:value-type="float" office:value="0.0375377124310981">
                <text:p>0.0375377124310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0064636631383">
                <text:p>0.160064636631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55820221898364">
                <text:p>0.955820221898364</text:p>
              </table:table-cell>
              <table:table-cell office:value-type="float" office:value="0.0421371399885755">
                <text:p>0.04213713998857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04263811306056">
                <text:p>0.00204263811306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90680999353768">
                <text:p>0.390680999353768</text:p>
              </table:table-cell>
              <table:table-cell office:value-type="float" office:value="0.0329908470441566">
                <text:p>0.03299084704415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76328153602075">
                <text:p>0.576328153602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48650307047051">
                <text:p>0.848650307047051</text:p>
              </table:table-cell>
              <table:table-cell office:value-type="float" office:value="0.0235376109480812">
                <text:p>0.02353761094808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7812082004868">
                <text:p>0.127812082004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00087986771034">
                <text:p>0.900087986771034</text:p>
              </table:table-cell>
              <table:table-cell office:value-type="float" office:value="0.00951022927595148">
                <text:p>0.00951022927595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04017839530147">
                <text:p>0.0904017839530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65601451281291">
                <text:p>0.965601451281291</text:p>
              </table:table-cell>
              <table:table-cell office:value-type="float" office:value="0.00791669963289353">
                <text:p>0.00791669963289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64818490858159">
                <text:p>0.0264818490858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92266810838906">
                <text:p>0.392266810838906</text:p>
              </table:table-cell>
              <table:table-cell office:value-type="float" office:value="0.116085820559797">
                <text:p>0.116085820559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91647368601297">
                <text:p>0.491647368601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75395833047579">
                <text:p>0.875395833047579</text:p>
              </table:table-cell>
              <table:table-cell office:value-type="float" office:value="0.0385331798838867">
                <text:p>0.0385331798838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60709870685341">
                <text:p>0.0860709870685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47780227745515">
                <text:p>0.947780227745515</text:p>
              </table:table-cell>
              <table:table-cell office:value-type="float" office:value="0.0372782702817438">
                <text:p>0.0372782702817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9415019727414">
                <text:p>0.0149415019727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99616484835132">
                <text:p>0.0599616484835132</text:p>
              </table:table-cell>
              <table:table-cell office:value-type="float" office:value="0.0400285286067731">
                <text:p>0.0400285286067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00009822909714">
                <text:p>0.900009822909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356076314741152">
                <text:p>0.0356076314741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64392368525885">
                <text:p>0.9643923685258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73733638804446">
                <text:p>0.973733638804446</text:p>
              </table:table-cell>
              <table:table-cell office:value-type="float" office:value="0.0245229971498347">
                <text:p>0.0245229971498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433640457192">
                <text:p>0.0017433640457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92866113772486">
                <text:p>0.0192866113772486</text:p>
              </table:table-cell>
              <table:table-cell office:value-type="float" office:value="0.0108355371926666">
                <text:p>0.01083553719266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69877851430085">
                <text:p>0.9698778514300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75646773384035">
                <text:p>0.975646773384035</text:p>
              </table:table-cell>
              <table:table-cell office:value-type="float" office:value="0.0216949394151746">
                <text:p>0.0216949394151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65828720079053">
                <text:p>0.00265828720079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928471964773984">
                <text:p>0.00928471964773984</text:p>
              </table:table-cell>
              <table:table-cell office:value-type="float" office:value="0.0188371885640355">
                <text:p>0.0188371885640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71878091788225">
                <text:p>0.971878091788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46065858280486">
                <text:p>0.946065858280486</text:p>
              </table:table-cell>
              <table:table-cell office:value-type="float" office:value="0.0131659011736593">
                <text:p>0.0131659011736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07682405458548">
                <text:p>0.0407682405458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93117875572036">
                <text:p>0.193117875572036</text:p>
              </table:table-cell>
              <table:table-cell office:value-type="float" office:value="0.276251235438189">
                <text:p>0.276251235438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0630888989775">
                <text:p>0.530630888989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24396936623247">
                <text:p>0.824396936623247</text:p>
              </table:table-cell>
              <table:table-cell office:value-type="float" office:value="0.0998922016541703">
                <text:p>0.09989220165417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57108617225824">
                <text:p>0.0757108617225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59345811236741">
                <text:p>0.859345811236741</text:p>
              </table:table-cell>
              <table:table-cell office:value-type="float" office:value="0.00247253970483373">
                <text:p>0.00247253970483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8181649058425">
                <text:p>0.138181649058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06338906363359">
                <text:p>0.0106338906363359</text:p>
              </table:table-cell>
              <table:table-cell office:value-type="float" office:value="0.067392802703951">
                <text:p>0.067392802703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21973306659713">
                <text:p>0.921973306659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765741812436714">
                <text:p>0.000765741812436714</text:p>
              </table:table-cell>
              <table:table-cell office:value-type="float" office:value="0.00355799752248552">
                <text:p>0.00355799752248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95676260665078">
                <text:p>0.995676260665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5238445479445">
                <text:p>0.95238445479445</text:p>
              </table:table-cell>
              <table:table-cell office:value-type="float" office:value="0.0319766300545582">
                <text:p>0.0319766300545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6389151509919">
                <text:p>0.01563891515099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37590796549936">
                <text:p>0.0137590796549936</text:p>
              </table:table-cell>
              <table:table-cell office:value-type="float" office:value="0.0800708485324756">
                <text:p>0.0800708485324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06170071812531">
                <text:p>0.906170071812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63613183341095">
                <text:p>0.0063613183341095</text:p>
              </table:table-cell>
              <table:table-cell office:value-type="float" office:value="0.00762837642555863">
                <text:p>0.007628376425558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86010305240332">
                <text:p>0.986010305240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64387848378617">
                <text:p>0.964387848378617</text:p>
              </table:table-cell>
              <table:table-cell office:value-type="float" office:value="0.0233963736183112">
                <text:p>0.0233963736183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2157780030718">
                <text:p>0.01221577800307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21831434493295">
                <text:p>0.0221831434493295</text:p>
              </table:table-cell>
              <table:table-cell office:value-type="float" office:value="0.0492443117927455">
                <text:p>0.0492443117927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28572544757925">
                <text:p>0.928572544757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386973134691823">
                <text:p>0.0386973134691823</text:p>
              </table:table-cell>
              <table:table-cell office:value-type="float" office:value="0.0105908944533409">
                <text:p>0.0105908944533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50711792077477">
                <text:p>0.950711792077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6507250090482">
                <text:p>0.196507250090482</text:p>
              </table:table-cell>
              <table:table-cell office:value-type="float" office:value="0.00160019924538971">
                <text:p>0.001600199245389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01892550664128">
                <text:p>0.801892550664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97301990093303">
                <text:p>0.897301990093303</text:p>
              </table:table-cell>
              <table:table-cell office:value-type="float" office:value="0.0181247800737974">
                <text:p>0.0181247800737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45732298328999">
                <text:p>0.0845732298328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8996777862714">
                <text:p>0.218996777862714</text:p>
              </table:table-cell>
              <table:table-cell office:value-type="float" office:value="0.0128201092871504">
                <text:p>0.0128201092871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68183112850136">
                <text:p>0.768183112850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89229935776394">
                <text:p>0.589229935776394</text:p>
              </table:table-cell>
              <table:table-cell office:value-type="float" office:value="0.075512184500932">
                <text:p>0.075512184500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5257879722673">
                <text:p>0.3352578797226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93485644547834">
                <text:p>0.193485644547834</text:p>
              </table:table-cell>
              <table:table-cell office:value-type="float" office:value="0.00262178272935183">
                <text:p>0.00262178272935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03892572722814">
                <text:p>0.8038925727228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68026943162229">
                <text:p>0.768026943162229</text:p>
              </table:table-cell>
              <table:table-cell office:value-type="float" office:value="0.000694864101440051">
                <text:p>0.0006948641014400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1278192736331">
                <text:p>0.231278192736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89525721819145">
                <text:p>0.189525721819145</text:p>
              </table:table-cell>
              <table:table-cell office:value-type="float" office:value="0.0258104750275184">
                <text:p>0.0258104750275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84663803153336">
                <text:p>0.784663803153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53496817616402">
                <text:p>0.153496817616402</text:p>
              </table:table-cell>
              <table:table-cell office:value-type="float" office:value="0.0868394103035531">
                <text:p>0.0868394103035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59663772080045">
                <text:p>0.759663772080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39068175436702">
                <text:p>0.839068175436702</text:p>
              </table:table-cell>
              <table:table-cell office:value-type="float" office:value="0.0599050644679869">
                <text:p>0.05990506446798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1026760095311">
                <text:p>0.101026760095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21135642454941">
                <text:p>0.921135642454941</text:p>
              </table:table-cell>
              <table:table-cell office:value-type="float" office:value="0.0459920781392693">
                <text:p>0.04599207813926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28722794057896">
                <text:p>0.0328722794057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70307020920292">
                <text:p>0.070307020920292</text:p>
              </table:table-cell>
              <table:table-cell office:value-type="float" office:value="0.00029368732590344">
                <text:p>0.00029368732590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29399291753805">
                <text:p>0.929399291753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69217210888611">
                <text:p>0.0269217210888611</text:p>
              </table:table-cell>
              <table:table-cell office:value-type="float" office:value="0.0151424821115444">
                <text:p>0.0151424821115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57935796799594">
                <text:p>0.957935796799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962805267729521">
                <text:p>0.0962805267729521</text:p>
              </table:table-cell>
              <table:table-cell office:value-type="float" office:value="0.011137727152256">
                <text:p>0.011137727152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92581746074792">
                <text:p>0.892581746074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29842725949774">
                <text:p>0.829842725949774</text:p>
              </table:table-cell>
              <table:table-cell office:value-type="float" office:value="0.0307571647941881">
                <text:p>0.0307571647941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9400109256038">
                <text:p>0.139400109256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13201151923208">
                <text:p>0.113201151923208</text:p>
              </table:table-cell>
              <table:table-cell office:value-type="float" office:value="0.00800505804875229">
                <text:p>0.00800505804875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7879379002804">
                <text:p>0.878793790028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316616782051923">
                <text:p>0.0316616782051923</text:p>
              </table:table-cell>
              <table:table-cell office:value-type="float" office:value="0.00993479023152944">
                <text:p>0.009934790231529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58403531563278">
                <text:p>0.958403531563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75389756862864">
                <text:p>0.875389756862864</text:p>
              </table:table-cell>
              <table:table-cell office:value-type="float" office:value="0.0503867231437533">
                <text:p>0.0503867231437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42235199933824">
                <text:p>0.0742235199933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32206581485343">
                <text:p>0.132206581485343</text:p>
              </table:table-cell>
              <table:table-cell office:value-type="float" office:value="0.00142071853217731">
                <text:p>0.00142071853217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66372699982479">
                <text:p>0.866372699982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06705079159164">
                <text:p>0.306705079159164</text:p>
              </table:table-cell>
              <table:table-cell office:value-type="float" office:value="0.0336676015183626">
                <text:p>0.03366760151836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59627319322474">
                <text:p>0.659627319322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04339176934664">
                <text:p>0.204339176934664</text:p>
              </table:table-cell>
              <table:table-cell office:value-type="float" office:value="0.0198799763482386">
                <text:p>0.0198799763482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75780846717097">
                <text:p>0.7757808467170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572716081675996">
                <text:p>0.0572716081675996</text:p>
              </table:table-cell>
              <table:table-cell office:value-type="float" office:value="0.00530738832327962">
                <text:p>0.00530738832327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37421003509121">
                <text:p>0.937421003509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0225262571091">
                <text:p>0.30225262571091</text:p>
              </table:table-cell>
              <table:table-cell office:value-type="float" office:value="0.0809245293228645">
                <text:p>0.08092452932286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16822844966226">
                <text:p>0.616822844966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61145765267512">
                <text:p>0.561145765267512</text:p>
              </table:table-cell>
              <table:table-cell office:value-type="float" office:value="0.213134637421176">
                <text:p>0.213134637421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5719597311312">
                <text:p>0.225719597311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58425139089226">
                <text:p>0.258425139089226</text:p>
              </table:table-cell>
              <table:table-cell office:value-type="float" office:value="0.0328067900678632">
                <text:p>0.0328067900678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08768070842911">
                <text:p>0.7087680708429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03467884467499">
                <text:p>0.203467884467499</text:p>
              </table:table-cell>
              <table:table-cell office:value-type="float" office:value="0.14822243531564">
                <text:p>0.14822243531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48309680216861">
                <text:p>0.648309680216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